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6.7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_VosAndPotgieter_40cm_H_MNlimitations" table:style-name="ta1">
        <table:shapes>
          <draw:frame draw:z-index="0" draw:style-name="gr1" draw:text-style-name="P1" svg:width="454pt" svg:height="255.23pt" svg:x="583.94pt" svg:y="1362.84pt">
            <draw:object draw:notify-on-update-of-ranges="Q_VosAndPotgieter_40cm_H_MNlimitations.AF48:Q_VosAndPotgieter_40cm_H_MNlimitations.AF88 Q_VosAndPotgieter_40cm_H_MNlimitations.A48:Q_VosAndPotgieter_40cm_H_MNlimitations.A88 Q_VosAndPotgieter_40cm_H_MNlimitations.A92:Q_VosAndPotgieter_40cm_H_MNlimitations.A96 Q_VosAndPotgieter_40cm_H_MNlimitations.B92:Q_VosAndPotgieter_40cm_H_MNlimitations.B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pt" svg:height="255.23pt" svg:x="75pt" svg:y="1356.8pt">
            <draw:object draw:notify-on-update-of-ranges="Q_VosAndPotgieter_40cm_H_MNlimitations.A48:Q_VosAndPotgieter_40cm_H_MNlimitations.A88 Q_VosAndPotgieter_40cm_H_MNlimitations.AE48:Q_VosAndPotgieter_40cm_H_MNlimitations.AE88 Q_VosAndPotgieter_40cm_H_MNlimitations.A92:Q_VosAndPotgieter_40cm_H_MNlimitations.A96 Q_VosAndPotgieter_40cm_H_MNlimitations.B92:Q_VosAndPotgieter_40cm_H_MNlimitations.B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duction rate of Ti-44 by GCR (all) in meteoroid 40cm.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Notes: LIS_VosPotgieter 20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Values=Production rates [atoms/gs], X=phi [MV], Y=depth [g/cm2]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hi/depth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office:value-type="float" office:value="15.28" calcext:value-type="float">
            <text:p>15.28</text:p>
          </table:table-cell>
          <table:table-cell office:value-type="float" office:value="20.42" calcext:value-type="float">
            <text:p>20.42</text:p>
          </table:table-cell>
          <table:table-cell office:value-type="float" office:value="25.56" calcext:value-type="float">
            <text:p>25.56</text:p>
          </table:table-cell>
          <table:table-cell office:value-type="float" office:value="30.7" calcext:value-type="float">
            <text:p>30.7</text:p>
          </table:table-cell>
          <table:table-cell office:value-type="float" office:value="35.84" calcext:value-type="float">
            <text:p>35.84</text:p>
          </table:table-cell>
          <table:table-cell office:value-type="float" office:value="40.98" calcext:value-type="float">
            <text:p>40.98</text:p>
          </table:table-cell>
          <table:table-cell office:value-type="float" office:value="46.12" calcext:value-type="float">
            <text:p>46.12</text:p>
          </table:table-cell>
          <table:table-cell office:value-type="float" office:value="51.26" calcext:value-type="float">
            <text:p>51.26</text:p>
          </table:table-cell>
          <table:table-cell office:value-type="float" office:value="56.4" calcext:value-type="float">
            <text:p>56.4</text:p>
          </table:table-cell>
          <table:table-cell office:value-type="float" office:value="61.54" calcext:value-type="float">
            <text:p>61.54</text:p>
          </table:table-cell>
          <table:table-cell office:value-type="float" office:value="66.68" calcext:value-type="float">
            <text:p>66.68</text:p>
          </table:table-cell>
          <table:table-cell office:value-type="float" office:value="71.82" calcext:value-type="float">
            <text:p>71.82</text:p>
          </table:table-cell>
          <table:table-cell office:value-type="float" office:value="76.96" calcext:value-type="float">
            <text:p>76.96</text:p>
          </table:table-cell>
          <table:table-cell office:value-type="float" office:value="82.1" calcext:value-type="float">
            <text:p>82.1</text:p>
          </table:table-cell>
          <table:table-cell office:value-type="float" office:value="87.24" calcext:value-type="float">
            <text:p>87.24</text:p>
          </table:table-cell>
          <table:table-cell office:value-type="float" office:value="92.38" calcext:value-type="float">
            <text:p>92.38</text:p>
          </table:table-cell>
          <table:table-cell office:value-type="float" office:value="97.52" calcext:value-type="float">
            <text:p>97.52</text:p>
          </table:table-cell>
          <table:table-cell office:value-type="float" office:value="102.66" calcext:value-type="float">
            <text:p>102.66</text:p>
          </table:table-cell>
          <table:table-cell office:value-type="float" office:value="107.8" calcext:value-type="float">
            <text:p>107.8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8.08" calcext:value-type="float">
            <text:p>118.08</text:p>
          </table:table-cell>
          <table:table-cell office:value-type="float" office:value="123.22" calcext:value-type="float">
            <text:p>123.22</text:p>
          </table:table-cell>
          <table:table-cell office:value-type="float" office:value="128.36" calcext:value-type="float">
            <text:p>128.36</text:p>
          </table:table-cell>
          <table:table-cell office:value-type="float" office:value="133.5" calcext:value-type="float">
            <text:p>133.5</text:p>
          </table:table-cell>
          <table:table-cell office:value-type="float" office:value="138.64" calcext:value-type="float">
            <text:p>138.64</text:p>
          </table:table-cell>
          <table:table-cell office:value-type="float" office:value="143.78" calcext:value-type="float">
            <text:p>143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616756541399144" calcext:value-type="float">
            <text:p>6.16756541399144E-05</text:p>
          </table:table-cell>
          <table:table-cell office:value-type="float" office:value="0.00005900690426422" calcext:value-type="float">
            <text:p>5.900690426422E-05</text:p>
          </table:table-cell>
          <table:table-cell office:value-type="float" office:value="0.0000567723852695029" calcext:value-type="float">
            <text:p>5.67723852695029E-05</text:p>
          </table:table-cell>
          <table:table-cell office:value-type="float" office:value="0.0000558271161842541" calcext:value-type="float">
            <text:p>5.58271161842541E-05</text:p>
          </table:table-cell>
          <table:table-cell office:value-type="float" office:value="0.0000510207785745492" calcext:value-type="float">
            <text:p>5.10207785745492E-05</text:p>
          </table:table-cell>
          <table:table-cell office:value-type="float" office:value="0.0000498804740728914" calcext:value-type="float">
            <text:p>4.98804740728914E-05</text:p>
          </table:table-cell>
          <table:table-cell office:value-type="float" office:value="0.000048807728709959" calcext:value-type="float">
            <text:p>4.8807728709959E-05</text:p>
          </table:table-cell>
          <table:table-cell office:value-type="float" office:value="0.0000476182592313387" calcext:value-type="float">
            <text:p>4.76182592313387E-05</text:p>
          </table:table-cell>
          <table:table-cell office:value-type="float" office:value="0.0000469423740632247" calcext:value-type="float">
            <text:p>4.69423740632247E-05</text:p>
          </table:table-cell>
          <table:table-cell office:value-type="float" office:value="0.0000464089966988499" calcext:value-type="float">
            <text:p>4.64089966988499E-05</text:p>
          </table:table-cell>
          <table:table-cell office:value-type="float" office:value="0.0000458059427725471" calcext:value-type="float">
            <text:p>4.58059427725471E-05</text:p>
          </table:table-cell>
          <table:table-cell office:value-type="float" office:value="0.0000451348241737483" calcext:value-type="float">
            <text:p>4.51348241737483E-05</text:p>
          </table:table-cell>
          <table:table-cell office:value-type="float" office:value="0.0000445573935612" calcext:value-type="float">
            <text:p>4.45573935612E-05</text:p>
          </table:table-cell>
          <table:table-cell office:value-type="float" office:value="0.0000439741433149986" calcext:value-type="float">
            <text:p>4.39741433149986E-05</text:p>
          </table:table-cell>
          <table:table-cell office:value-type="float" office:value="0.0000435008501393624" calcext:value-type="float">
            <text:p>4.35008501393624E-05</text:p>
          </table:table-cell>
          <table:table-cell office:value-type="float" office:value="0.0000430356538512862" calcext:value-type="float">
            <text:p>4.30356538512862E-05</text:p>
          </table:table-cell>
          <table:table-cell office:value-type="float" office:value="0.0000427365665772052" calcext:value-type="float">
            <text:p>4.27365665772052E-05</text:p>
          </table:table-cell>
          <table:table-cell office:value-type="float" office:value="0.0000426028983167566" calcext:value-type="float">
            <text:p>4.26028983167566E-05</text:p>
          </table:table-cell>
          <table:table-cell office:value-type="float" office:value="0.0000423612430755565" calcext:value-type="float">
            <text:p>4.23612430755565E-05</text:p>
          </table:table-cell>
          <table:table-cell office:value-type="float" office:value="0.0000421250104551963" calcext:value-type="float">
            <text:p>4.21250104551963E-05</text:p>
          </table:table-cell>
          <table:table-cell office:value-type="float" office:value="0.000041841221349978" calcext:value-type="float">
            <text:p>4.1841221349978E-05</text:p>
          </table:table-cell>
          <table:table-cell office:value-type="float" office:value="0.0000414480286960117" calcext:value-type="float">
            <text:p>4.14480286960117E-05</text:p>
          </table:table-cell>
          <table:table-cell office:value-type="float" office:value="0.0000414252574131453" calcext:value-type="float">
            <text:p>4.14252574131453E-05</text:p>
          </table:table-cell>
          <table:table-cell office:value-type="float" office:value="0.0000411961840871562" calcext:value-type="float">
            <text:p>4.11961840871562E-05</text:p>
          </table:table-cell>
          <table:table-cell office:value-type="float" office:value="0.0000407482827318656" calcext:value-type="float">
            <text:p>4.07482827318656E-05</text:p>
          </table:table-cell>
          <table:table-cell office:value-type="float" office:value="0.0000407321952375045" calcext:value-type="float">
            <text:p>4.07321952375045E-05</text:p>
          </table:table-cell>
          <table:table-cell office:value-type="float" office:value="0.0000406169924201611" calcext:value-type="float">
            <text:p>4.06169924201611E-05</text:p>
          </table:table-cell>
          <table:table-cell office:value-type="float" office:value="0.0000401464140654527" calcext:value-type="float">
            <text:p>4.01464140654527E-05</text:p>
          </table:table-cell>
          <table:table-cell office:value-type="float" office:value="0.000040211872018226" calcext:value-type="float">
            <text:p>4.0211872018226E-05</text:p>
          </table:table-cell>
          <table:table-cell office:value-type="float" office:value="0.0000397369688187381" calcext:value-type="float">
            <text:p>3.97369688187381E-05</text:p>
          </table:table-cell>
          <table:table-cell office:value-type="float" office:value="0.0000384018562838907" calcext:value-type="float">
            <text:p>3.8401856283890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532978465329889" calcext:value-type="float">
            <text:p>5.32978465329889E-05</text:p>
          </table:table-cell>
          <table:table-cell office:value-type="float" office:value="0.0000516894203296727" calcext:value-type="float">
            <text:p>5.16894203296727E-05</text:p>
          </table:table-cell>
          <table:table-cell office:value-type="float" office:value="0.0000501231993582594" calcext:value-type="float">
            <text:p>5.01231993582594E-05</text:p>
          </table:table-cell>
          <table:table-cell office:value-type="float" office:value="0.0000495317760571387" calcext:value-type="float">
            <text:p>4.95317760571387E-05</text:p>
          </table:table-cell>
          <table:table-cell office:value-type="float" office:value="0.0000457339840964868" calcext:value-type="float">
            <text:p>4.57339840964868E-05</text:p>
          </table:table-cell>
          <table:table-cell office:value-type="float" office:value="0.0000449552059614054" calcext:value-type="float">
            <text:p>4.49552059614054E-05</text:p>
          </table:table-cell>
          <table:table-cell office:value-type="float" office:value="0.000044185489630577" calcext:value-type="float">
            <text:p>4.4185489630577E-05</text:p>
          </table:table-cell>
          <table:table-cell office:value-type="float" office:value="0.0000432761388738338" calcext:value-type="float">
            <text:p>4.32761388738338E-05</text:p>
          </table:table-cell>
          <table:table-cell office:value-type="float" office:value="0.0000427789229213601" calcext:value-type="float">
            <text:p>4.27789229213601E-05</text:p>
          </table:table-cell>
          <table:table-cell office:value-type="float" office:value="0.0000423897566679714" calcext:value-type="float">
            <text:p>4.23897566679714E-05</text:p>
          </table:table-cell>
          <table:table-cell office:value-type="float" office:value="0.0000419179969698442" calcext:value-type="float">
            <text:p>4.19179969698442E-05</text:p>
          </table:table-cell>
          <table:table-cell office:value-type="float" office:value="0.0000413837759845475" calcext:value-type="float">
            <text:p>4.13837759845475E-05</text:p>
          </table:table-cell>
          <table:table-cell office:value-type="float" office:value="0.0000409208614135139" calcext:value-type="float">
            <text:p>4.09208614135139E-05</text:p>
          </table:table-cell>
          <table:table-cell office:value-type="float" office:value="0.0000404473677889977" calcext:value-type="float">
            <text:p>4.04473677889977E-05</text:p>
          </table:table-cell>
          <table:table-cell office:value-type="float" office:value="0.0000400589729806479" calcext:value-type="float">
            <text:p>4.00589729806479E-05</text:p>
          </table:table-cell>
          <table:table-cell office:value-type="float" office:value="0.0000396731208202703" calcext:value-type="float">
            <text:p>3.96731208202703E-05</text:p>
          </table:table-cell>
          <table:table-cell office:value-type="float" office:value="0.0000394265893747523" calcext:value-type="float">
            <text:p>3.94265893747523E-05</text:p>
          </table:table-cell>
          <table:table-cell office:value-type="float" office:value="0.000039325300539742" calcext:value-type="float">
            <text:p>3.9325300539742E-05</text:p>
          </table:table-cell>
          <table:table-cell office:value-type="float" office:value="0.0000391300680397067" calcext:value-type="float">
            <text:p>3.91300680397067E-05</text:p>
          </table:table-cell>
          <table:table-cell office:value-type="float" office:value="0.0000389304762738274" calcext:value-type="float">
            <text:p>3.89304762738274E-05</text:p>
          </table:table-cell>
          <table:table-cell office:value-type="float" office:value="0.0000386987767342848" calcext:value-type="float">
            <text:p>3.86987767342848E-05</text:p>
          </table:table-cell>
          <table:table-cell office:value-type="float" office:value="0.0000383455132733609" calcext:value-type="float">
            <text:p>3.83455132733609E-05</text:p>
          </table:table-cell>
          <table:table-cell office:value-type="float" office:value="0.0000383367915697809" calcext:value-type="float">
            <text:p>3.83367915697809E-05</text:p>
          </table:table-cell>
          <table:table-cell office:value-type="float" office:value="0.0000381482559232698" calcext:value-type="float">
            <text:p>3.81482559232698E-05</text:p>
          </table:table-cell>
          <table:table-cell office:value-type="float" office:value="0.0000377495484591367" calcext:value-type="float">
            <text:p>3.77495484591367E-05</text:p>
          </table:table-cell>
          <table:table-cell office:value-type="float" office:value="0.0000377473914864604" calcext:value-type="float">
            <text:p>3.77473914864604E-05</text:p>
          </table:table-cell>
          <table:table-cell office:value-type="float" office:value="0.0000376511253513625" calcext:value-type="float">
            <text:p>3.76511253513625E-05</text:p>
          </table:table-cell>
          <table:table-cell office:value-type="float" office:value="0.0000372266401296252" calcext:value-type="float">
            <text:p>3.72266401296252E-05</text:p>
          </table:table-cell>
          <table:table-cell office:value-type="float" office:value="0.0000372885780229536" calcext:value-type="float">
            <text:p>3.72885780229536E-05</text:p>
          </table:table-cell>
          <table:table-cell office:value-type="float" office:value="0.0000368568516640846" calcext:value-type="float">
            <text:p>3.68568516640846E-05</text:p>
          </table:table-cell>
          <table:table-cell office:value-type="float" office:value="0.0000356255654792357" calcext:value-type="float">
            <text:p>3.56255654792357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69750394608662" calcext:value-type="float">
            <text:p>4.69750394608662E-05</text:p>
          </table:table-cell>
          <table:table-cell office:value-type="float" office:value="0.0000459127406080803" calcext:value-type="float">
            <text:p>4.59127406080803E-05</text:p>
          </table:table-cell>
          <table:table-cell office:value-type="float" office:value="0.0000447788193671992" calcext:value-type="float">
            <text:p>4.47788193671992E-05</text:p>
          </table:table-cell>
          <table:table-cell office:value-type="float" office:value="0.0000444234031103054" calcext:value-type="float">
            <text:p>4.44234031103054E-05</text:p>
          </table:table-cell>
          <table:table-cell office:value-type="float" office:value="0.0000413518674676703" calcext:value-type="float">
            <text:p>4.13518674676703E-05</text:p>
          </table:table-cell>
          <table:table-cell office:value-type="float" office:value="0.000040831652715486" calcext:value-type="float">
            <text:p>4.0831652715486E-05</text:p>
          </table:table-cell>
          <table:table-cell office:value-type="float" office:value="0.0000402828314603601" calcext:value-type="float">
            <text:p>4.02828314603601E-05</text:p>
          </table:table-cell>
          <table:table-cell office:value-type="float" office:value="0.0000395845258700047" calcext:value-type="float">
            <text:p>3.95845258700047E-05</text:p>
          </table:table-cell>
          <table:table-cell office:value-type="float" office:value="0.0000392217296485362" calcext:value-type="float">
            <text:p>3.92217296485362E-05</text:p>
          </table:table-cell>
          <table:table-cell office:value-type="float" office:value="0.0000389414700050192" calcext:value-type="float">
            <text:p>3.89414700050192E-05</text:p>
          </table:table-cell>
          <table:table-cell office:value-type="float" office:value="0.0000385703930344455" calcext:value-type="float">
            <text:p>3.85703930344455E-05</text:p>
          </table:table-cell>
          <table:table-cell office:value-type="float" office:value="0.000038142376771865" calcext:value-type="float">
            <text:p>3.8142376771865E-05</text:p>
          </table:table-cell>
          <table:table-cell office:value-type="float" office:value="0.000037768424706279" calcext:value-type="float">
            <text:p>3.7768424706279E-05</text:p>
          </table:table-cell>
          <table:table-cell office:value-type="float" office:value="0.0000373821696853288" calcext:value-type="float">
            <text:p>3.73821696853288E-05</text:p>
          </table:table-cell>
          <table:table-cell office:value-type="float" office:value="0.0000370620297855116" calcext:value-type="float">
            <text:p>3.70620297855116E-05</text:p>
          </table:table-cell>
          <table:table-cell office:value-type="float" office:value="0.0000367404990160383" calcext:value-type="float">
            <text:p>3.67404990160383E-05</text:p>
          </table:table-cell>
          <table:table-cell office:value-type="float" office:value="0.0000365364940464046" calcext:value-type="float">
            <text:p>3.65364940464046E-05</text:p>
          </table:table-cell>
          <table:table-cell office:value-type="float" office:value="0.0000364604104867022" calcext:value-type="float">
            <text:p>3.64604104867022E-05</text:p>
          </table:table-cell>
          <table:table-cell office:value-type="float" office:value="0.0000363026560221482" calcext:value-type="float">
            <text:p>3.63026560221482E-05</text:p>
          </table:table-cell>
          <table:table-cell office:value-type="float" office:value="0.0000361329129810266" calcext:value-type="float">
            <text:p>3.61329129810266E-05</text:p>
          </table:table-cell>
          <table:table-cell office:value-type="float" office:value="0.0000359433960047159" calcext:value-type="float">
            <text:p>3.59433960047159E-05</text:p>
          </table:table-cell>
          <table:table-cell office:value-type="float" office:value="0.0000356234602692051" calcext:value-type="float">
            <text:p>3.56234602692051E-05</text:p>
          </table:table-cell>
          <table:table-cell office:value-type="float" office:value="0.0000356252562301754" calcext:value-type="float">
            <text:p>3.56252562301754E-05</text:p>
          </table:table-cell>
          <table:table-cell office:value-type="float" office:value="0.0000354695602146155" calcext:value-type="float">
            <text:p>3.54695602146155E-05</text:p>
          </table:table-cell>
          <table:table-cell office:value-type="float" office:value="0.0000351123088677728" calcext:value-type="float">
            <text:p>3.51123088677728E-05</text:p>
          </table:table-cell>
          <table:table-cell office:value-type="float" office:value="0.0000351206696799752" calcext:value-type="float">
            <text:p>3.51206696799752E-05</text:p>
          </table:table-cell>
          <table:table-cell office:value-type="float" office:value="0.0000350397313849745" calcext:value-type="float">
            <text:p>3.50397313849745E-05</text:p>
          </table:table-cell>
          <table:table-cell office:value-type="float" office:value="0.000034653905974456" calcext:value-type="float">
            <text:p>3.4653905974456E-05</text:p>
          </table:table-cell>
          <table:table-cell office:value-type="float" office:value="0.0000347125850397931" calcext:value-type="float">
            <text:p>3.47125850397931E-05</text:p>
          </table:table-cell>
          <table:table-cell office:value-type="float" office:value="0.0000343177992192039" calcext:value-type="float">
            <text:p>3.43177992192039E-05</text:p>
          </table:table-cell>
          <table:table-cell office:value-type="float" office:value="0.0000331777974687299" calcext:value-type="float">
            <text:p>3.31777974687299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419275117117955" calcext:value-type="float">
            <text:p>4.19275117117955E-05</text:p>
          </table:table-cell>
          <table:table-cell office:value-type="float" office:value="0.0000412009049879664" calcext:value-type="float">
            <text:p>4.12009049879664E-05</text:p>
          </table:table-cell>
          <table:table-cell office:value-type="float" office:value="0.00004036915750511" calcext:value-type="float">
            <text:p>4.036915750511E-05</text:p>
          </table:table-cell>
          <table:table-cell office:value-type="float" office:value="0.0000401785453281414" calcext:value-type="float">
            <text:p>4.01785453281414E-05</text:p>
          </table:table-cell>
          <table:table-cell office:value-type="float" office:value="0.0000376528968451552" calcext:value-type="float">
            <text:p>3.76528968451552E-05</text:p>
          </table:table-cell>
          <table:table-cell office:value-type="float" office:value="0.0000373231989874949" calcext:value-type="float">
            <text:p>3.73231989874949E-05</text:p>
          </table:table-cell>
          <table:table-cell office:value-type="float" office:value="0.0000369398423048002" calcext:value-type="float">
            <text:p>3.69398423048002E-05</text:p>
          </table:table-cell>
          <table:table-cell office:value-type="float" office:value="0.0000364041073262033" calcext:value-type="float">
            <text:p>3.64041073262033E-05</text:p>
          </table:table-cell>
          <table:table-cell office:value-type="float" office:value="0.0000361444711491682" calcext:value-type="float">
            <text:p>3.61444711491682E-05</text:p>
          </table:table-cell>
          <table:table-cell office:value-type="float" office:value="0.0000359480118626532" calcext:value-type="float">
            <text:p>3.59480118626532E-05</text:p>
          </table:table-cell>
          <table:table-cell office:value-type="float" office:value="0.0000356557137212157" calcext:value-type="float">
            <text:p>3.56557137212157E-05</text:p>
          </table:table-cell>
          <table:table-cell office:value-type="float" office:value="0.0000353116520801742" calcext:value-type="float">
            <text:p>3.53116520801742E-05</text:p>
          </table:table-cell>
          <table:table-cell office:value-type="float" office:value="0.0000350080776856546" calcext:value-type="float">
            <text:p>3.50080776856546E-05</text:p>
          </table:table-cell>
          <table:table-cell office:value-type="float" office:value="0.0000346922212277523" calcext:value-type="float">
            <text:p>3.46922212277523E-05</text:p>
          </table:table-cell>
          <table:table-cell office:value-type="float" office:value="0.0000344276485027835" calcext:value-type="float">
            <text:p>3.44276485027835E-05</text:p>
          </table:table-cell>
          <table:table-cell office:value-type="float" office:value="0.0000341588660954488" calcext:value-type="float">
            <text:p>3.41588660954488E-05</text:p>
          </table:table-cell>
          <table:table-cell office:value-type="float" office:value="0.0000339896761642537" calcext:value-type="float">
            <text:p>3.39896761642537E-05</text:p>
          </table:table-cell>
          <table:table-cell office:value-type="float" office:value="0.0000339334470579555" calcext:value-type="float">
            <text:p>3.39334470579555E-05</text:p>
          </table:table-cell>
          <table:table-cell office:value-type="float" office:value="0.0000338062913353959" calcext:value-type="float">
            <text:p>3.38062913353959E-05</text:p>
          </table:table-cell>
          <table:table-cell office:value-type="float" office:value="0.0000336611527899097" calcext:value-type="float">
            <text:p>3.36611527899097E-05</text:p>
          </table:table-cell>
          <table:table-cell office:value-type="float" office:value="0.0000335061800735115" calcext:value-type="float">
            <text:p>3.35061800735115E-05</text:p>
          </table:table-cell>
          <table:table-cell office:value-type="float" office:value="0.0000332144755000138" calcext:value-type="float">
            <text:p>3.32144755000138E-05</text:p>
          </table:table-cell>
          <table:table-cell office:value-type="float" office:value="0.0000332241569216331" calcext:value-type="float">
            <text:p>3.32241569216331E-05</text:p>
          </table:table-cell>
          <table:table-cell office:value-type="float" office:value="0.0000330954001601421" calcext:value-type="float">
            <text:p>3.30954001601421E-05</text:p>
          </table:table-cell>
          <table:table-cell office:value-type="float" office:value="0.0000327734667704784" calcext:value-type="float">
            <text:p>3.27734667704784E-05</text:p>
          </table:table-cell>
          <table:table-cell office:value-type="float" office:value="0.0000327898418534056" calcext:value-type="float">
            <text:p>3.27898418534056E-05</text:p>
          </table:table-cell>
          <table:table-cell office:value-type="float" office:value="0.0000327214769451883" calcext:value-type="float">
            <text:p>3.27214769451883E-05</text:p>
          </table:table-cell>
          <table:table-cell office:value-type="float" office:value="0.0000323684627926841" calcext:value-type="float">
            <text:p>3.23684627926841E-05</text:p>
          </table:table-cell>
          <table:table-cell office:value-type="float" office:value="0.0000324241533279317" calcext:value-type="float">
            <text:p>3.24241533279317E-05</text:p>
          </table:table-cell>
          <table:table-cell office:value-type="float" office:value="0.0000320613345150033" calcext:value-type="float">
            <text:p>3.20613345150033E-05</text:p>
          </table:table-cell>
          <table:table-cell office:value-type="float" office:value="0.0000310020845332197" calcext:value-type="float">
            <text:p>3.10020845332197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377753805665671" calcext:value-type="float">
            <text:p>3.77753805665671E-05</text:p>
          </table:table-cell>
          <table:table-cell office:value-type="float" office:value="0.0000372730452101219" calcext:value-type="float">
            <text:p>3.72730452101219E-05</text:p>
          </table:table-cell>
          <table:table-cell office:value-type="float" office:value="0.0000366617193068184" calcext:value-type="float">
            <text:p>3.66617193068184E-05</text:p>
          </table:table-cell>
          <table:table-cell office:value-type="float" office:value="0.0000365895237920157" calcext:value-type="float">
            <text:p>3.65895237920157E-05</text:p>
          </table:table-cell>
          <table:table-cell office:value-type="float" office:value="0.0000344863881405872" calcext:value-type="float">
            <text:p>3.44863881405872E-05</text:p>
          </table:table-cell>
          <table:table-cell office:value-type="float" office:value="0.0000342999572944834" calcext:value-type="float">
            <text:p>3.42999572944834E-05</text:p>
          </table:table-cell>
          <table:table-cell office:value-type="float" office:value="0.0000340429546543614" calcext:value-type="float">
            <text:p>3.40429546543614E-05</text:p>
          </table:table-cell>
          <table:table-cell office:value-type="float" office:value="0.0000336345585188517" calcext:value-type="float">
            <text:p>3.36345585188517E-05</text:p>
          </table:table-cell>
          <table:table-cell office:value-type="float" office:value="0.000033455284026491" calcext:value-type="float">
            <text:p>3.3455284026491E-05</text:p>
          </table:table-cell>
          <table:table-cell office:value-type="float" office:value="0.0000333242141936362" calcext:value-type="float">
            <text:p>3.33242141936362E-05</text:p>
          </table:table-cell>
          <table:table-cell office:value-type="float" office:value="0.0000330945234399382" calcext:value-type="float">
            <text:p>3.30945234399382E-05</text:p>
          </table:table-cell>
          <table:table-cell office:value-type="float" office:value="0.0000328178047019931" calcext:value-type="float">
            <text:p>3.28178047019931E-05</text:p>
          </table:table-cell>
          <table:table-cell office:value-type="float" office:value="0.0000325707089820745" calcext:value-type="float">
            <text:p>3.25707089820745E-05</text:p>
          </table:table-cell>
          <table:table-cell office:value-type="float" office:value="0.0000323123435081604" calcext:value-type="float">
            <text:p>3.23123435081604E-05</text:p>
          </table:table-cell>
          <table:table-cell office:value-type="float" office:value="0.0000320934743210068" calcext:value-type="float">
            <text:p>3.20934743210068E-05</text:p>
          </table:table-cell>
          <table:table-cell office:value-type="float" office:value="0.0000318683630167929" calcext:value-type="float">
            <text:p>3.18683630167929E-05</text:p>
          </table:table-cell>
          <table:table-cell office:value-type="float" office:value="0.0000317279502125247" calcext:value-type="float">
            <text:p>3.17279502125247E-05</text:p>
          </table:table-cell>
          <table:table-cell office:value-type="float" office:value="0.0000316875099282998" calcext:value-type="float">
            <text:p>3.16875099282998E-05</text:p>
          </table:table-cell>
          <table:table-cell office:value-type="float" office:value="0.0000315855664472288" calcext:value-type="float">
            <text:p>3.15855664472288E-05</text:p>
          </table:table-cell>
          <table:table-cell office:value-type="float" office:value="0.0000314609106818799" calcext:value-type="float">
            <text:p>3.14609106818799E-05</text:p>
          </table:table-cell>
          <table:table-cell office:value-type="float" office:value="0.0000313344895357466" calcext:value-type="float">
            <text:p>3.13344895357466E-05</text:p>
          </table:table-cell>
          <table:table-cell office:value-type="float" office:value="0.0000310669974663249" calcext:value-type="float">
            <text:p>3.10669974663249E-05</text:p>
          </table:table-cell>
          <table:table-cell office:value-type="float" office:value="0.0000310825751984402" calcext:value-type="float">
            <text:p>3.10825751984402E-05</text:p>
          </table:table-cell>
          <table:table-cell office:value-type="float" office:value="0.0000309761492354806" calcext:value-type="float">
            <text:p>3.09761492354806E-05</text:p>
          </table:table-cell>
          <table:table-cell office:value-type="float" office:value="0.0000306845884821605" calcext:value-type="float">
            <text:p>3.06845884821605E-05</text:p>
          </table:table-cell>
          <table:table-cell office:value-type="float" office:value="0.0000307070990468713" calcext:value-type="float">
            <text:p>3.07070990468713E-05</text:p>
          </table:table-cell>
          <table:table-cell office:value-type="float" office:value="0.0000306491656371029" calcext:value-type="float">
            <text:p>3.06491656371029E-05</text:p>
          </table:table-cell>
          <table:table-cell office:value-type="float" office:value="0.0000303242833569215" calcext:value-type="float">
            <text:p>3.03242833569215E-05</text:p>
          </table:table-cell>
          <table:table-cell office:value-type="float" office:value="0.0000303772457073863" calcext:value-type="float">
            <text:p>3.03772457073863E-05</text:p>
          </table:table-cell>
          <table:table-cell office:value-type="float" office:value="0.0000300423528768305" calcext:value-type="float">
            <text:p>3.00423528768305E-05</text:p>
          </table:table-cell>
          <table:table-cell office:value-type="float" office:value="0.0000290549331720487" calcext:value-type="float">
            <text:p>2.90549331720487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342899039303797" calcext:value-type="float">
            <text:p>3.42899039303797E-05</text:p>
          </table:table-cell>
          <table:table-cell office:value-type="float" office:value="0.0000339450535054181" calcext:value-type="float">
            <text:p>3.39450535054181E-05</text:p>
          </table:table-cell>
          <table:table-cell office:value-type="float" office:value="0.000033499103582292" calcext:value-type="float">
            <text:p>3.3499103582292E-05</text:p>
          </table:table-cell>
          <table:table-cell office:value-type="float" office:value="0.0000335136106529217" calcext:value-type="float">
            <text:p>3.35136106529217E-05</text:p>
          </table:table-cell>
          <table:table-cell office:value-type="float" office:value="0.0000317447161095938" calcext:value-type="float">
            <text:p>3.17447161095938E-05</text:p>
          </table:table-cell>
          <table:table-cell office:value-type="float" office:value="0.0000316675893754086" calcext:value-type="float">
            <text:p>3.16675893754086E-05</text:p>
          </table:table-cell>
          <table:table-cell office:value-type="float" office:value="0.0000315084562762304" calcext:value-type="float">
            <text:p>3.15084562762304E-05</text:p>
          </table:table-cell>
          <table:table-cell office:value-type="float" office:value="0.0000312011105046669" calcext:value-type="float">
            <text:p>3.12011105046669E-05</text:p>
          </table:table-cell>
          <table:table-cell office:value-type="float" office:value="0.0000310851607749642" calcext:value-type="float">
            <text:p>3.10851607749642E-05</text:p>
          </table:table-cell>
          <table:table-cell office:value-type="float" office:value="0.0000310056594941554" calcext:value-type="float">
            <text:p>3.10056594941554E-05</text:p>
          </table:table-cell>
          <table:table-cell office:value-type="float" office:value="0.0000308263462977137" calcext:value-type="float">
            <text:p>3.08263462977137E-05</text:p>
          </table:table-cell>
          <table:table-cell office:value-type="float" office:value="0.0000306042839805789" calcext:value-type="float">
            <text:p>3.06042839805789E-05</text:p>
          </table:table-cell>
          <table:table-cell office:value-type="float" office:value="0.0000304030440180342" calcext:value-type="float">
            <text:p>3.04030440180342E-05</text:p>
          </table:table-cell>
          <table:table-cell office:value-type="float" office:value="0.0000301920856708653" calcext:value-type="float">
            <text:p>3.01920856708653E-05</text:p>
          </table:table-cell>
          <table:table-cell office:value-type="float" office:value="0.0000300111302048942" calcext:value-type="float">
            <text:p>3.00111302048942E-05</text:p>
          </table:table-cell>
          <table:table-cell office:value-type="float" office:value="0.0000298224661142696" calcext:value-type="float">
            <text:p>2.98224661142696E-05</text:p>
          </table:table-cell>
          <table:table-cell office:value-type="float" office:value="0.0000297060328123562" calcext:value-type="float">
            <text:p>2.97060328123562E-05</text:p>
          </table:table-cell>
          <table:table-cell office:value-type="float" office:value="0.0000296782451058783" calcext:value-type="float">
            <text:p>2.96782451058783E-05</text:p>
          </table:table-cell>
          <table:table-cell office:value-type="float" office:value="0.000029597234558408" calcext:value-type="float">
            <text:p>2.9597234558408E-05</text:p>
          </table:table-cell>
          <table:table-cell office:value-type="float" office:value="0.0000294897748934158" calcext:value-type="float">
            <text:p>2.94897748934158E-05</text:p>
          </table:table-cell>
          <table:table-cell office:value-type="float" office:value="0.0000293871359149197" calcext:value-type="float">
            <text:p>2.93871359149197E-05</text:p>
          </table:table-cell>
          <table:table-cell office:value-type="float" office:value="0.0000291406319134643" calcext:value-type="float">
            <text:p>2.91406319134643E-05</text:p>
          </table:table-cell>
          <table:table-cell office:value-type="float" office:value="0.0000291605862694805" calcext:value-type="float">
            <text:p>2.91605862694805E-05</text:p>
          </table:table-cell>
          <table:table-cell office:value-type="float" office:value="0.0000290728353868247" calcext:value-type="float">
            <text:p>2.90728353868247E-05</text:p>
          </table:table-cell>
          <table:table-cell office:value-type="float" office:value="0.0000288076095848816" calcext:value-type="float">
            <text:p>2.88076095848816E-05</text:p>
          </table:table-cell>
          <table:table-cell office:value-type="float" office:value="0.0000288348212700144" calcext:value-type="float">
            <text:p>2.88348212700144E-05</text:p>
          </table:table-cell>
          <table:table-cell office:value-type="float" office:value="0.0000287856274147182" calcext:value-type="float">
            <text:p>2.87856274147182E-05</text:p>
          </table:table-cell>
          <table:table-cell office:value-type="float" office:value="0.0000284850813322672" calcext:value-type="float">
            <text:p>2.84850813322672E-05</text:p>
          </table:table-cell>
          <table:table-cell office:value-type="float" office:value="0.000028535557370962" calcext:value-type="float">
            <text:p>2.8535557370962E-05</text:p>
          </table:table-cell>
          <table:table-cell office:value-type="float" office:value="0.0000282252568451199" calcext:value-type="float">
            <text:p>2.82252568451199E-05</text:p>
          </table:table-cell>
          <table:table-cell office:value-type="float" office:value="0.0000273020567316881" calcext:value-type="float">
            <text:p>2.73020567316881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313192931278293" calcext:value-type="float">
            <text:p>3.13192931278293E-05</text:p>
          </table:table-cell>
          <table:table-cell office:value-type="float" office:value="0.0000310887749487736" calcext:value-type="float">
            <text:p>3.10887749487736E-05</text:p>
          </table:table-cell>
          <table:table-cell office:value-type="float" office:value="0.000030769428269829" calcext:value-type="float">
            <text:p>3.0769428269829E-05</text:p>
          </table:table-cell>
          <table:table-cell office:value-type="float" office:value="0.0000308481985975968" calcext:value-type="float">
            <text:p>3.08481985975968E-05</text:p>
          </table:table-cell>
          <table:table-cell office:value-type="float" office:value="0.00002934828272758" calcext:value-type="float">
            <text:p>2.934828272758E-05</text:p>
          </table:table-cell>
          <table:table-cell office:value-type="float" office:value="0.000029355408789106" calcext:value-type="float">
            <text:p>2.9355408789106E-05</text:p>
          </table:table-cell>
          <table:table-cell office:value-type="float" office:value="0.0000292728941079089" calcext:value-type="float">
            <text:p>2.92728941079089E-05</text:p>
          </table:table-cell>
          <table:table-cell office:value-type="float" office:value="0.000029046573714447" calcext:value-type="float">
            <text:p>2.9046573714447E-05</text:p>
          </table:table-cell>
          <table:table-cell office:value-type="float" office:value="0.0000289809687145626" calcext:value-type="float">
            <text:p>2.89809687145626E-05</text:p>
          </table:table-cell>
          <table:table-cell office:value-type="float" office:value="0.000028942466274102" calcext:value-type="float">
            <text:p>2.8942466274102E-05</text:p>
          </table:table-cell>
          <table:table-cell office:value-type="float" office:value="0.000028804101955554" calcext:value-type="float">
            <text:p>2.8804101955554E-05</text:p>
          </table:table-cell>
          <table:table-cell office:value-type="float" office:value="0.0000286268295511851" calcext:value-type="float">
            <text:p>2.86268295511851E-05</text:p>
          </table:table-cell>
          <table:table-cell office:value-type="float" office:value="0.0000284631824033294" calcext:value-type="float">
            <text:p>2.84631824033294E-05</text:p>
          </table:table-cell>
          <table:table-cell office:value-type="float" office:value="0.0000282916311294146" calcext:value-type="float">
            <text:p>2.82916311294146E-05</text:p>
          </table:table-cell>
          <table:table-cell office:value-type="float" office:value="0.0000281423563283977" calcext:value-type="float">
            <text:p>2.81423563283977E-05</text:p>
          </table:table-cell>
          <table:table-cell office:value-type="float" office:value="0.0000279843202297674" calcext:value-type="float">
            <text:p>2.79843202297674E-05</text:p>
          </table:table-cell>
          <table:table-cell office:value-type="float" office:value="0.0000278880070627203" calcext:value-type="float">
            <text:p>2.78880070627203E-05</text:p>
          </table:table-cell>
          <table:table-cell office:value-type="float" office:value="0.0000278704216485226" calcext:value-type="float">
            <text:p>2.78704216485226E-05</text:p>
          </table:table-cell>
          <table:table-cell office:value-type="float" office:value="0.0000278069027623681" calcext:value-type="float">
            <text:p>2.78069027623681E-05</text:p>
          </table:table-cell>
          <table:table-cell office:value-type="float" office:value="0.000027713986256536" calcext:value-type="float">
            <text:p>2.7713986256536E-05</text:p>
          </table:table-cell>
          <table:table-cell office:value-type="float" office:value="0.0000276312874732346" calcext:value-type="float">
            <text:p>2.76312874732346E-05</text:p>
          </table:table-cell>
          <table:table-cell office:value-type="float" office:value="0.0000274031455711581" calcext:value-type="float">
            <text:p>2.74031455711581E-05</text:p>
          </table:table-cell>
          <table:table-cell office:value-type="float" office:value="0.0000274263055087861" calcext:value-type="float">
            <text:p>2.74263055087861E-05</text:p>
          </table:table-cell>
          <table:table-cell office:value-type="float" office:value="0.0000273542913805753" calcext:value-type="float">
            <text:p>2.73542913805753E-05</text:p>
          </table:table-cell>
          <table:table-cell office:value-type="float" office:value="0.0000271120654190084" calcext:value-type="float">
            <text:p>2.71120654190084E-05</text:p>
          </table:table-cell>
          <table:table-cell office:value-type="float" office:value="0.0000271428683554637" calcext:value-type="float">
            <text:p>2.71428683554637E-05</text:p>
          </table:table-cell>
          <table:table-cell office:value-type="float" office:value="0.0000271010592095827" calcext:value-type="float">
            <text:p>2.71010592095827E-05</text:p>
          </table:table-cell>
          <table:table-cell office:value-type="float" office:value="0.0000268217343961265" calcext:value-type="float">
            <text:p>2.68217343961265E-05</text:p>
          </table:table-cell>
          <table:table-cell office:value-type="float" office:value="0.0000268699443497692" calcext:value-type="float">
            <text:p>2.68699443497692E-05</text:p>
          </table:table-cell>
          <table:table-cell office:value-type="float" office:value="0.0000265814506982219" calcext:value-type="float">
            <text:p>2.65814506982219E-05</text:p>
          </table:table-cell>
          <table:table-cell office:value-type="float" office:value="0.0000257159362391067" calcext:value-type="float">
            <text:p>2.57159362391067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87567931500398" calcext:value-type="float">
            <text:p>2.87567931500398E-05</text:p>
          </table:table-cell>
          <table:table-cell office:value-type="float" office:value="0.0000286112657089985" calcext:value-type="float">
            <text:p>2.86112657089985E-05</text:p>
          </table:table-cell>
          <table:table-cell office:value-type="float" office:value="0.0000283903126473753" calcext:value-type="float">
            <text:p>2.83903126473753E-05</text:p>
          </table:table-cell>
          <table:table-cell office:value-type="float" office:value="0.0000285170538611252" calcext:value-type="float">
            <text:p>2.85170538611252E-05</text:p>
          </table:table-cell>
          <table:table-cell office:value-type="float" office:value="0.0000272366287655941" calcext:value-type="float">
            <text:p>2.72366287655941E-05</text:p>
          </table:table-cell>
          <table:table-cell office:value-type="float" office:value="0.0000273091532609852" calcext:value-type="float">
            <text:p>2.73091532609852E-05</text:p>
          </table:table-cell>
          <table:table-cell office:value-type="float" office:value="0.0000272870975392646" calcext:value-type="float">
            <text:p>2.72870975392646E-05</text:p>
          </table:table-cell>
          <table:table-cell office:value-type="float" office:value="0.0000271262904348399" calcext:value-type="float">
            <text:p>2.71262904348399E-05</text:p>
          </table:table-cell>
          <table:table-cell office:value-type="float" office:value="0.0000271009835703913" calcext:value-type="float">
            <text:p>2.71009835703913E-05</text:p>
          </table:table-cell>
          <table:table-cell office:value-type="float" office:value="0.0000270952733122099" calcext:value-type="float">
            <text:p>2.70952733122099E-05</text:p>
          </table:table-cell>
          <table:table-cell office:value-type="float" office:value="0.0000269904726364072" calcext:value-type="float">
            <text:p>2.69904726364072E-05</text:p>
          </table:table-cell>
          <table:table-cell office:value-type="float" office:value="0.0000268502007508563" calcext:value-type="float">
            <text:p>2.68502007508563E-05</text:p>
          </table:table-cell>
          <table:table-cell office:value-type="float" office:value="0.0000267176246052807" calcext:value-type="float">
            <text:p>2.67176246052807E-05</text:p>
          </table:table-cell>
          <table:table-cell office:value-type="float" office:value="0.0000265790518939807" calcext:value-type="float">
            <text:p>2.65790518939807E-05</text:p>
          </table:table-cell>
          <table:table-cell office:value-type="float" office:value="0.0000264564145238434" calcext:value-type="float">
            <text:p>2.64564145238434E-05</text:p>
          </table:table-cell>
          <table:table-cell office:value-type="float" office:value="0.0000263242697346262" calcext:value-type="float">
            <text:p>2.63242697346262E-05</text:p>
          </table:table-cell>
          <table:table-cell office:value-type="float" office:value="0.000026244939180494" calcext:value-type="float">
            <text:p>2.6244939180494E-05</text:p>
          </table:table-cell>
          <table:table-cell office:value-type="float" office:value="0.0000262356207366483" calcext:value-type="float">
            <text:p>2.62356207366483E-05</text:p>
          </table:table-cell>
          <table:table-cell office:value-type="float" office:value="0.0000261867972384798" calcext:value-type="float">
            <text:p>2.61867972384798E-05</text:p>
          </table:table-cell>
          <table:table-cell office:value-type="float" office:value="0.0000261062599134585" calcext:value-type="float">
            <text:p>2.61062599134585E-05</text:p>
          </table:table-cell>
          <table:table-cell office:value-type="float" office:value="0.0000260403741071589" calcext:value-type="float">
            <text:p>2.60403741071589E-05</text:p>
          </table:table-cell>
          <table:table-cell office:value-type="float" office:value="0.0000258284278281609" calcext:value-type="float">
            <text:p>2.58284278281609E-05</text:p>
          </table:table-cell>
          <table:table-cell office:value-type="float" office:value="0.000025853884912669" calcext:value-type="float">
            <text:p>2.5853884912669E-05</text:p>
          </table:table-cell>
          <table:table-cell office:value-type="float" office:value="0.0000257952188775707" calcext:value-type="float">
            <text:p>2.57952188775707E-05</text:p>
          </table:table-cell>
          <table:table-cell office:value-type="float" office:value="0.0000255732096519656" calcext:value-type="float">
            <text:p>2.55732096519656E-05</text:p>
          </table:table-cell>
          <table:table-cell office:value-type="float" office:value="0.000025606735781387" calcext:value-type="float">
            <text:p>2.5606735781387E-05</text:p>
          </table:table-cell>
          <table:table-cell office:value-type="float" office:value="0.000025571213360208" calcext:value-type="float">
            <text:p>2.5571213360208E-05</text:p>
          </table:table-cell>
          <table:table-cell office:value-type="float" office:value="0.0000253105275010117" calcext:value-type="float">
            <text:p>2.53105275010117E-05</text:p>
          </table:table-cell>
          <table:table-cell office:value-type="float" office:value="0.0000253566695474077" calcext:value-type="float">
            <text:p>2.53566695474077E-05</text:p>
          </table:table-cell>
          <table:table-cell office:value-type="float" office:value="0.0000250876299532641" calcext:value-type="float">
            <text:p>2.50876299532641E-05</text:p>
          </table:table-cell>
          <table:table-cell office:value-type="float" office:value="0.000024274158636827" calcext:value-type="float">
            <text:p>2.4274158636827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26524271607963" calcext:value-type="float">
            <text:p>2.6524271607963E-05</text:p>
          </table:table-cell>
          <table:table-cell office:value-type="float" office:value="0.0000264430278019708" calcext:value-type="float">
            <text:p>2.64430278019708E-05</text:p>
          </table:table-cell>
          <table:table-cell office:value-type="float" office:value="0.0000262994312496592" calcext:value-type="float">
            <text:p>2.62994312496592E-05</text:p>
          </table:table-cell>
          <table:table-cell office:value-type="float" office:value="0.0000264620736777369" calcext:value-type="float">
            <text:p>2.64620736777369E-05</text:p>
          </table:table-cell>
          <table:table-cell office:value-type="float" office:value="0.0000253628435105943" calcext:value-type="float">
            <text:p>2.53628435105943E-05</text:p>
          </table:table-cell>
          <table:table-cell office:value-type="float" office:value="0.0000254863445268844" calcext:value-type="float">
            <text:p>2.54863445268844E-05</text:p>
          </table:table-cell>
          <table:table-cell office:value-type="float" office:value="0.0000255122682488604" calcext:value-type="float">
            <text:p>2.55122682488604E-05</text:p>
          </table:table-cell>
          <table:table-cell office:value-type="float" office:value="0.0000254047893128888" calcext:value-type="float">
            <text:p>2.54047893128888E-05</text:p>
          </table:table-cell>
          <table:table-cell office:value-type="float" office:value="0.000025411901487257" calcext:value-type="float">
            <text:p>2.5411901487257E-05</text:p>
          </table:table-cell>
          <table:table-cell office:value-type="float" office:value="0.0000254325307498579" calcext:value-type="float">
            <text:p>2.54325307498579E-05</text:p>
          </table:table-cell>
          <table:table-cell office:value-type="float" office:value="0.0000253554314379844" calcext:value-type="float">
            <text:p>2.53554314379844E-05</text:p>
          </table:table-cell>
          <table:table-cell office:value-type="float" office:value="0.0000252459321914458" calcext:value-type="float">
            <text:p>2.52459321914458E-05</text:p>
          </table:table-cell>
          <table:table-cell office:value-type="float" office:value="0.0000251392153047539" calcext:value-type="float">
            <text:p>2.51392153047539E-05</text:p>
          </table:table-cell>
          <table:table-cell office:value-type="float" office:value="0.0000250283991809677" calcext:value-type="float">
            <text:p>2.50283991809677E-05</text:p>
          </table:table-cell>
          <table:table-cell office:value-type="float" office:value="0.0000249282792371877" calcext:value-type="float">
            <text:p>2.49282792371877E-05</text:p>
          </table:table-cell>
          <table:table-cell office:value-type="float" office:value="0.0000248181352153538" calcext:value-type="float">
            <text:p>2.48181352153538E-05</text:p>
          </table:table-cell>
          <table:table-cell office:value-type="float" office:value="0.0000247532130785492" calcext:value-type="float">
            <text:p>2.47532130785492E-05</text:p>
          </table:table-cell>
          <table:table-cell office:value-type="float" office:value="0.0000247506185179675" calcext:value-type="float">
            <text:p>2.47506185179675E-05</text:p>
          </table:table-cell>
          <table:table-cell office:value-type="float" office:value="0.0000247141976386728" calcext:value-type="float">
            <text:p>2.47141976386728E-05</text:p>
          </table:table-cell>
          <table:table-cell office:value-type="float" office:value="0.0000246442580891236" calcext:value-type="float">
            <text:p>2.46442580891236E-05</text:p>
          </table:table-cell>
          <table:table-cell office:value-type="float" office:value="0.0000245926166531196" calcext:value-type="float">
            <text:p>2.45926166531196E-05</text:p>
          </table:table-cell>
          <table:table-cell office:value-type="float" office:value="0.0000243950580465117" calcext:value-type="float">
            <text:p>2.43950580465117E-05</text:p>
          </table:table-cell>
          <table:table-cell office:value-type="float" office:value="0.0000244221040146937" calcext:value-type="float">
            <text:p>2.44221040146937E-05</text:p>
          </table:table-cell>
          <table:table-cell office:value-type="float" office:value="0.0000243748248786713" calcext:value-type="float">
            <text:p>2.43748248786713E-05</text:p>
          </table:table-cell>
          <table:table-cell office:value-type="float" office:value="0.0000241706887163585" calcext:value-type="float">
            <text:p>2.41706887163585E-05</text:p>
          </table:table-cell>
          <table:table-cell office:value-type="float" office:value="0.0000242062531916387" calcext:value-type="float">
            <text:p>2.42062531916387E-05</text:p>
          </table:table-cell>
          <table:table-cell office:value-type="float" office:value="0.0000241761181466702" calcext:value-type="float">
            <text:p>2.41761181466702E-05</text:p>
          </table:table-cell>
          <table:table-cell office:value-type="float" office:value="0.000023931911156279" calcext:value-type="float">
            <text:p>2.3931911156279E-05</text:p>
          </table:table-cell>
          <table:table-cell office:value-type="float" office:value="0.0000239761624172333" calcext:value-type="float">
            <text:p>2.39761624172333E-05</text:p>
          </table:table-cell>
          <table:table-cell office:value-type="float" office:value="0.0000237245706695989" calcext:value-type="float">
            <text:p>2.37245706695989E-05</text:p>
          </table:table-cell>
          <table:table-cell office:value-type="float" office:value="0.0000229582430978305" calcext:value-type="float">
            <text:p>2.29582430978305E-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245628297459775" calcext:value-type="float">
            <text:p>2.45628297459775E-05</text:p>
          </table:table-cell>
          <table:table-cell office:value-type="float" office:value="0.0000245308341604751" calcext:value-type="float">
            <text:p>2.45308341604751E-05</text:p>
          </table:table-cell>
          <table:table-cell office:value-type="float" office:value="0.0000244485961676048" calcext:value-type="float">
            <text:p>2.44485961676048E-05</text:p>
          </table:table-cell>
          <table:table-cell office:value-type="float" office:value="0.0000246380540561192" calcext:value-type="float">
            <text:p>2.46380540561192E-05</text:p>
          </table:table-cell>
          <table:table-cell office:value-type="float" office:value="0.0000236898834535324" calcext:value-type="float">
            <text:p>2.36898834535324E-05</text:p>
          </table:table-cell>
          <table:table-cell office:value-type="float" office:value="0.0000238531823362895" calcext:value-type="float">
            <text:p>2.38531823362895E-05</text:p>
          </table:table-cell>
          <table:table-cell office:value-type="float" office:value="0.0000239173233415475" calcext:value-type="float">
            <text:p>2.39173233415475E-05</text:p>
          </table:table-cell>
          <table:table-cell office:value-type="float" office:value="0.0000238534872041985" calcext:value-type="float">
            <text:p>2.38534872041985E-05</text:p>
          </table:table-cell>
          <table:table-cell office:value-type="float" office:value="0.0000238867700630124" calcext:value-type="float">
            <text:p>2.38867700630124E-05</text:p>
          </table:table-cell>
          <table:table-cell office:value-type="float" office:value="0.0000239286111099584" calcext:value-type="float">
            <text:p>2.39286111099584E-05</text:p>
          </table:table-cell>
          <table:table-cell office:value-type="float" office:value="0.0000238745064683957" calcext:value-type="float">
            <text:p>2.38745064683957E-05</text:p>
          </table:table-cell>
          <table:table-cell office:value-type="float" office:value="0.0000237907461584159" calcext:value-type="float">
            <text:p>2.37907461584159E-05</text:p>
          </table:table-cell>
          <table:table-cell office:value-type="float" office:value="0.0000237056789827355" calcext:value-type="float">
            <text:p>2.37056789827355E-05</text:p>
          </table:table-cell>
          <table:table-cell office:value-type="float" office:value="0.0000236183377718367" calcext:value-type="float">
            <text:p>2.36183377718367E-05</text:p>
          </table:table-cell>
          <table:table-cell office:value-type="float" office:value="0.000023537340978896" calcext:value-type="float">
            <text:p>2.3537340978896E-05</text:p>
          </table:table-cell>
          <table:table-cell office:value-type="float" office:value="0.0000234459766419449" calcext:value-type="float">
            <text:p>2.34459766419449E-05</text:p>
          </table:table-cell>
          <table:table-cell office:value-type="float" office:value="0.0000233933337885199" calcext:value-type="float">
            <text:p>2.33933337885199E-05</text:p>
          </table:table-cell>
          <table:table-cell office:value-type="float" office:value="0.0000233962225596918" calcext:value-type="float">
            <text:p>2.33962225596918E-05</text:p>
          </table:table-cell>
          <table:table-cell office:value-type="float" office:value="0.0000233703094154848" calcext:value-type="float">
            <text:p>2.33703094154848E-05</text:p>
          </table:table-cell>
          <table:table-cell office:value-type="float" office:value="0.0000233094892115774" calcext:value-type="float">
            <text:p>2.33094892115774E-05</text:p>
          </table:table-cell>
          <table:table-cell office:value-type="float" office:value="0.0000232699654555896" calcext:value-type="float">
            <text:p>2.32699654555896E-05</text:p>
          </table:table-cell>
          <table:table-cell office:value-type="float" office:value="0.0000230852703013419" calcext:value-type="float">
            <text:p>2.30852703013419E-05</text:p>
          </table:table-cell>
          <table:table-cell office:value-type="float" office:value="0.0000231133510235844" calcext:value-type="float">
            <text:p>2.31133510235844E-05</text:p>
          </table:table-cell>
          <table:table-cell office:value-type="float" office:value="0.0000230758343627379" calcext:value-type="float">
            <text:p>2.30758343627379E-05</text:p>
          </table:table-cell>
          <table:table-cell office:value-type="float" office:value="0.0000228875815065158" calcext:value-type="float">
            <text:p>2.28875815065158E-05</text:p>
          </table:table-cell>
          <table:table-cell office:value-type="float" office:value="0.0000229246402235788" calcext:value-type="float">
            <text:p>2.29246402235788E-05</text:p>
          </table:table-cell>
          <table:table-cell office:value-type="float" office:value="0.0000228991488467796" calcext:value-type="float">
            <text:p>2.28991488467796E-05</text:p>
          </table:table-cell>
          <table:table-cell office:value-type="float" office:value="0.0000226695991879836" calcext:value-type="float">
            <text:p>2.26695991879836E-05</text:p>
          </table:table-cell>
          <table:table-cell office:value-type="float" office:value="0.000022712117368511" calcext:value-type="float">
            <text:p>2.2712117368511E-05</text:p>
          </table:table-cell>
          <table:table-cell office:value-type="float" office:value="0.0000224762486295277" calcext:value-type="float">
            <text:p>2.24762486295277E-05</text:p>
          </table:table-cell>
          <table:table-cell office:value-type="float" office:value="0.0000217527888145873" calcext:value-type="float">
            <text:p>2.17527888145873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228270296177756" calcext:value-type="float">
            <text:p>2.28270296177756E-05</text:p>
          </table:table-cell>
          <table:table-cell office:value-type="float" office:value="0.0000228331167131031" calcext:value-type="float">
            <text:p>2.28331167131031E-05</text:p>
          </table:table-cell>
          <table:table-cell office:value-type="float" office:value="0.0000227998762808128" calcext:value-type="float">
            <text:p>2.27998762808128E-05</text:p>
          </table:table-cell>
          <table:table-cell office:value-type="float" office:value="0.0000230092212567291" calcext:value-type="float">
            <text:p>2.30092212567291E-05</text:p>
          </table:table-cell>
          <table:table-cell office:value-type="float" office:value="0.0000221880594129265" calcext:value-type="float">
            <text:p>2.21880594129265E-05</text:p>
          </table:table-cell>
          <table:table-cell office:value-type="float" office:value="0.0000223823956362977" calcext:value-type="float">
            <text:p>2.23823956362977E-05</text:p>
          </table:table-cell>
          <table:table-cell office:value-type="float" office:value="0.0000224770345253239" calcext:value-type="float">
            <text:p>2.24770345253239E-05</text:p>
          </table:table-cell>
          <table:table-cell office:value-type="float" office:value="0.0000224490644671996" calcext:value-type="float">
            <text:p>2.24490644671996E-05</text:p>
          </table:table-cell>
          <table:table-cell office:value-type="float" office:value="0.0000225035155439159" calcext:value-type="float">
            <text:p>2.25035155439159E-05</text:p>
          </table:table-cell>
          <table:table-cell office:value-type="float" office:value="0.000022562456448892" calcext:value-type="float">
            <text:p>2.2562456448892E-05</text:p>
          </table:table-cell>
          <table:table-cell office:value-type="float" office:value="0.0000225275301383171" calcext:value-type="float">
            <text:p>2.25275301383171E-05</text:p>
          </table:table-cell>
          <table:table-cell office:value-type="float" office:value="0.0000224654017730859" calcext:value-type="float">
            <text:p>2.24654017730859E-05</text:p>
          </table:table-cell>
          <table:table-cell office:value-type="float" office:value="0.000022398552410533" calcext:value-type="float">
            <text:p>2.2398552410533E-05</text:p>
          </table:table-cell>
          <table:table-cell office:value-type="float" office:value="0.0000223311467253768" calcext:value-type="float">
            <text:p>2.23311467253768E-05</text:p>
          </table:table-cell>
          <table:table-cell office:value-type="float" office:value="0.0000222664557774995" calcext:value-type="float">
            <text:p>2.22664557774995E-05</text:p>
          </table:table-cell>
          <table:table-cell office:value-type="float" office:value="0.0000221911853825067" calcext:value-type="float">
            <text:p>2.21911853825067E-05</text:p>
          </table:table-cell>
          <table:table-cell office:value-type="float" office:value="0.0000221490481144016" calcext:value-type="float">
            <text:p>2.21490481144016E-05</text:p>
          </table:table-cell>
          <table:table-cell office:value-type="float" office:value="0.0000221564156094793" calcext:value-type="float">
            <text:p>2.21564156094793E-05</text:p>
          </table:table-cell>
          <table:table-cell office:value-type="float" office:value="0.0000221394331263216" calcext:value-type="float">
            <text:p>2.21394331263216E-05</text:p>
          </table:table-cell>
          <table:table-cell office:value-type="float" office:value="0.0000220864963406808" calcext:value-type="float">
            <text:p>2.20864963406808E-05</text:p>
          </table:table-cell>
          <table:table-cell office:value-type="float" office:value="0.0000220573169312788" calcext:value-type="float">
            <text:p>2.20573169312788E-05</text:p>
          </table:table-cell>
          <table:table-cell office:value-type="float" office:value="0.0000218841883911674" calcext:value-type="float">
            <text:p>2.18841883911674E-05</text:p>
          </table:table-cell>
          <table:table-cell office:value-type="float" office:value="0.0000219128694564525" calcext:value-type="float">
            <text:p>2.19128694564525E-05</text:p>
          </table:table-cell>
          <table:table-cell office:value-type="float" office:value="0.0000218837592112532" calcext:value-type="float">
            <text:p>2.18837592112532E-05</text:p>
          </table:table-cell>
          <table:table-cell office:value-type="float" office:value="0.0000217096879363339" calcext:value-type="float">
            <text:p>2.17096879363339E-05</text:p>
          </table:table-cell>
          <table:table-cell office:value-type="float" office:value="0.00002174780618282" calcext:value-type="float">
            <text:p>2.174780618282E-05</text:p>
          </table:table-cell>
          <table:table-cell office:value-type="float" office:value="0.0000217263381632058" calcext:value-type="float">
            <text:p>2.17263381632058E-05</text:p>
          </table:table-cell>
          <table:table-cell office:value-type="float" office:value="0.000021509898479567" calcext:value-type="float">
            <text:p>2.1509898479567E-05</text:p>
          </table:table-cell>
          <table:table-cell office:value-type="float" office:value="0.0000215508237448716" calcext:value-type="float">
            <text:p>2.15508237448716E-05</text:p>
          </table:table-cell>
          <table:table-cell office:value-type="float" office:value="0.0000213291842346589" calcext:value-type="float">
            <text:p>2.13291842346589E-05</text:p>
          </table:table-cell>
          <table:table-cell office:value-type="float" office:value="0.000020644842270054" calcext:value-type="float">
            <text:p>2.0644842270054E-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212811538413588" calcext:value-type="float">
            <text:p>2.12811538413588E-05</text:p>
          </table:table-cell>
          <table:table-cell office:value-type="float" office:value="0.000021316879567124" calcext:value-type="float">
            <text:p>2.1316879567124E-05</text:p>
          </table:table-cell>
          <table:table-cell office:value-type="float" office:value="0.0000213229587845285" calcext:value-type="float">
            <text:p>2.13229587845285E-05</text:p>
          </table:table-cell>
          <table:table-cell office:value-type="float" office:value="0.0000215468521153727" calcext:value-type="float">
            <text:p>2.15468521153727E-05</text:p>
          </table:table-cell>
          <table:table-cell office:value-type="float" office:value="0.0000208332706702778" calcext:value-type="float">
            <text:p>2.08332706702778E-05</text:p>
          </table:table-cell>
          <table:table-cell office:value-type="float" office:value="0.0000210517153881963" calcext:value-type="float">
            <text:p>2.10517153881963E-05</text:p>
          </table:table-cell>
          <table:table-cell office:value-type="float" office:value="0.0000211706918634087" calcext:value-type="float">
            <text:p>2.11706918634087E-05</text:p>
          </table:table-cell>
          <table:table-cell office:value-type="float" office:value="0.0000211722887535816" calcext:value-type="float">
            <text:p>2.11722887535816E-05</text:p>
          </table:table-cell>
          <table:table-cell office:value-type="float" office:value="0.0000212438701194471" calcext:value-type="float">
            <text:p>2.12438701194471E-05</text:p>
          </table:table-cell>
          <table:table-cell office:value-type="float" office:value="0.000021316587808852" calcext:value-type="float">
            <text:p>2.1316587808852E-05</text:p>
          </table:table-cell>
          <table:table-cell office:value-type="float" office:value="0.000021297718638324" calcext:value-type="float">
            <text:p>2.1297718638324E-05</text:p>
          </table:table-cell>
          <table:table-cell office:value-type="float" office:value="0.0000212538435516298" calcext:value-type="float">
            <text:p>2.12538435516298E-05</text:p>
          </table:table-cell>
          <table:table-cell office:value-type="float" office:value="0.0000212023910305795" calcext:value-type="float">
            <text:p>2.12023910305795E-05</text:p>
          </table:table-cell>
          <table:table-cell office:value-type="float" office:value="0.0000211519740365674" calcext:value-type="float">
            <text:p>2.11519740365674E-05</text:p>
          </table:table-cell>
          <table:table-cell office:value-type="float" office:value="0.0000211012349326418" calcext:value-type="float">
            <text:p>2.11012349326418E-05</text:p>
          </table:table-cell>
          <table:table-cell office:value-type="float" office:value="0.0000210398048804108" calcext:value-type="float">
            <text:p>2.10398048804108E-05</text:p>
          </table:table-cell>
          <table:table-cell office:value-type="float" office:value="0.0000210066860825291" calcext:value-type="float">
            <text:p>2.10066860825291E-05</text:p>
          </table:table-cell>
          <table:table-cell office:value-type="float" office:value="0.0000210177135188824" calcext:value-type="float">
            <text:p>2.10177135188824E-05</text:p>
          </table:table-cell>
          <table:table-cell office:value-type="float" office:value="0.0000210083408949614" calcext:value-type="float">
            <text:p>2.10083408949614E-05</text:p>
          </table:table-cell>
          <table:table-cell office:value-type="float" office:value="0.0000209622475415963" calcext:value-type="float">
            <text:p>2.09622475415963E-05</text:p>
          </table:table-cell>
          <table:table-cell office:value-type="float" office:value="0.0000209419243880453" calcext:value-type="float">
            <text:p>2.09419243880453E-05</text:p>
          </table:table-cell>
          <table:table-cell office:value-type="float" office:value="0.000020779249918676" calcext:value-type="float">
            <text:p>2.0779249918676E-05</text:p>
          </table:table-cell>
          <table:table-cell office:value-type="float" office:value="0.0000208081905997051" calcext:value-type="float">
            <text:p>2.08081905997051E-05</text:p>
          </table:table-cell>
          <table:table-cell office:value-type="float" office:value="0.0000207863467516474" calcext:value-type="float">
            <text:p>2.07863467516474E-05</text:p>
          </table:table-cell>
          <table:table-cell office:value-type="float" office:value="0.000020624991964448" calcext:value-type="float">
            <text:p>2.0624991964448E-05</text:p>
          </table:table-cell>
          <table:table-cell office:value-type="float" office:value="0.000020663820910617" calcext:value-type="float">
            <text:p>2.0663820910617E-05</text:p>
          </table:table-cell>
          <table:table-cell office:value-type="float" office:value="0.0000206458548193682" calcext:value-type="float">
            <text:p>2.06458548193682E-05</text:p>
          </table:table-cell>
          <table:table-cell office:value-type="float" office:value="0.0000204412017965377" calcext:value-type="float">
            <text:p>2.04412017965377E-05</text:p>
          </table:table-cell>
          <table:table-cell office:value-type="float" office:value="0.0000204806586675036" calcext:value-type="float">
            <text:p>2.04806586675036E-05</text:p>
          </table:table-cell>
          <table:table-cell office:value-type="float" office:value="0.0000202719462814193" calcext:value-type="float">
            <text:p>2.02719462814193E-05</text:p>
          </table:table-cell>
          <table:table-cell office:value-type="float" office:value="0.0000196234186736289" calcext:value-type="float">
            <text:p>1.96234186736289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98966831132908" calcext:value-type="float">
            <text:p>1.98966831132908E-05</text:p>
          </table:table-cell>
          <table:table-cell office:value-type="float" office:value="0.0000199555650966862" calcext:value-type="float">
            <text:p>1.99555650966862E-05</text:p>
          </table:table-cell>
          <table:table-cell office:value-type="float" office:value="0.0000199933019040951" calcext:value-type="float">
            <text:p>1.99933019040951E-05</text:p>
          </table:table-cell>
          <table:table-cell office:value-type="float" office:value="0.0000202275949928576" calcext:value-type="float">
            <text:p>2.02275949928576E-05</text:p>
          </table:table-cell>
          <table:table-cell office:value-type="float" office:value="0.0000196057337536728" calcext:value-type="float">
            <text:p>1.96057337536728E-05</text:p>
          </table:table-cell>
          <table:table-cell office:value-type="float" office:value="0.0000198427644675023" calcext:value-type="float">
            <text:p>1.98427644675023E-05</text:p>
          </table:table-cell>
          <table:table-cell office:value-type="float" office:value="0.0000199811238128302" calcext:value-type="float">
            <text:p>1.99811238128302E-05</text:p>
          </table:table-cell>
          <table:table-cell office:value-type="float" office:value="0.000020007146224151" calcext:value-type="float">
            <text:p>2.0007146224151E-05</text:p>
          </table:table-cell>
          <table:table-cell office:value-type="float" office:value="0.0000200925753380115" calcext:value-type="float">
            <text:p>2.00925753380115E-05</text:p>
          </table:table-cell>
          <table:table-cell office:value-type="float" office:value="0.0000201763662143287" calcext:value-type="float">
            <text:p>2.01763662143287E-05</text:p>
          </table:table-cell>
          <table:table-cell office:value-type="float" office:value="0.0000201709820686952" calcext:value-type="float">
            <text:p>2.01709820686952E-05</text:p>
          </table:table-cell>
          <table:table-cell office:value-type="float" office:value="0.0000201425604052174" calcext:value-type="float">
            <text:p>2.01425604052174E-05</text:p>
          </table:table-cell>
          <table:table-cell office:value-type="float" office:value="0.0000201041689576778" calcext:value-type="float">
            <text:p>2.01041689576778E-05</text:p>
          </table:table-cell>
          <table:table-cell office:value-type="float" office:value="0.000020068271510503" calcext:value-type="float">
            <text:p>2.0068271510503E-05</text:p>
          </table:table-cell>
          <table:table-cell office:value-type="float" office:value="0.0000200295056042882" calcext:value-type="float">
            <text:p>2.00295056042882E-05</text:p>
          </table:table-cell>
          <table:table-cell office:value-type="float" office:value="0.0000199800140880743" calcext:value-type="float">
            <text:p>1.99800140880743E-05</text:p>
          </table:table-cell>
          <table:table-cell office:value-type="float" office:value="0.0000199546596955251" calcext:value-type="float">
            <text:p>1.99546596955251E-05</text:p>
          </table:table-cell>
          <table:table-cell office:value-type="float" office:value="0.0000199686759353891" calcext:value-type="float">
            <text:p>1.99686759353891E-05</text:p>
          </table:table-cell>
          <table:table-cell office:value-type="float" office:value="0.0000199658007815874" calcext:value-type="float">
            <text:p>1.99658007815874E-05</text:p>
          </table:table-cell>
          <table:table-cell office:value-type="float" office:value="0.0000199256705414438" calcext:value-type="float">
            <text:p>1.99256705414438E-05</text:p>
          </table:table-cell>
          <table:table-cell office:value-type="float" office:value="0.0000199129477817559" calcext:value-type="float">
            <text:p>1.99129477817559E-05</text:p>
          </table:table-cell>
          <table:table-cell office:value-type="float" office:value="0.0000197597657486234" calcext:value-type="float">
            <text:p>1.97597657486234E-05</text:p>
          </table:table-cell>
          <table:table-cell office:value-type="float" office:value="0.0000197886990993629" calcext:value-type="float">
            <text:p>1.97886990993629E-05</text:p>
          </table:table-cell>
          <table:table-cell office:value-type="float" office:value="0.0000197731571469978" calcext:value-type="float">
            <text:p>1.97731571469978E-05</text:p>
          </table:table-cell>
          <table:table-cell office:value-type="float" office:value="0.0000196232498241343" calcext:value-type="float">
            <text:p>1.96232498241343E-05</text:p>
          </table:table-cell>
          <table:table-cell office:value-type="float" office:value="0.0000196625086557113" calcext:value-type="float">
            <text:p>1.96625086557113E-05</text:p>
          </table:table-cell>
          <table:table-cell office:value-type="float" office:value="0.0000196476030745323" calcext:value-type="float">
            <text:p>1.96476030745323E-05</text:p>
          </table:table-cell>
          <table:table-cell office:value-type="float" office:value="0.000019453597950577" calcext:value-type="float">
            <text:p>1.9453597950577E-05</text:p>
          </table:table-cell>
          <table:table-cell office:value-type="float" office:value="0.0000194916971049915" calcext:value-type="float">
            <text:p>1.94916971049915E-05</text:p>
          </table:table-cell>
          <table:table-cell office:value-type="float" office:value="0.0000192947701855228" calcext:value-type="float">
            <text:p>1.92947701855228E-05</text:p>
          </table:table-cell>
          <table:table-cell office:value-type="float" office:value="0.0000186791342347231" calcext:value-type="float">
            <text:p>1.86791342347231E-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86505398426911" calcext:value-type="float">
            <text:p>1.86505398426911E-05</text:p>
          </table:table-cell>
          <table:table-cell office:value-type="float" office:value="0.0000187275390472388" calcext:value-type="float">
            <text:p>1.87275390472388E-05</text:p>
          </table:table-cell>
          <table:table-cell office:value-type="float" office:value="0.0000187908095420253" calcext:value-type="float">
            <text:p>1.87908095420253E-05</text:p>
          </table:table-cell>
          <table:table-cell office:value-type="float" office:value="0.0000190322570069721" calcext:value-type="float">
            <text:p>1.90322570069721E-05</text:p>
          </table:table-cell>
          <table:table-cell office:value-type="float" office:value="0.0000184890484111405" calcext:value-type="float">
            <text:p>1.84890484111405E-05</text:p>
          </table:table-cell>
          <table:table-cell office:value-type="float" office:value="0.000018740235099466" calcext:value-type="float">
            <text:p>1.8740235099466E-05</text:p>
          </table:table-cell>
          <table:table-cell office:value-type="float" office:value="0.0000188939654586644" calcext:value-type="float">
            <text:p>1.88939654586644E-05</text:p>
          </table:table-cell>
          <table:table-cell office:value-type="float" office:value="0.0000189401886617324" calcext:value-type="float">
            <text:p>1.89401886617324E-05</text:p>
          </table:table-cell>
          <table:table-cell office:value-type="float" office:value="0.0000190367806084973" calcext:value-type="float">
            <text:p>1.90367806084973E-05</text:p>
          </table:table-cell>
          <table:table-cell office:value-type="float" office:value="0.0000191294323361737" calcext:value-type="float">
            <text:p>1.91294323361737E-05</text:p>
          </table:table-cell>
          <table:table-cell office:value-type="float" office:value="0.0000191353992728195" calcext:value-type="float">
            <text:p>1.91353992728195E-05</text:p>
          </table:table-cell>
          <table:table-cell office:value-type="float" office:value="0.0000191200957202152" calcext:value-type="float">
            <text:p>1.91200957202152E-05</text:p>
          </table:table-cell>
          <table:table-cell office:value-type="float" office:value="0.0000190928186809246" calcext:value-type="float">
            <text:p>1.90928186809246E-05</text:p>
          </table:table-cell>
          <table:table-cell office:value-type="float" office:value="0.000019069360102447" calcext:value-type="float">
            <text:p>1.9069360102447E-05</text:p>
          </table:table-cell>
          <table:table-cell office:value-type="float" office:value="0.0000190408952861945" calcext:value-type="float">
            <text:p>1.90408952861945E-05</text:p>
          </table:table-cell>
          <table:table-cell office:value-type="float" office:value="0.0000190017290627743" calcext:value-type="float">
            <text:p>1.90017290627743E-05</text:p>
          </table:table-cell>
          <table:table-cell office:value-type="float" office:value="0.0000189830759926435" calcext:value-type="float">
            <text:p>1.89830759926435E-05</text:p>
          </table:table-cell>
          <table:table-cell office:value-type="float" office:value="0.0000189995281400102" calcext:value-type="float">
            <text:p>1.89995281400102E-05</text:p>
          </table:table-cell>
          <table:table-cell office:value-type="float" office:value="0.0000190022088596589" calcext:value-type="float">
            <text:p>1.90022088596589E-05</text:p>
          </table:table-cell>
          <table:table-cell office:value-type="float" office:value="0.0000189672925217751" calcext:value-type="float">
            <text:p>1.89672925217751E-05</text:p>
          </table:table-cell>
          <table:table-cell office:value-type="float" office:value="0.0000189611048213273" calcext:value-type="float">
            <text:p>1.89611048213273E-05</text:p>
          </table:table-cell>
          <table:table-cell office:value-type="float" office:value="0.0000188165783186893" calcext:value-type="float">
            <text:p>1.88165783186893E-05</text:p>
          </table:table-cell>
          <table:table-cell office:value-type="float" office:value="0.0000188452958184331" calcext:value-type="float">
            <text:p>1.88452958184331E-05</text:p>
          </table:table-cell>
          <table:table-cell office:value-type="float" office:value="0.0000188352350395853" calcext:value-type="float">
            <text:p>1.88352350395853E-05</text:p>
          </table:table-cell>
          <table:table-cell office:value-type="float" office:value="0.0000186956698892155" calcext:value-type="float">
            <text:p>1.86956698892155E-05</text:p>
          </table:table-cell>
          <table:table-cell office:value-type="float" office:value="0.0000187351320680574" calcext:value-type="float">
            <text:p>1.87351320680574E-05</text:p>
          </table:table-cell>
          <table:table-cell office:value-type="float" office:value="0.0000187229108968147" calcext:value-type="float">
            <text:p>1.87229108968147E-05</text:p>
          </table:table-cell>
          <table:table-cell office:value-type="float" office:value="0.0000185385680520753" calcext:value-type="float">
            <text:p>1.85385680520753E-05</text:p>
          </table:table-cell>
          <table:table-cell office:value-type="float" office:value="0.000018575407978781" calcext:value-type="float">
            <text:p>1.8575407978781E-05</text:p>
          </table:table-cell>
          <table:table-cell office:value-type="float" office:value="0.0000183892602658925" calcext:value-type="float">
            <text:p>1.83892602658925E-05</text:p>
          </table:table-cell>
          <table:table-cell office:value-type="float" office:value="0.0000178039197018407" calcext:value-type="float">
            <text:p>1.78039197018407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75238328393509" calcext:value-type="float">
            <text:p>1.75238328393509E-05</text:p>
          </table:table-cell>
          <table:table-cell office:value-type="float" office:value="0.0000176149907995203" calcext:value-type="float">
            <text:p>1.76149907995203E-05</text:p>
          </table:table-cell>
          <table:table-cell office:value-type="float" office:value="0.0000176988604550494" calcext:value-type="float">
            <text:p>1.76988604550494E-05</text:p>
          </table:table-cell>
          <table:table-cell office:value-type="float" office:value="0.0000179449104272989" calcext:value-type="float">
            <text:p>1.79449104272989E-05</text:p>
          </table:table-cell>
          <table:table-cell office:value-type="float" office:value="0.0000174694991407791" calcext:value-type="float">
            <text:p>1.74694991407791E-05</text:p>
          </table:table-cell>
          <table:table-cell office:value-type="float" office:value="0.0000177312691366995" calcext:value-type="float">
            <text:p>1.77312691366995E-05</text:p>
          </table:table-cell>
          <table:table-cell office:value-type="float" office:value="0.0000178971034275761" calcext:value-type="float">
            <text:p>1.78971034275761E-05</text:p>
          </table:table-cell>
          <table:table-cell office:value-type="float" office:value="0.0000179600353802767" calcext:value-type="float">
            <text:p>1.79600353802767E-05</text:p>
          </table:table-cell>
          <table:table-cell office:value-type="float" office:value="0.000018065582333307" calcext:value-type="float">
            <text:p>1.8065582333307E-05</text:p>
          </table:table-cell>
          <table:table-cell office:value-type="float" office:value="0.0000181652755613272" calcext:value-type="float">
            <text:p>1.81652755613272E-05</text:p>
          </table:table-cell>
          <table:table-cell office:value-type="float" office:value="0.0000181808125227989" calcext:value-type="float">
            <text:p>1.81808125227989E-05</text:p>
          </table:table-cell>
          <table:table-cell office:value-type="float" office:value="0.0000181766678968526" calcext:value-type="float">
            <text:p>1.81766678968526E-05</text:p>
          </table:table-cell>
          <table:table-cell office:value-type="float" office:value="0.0000181588733550606" calcext:value-type="float">
            <text:p>1.81588733550606E-05</text:p>
          </table:table-cell>
          <table:table-cell office:value-type="float" office:value="0.0000181460913504603" calcext:value-type="float">
            <text:p>1.81460913504603E-05</text:p>
          </table:table-cell>
          <table:table-cell office:value-type="float" office:value="0.0000181265076684981" calcext:value-type="float">
            <text:p>1.81265076684981E-05</text:p>
          </table:table-cell>
          <table:table-cell office:value-type="float" office:value="0.0000180962918283154" calcext:value-type="float">
            <text:p>1.80962918283154E-05</text:p>
          </table:table-cell>
          <table:table-cell office:value-type="float" office:value="0.0000180834346020701" calcext:value-type="float">
            <text:p>1.80834346020701E-05</text:p>
          </table:table-cell>
          <table:table-cell office:value-type="float" office:value="0.0000181018651364886" calcext:value-type="float">
            <text:p>1.81018651364886E-05</text:p>
          </table:table-cell>
          <table:table-cell office:value-type="float" office:value="0.0000181093010692353" calcext:value-type="float">
            <text:p>1.81093010692353E-05</text:p>
          </table:table-cell>
          <table:table-cell office:value-type="float" office:value="0.0000180789578327491" calcext:value-type="float">
            <text:p>1.80789578327491E-05</text:p>
          </table:table-cell>
          <table:table-cell office:value-type="float" office:value="0.000018078397266478" calcext:value-type="float">
            <text:p>1.8078397266478E-05</text:p>
          </table:table-cell>
          <table:table-cell office:value-type="float" office:value="0.0000179417933634808" calcext:value-type="float">
            <text:p>1.79417933634808E-05</text:p>
          </table:table-cell>
          <table:table-cell office:value-type="float" office:value="0.0000179701329709958" calcext:value-type="float">
            <text:p>1.79701329709958E-05</text:p>
          </table:table-cell>
          <table:table-cell office:value-type="float" office:value="0.0000179648513143778" calcext:value-type="float">
            <text:p>1.79648513143778E-05</text:p>
          </table:table-cell>
          <table:table-cell office:value-type="float" office:value="0.000017834660749466" calcext:value-type="float">
            <text:p>1.7834660749466E-05</text:p>
          </table:table-cell>
          <table:table-cell office:value-type="float" office:value="0.000017874143338778" calcext:value-type="float">
            <text:p>1.7874143338778E-05</text:p>
          </table:table-cell>
          <table:table-cell office:value-type="float" office:value="0.0000178642842380454" calcext:value-type="float">
            <text:p>1.78642842380454E-05</text:p>
          </table:table-cell>
          <table:table-cell office:value-type="float" office:value="0.0000176887459892345" calcext:value-type="float">
            <text:p>1.76887459892345E-05</text:p>
          </table:table-cell>
          <table:table-cell office:value-type="float" office:value="0.0000177244144760197" calcext:value-type="float">
            <text:p>1.77244144760197E-05</text:p>
          </table:table-cell>
          <table:table-cell office:value-type="float" office:value="0.0000175481548042257" calcext:value-type="float">
            <text:p>1.75481548042257E-05</text:p>
          </table:table-cell>
          <table:table-cell office:value-type="float" office:value="0.0000169907944978054" calcext:value-type="float">
            <text:p>1.69907944978054E-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65009402515339" calcext:value-type="float">
            <text:p>1.65009402515339E-05</text:p>
          </table:table-cell>
          <table:table-cell office:value-type="float" office:value="0.0000166031196199187" calcext:value-type="float">
            <text:p>1.66031196199187E-05</text:p>
          </table:table-cell>
          <table:table-cell office:value-type="float" office:value="0.0000167035842907138" calcext:value-type="float">
            <text:p>1.67035842907138E-05</text:p>
          </table:table-cell>
          <table:table-cell office:value-type="float" office:value="0.0000169522228027545" calcext:value-type="float">
            <text:p>1.69522228027545E-05</text:p>
          </table:table-cell>
          <table:table-cell office:value-type="float" office:value="0.0000165355247757673" calcext:value-type="float">
            <text:p>1.65355247757673E-05</text:p>
          </table:table-cell>
          <table:table-cell office:value-type="float" office:value="0.0000168049843011006" calcext:value-type="float">
            <text:p>1.68049843011006E-05</text:p>
          </table:table-cell>
          <table:table-cell office:value-type="float" office:value="0.0000169802489522731" calcext:value-type="float">
            <text:p>1.69802489522731E-05</text:p>
          </table:table-cell>
          <table:table-cell office:value-type="float" office:value="0.0000170569881384577" calcext:value-type="float">
            <text:p>1.70569881384577E-05</text:p>
          </table:table-cell>
          <table:table-cell office:value-type="float" office:value="0.0000171696662054756" calcext:value-type="float">
            <text:p>1.71696662054756E-05</text:p>
          </table:table-cell>
          <table:table-cell office:value-type="float" office:value="0.0000172748983946167" calcext:value-type="float">
            <text:p>1.72748983946167E-05</text:p>
          </table:table-cell>
          <table:table-cell office:value-type="float" office:value="0.0000172985108671441" calcext:value-type="float">
            <text:p>1.72985108671441E-05</text:p>
          </table:table-cell>
          <table:table-cell office:value-type="float" office:value="0.0000173038729433816" calcext:value-type="float">
            <text:p>1.73038729433816E-05</text:p>
          </table:table-cell>
          <table:table-cell office:value-type="float" office:value="0.0000172941856009604" calcext:value-type="float">
            <text:p>1.72941856009604E-05</text:p>
          </table:table-cell>
          <table:table-cell office:value-type="float" office:value="0.0000172905806620113" calcext:value-type="float">
            <text:p>1.72905806620113E-05</text:p>
          </table:table-cell>
          <table:table-cell office:value-type="float" office:value="0.0000172786669390529" calcext:value-type="float">
            <text:p>1.72786669390529E-05</text:p>
          </table:table-cell>
          <table:table-cell office:value-type="float" office:value="0.0000172562246589285" calcext:value-type="float">
            <text:p>1.72562246589285E-05</text:p>
          </table:table-cell>
          <table:table-cell office:value-type="float" office:value="0.0000172483886891779" calcext:value-type="float">
            <text:p>1.72483886891779E-05</text:p>
          </table:table-cell>
          <table:table-cell office:value-type="float" office:value="0.000017268417524665" calcext:value-type="float">
            <text:p>1.7268417524665E-05</text:p>
          </table:table-cell>
          <table:table-cell office:value-type="float" office:value="0.000017279925045786" calcext:value-type="float">
            <text:p>1.7279925045786E-05</text:p>
          </table:table-cell>
          <table:table-cell office:value-type="float" office:value="0.0000172536043247673" calcext:value-type="float">
            <text:p>1.72536043247673E-05</text:p>
          </table:table-cell>
          <table:table-cell office:value-type="float" office:value="0.0000172578938469691" calcext:value-type="float">
            <text:p>1.72578938469691E-05</text:p>
          </table:table-cell>
          <table:table-cell office:value-type="float" office:value="0.000017128566970957" calcext:value-type="float">
            <text:p>1.7128566970957E-05</text:p>
          </table:table-cell>
          <table:table-cell office:value-type="float" office:value="0.0000171564037629746" calcext:value-type="float">
            <text:p>1.71564037629746E-05</text:p>
          </table:table-cell>
          <table:table-cell office:value-type="float" office:value="0.0000171552978016224" calcext:value-type="float">
            <text:p>1.71552978016224E-05</text:p>
          </table:table-cell>
          <table:table-cell office:value-type="float" office:value="0.0000170336308118326" calcext:value-type="float">
            <text:p>1.70336308118326E-05</text:p>
          </table:table-cell>
          <table:table-cell office:value-type="float" office:value="0.000017072986105982" calcext:value-type="float">
            <text:p>1.7072986105982E-05</text:p>
          </table:table-cell>
          <table:table-cell office:value-type="float" office:value="0.0000170652113187135" calcext:value-type="float">
            <text:p>1.70652113187135E-05</text:p>
          </table:table-cell>
          <table:table-cell office:value-type="float" office:value="0.0000168977275285626" calcext:value-type="float">
            <text:p>1.68977275285626E-05</text:p>
          </table:table-cell>
          <table:table-cell office:value-type="float" office:value="0.0000169323029829681" calcext:value-type="float">
            <text:p>1.69323029829681E-05</text:p>
          </table:table-cell>
          <table:table-cell office:value-type="float" office:value="0.00001676513867102" calcext:value-type="float">
            <text:p>1.676513867102E-05</text:p>
          </table:table-cell>
          <table:table-cell office:value-type="float" office:value="0.0000162336867086796" calcext:value-type="float">
            <text:p>1.62336867086796E-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55688269730023" calcext:value-type="float">
            <text:p>1.55688269730023E-05</text:p>
          </table:table-cell>
          <table:table-cell office:value-type="float" office:value="0.0000156795224614439" calcext:value-type="float">
            <text:p>1.56795224614439E-05</text:p>
          </table:table-cell>
          <table:table-cell office:value-type="float" office:value="0.000015793313213313" calcext:value-type="float">
            <text:p>1.5793313213313E-05</text:p>
          </table:table-cell>
          <table:table-cell office:value-type="float" office:value="0.0000160429471802131" calcext:value-type="float">
            <text:p>1.60429471802131E-05</text:p>
          </table:table-cell>
          <table:table-cell office:value-type="float" office:value="0.0000156773101802909" calcext:value-type="float">
            <text:p>1.56773101802909E-05</text:p>
          </table:table-cell>
          <table:table-cell office:value-type="float" office:value="0.0000159521072987748" calcext:value-type="float">
            <text:p>1.59521072987748E-05</text:p>
          </table:table-cell>
          <table:table-cell office:value-type="float" office:value="0.0000161346054300126" calcext:value-type="float">
            <text:p>1.61346054300126E-05</text:p>
          </table:table-cell>
          <table:table-cell office:value-type="float" office:value="0.0000162227298655602" calcext:value-type="float">
            <text:p>1.62227298655602E-05</text:p>
          </table:table-cell>
          <table:table-cell office:value-type="float" office:value="0.0000163410263574908" calcext:value-type="float">
            <text:p>1.63410263574908E-05</text:p>
          </table:table-cell>
          <table:table-cell office:value-type="float" office:value="0.0000164505521501528" calcext:value-type="float">
            <text:p>1.64505521501528E-05</text:p>
          </table:table-cell>
          <table:table-cell office:value-type="float" office:value="0.0000164809800275484" calcext:value-type="float">
            <text:p>1.64809800275484E-05</text:p>
          </table:table-cell>
          <table:table-cell office:value-type="float" office:value="0.0000164944488917818" calcext:value-type="float">
            <text:p>1.64944488917818E-05</text:p>
          </table:table-cell>
          <table:table-cell office:value-type="float" office:value="0.0000164917041517505" calcext:value-type="float">
            <text:p>1.64917041517505E-05</text:p>
          </table:table-cell>
          <table:table-cell office:value-type="float" office:value="0.0000164959950564929" calcext:value-type="float">
            <text:p>1.64959950564929E-05</text:p>
          </table:table-cell>
          <table:table-cell office:value-type="float" office:value="0.0000164907140254808" calcext:value-type="float">
            <text:p>1.64907140254808E-05</text:p>
          </table:table-cell>
          <table:table-cell office:value-type="float" office:value="0.0000164750340669919" calcext:value-type="float">
            <text:p>1.64750340669919E-05</text:p>
          </table:table-cell>
          <table:table-cell office:value-type="float" office:value="0.0000164715541082458" calcext:value-type="float">
            <text:p>1.64715541082458E-05</text:p>
          </table:table-cell>
          <table:table-cell office:value-type="float" office:value="0.0000164928644020685" calcext:value-type="float">
            <text:p>1.64928644020685E-05</text:p>
          </table:table-cell>
          <table:table-cell office:value-type="float" office:value="0.000016507857637594" calcext:value-type="float">
            <text:p>1.6507857637594E-05</text:p>
          </table:table-cell>
          <table:table-cell office:value-type="float" office:value="0.0000164850843609535" calcext:value-type="float">
            <text:p>1.64850843609535E-05</text:p>
          </table:table-cell>
          <table:table-cell office:value-type="float" office:value="0.0000164935563834125" calcext:value-type="float">
            <text:p>1.64935563834125E-05</text:p>
          </table:table-cell>
          <table:table-cell office:value-type="float" office:value="0.0000163709348934246" calcext:value-type="float">
            <text:p>1.63709348934246E-05</text:p>
          </table:table-cell>
          <table:table-cell office:value-type="float" office:value="0.0000163981736800618" calcext:value-type="float">
            <text:p>1.63981736800618E-05</text:p>
          </table:table-cell>
          <table:table-cell office:value-type="float" office:value="0.0000164007224715222" calcext:value-type="float">
            <text:p>1.64007224715222E-05</text:p>
          </table:table-cell>
          <table:table-cell office:value-type="float" office:value="0.0000162868273351646" calcext:value-type="float">
            <text:p>1.62868273351646E-05</text:p>
          </table:table-cell>
          <table:table-cell office:value-type="float" office:value="0.0000163259362424989" calcext:value-type="float">
            <text:p>1.63259362424989E-05</text:p>
          </table:table-cell>
          <table:table-cell office:value-type="float" office:value="0.0000163200052407092" calcext:value-type="float">
            <text:p>1.63200052407092E-05</text:p>
          </table:table-cell>
          <table:table-cell office:value-type="float" office:value="0.0000161599167015139" calcext:value-type="float">
            <text:p>1.61599167015139E-05</text:p>
          </table:table-cell>
          <table:table-cell office:value-type="float" office:value="0.0000161934693133246" calcext:value-type="float">
            <text:p>1.61934693133246E-05</text:p>
          </table:table-cell>
          <table:table-cell office:value-type="float" office:value="0.0000160346924591057" calcext:value-type="float">
            <text:p>1.60346924591057E-05</text:p>
          </table:table-cell>
          <table:table-cell office:value-type="float" office:value="0.0000155272882250938" calcext:value-type="float">
            <text:p>1.55272882250938E-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47165282802127" calcext:value-type="float">
            <text:p>1.47165282802127E-05</text:p>
          </table:table-cell>
          <table:table-cell office:value-type="float" office:value="0.0000148337266405897" calcext:value-type="float">
            <text:p>1.48337266405897E-05</text:p>
          </table:table-cell>
          <table:table-cell office:value-type="float" office:value="0.0000149581607640794" calcext:value-type="float">
            <text:p>1.49581607640794E-05</text:p>
          </table:table-cell>
          <table:table-cell office:value-type="float" office:value="0.0000152075289472848" calcext:value-type="float">
            <text:p>1.52075289472848E-05</text:p>
          </table:table-cell>
          <table:table-cell office:value-type="float" office:value="0.0000148864681137022" calcext:value-type="float">
            <text:p>1.48864681137022E-05</text:p>
          </table:table-cell>
          <table:table-cell office:value-type="float" office:value="0.0000151646863940684" calcext:value-type="float">
            <text:p>1.51646863940684E-05</text:p>
          </table:table-cell>
          <table:table-cell office:value-type="float" office:value="0.0000153526066819666" calcext:value-type="float">
            <text:p>1.53526066819666E-05</text:p>
          </table:table-cell>
          <table:table-cell office:value-type="float" office:value="0.0000154500864291745" calcext:value-type="float">
            <text:p>1.54500864291745E-05</text:p>
          </table:table-cell>
          <table:table-cell office:value-type="float" office:value="0.0000155727425490911" calcext:value-type="float">
            <text:p>1.55727425490911E-05</text:p>
          </table:table-cell>
          <table:table-cell office:value-type="float" office:value="0.00001568552666908" calcext:value-type="float">
            <text:p>1.568552666908E-05</text:p>
          </table:table-cell>
          <table:table-cell office:value-type="float" office:value="0.0000157217028987511" calcext:value-type="float">
            <text:p>1.57217028987511E-05</text:p>
          </table:table-cell>
          <table:table-cell office:value-type="float" office:value="0.000015742087380809" calcext:value-type="float">
            <text:p>1.5742087380809E-05</text:p>
          </table:table-cell>
          <table:table-cell office:value-type="float" office:value="0.0000157452947732791" calcext:value-type="float">
            <text:p>1.57452947732791E-05</text:p>
          </table:table-cell>
          <table:table-cell office:value-type="float" office:value="0.0000157563826782916" calcext:value-type="float">
            <text:p>1.57563826782916E-05</text:p>
          </table:table-cell>
          <table:table-cell office:value-type="float" office:value="0.0000157568427317024" calcext:value-type="float">
            <text:p>1.57568427317024E-05</text:p>
          </table:table-cell>
          <table:table-cell office:value-type="float" office:value="0.0000157470530062273" calcext:value-type="float">
            <text:p>1.57470530062273E-05</text:p>
          </table:table-cell>
          <table:table-cell office:value-type="float" office:value="0.0000157473556450835" calcext:value-type="float">
            <text:p>1.57473556450835E-05</text:p>
          </table:table-cell>
          <table:table-cell office:value-type="float" office:value="0.00001576968248905" calcext:value-type="float">
            <text:p>1.576968248905E-05</text:p>
          </table:table-cell>
          <table:table-cell office:value-type="float" office:value="0.0000157876576423776" calcext:value-type="float">
            <text:p>1.57876576423776E-05</text:p>
          </table:table-cell>
          <table:table-cell office:value-type="float" office:value="0.0000157680202920306" calcext:value-type="float">
            <text:p>1.57680202920306E-05</text:p>
          </table:table-cell>
          <table:table-cell office:value-type="float" office:value="0.0000157800992608524" calcext:value-type="float">
            <text:p>1.57800992608524E-05</text:p>
          </table:table-cell>
          <table:table-cell office:value-type="float" office:value="0.0000156636745067134" calcext:value-type="float">
            <text:p>1.56636745067134E-05</text:p>
          </table:table-cell>
          <table:table-cell office:value-type="float" office:value="0.0000156902439719925" calcext:value-type="float">
            <text:p>1.56902439719925E-05</text:p>
          </table:table-cell>
          <table:table-cell office:value-type="float" office:value="0.00001569599596353" calcext:value-type="float">
            <text:p>1.569599596353E-05</text:p>
          </table:table-cell>
          <table:table-cell office:value-type="float" office:value="0.0000155892059976178" calcext:value-type="float">
            <text:p>1.55892059976178E-05</text:p>
          </table:table-cell>
          <table:table-cell office:value-type="float" office:value="0.0000156279727704223" calcext:value-type="float">
            <text:p>1.56279727704223E-05</text:p>
          </table:table-cell>
          <table:table-cell office:value-type="float" office:value="0.000015623676315736" calcext:value-type="float">
            <text:p>1.5623676315736E-05</text:p>
          </table:table-cell>
          <table:table-cell office:value-type="float" office:value="0.0000154704011164386" calcext:value-type="float">
            <text:p>1.54704011164386E-05</text:p>
          </table:table-cell>
          <table:table-cell office:value-type="float" office:value="0.0000155029938751479" calcext:value-type="float">
            <text:p>1.55029938751479E-05</text:p>
          </table:table-cell>
          <table:table-cell office:value-type="float" office:value="0.0000153519699598554" calcext:value-type="float">
            <text:p>1.53519699598554E-05</text:p>
          </table:table-cell>
          <table:table-cell office:value-type="float" office:value="0.0000148669371473514" calcext:value-type="float">
            <text:p>1.48669371473514E-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39347536327554" calcext:value-type="float">
            <text:p>1.39347536327554E-05</text:p>
          </table:table-cell>
          <table:table-cell office:value-type="float" office:value="0.0000140568284678532" calcext:value-type="float">
            <text:p>1.40568284678532E-05</text:p>
          </table:table-cell>
          <table:table-cell office:value-type="float" office:value="0.0000141896944354967" calcext:value-type="float">
            <text:p>1.41896944354967E-05</text:p>
          </table:table-cell>
          <table:table-cell office:value-type="float" office:value="0.0000144377989879024" calcext:value-type="float">
            <text:p>1.44377989879024E-05</text:p>
          </table:table-cell>
          <table:table-cell office:value-type="float" office:value="0.0000141557886361913" calcext:value-type="float">
            <text:p>1.41557886361913E-05</text:p>
          </table:table-cell>
          <table:table-cell office:value-type="float" office:value="0.0000144358638735038" calcext:value-type="float">
            <text:p>1.44358638735038E-05</text:p>
          </table:table-cell>
          <table:table-cell office:value-type="float" office:value="0.0000146277088063451" calcext:value-type="float">
            <text:p>1.46277088063451E-05</text:p>
          </table:table-cell>
          <table:table-cell office:value-type="float" office:value="0.00001473283642316" calcext:value-type="float">
            <text:p>1.473283642316E-05</text:p>
          </table:table-cell>
          <table:table-cell office:value-type="float" office:value="0.0000148588017276882" calcext:value-type="float">
            <text:p>1.48588017276882E-05</text:p>
          </table:table-cell>
          <table:table-cell office:value-type="float" office:value="0.0000149739814740663" calcext:value-type="float">
            <text:p>1.49739814740663E-05</text:p>
          </table:table-cell>
          <table:table-cell office:value-type="float" office:value="0.0000150149989778809" calcext:value-type="float">
            <text:p>1.50149989778809E-05</text:p>
          </table:table-cell>
          <table:table-cell office:value-type="float" office:value="0.0000150412816369496" calcext:value-type="float">
            <text:p>1.50412816369496E-05</text:p>
          </table:table-cell>
          <table:table-cell office:value-type="float" office:value="0.0000150495954488579" calcext:value-type="float">
            <text:p>1.50495954488579E-05</text:p>
          </table:table-cell>
          <table:table-cell office:value-type="float" office:value="0.0000150665347008645" calcext:value-type="float">
            <text:p>1.50665347008645E-05</text:p>
          </table:table-cell>
          <table:table-cell office:value-type="float" office:value="0.0000150719668499506" calcext:value-type="float">
            <text:p>1.50719668499506E-05</text:p>
          </table:table-cell>
          <table:table-cell office:value-type="float" office:value="0.0000150673127761983" calcext:value-type="float">
            <text:p>1.50673127761983E-05</text:p>
          </table:table-cell>
          <table:table-cell office:value-type="float" office:value="0.0000150709021087066" calcext:value-type="float">
            <text:p>1.50709021087066E-05</text:p>
          </table:table-cell>
          <table:table-cell office:value-type="float" office:value="0.0000150940234557414" calcext:value-type="float">
            <text:p>1.50940234557414E-05</text:p>
          </table:table-cell>
          <table:table-cell office:value-type="float" office:value="0.0000151145459844534" calcext:value-type="float">
            <text:p>1.51145459844534E-05</text:p>
          </table:table-cell>
          <table:table-cell office:value-type="float" office:value="0.000015097686797148" calcext:value-type="float">
            <text:p>1.5097686797148E-05</text:p>
          </table:table-cell>
          <table:table-cell office:value-type="float" office:value="0.0000151128749268251" calcext:value-type="float">
            <text:p>1.51128749268251E-05</text:p>
          </table:table-cell>
          <table:table-cell office:value-type="float" office:value="0.000015002192263457" calcext:value-type="float">
            <text:p>1.5002192263457E-05</text:p>
          </table:table-cell>
          <table:table-cell office:value-type="float" office:value="0.00001502804029142" calcext:value-type="float">
            <text:p>1.502804029142E-05</text:p>
          </table:table-cell>
          <table:table-cell office:value-type="float" office:value="0.0000150366026200668" calcext:value-type="float">
            <text:p>1.50366026200668E-05</text:p>
          </table:table-cell>
          <table:table-cell office:value-type="float" office:value="0.0000149363243545759" calcext:value-type="float">
            <text:p>1.49363243545759E-05</text:p>
          </table:table-cell>
          <table:table-cell office:value-type="float" office:value="0.0000149746723638622" calcext:value-type="float">
            <text:p>1.49746723638622E-05</text:p>
          </table:table-cell>
          <table:table-cell office:value-type="float" office:value="0.0000149718276735123" calcext:value-type="float">
            <text:p>1.49718276735123E-05</text:p>
          </table:table-cell>
          <table:table-cell office:value-type="float" office:value="0.0000148248499443977" calcext:value-type="float">
            <text:p>1.48248499443977E-05</text:p>
          </table:table-cell>
          <table:table-cell office:value-type="float" office:value="0.0000148565395265711" calcext:value-type="float">
            <text:p>1.48565395265711E-05</text:p>
          </table:table-cell>
          <table:table-cell office:value-type="float" office:value="0.0000147126978717832" calcext:value-type="float">
            <text:p>1.47126978717832E-05</text:p>
          </table:table-cell>
          <table:table-cell office:value-type="float" office:value="0.0000142485215588038" calcext:value-type="float">
            <text:p>1.42485215588038E-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32155788241168" calcext:value-type="float">
            <text:p>1.32155788241168E-05</text:p>
          </table:table-cell>
          <table:table-cell office:value-type="float" office:value="0.0000133412105607106" calcext:value-type="float">
            <text:p>1.33412105607106E-05</text:p>
          </table:table-cell>
          <table:table-cell office:value-type="float" office:value="0.000013480678280186" calcext:value-type="float">
            <text:p>1.3480678280186E-05</text:p>
          </table:table-cell>
          <table:table-cell office:value-type="float" office:value="0.0000137267316228698" calcext:value-type="float">
            <text:p>1.37267316228698E-05</text:p>
          </table:table-cell>
          <table:table-cell office:value-type="float" office:value="0.0000134790397607442" calcext:value-type="float">
            <text:p>1.34790397607442E-05</text:p>
          </table:table-cell>
          <table:table-cell office:value-type="float" office:value="0.0000137596942077478" calcext:value-type="float">
            <text:p>1.37596942077478E-05</text:p>
          </table:table-cell>
          <table:table-cell office:value-type="float" office:value="0.0000139542231384893" calcext:value-type="float">
            <text:p>1.39542231384893E-05</text:p>
          </table:table-cell>
          <table:table-cell office:value-type="float" office:value="0.0000140655579524378" calcext:value-type="float">
            <text:p>1.40655579524378E-05</text:p>
          </table:table-cell>
          <table:table-cell office:value-type="float" office:value="0.0000141939538915958" calcext:value-type="float">
            <text:p>1.41939538915958E-05</text:p>
          </table:table-cell>
          <table:table-cell office:value-type="float" office:value="0.0000143108090511589" calcext:value-type="float">
            <text:p>1.43108090511589E-05</text:p>
          </table:table-cell>
          <table:table-cell office:value-type="float" office:value="0.0000143558940610324" calcext:value-type="float">
            <text:p>1.43558940610324E-05</text:p>
          </table:table-cell>
          <table:table-cell office:value-type="float" office:value="0.0000143872028338247" calcext:value-type="float">
            <text:p>1.43872028338247E-05</text:p>
          </table:table-cell>
          <table:table-cell office:value-type="float" office:value="0.0000143998983496456" calcext:value-type="float">
            <text:p>1.43998983496456E-05</text:p>
          </table:table-cell>
          <table:table-cell office:value-type="float" office:value="0.000014421872598655" calcext:value-type="float">
            <text:p>1.4421872598655E-05</text:p>
          </table:table-cell>
          <table:table-cell office:value-type="float" office:value="0.0000144316115613667" calcext:value-type="float">
            <text:p>1.44316115613667E-05</text:p>
          </table:table-cell>
          <table:table-cell office:value-type="float" office:value="0.0000144314382387034" calcext:value-type="float">
            <text:p>1.44314382387034E-05</text:p>
          </table:table-cell>
          <table:table-cell office:value-type="float" office:value="0.0000144378840824931" calcext:value-type="float">
            <text:p>1.44378840824931E-05</text:p>
          </table:table-cell>
          <table:table-cell office:value-type="float" office:value="0.0000144616134206394" calcext:value-type="float">
            <text:p>1.44616134206394E-05</text:p>
          </table:table-cell>
          <table:table-cell office:value-type="float" office:value="0.0000144843074806423" calcext:value-type="float">
            <text:p>1.44843074806423E-05</text:p>
          </table:table-cell>
          <table:table-cell office:value-type="float" office:value="0.0000144699143728793" calcext:value-type="float">
            <text:p>1.44699143728793E-05</text:p>
          </table:table-cell>
          <table:table-cell office:value-type="float" office:value="0.0000144877798930609" calcext:value-type="float">
            <text:p>1.44877798930609E-05</text:p>
          </table:table-cell>
          <table:table-cell office:value-type="float" office:value="0.0000143824312465002" calcext:value-type="float">
            <text:p>1.43824312465002E-05</text:p>
          </table:table-cell>
          <table:table-cell office:value-type="float" office:value="0.000014407521175453" calcext:value-type="float">
            <text:p>1.4407521175453E-05</text:p>
          </table:table-cell>
          <table:table-cell office:value-type="float" office:value="0.0000144185508672554" calcext:value-type="float">
            <text:p>1.44185508672554E-05</text:p>
          </table:table-cell>
          <table:table-cell office:value-type="float" office:value="0.0000143242541690685" calcext:value-type="float">
            <text:p>1.43242541690685E-05</text:p>
          </table:table-cell>
          <table:table-cell office:value-type="float" office:value="0.0000143621224965302" calcext:value-type="float">
            <text:p>1.43621224965302E-05</text:p>
          </table:table-cell>
          <table:table-cell office:value-type="float" office:value="0.0000143605692810855" calcext:value-type="float">
            <text:p>1.43605692810855E-05</text:p>
          </table:table-cell>
          <table:table-cell office:value-type="float" office:value="0.0000142194298471773" calcext:value-type="float">
            <text:p>1.42194298471773E-05</text:p>
          </table:table-cell>
          <table:table-cell office:value-type="float" office:value="0.0000142502673886772" calcext:value-type="float">
            <text:p>1.42502673886772E-05</text:p>
          </table:table-cell>
          <table:table-cell office:value-type="float" office:value="0.000014113093112939" calcext:value-type="float">
            <text:p>1.4113093112939E-05</text:p>
          </table:table-cell>
          <table:table-cell office:value-type="float" office:value="0.0000136684002070079" calcext:value-type="float">
            <text:p>1.36684002070079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25522040740365" calcext:value-type="float">
            <text:p>1.25522040740365E-05</text:p>
          </table:table-cell>
          <table:table-cell office:value-type="float" office:value="0.0000126803183903134" calcext:value-type="float">
            <text:p>1.26803183903134E-05</text:p>
          </table:table-cell>
          <table:table-cell office:value-type="float" office:value="0.0000128248685435932" calcext:value-type="float">
            <text:p>1.28248685435932E-05</text:p>
          </table:table-cell>
          <table:table-cell office:value-type="float" office:value="0.0000130682517949555" calcext:value-type="float">
            <text:p>1.30682517949555E-05</text:p>
          </table:table-cell>
          <table:table-cell office:value-type="float" office:value="0.0000128508074408193" calcext:value-type="float">
            <text:p>1.28508074408193E-05</text:p>
          </table:table-cell>
          <table:table-cell office:value-type="float" office:value="0.000013130997472652" calcext:value-type="float">
            <text:p>1.3130997472652E-05</text:p>
          </table:table-cell>
          <table:table-cell office:value-type="float" office:value="0.0000133271810790325" calcext:value-type="float">
            <text:p>1.33271810790325E-05</text:p>
          </table:table-cell>
          <table:table-cell office:value-type="float" office:value="0.0000134435042181835" calcext:value-type="float">
            <text:p>1.34435042181835E-05</text:p>
          </table:table-cell>
          <table:table-cell office:value-type="float" office:value="0.0000135735947405289" calcext:value-type="float">
            <text:p>1.35735947405289E-05</text:p>
          </table:table-cell>
          <table:table-cell office:value-type="float" office:value="0.0000136915232883239" calcext:value-type="float">
            <text:p>1.36915232883239E-05</text:p>
          </table:table-cell>
          <table:table-cell office:value-type="float" office:value="0.0000137400137003728" calcext:value-type="float">
            <text:p>1.37400137003728E-05</text:p>
          </table:table-cell>
          <table:table-cell office:value-type="float" office:value="0.0000137755987868909" calcext:value-type="float">
            <text:p>1.37755987868909E-05</text:p>
          </table:table-cell>
          <table:table-cell office:value-type="float" office:value="0.0000137920529380326" calcext:value-type="float">
            <text:p>1.37920529380326E-05</text:p>
          </table:table-cell>
          <table:table-cell office:value-type="float" office:value="0.000013818355467609" calcext:value-type="float">
            <text:p>1.3818355467609E-05</text:p>
          </table:table-cell>
          <table:table-cell office:value-type="float" office:value="0.0000138318240544159" calcext:value-type="float">
            <text:p>1.38318240544159E-05</text:p>
          </table:table-cell>
          <table:table-cell office:value-type="float" office:value="0.0000138355614964429" calcext:value-type="float">
            <text:p>1.38355614964429E-05</text:p>
          </table:table-cell>
          <table:table-cell office:value-type="float" office:value="0.0000138444896335602" calcext:value-type="float">
            <text:p>1.38444896335602E-05</text:p>
          </table:table-cell>
          <table:table-cell office:value-type="float" office:value="0.000013868670036258" calcext:value-type="float">
            <text:p>1.3868670036258E-05</text:p>
          </table:table-cell>
          <table:table-cell office:value-type="float" office:value="0.0000138932097428255" calcext:value-type="float">
            <text:p>1.38932097428255E-05</text:p>
          </table:table-cell>
          <table:table-cell office:value-type="float" office:value="0.0000138810096179654" calcext:value-type="float">
            <text:p>1.38810096179654E-05</text:p>
          </table:table-cell>
          <table:table-cell office:value-type="float" office:value="0.0000139011770347072" calcext:value-type="float">
            <text:p>1.39011770347072E-05</text:p>
          </table:table-cell>
          <table:table-cell office:value-type="float" office:value="0.0000138007947097779" calcext:value-type="float">
            <text:p>1.38007947097779E-05</text:p>
          </table:table-cell>
          <table:table-cell office:value-type="float" office:value="0.0000138251023177676" calcext:value-type="float">
            <text:p>1.38251023177676E-05</text:p>
          </table:table-cell>
          <table:table-cell office:value-type="float" office:value="0.0000138382990047811" calcext:value-type="float">
            <text:p>1.38382990047811E-05</text:p>
          </table:table-cell>
          <table:table-cell office:value-type="float" office:value="0.0000137495087812422" calcext:value-type="float">
            <text:p>1.37495087812422E-05</text:p>
          </table:table-cell>
          <table:table-cell office:value-type="float" office:value="0.0000137868494552112" calcext:value-type="float">
            <text:p>1.37868494552112E-05</text:p>
          </table:table-cell>
          <table:table-cell office:value-type="float" office:value="0.0000137864466492342" calcext:value-type="float">
            <text:p>1.37864466492342E-05</text:p>
          </table:table-cell>
          <table:table-cell office:value-type="float" office:value="0.0000136507352263833" calcext:value-type="float">
            <text:p>1.36507352263833E-05</text:p>
          </table:table-cell>
          <table:table-cell office:value-type="float" office:value="0.0000136807669936101" calcext:value-type="float">
            <text:p>1.36807669936101E-05</text:p>
          </table:table-cell>
          <table:table-cell office:value-type="float" office:value="0.0000135497941921978" calcext:value-type="float">
            <text:p>1.35497941921978E-05</text:p>
          </table:table-cell>
          <table:table-cell office:value-type="float" office:value="0.0000131233366801487" calcext:value-type="float">
            <text:p>1.31233366801487E-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0119387619998951" calcext:value-type="float">
            <text:p>1.19387619998951E-05</text:p>
          </table:table-cell>
          <table:table-cell office:value-type="float" office:value="0.0000120684819713269" calcext:value-type="float">
            <text:p>1.20684819713269E-05</text:p>
          </table:table-cell>
          <table:table-cell office:value-type="float" office:value="0.0000122168499157019" calcext:value-type="float">
            <text:p>1.22168499157019E-05</text:p>
          </table:table-cell>
          <table:table-cell office:value-type="float" office:value="0.0000124570801156419" calcext:value-type="float">
            <text:p>1.24570801156419E-05</text:p>
          </table:table-cell>
          <table:table-cell office:value-type="float" office:value="0.0000122663660711028" calcext:value-type="float">
            <text:p>1.22663660711028E-05</text:p>
          </table:table-cell>
          <table:table-cell office:value-type="float" office:value="0.000012545240251916" calcext:value-type="float">
            <text:p>1.2545240251916E-05</text:p>
          </table:table-cell>
          <table:table-cell office:value-type="float" office:value="0.0000127422238697975" calcext:value-type="float">
            <text:p>1.27422238697975E-05</text:p>
          </table:table-cell>
          <table:table-cell office:value-type="float" office:value="0.0000128625017359741" calcext:value-type="float">
            <text:p>1.28625017359741E-05</text:p>
          </table:table-cell>
          <table:table-cell office:value-type="float" office:value="0.0000129936694386172" calcext:value-type="float">
            <text:p>1.29936694386172E-05</text:p>
          </table:table-cell>
          <table:table-cell office:value-type="float" office:value="0.0000131121677914544" calcext:value-type="float">
            <text:p>1.31121677914544E-05</text:p>
          </table:table-cell>
          <table:table-cell office:value-type="float" office:value="0.0000131634954796125" calcext:value-type="float">
            <text:p>1.31634954796125E-05</text:p>
          </table:table-cell>
          <table:table-cell office:value-type="float" office:value="0.0000132027103798882" calcext:value-type="float">
            <text:p>1.32027103798882E-05</text:p>
          </table:table-cell>
          <table:table-cell office:value-type="float" office:value="0.0000132223858860312" calcext:value-type="float">
            <text:p>1.32223858860312E-05</text:p>
          </table:table-cell>
          <table:table-cell office:value-type="float" office:value="0.0000132524033233169" calcext:value-type="float">
            <text:p>1.32524033233169E-05</text:p>
          </table:table-cell>
          <table:table-cell office:value-type="float" office:value="0.0000132690994757717" calcext:value-type="float">
            <text:p>1.32690994757717E-05</text:p>
          </table:table-cell>
          <table:table-cell office:value-type="float" office:value="0.0000132762503147296" calcext:value-type="float">
            <text:p>1.32762503147296E-05</text:p>
          </table:table-cell>
          <table:table-cell office:value-type="float" office:value="0.0000132873343724278" calcext:value-type="float">
            <text:p>1.32873343724278E-05</text:p>
          </table:table-cell>
          <table:table-cell office:value-type="float" office:value="0.000013311833640274" calcext:value-type="float">
            <text:p>1.3311833640274E-05</text:p>
          </table:table-cell>
          <table:table-cell office:value-type="float" office:value="0.0000133379357949661" calcext:value-type="float">
            <text:p>1.33379357949661E-05</text:p>
          </table:table-cell>
          <table:table-cell office:value-type="float" office:value="0.0000133276889665227" calcext:value-type="float">
            <text:p>1.33276889665227E-05</text:p>
          </table:table-cell>
          <table:table-cell office:value-type="float" office:value="0.0000133498309496107" calcext:value-type="float">
            <text:p>1.33498309496107E-05</text:p>
          </table:table-cell>
          <table:table-cell office:value-type="float" office:value="0.0000132540824388289" calcext:value-type="float">
            <text:p>1.32540824388289E-05</text:p>
          </table:table-cell>
          <table:table-cell office:value-type="float" office:value="0.0000132775935086049" calcext:value-type="float">
            <text:p>1.32775935086049E-05</text:p>
          </table:table-cell>
          <table:table-cell office:value-type="float" office:value="0.0000132926933674901" calcext:value-type="float">
            <text:p>1.32926933674901E-05</text:p>
          </table:table-cell>
          <table:table-cell office:value-type="float" office:value="0.0000132089825585392" calcext:value-type="float">
            <text:p>1.32089825585392E-05</text:p>
          </table:table-cell>
          <table:table-cell office:value-type="float" office:value="0.0000132457583010247" calcext:value-type="float">
            <text:p>1.32457583010247E-05</text:p>
          </table:table-cell>
          <table:table-cell office:value-type="float" office:value="0.0000132463813486721" calcext:value-type="float">
            <text:p>1.32463813486721E-05</text:p>
          </table:table-cell>
          <table:table-cell office:value-type="float" office:value="0.0000131157299943859" calcext:value-type="float">
            <text:p>1.31157299943859E-05</text:p>
          </table:table-cell>
          <table:table-cell office:value-type="float" office:value="0.0000131449979674812" calcext:value-type="float">
            <text:p>1.31449979674812E-05</text:p>
          </table:table-cell>
          <table:table-cell office:value-type="float" office:value="0.0000130198038972444" calcext:value-type="float">
            <text:p>1.30198038972444E-05</text:p>
          </table:table-cell>
          <table:table-cell office:value-type="float" office:value="0.0000126104444413881" calcext:value-type="float">
            <text:p>1.26104444413881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113701637733257" calcext:value-type="float">
            <text:p>1.13701637733257E-05</text:p>
          </table:table-cell>
          <table:table-cell office:value-type="float" office:value="0.0000115007723408857" calcext:value-type="float">
            <text:p>1.15007723408857E-05</text:p>
          </table:table-cell>
          <table:table-cell office:value-type="float" office:value="0.0000116519032326906" calcext:value-type="float">
            <text:p>1.16519032326906E-05</text:p>
          </table:table-cell>
          <table:table-cell office:value-type="float" office:value="0.0000118886073255344" calcext:value-type="float">
            <text:p>1.18886073255344E-05</text:p>
          </table:table-cell>
          <table:table-cell office:value-type="float" office:value="0.0000117215728864559" calcext:value-type="float">
            <text:p>1.17215728864559E-05</text:p>
          </table:table-cell>
          <table:table-cell office:value-type="float" office:value="0.0000119984381590688" calcext:value-type="float">
            <text:p>1.19984381590688E-05</text:p>
          </table:table-cell>
          <table:table-cell office:value-type="float" office:value="0.0000121955120754352" calcext:value-type="float">
            <text:p>1.21955120754352E-05</text:p>
          </table:table-cell>
          <table:table-cell office:value-type="float" office:value="0.0000123188664954405" calcext:value-type="float">
            <text:p>1.23188664954405E-05</text:p>
          </table:table-cell>
          <table:table-cell office:value-type="float" office:value="0.0000124505931593401" calcext:value-type="float">
            <text:p>1.24505931593401E-05</text:p>
          </table:table-cell>
          <table:table-cell office:value-type="float" office:value="0.0000125692400378433" calcext:value-type="float">
            <text:p>1.25692400378433E-05</text:p>
          </table:table-cell>
          <table:table-cell office:value-type="float" office:value="0.0000126229163156607" calcext:value-type="float">
            <text:p>1.26229163156607E-05</text:p>
          </table:table-cell>
          <table:table-cell office:value-type="float" office:value="0.0000126652021811359" calcext:value-type="float">
            <text:p>1.26652021811359E-05</text:p>
          </table:table-cell>
          <table:table-cell office:value-type="float" office:value="0.0000126876344779795" calcext:value-type="float">
            <text:p>1.26876344779795E-05</text:p>
          </table:table-cell>
          <table:table-cell office:value-type="float" office:value="0.0000127208332311365" calcext:value-type="float">
            <text:p>1.27208332311365E-05</text:p>
          </table:table-cell>
          <table:table-cell office:value-type="float" office:value="0.0000127403192080938" calcext:value-type="float">
            <text:p>1.27403192080938E-05</text:p>
          </table:table-cell>
          <table:table-cell office:value-type="float" office:value="0.0000127504484066599" calcext:value-type="float">
            <text:p>1.27504484066599E-05</text:p>
          </table:table-cell>
          <table:table-cell office:value-type="float" office:value="0.0000127634030676994" calcext:value-type="float">
            <text:p>1.27634030676994E-05</text:p>
          </table:table-cell>
          <table:table-cell office:value-type="float" office:value="0.0000127881097414163" calcext:value-type="float">
            <text:p>1.27881097414163E-05</text:p>
          </table:table-cell>
          <table:table-cell office:value-type="float" office:value="0.000012815527749148" calcext:value-type="float">
            <text:p>1.2815527749148E-05</text:p>
          </table:table-cell>
          <table:table-cell office:value-type="float" office:value="0.0000128070232711008" calcext:value-type="float">
            <text:p>1.28070232711008E-05</text:p>
          </table:table-cell>
          <table:table-cell office:value-type="float" office:value="0.0000128308538622687" calcext:value-type="float">
            <text:p>1.28308538622687E-05</text:p>
          </table:table-cell>
          <table:table-cell office:value-type="float" office:value="0.0000127394374679463" calcext:value-type="float">
            <text:p>1.27394374679463E-05</text:p>
          </table:table-cell>
          <table:table-cell office:value-type="float" office:value="0.0000127621458136162" calcext:value-type="float">
            <text:p>1.27621458136162E-05</text:p>
          </table:table-cell>
          <table:table-cell office:value-type="float" office:value="0.0000127789164940307" calcext:value-type="float">
            <text:p>1.27789164940307E-05</text:p>
          </table:table-cell>
          <table:table-cell office:value-type="float" office:value="0.0000126999001222664" calcext:value-type="float">
            <text:p>1.26999001222664E-05</text:p>
          </table:table-cell>
          <table:table-cell office:value-type="float" office:value="0.0000127360825042013" calcext:value-type="float">
            <text:p>1.27360825042013E-05</text:p>
          </table:table-cell>
          <table:table-cell office:value-type="float" office:value="0.0000127376210923903" calcext:value-type="float">
            <text:p>1.27376210923903E-05</text:p>
          </table:table-cell>
          <table:table-cell office:value-type="float" office:value="0.0000126116986832061" calcext:value-type="float">
            <text:p>1.26116986832061E-05</text:p>
          </table:table-cell>
          <table:table-cell office:value-type="float" office:value="0.0000126402410628126" calcext:value-type="float">
            <text:p>1.26402410628126E-05</text:p>
          </table:table-cell>
          <table:table-cell office:value-type="float" office:value="0.0000125204411584812" calcext:value-type="float">
            <text:p>1.25204411584812E-05</text:p>
          </table:table-cell>
          <table:table-cell office:value-type="float" office:value="0.0000121271406638832" calcext:value-type="float">
            <text:p>1.21271406638832E-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108419748293145" calcext:value-type="float">
            <text:p>1.08419748293145E-05</text:p>
          </table:table-cell>
          <table:table-cell office:value-type="float" office:value="0.0000109728851202833" calcext:value-type="float">
            <text:p>1.09728851202833E-05</text:p>
          </table:table-cell>
          <table:table-cell office:value-type="float" office:value="0.0000111258977675545" calcext:value-type="float">
            <text:p>1.11258977675545E-05</text:p>
          </table:table-cell>
          <table:table-cell office:value-type="float" office:value="0.0000113587918233309" calcext:value-type="float">
            <text:p>1.13587918233309E-05</text:p>
          </table:table-cell>
          <table:table-cell office:value-type="float" office:value="0.0000112127812443989" calcext:value-type="float">
            <text:p>1.12127812443989E-05</text:p>
          </table:table-cell>
          <table:table-cell office:value-type="float" office:value="0.0000114870755127512" calcext:value-type="float">
            <text:p>1.14870755127512E-05</text:p>
          </table:table-cell>
          <table:table-cell office:value-type="float" office:value="0.0000116836507591822" calcext:value-type="float">
            <text:p>1.16836507591822E-05</text:p>
          </table:table-cell>
          <table:table-cell office:value-type="float" office:value="0.0000118093344570109" calcext:value-type="float">
            <text:p>1.18093344570109E-05</text:p>
          </table:table-cell>
          <table:table-cell office:value-type="float" office:value="0.0000119411850752016" calcext:value-type="float">
            <text:p>1.19411850752016E-05</text:p>
          </table:table-cell>
          <table:table-cell office:value-type="float" office:value="0.0000120596282457737" calcext:value-type="float">
            <text:p>1.20596282457737E-05</text:p>
          </table:table-cell>
          <table:table-cell office:value-type="float" office:value="0.0000121152318493518" calcext:value-type="float">
            <text:p>1.21152318493518E-05</text:p>
          </table:table-cell>
          <table:table-cell office:value-type="float" office:value="0.0000121601044995556" calcext:value-type="float">
            <text:p>1.21601044995556E-05</text:p>
          </table:table-cell>
          <table:table-cell office:value-type="float" office:value="0.0000121848909053177" calcext:value-type="float">
            <text:p>1.21848909053177E-05</text:p>
          </table:table-cell>
          <table:table-cell office:value-type="float" office:value="0.0000122208058160757" calcext:value-type="float">
            <text:p>1.22208058160757E-05</text:p>
          </table:table-cell>
          <table:table-cell office:value-type="float" office:value="0.0000122426991291496" calcext:value-type="float">
            <text:p>1.22426991291496E-05</text:p>
          </table:table-cell>
          <table:table-cell office:value-type="float" office:value="0.0000122554253326167" calcext:value-type="float">
            <text:p>1.22554253326167E-05</text:p>
          </table:table-cell>
          <table:table-cell office:value-type="float" office:value="0.0000122700006310697" calcext:value-type="float">
            <text:p>1.22700006310697E-05</text:p>
          </table:table-cell>
          <table:table-cell office:value-type="float" office:value="0.0000122948207040496" calcext:value-type="float">
            <text:p>1.22948207040496E-05</text:p>
          </table:table-cell>
          <table:table-cell office:value-type="float" office:value="0.0000123233394621424" calcext:value-type="float">
            <text:p>1.23233394621424E-05</text:p>
          </table:table-cell>
          <table:table-cell office:value-type="float" office:value="0.0000123163912006" calcext:value-type="float">
            <text:p>1.23163912006E-05</text:p>
          </table:table-cell>
          <table:table-cell office:value-type="float" office:value="0.0000123416601010963" calcext:value-type="float">
            <text:p>1.23416601010963E-05</text:p>
          </table:table-cell>
          <table:table-cell office:value-type="float" office:value="0.0000122543012224033" calcext:value-type="float">
            <text:p>1.22543012224033E-05</text:p>
          </table:table-cell>
          <table:table-cell office:value-type="float" office:value="0.0000122762070857516" calcext:value-type="float">
            <text:p>1.22762070857516E-05</text:p>
          </table:table-cell>
          <table:table-cell office:value-type="float" office:value="0.0000122944434457227" calcext:value-type="float">
            <text:p>1.22944434457227E-05</text:p>
          </table:table-cell>
          <table:table-cell office:value-type="float" office:value="0.0000122197735402571" calcext:value-type="float">
            <text:p>1.22197735402571E-05</text:p>
          </table:table-cell>
          <table:table-cell office:value-type="float" office:value="0.0000122553414647145" calcext:value-type="float">
            <text:p>1.22553414647145E-05</text:p>
          </table:table-cell>
          <table:table-cell office:value-type="float" office:value="0.0000122576976196502" calcext:value-type="float">
            <text:p>1.22576976196502E-05</text:p>
          </table:table-cell>
          <table:table-cell office:value-type="float" office:value="0.0000121362051729836" calcext:value-type="float">
            <text:p>1.21362051729836E-05</text:p>
          </table:table-cell>
          <table:table-cell office:value-type="float" office:value="0.0000121640568207967" calcext:value-type="float">
            <text:p>1.21640568207967E-05</text:p>
          </table:table-cell>
          <table:table-cell office:value-type="float" office:value="0.0000120493004034624" calcext:value-type="float">
            <text:p>1.20493004034624E-05</text:p>
          </table:table-cell>
          <table:table-cell office:value-type="float" office:value="0.0000116711072479484" calcext:value-type="float">
            <text:p>1.16711072479484E-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10350313674186" calcext:value-type="float">
            <text:p>1.0350313674186E-05</text:p>
          </table:table-cell>
          <table:table-cell office:value-type="float" office:value="0.0000104810453565048" calcext:value-type="float">
            <text:p>1.04810453565048E-05</text:p>
          </table:table-cell>
          <table:table-cell office:value-type="float" office:value="0.0000106352029180926" calcext:value-type="float">
            <text:p>1.06352029180926E-05</text:p>
          </table:table-cell>
          <table:table-cell office:value-type="float" office:value="0.0000108640754454858" calcext:value-type="float">
            <text:p>1.08640754454858E-05</text:p>
          </table:table-cell>
          <table:table-cell office:value-type="float" office:value="0.0000107367689508983" calcext:value-type="float">
            <text:p>1.07367689508983E-05</text:p>
          </table:table-cell>
          <table:table-cell office:value-type="float" office:value="0.0000110080387296024" calcext:value-type="float">
            <text:p>1.10080387296024E-05</text:p>
          </table:table-cell>
          <table:table-cell office:value-type="float" office:value="0.0000112036272535789" calcext:value-type="float">
            <text:p>1.12036272535789E-05</text:p>
          </table:table-cell>
          <table:table-cell office:value-type="float" office:value="0.000011331003590932" calcext:value-type="float">
            <text:p>1.1331003590932E-05</text:p>
          </table:table-cell>
          <table:table-cell office:value-type="float" office:value="0.0000114626131972759" calcext:value-type="float">
            <text:p>1.14626131972759E-05</text:p>
          </table:table-cell>
          <table:table-cell office:value-type="float" office:value="0.0000115805585272811" calcext:value-type="float">
            <text:p>1.15805585272811E-05</text:p>
          </table:table-cell>
          <table:table-cell office:value-type="float" office:value="0.0000116377256306582" calcext:value-type="float">
            <text:p>1.16377256306582E-05</text:p>
          </table:table-cell>
          <table:table-cell office:value-type="float" office:value="0.0000116847647269357" calcext:value-type="float">
            <text:p>1.16847647269357E-05</text:p>
          </table:table-cell>
          <table:table-cell office:value-type="float" office:value="0.0000117115554191116" calcext:value-type="float">
            <text:p>1.17115554191116E-05</text:p>
          </table:table-cell>
          <table:table-cell office:value-type="float" office:value="0.0000117497802250568" calcext:value-type="float">
            <text:p>1.17497802250568E-05</text:p>
          </table:table-cell>
          <table:table-cell office:value-type="float" office:value="0.0000117737460068435" calcext:value-type="float">
            <text:p>1.17737460068435E-05</text:p>
          </table:table-cell>
          <table:table-cell office:value-type="float" office:value="0.0000117887342430569" calcext:value-type="float">
            <text:p>1.17887342430569E-05</text:p>
          </table:table-cell>
          <table:table-cell office:value-type="float" office:value="0.000011804710751275" calcext:value-type="float">
            <text:p>1.1804710751275E-05</text:p>
          </table:table-cell>
          <table:table-cell office:value-type="float" office:value="0.0000118295649470434" calcext:value-type="float">
            <text:p>1.18295649470434E-05</text:p>
          </table:table-cell>
          <table:table-cell office:value-type="float" office:value="0.0000118589965324586" calcext:value-type="float">
            <text:p>1.18589965324586E-05</text:p>
          </table:table-cell>
          <table:table-cell office:value-type="float" office:value="0.0000118534398465743" calcext:value-type="float">
            <text:p>1.18534398465743E-05</text:p>
          </table:table-cell>
          <table:table-cell office:value-type="float" office:value="0.0000118799275915958" calcext:value-type="float">
            <text:p>1.18799275915958E-05</text:p>
          </table:table-cell>
          <table:table-cell office:value-type="float" office:value="0.0000117963755588403" calcext:value-type="float">
            <text:p>1.17963755588403E-05</text:p>
          </table:table-cell>
          <table:table-cell office:value-type="float" office:value="0.0000118174843029587" calcext:value-type="float">
            <text:p>1.18174843029587E-05</text:p>
          </table:table-cell>
          <table:table-cell office:value-type="float" office:value="0.0000118370048060273" calcext:value-type="float">
            <text:p>1.18370048060273E-05</text:p>
          </table:table-cell>
          <table:table-cell office:value-type="float" office:value="0.0000117663660521317" calcext:value-type="float">
            <text:p>1.17663660521317E-05</text:p>
          </table:table-cell>
          <table:table-cell office:value-type="float" office:value="0.0000118013045024887" calcext:value-type="float">
            <text:p>1.18013045024887E-05</text:p>
          </table:table-cell>
          <table:table-cell office:value-type="float" office:value="0.0000118043909830358" calcext:value-type="float">
            <text:p>1.18043909830358E-05</text:p>
          </table:table-cell>
          <table:table-cell office:value-type="float" office:value="0.0000116870576773169" calcext:value-type="float">
            <text:p>1.16870576773169E-05</text:p>
          </table:table-cell>
          <table:table-cell office:value-type="float" office:value="0.0000117142504993845" calcext:value-type="float">
            <text:p>1.17142504993845E-05</text:p>
          </table:table-cell>
          <table:table-cell office:value-type="float" office:value="0.0000116042170645754" calcext:value-type="float">
            <text:p>1.16042170645754E-05</text:p>
          </table:table-cell>
          <table:table-cell office:value-type="float" office:value="0.0000112402577368933" calcext:value-type="float">
            <text:p>1.12402577368933E-0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989176891247911" calcext:value-type="float">
            <text:p>9.89176891247911E-06</text:p>
          </table:table-cell>
          <table:table-cell office:value-type="float" office:value="0.0000100219292272995" calcext:value-type="float">
            <text:p>1.00219292272995E-05</text:p>
          </table:table-cell>
          <table:table-cell office:value-type="float" office:value="0.0000101766153234074" calcext:value-type="float">
            <text:p>1.01766153234074E-05</text:p>
          </table:table-cell>
          <table:table-cell office:value-type="float" office:value="0.0000104013138015808" calcext:value-type="float">
            <text:p>1.04013138015808E-05</text:p>
          </table:table-cell>
          <table:table-cell office:value-type="float" office:value="0.000010290678661053" calcext:value-type="float">
            <text:p>1.0290678661053E-05</text:p>
          </table:table-cell>
          <table:table-cell office:value-type="float" office:value="0.0000105585607677388" calcext:value-type="float">
            <text:p>1.05585607677388E-05</text:p>
          </table:table-cell>
          <table:table-cell office:value-type="float" office:value="0.00001075275911094" calcext:value-type="float">
            <text:p>1.075275911094E-05</text:p>
          </table:table-cell>
          <table:table-cell office:value-type="float" office:value="0.0000108812852730297" calcext:value-type="float">
            <text:p>1.08812852730297E-05</text:p>
          </table:table-cell>
          <table:table-cell office:value-type="float" office:value="0.000011012348030086" calcext:value-type="float">
            <text:p>1.1012348030086E-05</text:p>
          </table:table-cell>
          <table:table-cell office:value-type="float" office:value="0.0000111295504121633" calcext:value-type="float">
            <text:p>1.11295504121633E-05</text:p>
          </table:table-cell>
          <table:table-cell office:value-type="float" office:value="0.0000111879662913572" calcext:value-type="float">
            <text:p>1.11879662913572E-05</text:p>
          </table:table-cell>
          <table:table-cell office:value-type="float" office:value="0.0000112368062668524" calcext:value-type="float">
            <text:p>1.12368062668524E-05</text:p>
          </table:table-cell>
          <table:table-cell office:value-type="float" office:value="0.0000112652967314951" calcext:value-type="float">
            <text:p>1.12652967314951E-05</text:p>
          </table:table-cell>
          <table:table-cell office:value-type="float" office:value="0.0000113054760151138" calcext:value-type="float">
            <text:p>1.13054760151138E-05</text:p>
          </table:table-cell>
          <table:table-cell office:value-type="float" office:value="0.0000113312205671461" calcext:value-type="float">
            <text:p>1.13312205671461E-05</text:p>
          </table:table-cell>
          <table:table-cell office:value-type="float" office:value="0.0000113481760594209" calcext:value-type="float">
            <text:p>1.13481760594209E-05</text:p>
          </table:table-cell>
          <table:table-cell office:value-type="float" office:value="0.0000113653608103914" calcext:value-type="float">
            <text:p>1.13653608103914E-05</text:p>
          </table:table-cell>
          <table:table-cell office:value-type="float" office:value="0.0000113901823186562" calcext:value-type="float">
            <text:p>1.13901823186562E-05</text:p>
          </table:table-cell>
          <table:table-cell office:value-type="float" office:value="0.0000114203623340686" calcext:value-type="float">
            <text:p>1.14203623340686E-05</text:p>
          </table:table-cell>
          <table:table-cell office:value-type="float" office:value="0.000011416051260217" calcext:value-type="float">
            <text:p>1.1416051260217E-05</text:p>
          </table:table-cell>
          <table:table-cell office:value-type="float" office:value="0.0000114435651258409" calcext:value-type="float">
            <text:p>1.14435651258409E-05</text:p>
          </table:table-cell>
          <table:table-cell office:value-type="float" office:value="0.0000113635904877806" calcext:value-type="float">
            <text:p>1.13635904877806E-05</text:p>
          </table:table-cell>
          <table:table-cell office:value-type="float" office:value="0.0000113839115308137" calcext:value-type="float">
            <text:p>1.13839115308137E-05</text:p>
          </table:table-cell>
          <table:table-cell office:value-type="float" office:value="0.0000114045551888459" calcext:value-type="float">
            <text:p>1.14045551888459E-05</text:p>
          </table:table-cell>
          <table:table-cell office:value-type="float" office:value="0.0000113376611836621" calcext:value-type="float">
            <text:p>1.13376611836621E-05</text:p>
          </table:table-cell>
          <table:table-cell office:value-type="float" office:value="0.0000113719601868832" calcext:value-type="float">
            <text:p>1.13719601868832E-05</text:p>
          </table:table-cell>
          <table:table-cell office:value-type="float" office:value="0.0000113756991218759" calcext:value-type="float">
            <text:p>1.13756991218759E-05</text:p>
          </table:table-cell>
          <table:table-cell office:value-type="float" office:value="0.000011262278896906" calcext:value-type="float">
            <text:p>1.1262278896906E-05</text:p>
          </table:table-cell>
          <table:table-cell office:value-type="float" office:value="0.0000112888421774599" calcext:value-type="float">
            <text:p>1.12888421774599E-05</text:p>
          </table:table-cell>
          <table:table-cell office:value-type="float" office:value="0.0000111832381711895" calcext:value-type="float">
            <text:p>1.11832381711895E-05</text:p>
          </table:table-cell>
          <table:table-cell office:value-type="float" office:value="0.0000108327091062711" calcext:value-type="float">
            <text:p>1.08327091062711E-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946333076389649" calcext:value-type="float">
            <text:p>9.46333076389649E-06</text:p>
          </table:table-cell>
          <table:table-cell office:value-type="float" office:value="0.00000959259921574735" calcext:value-type="float">
            <text:p>9.59259921574735E-06</text:p>
          </table:table-cell>
          <table:table-cell office:value-type="float" office:value="0.00000974729834607567" calcext:value-type="float">
            <text:p>9.74729834607567E-06</text:p>
          </table:table-cell>
          <table:table-cell office:value-type="float" office:value="0.00000996771830537177" calcext:value-type="float">
            <text:p>9.96771830537177E-06</text:p>
          </table:table-cell>
          <table:table-cell office:value-type="float" office:value="0.00000987196804029011" calcext:value-type="float">
            <text:p>9.87196804029011E-06</text:p>
          </table:table-cell>
          <table:table-cell office:value-type="float" office:value="0.0000101361745331546" calcext:value-type="float">
            <text:p>1.01361745331546E-05</text:p>
          </table:table-cell>
          <table:table-cell office:value-type="float" office:value="0.0000103286503360755" calcext:value-type="float">
            <text:p>1.03286503360755E-05</text:p>
          </table:table-cell>
          <table:table-cell office:value-type="float" office:value="0.0000104578633145784" calcext:value-type="float">
            <text:p>1.04578633145784E-05</text:p>
          </table:table-cell>
          <table:table-cell office:value-type="float" office:value="0.0000105881234342331" calcext:value-type="float">
            <text:p>1.05881234342331E-05</text:p>
          </table:table-cell>
          <table:table-cell office:value-type="float" office:value="0.0000107043792292972" calcext:value-type="float">
            <text:p>1.07043792292972E-05</text:p>
          </table:table-cell>
          <table:table-cell office:value-type="float" office:value="0.0000107637712714225" calcext:value-type="float">
            <text:p>1.07637712714225E-05</text:p>
          </table:table-cell>
          <table:table-cell office:value-type="float" office:value="0.0000108140936990418" calcext:value-type="float">
            <text:p>1.08140936990418E-05</text:p>
          </table:table-cell>
          <table:table-cell office:value-type="float" office:value="0.0000108440183845205" calcext:value-type="float">
            <text:p>1.08440183845205E-05</text:p>
          </table:table-cell>
          <table:table-cell office:value-type="float" office:value="0.0000108858407499837" calcext:value-type="float">
            <text:p>1.08858407499837E-05</text:p>
          </table:table-cell>
          <table:table-cell office:value-type="float" office:value="0.0000109131060668731" calcext:value-type="float">
            <text:p>1.09131060668731E-05</text:p>
          </table:table-cell>
          <table:table-cell office:value-type="float" office:value="0.0000109317689704084" calcext:value-type="float">
            <text:p>1.09317689704084E-05</text:p>
          </table:table-cell>
          <table:table-cell office:value-type="float" office:value="0.0000109499919898964" calcext:value-type="float">
            <text:p>1.09499919898964E-05</text:p>
          </table:table-cell>
          <table:table-cell office:value-type="float" office:value="0.000010974724576707" calcext:value-type="float">
            <text:p>1.0974724576707E-05</text:p>
          </table:table-cell>
          <table:table-cell office:value-type="float" office:value="0.0000110055090430391" calcext:value-type="float">
            <text:p>1.10055090430391E-05</text:p>
          </table:table-cell>
          <table:table-cell office:value-type="float" office:value="0.0000110023138967031" calcext:value-type="float">
            <text:p>1.10023138967031E-05</text:p>
          </table:table-cell>
          <table:table-cell office:value-type="float" office:value="0.0000110306844147761" calcext:value-type="float">
            <text:p>1.10306844147761E-05</text:p>
          </table:table-cell>
          <table:table-cell office:value-type="float" office:value="0.0000109540766031226" calcext:value-type="float">
            <text:p>1.09540766031226E-05</text:p>
          </table:table-cell>
          <table:table-cell office:value-type="float" office:value="0.0000109736225466701" calcext:value-type="float">
            <text:p>1.09736225466701E-05</text:p>
          </table:table-cell>
          <table:table-cell office:value-type="float" office:value="0.0000109952463149251" calcext:value-type="float">
            <text:p>1.09952463149251E-05</text:p>
          </table:table-cell>
          <table:table-cell office:value-type="float" office:value="0.0000109318363318078" calcext:value-type="float">
            <text:p>1.09318363318078E-05</text:p>
          </table:table-cell>
          <table:table-cell office:value-type="float" office:value="0.0000109654900972108" calcext:value-type="float">
            <text:p>1.09654900972108E-05</text:p>
          </table:table-cell>
          <table:table-cell office:value-type="float" office:value="0.0000109698118243438" calcext:value-type="float">
            <text:p>1.09698118243438E-05</text:p>
          </table:table-cell>
          <table:table-cell office:value-type="float" office:value="0.0000108600804659852" calcext:value-type="float">
            <text:p>1.08600804659852E-05</text:p>
          </table:table-cell>
          <table:table-cell office:value-type="float" office:value="0.0000108860411585398" calcext:value-type="float">
            <text:p>1.08860411585398E-05</text:p>
          </table:table-cell>
          <table:table-cell office:value-type="float" office:value="0.0000107845971662917" calcext:value-type="float">
            <text:p>1.07845971662917E-05</text:p>
          </table:table-cell>
          <table:table-cell office:value-type="float" office:value="0.0000104467576019109" calcext:value-type="float">
            <text:p>1.04467576019109E-0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906233419369413" calcext:value-type="float">
            <text:p>9.06233419369413E-06</text:p>
          </table:table-cell>
          <table:table-cell office:value-type="float" office:value="0.0000091904501222809" calcext:value-type="float">
            <text:p>9.1904501222809E-06</text:p>
          </table:table-cell>
          <table:table-cell office:value-type="float" office:value="0.00000934473153563923" calcext:value-type="float">
            <text:p>9.34473153563923E-06</text:p>
          </table:table-cell>
          <table:table-cell office:value-type="float" office:value="0.00000956080766881597" calcext:value-type="float">
            <text:p>9.56080766881597E-06</text:p>
          </table:table-cell>
          <table:table-cell office:value-type="float" office:value="0.00000947836786710405" calcext:value-type="float">
            <text:p>9.47836786710405E-06</text:p>
          </table:table-cell>
          <table:table-cell office:value-type="float" office:value="0.00000973867360213644" calcext:value-type="float">
            <text:p>9.73867360213644E-06</text:p>
          </table:table-cell>
          <table:table-cell office:value-type="float" office:value="0.00000992915439922828" calcext:value-type="float">
            <text:p>9.92915439922828E-06</text:p>
          </table:table-cell>
          <table:table-cell office:value-type="float" office:value="0.0000100586592584948" calcext:value-type="float">
            <text:p>1.00586592584948E-05</text:p>
          </table:table-cell>
          <table:table-cell office:value-type="float" office:value="0.0000101879034173508" calcext:value-type="float">
            <text:p>1.01879034173508E-05</text:p>
          </table:table-cell>
          <table:table-cell office:value-type="float" office:value="0.0000103030441379305" calcext:value-type="float">
            <text:p>1.03030441379305E-05</text:p>
          </table:table-cell>
          <table:table-cell office:value-type="float" office:value="0.000010363175953647" calcext:value-type="float">
            <text:p>1.0363175953647E-05</text:p>
          </table:table-cell>
          <table:table-cell office:value-type="float" office:value="0.0000104147030976107" calcext:value-type="float">
            <text:p>1.04147030976107E-05</text:p>
          </table:table-cell>
          <table:table-cell office:value-type="float" office:value="0.0000104458300587472" calcext:value-type="float">
            <text:p>1.04458300587472E-05</text:p>
          </table:table-cell>
          <table:table-cell office:value-type="float" office:value="0.0000104890223274626" calcext:value-type="float">
            <text:p>1.04890223274626E-05</text:p>
          </table:table-cell>
          <table:table-cell office:value-type="float" office:value="0.0000105175814325556" calcext:value-type="float">
            <text:p>1.05175814325556E-05</text:p>
          </table:table-cell>
          <table:table-cell office:value-type="float" office:value="0.0000105377223405694" calcext:value-type="float">
            <text:p>1.05377223405694E-05</text:p>
          </table:table-cell>
          <table:table-cell office:value-type="float" office:value="0.0000105568336872036" calcext:value-type="float">
            <text:p>1.05568336872036E-05</text:p>
          </table:table-cell>
          <table:table-cell office:value-type="float" office:value="0.0000105814301117268" calcext:value-type="float">
            <text:p>1.05814301117268E-05</text:p>
          </table:table-cell>
          <table:table-cell office:value-type="float" office:value="0.0000106126928159972" calcext:value-type="float">
            <text:p>1.06126928159972E-05</text:p>
          </table:table-cell>
          <table:table-cell office:value-type="float" office:value="0.0000106104981419353" calcext:value-type="float">
            <text:p>1.06104981419353E-05</text:p>
          </table:table-cell>
          <table:table-cell office:value-type="float" office:value="0.0000106395761218744" calcext:value-type="float">
            <text:p>1.06395761218744E-05</text:p>
          </table:table-cell>
          <table:table-cell office:value-type="float" office:value="0.0000105661414315369" calcext:value-type="float">
            <text:p>1.05661414315369E-05</text:p>
          </table:table-cell>
          <table:table-cell office:value-type="float" office:value="0.0000105849273474067" calcext:value-type="float">
            <text:p>1.05849273474067E-05</text:p>
          </table:table-cell>
          <table:table-cell office:value-type="float" office:value="0.0000106074038962643" calcext:value-type="float">
            <text:p>1.06074038962643E-05</text:p>
          </table:table-cell>
          <table:table-cell office:value-type="float" office:value="0.0000105472400780057" calcext:value-type="float">
            <text:p>1.05472400780057E-05</text:p>
          </table:table-cell>
          <table:table-cell office:value-type="float" office:value="0.0000105802462798033" calcext:value-type="float">
            <text:p>1.05802462798033E-05</text:p>
          </table:table-cell>
          <table:table-cell office:value-type="float" office:value="0.0000105850883519841" calcext:value-type="float">
            <text:p>1.05850883519841E-05</text:p>
          </table:table-cell>
          <table:table-cell office:value-type="float" office:value="0.000010478840982905" calcext:value-type="float">
            <text:p>1.0478840982905E-05</text:p>
          </table:table-cell>
          <table:table-cell office:value-type="float" office:value="0.0000105042239644362" calcext:value-type="float">
            <text:p>1.05042239644362E-05</text:p>
          </table:table-cell>
          <table:table-cell office:value-type="float" office:value="0.0000104066922512553" calcext:value-type="float">
            <text:p>1.04066922512553E-05</text:p>
          </table:table-cell>
          <table:table-cell office:value-type="float" office:value="0.0000100808579592257" calcext:value-type="float">
            <text:p>1.00808579592257E-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868641141759832" calcext:value-type="float">
            <text:p>8.68641141759832E-06</text:p>
          </table:table-cell>
          <table:table-cell office:value-type="float" office:value="0.00000881316385593683" calcext:value-type="float">
            <text:p>8.81316385593683E-06</text:p>
          </table:table-cell>
          <table:table-cell office:value-type="float" office:value="0.00000896666820218584" calcext:value-type="float">
            <text:p>8.96666820218584E-06</text:p>
          </table:table-cell>
          <table:table-cell office:value-type="float" office:value="0.00000917836710226375" calcext:value-type="float">
            <text:p>9.17836710226375E-06</text:p>
          </table:table-cell>
          <table:table-cell office:value-type="float" office:value="0.00000910784663703202" calcext:value-type="float">
            <text:p>9.10784663703202E-06</text:p>
          </table:table-cell>
          <table:table-cell office:value-type="float" office:value="0.00000936407895104415" calcext:value-type="float">
            <text:p>9.36407895104415E-06</text:p>
          </table:table-cell>
          <table:table-cell office:value-type="float" office:value="0.00000955234283183858" calcext:value-type="float">
            <text:p>9.55234283183858E-06</text:p>
          </table:table-cell>
          <table:table-cell office:value-type="float" office:value="0.00000968180284832964" calcext:value-type="float">
            <text:p>9.68180284832964E-06</text:p>
          </table:table-cell>
          <table:table-cell office:value-type="float" office:value="0.00000980985382824191" calcext:value-type="float">
            <text:p>9.80985382824191E-06</text:p>
          </table:table-cell>
          <table:table-cell office:value-type="float" office:value="0.00000992374083971957" calcext:value-type="float">
            <text:p>9.92374083971957E-06</text:p>
          </table:table-cell>
          <table:table-cell office:value-type="float" office:value="0.0000099844072853044" calcext:value-type="float">
            <text:p>9.9844072853044E-06</text:p>
          </table:table-cell>
          <table:table-cell office:value-type="float" office:value="0.0000100368966317117" calcext:value-type="float">
            <text:p>1.00368966317117E-05</text:p>
          </table:table-cell>
          <table:table-cell office:value-type="float" office:value="0.0000100690229922517" calcext:value-type="float">
            <text:p>1.00690229922517E-05</text:p>
          </table:table-cell>
          <table:table-cell office:value-type="float" office:value="0.0000101133452476252" calcext:value-type="float">
            <text:p>1.01133452476252E-05</text:p>
          </table:table-cell>
          <table:table-cell office:value-type="float" office:value="0.0000101429982062283" calcext:value-type="float">
            <text:p>1.01429982062283E-05</text:p>
          </table:table-cell>
          <table:table-cell office:value-type="float" office:value="0.0000101644143003686" calcext:value-type="float">
            <text:p>1.01644143003686E-05</text:p>
          </table:table-cell>
          <table:table-cell office:value-type="float" office:value="0.0000101842815306565" calcext:value-type="float">
            <text:p>1.01842815306565E-05</text:p>
          </table:table-cell>
          <table:table-cell office:value-type="float" office:value="0.0000102087022143541" calcext:value-type="float">
            <text:p>1.02087022143541E-05</text:p>
          </table:table-cell>
          <table:table-cell office:value-type="float" office:value="0.000010240332438527" calcext:value-type="float">
            <text:p>1.0240332438527E-05</text:p>
          </table:table-cell>
          <table:table-cell office:value-type="float" office:value="0.0000102390352525778" calcext:value-type="float">
            <text:p>1.02390352525778E-05</text:p>
          </table:table-cell>
          <table:table-cell office:value-type="float" office:value="0.0000102686892276653" calcext:value-type="float">
            <text:p>1.02686892276653E-05</text:p>
          </table:table-cell>
          <table:table-cell office:value-type="float" office:value="0.0000101982490626407" calcext:value-type="float">
            <text:p>1.01982490626407E-05</text:p>
          </table:table-cell>
          <table:table-cell office:value-type="float" office:value="0.0000102162919088259" calcext:value-type="float">
            <text:p>1.02162919088259E-05</text:p>
          </table:table-cell>
          <table:table-cell office:value-type="float" office:value="0.0000102395077106561" calcext:value-type="float">
            <text:p>1.02395077106561E-05</text:p>
          </table:table-cell>
          <table:table-cell office:value-type="float" office:value="0.0000101823726259689" calcext:value-type="float">
            <text:p>1.01823726259689E-05</text:p>
          </table:table-cell>
          <table:table-cell office:value-type="float" office:value="0.0000102147318040835" calcext:value-type="float">
            <text:p>1.02147318040835E-05</text:p>
          </table:table-cell>
          <table:table-cell office:value-type="float" office:value="0.0000102200381356017" calcext:value-type="float">
            <text:p>1.02200381356017E-05</text:p>
          </table:table-cell>
          <table:table-cell office:value-type="float" office:value="0.0000101170870478546" calcext:value-type="float">
            <text:p>1.01170870478546E-05</text:p>
          </table:table-cell>
          <table:table-cell office:value-type="float" office:value="0.0000101419153410654" calcext:value-type="float">
            <text:p>1.01419153410654E-05</text:p>
          </table:table-cell>
          <table:table-cell office:value-type="float" office:value="0.0000100480676915241" calcext:value-type="float">
            <text:p>1.00480676915241E-05</text:p>
          </table:table-cell>
          <table:table-cell office:value-type="float" office:value="0.0000097336054602211" calcext:value-type="float">
            <text:p>9.7336054602211E-0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833345202436981" calcext:value-type="float">
            <text:p>8.33345202436981E-06</text:p>
          </table:table-cell>
          <table:table-cell office:value-type="float" office:value="0.0000084586713827897" calcext:value-type="float">
            <text:p>8.4586713827897E-06</text:p>
          </table:table-cell>
          <table:table-cell office:value-type="float" office:value="0.00000861109962038605" calcext:value-type="float">
            <text:p>8.61109962038605E-06</text:p>
          </table:table-cell>
          <table:table-cell office:value-type="float" office:value="0.00000881841382822937" calcext:value-type="float">
            <text:p>8.81841382822937E-06</text:p>
          </table:table-cell>
          <table:table-cell office:value-type="float" office:value="0.00000875858051942623" calcext:value-type="float">
            <text:p>8.75858051942623E-06</text:p>
          </table:table-cell>
          <table:table-cell office:value-type="float" office:value="0.00000901061064653084" calcext:value-type="float">
            <text:p>9.01061064653084E-06</text:p>
          </table:table-cell>
          <table:table-cell office:value-type="float" office:value="0.00000919647844429706" calcext:value-type="float">
            <text:p>9.19647844429706E-06</text:p>
          </table:table-cell>
          <table:table-cell office:value-type="float" office:value="0.00000932560679015091" calcext:value-type="float">
            <text:p>9.32560679015091E-06</text:p>
          </table:table-cell>
          <table:table-cell office:value-type="float" office:value="0.00000945231812758788" calcext:value-type="float">
            <text:p>9.45231812758788E-06</text:p>
          </table:table-cell>
          <table:table-cell office:value-type="float" office:value="0.00000956483818857179" calcext:value-type="float">
            <text:p>9.56483818857179E-06</text:p>
          </table:table-cell>
          <table:table-cell office:value-type="float" office:value="0.00000962586114148672" calcext:value-type="float">
            <text:p>9.62586114148672E-06</text:p>
          </table:table-cell>
          <table:table-cell office:value-type="float" office:value="0.00000967910074243713" calcext:value-type="float">
            <text:p>9.67910074243713E-06</text:p>
          </table:table-cell>
          <table:table-cell office:value-type="float" office:value="0.00000971204883682067" calcext:value-type="float">
            <text:p>9.71204883682067E-06</text:p>
          </table:table-cell>
          <table:table-cell office:value-type="float" office:value="0.0000097572901799226" calcext:value-type="float">
            <text:p>9.7572901799226E-06</text:p>
          </table:table-cell>
          <table:table-cell office:value-type="float" office:value="0.00000978786068059368" calcext:value-type="float">
            <text:p>9.78786068059368E-06</text:p>
          </table:table-cell>
          <table:table-cell office:value-type="float" office:value="0.00000981037242278741" calcext:value-type="float">
            <text:p>9.81037242278741E-06</text:p>
          </table:table-cell>
          <table:table-cell office:value-type="float" office:value="0.00000983087841305974" calcext:value-type="float">
            <text:p>9.83087841305974E-06</text:p>
          </table:table-cell>
          <table:table-cell office:value-type="float" office:value="0.00000985509031749651" calcext:value-type="float">
            <text:p>9.85509031749651E-06</text:p>
          </table:table-cell>
          <table:table-cell office:value-type="float" office:value="0.00000988699088744046" calcext:value-type="float">
            <text:p>9.88699088744046E-06</text:p>
          </table:table-cell>
          <table:table-cell office:value-type="float" office:value="0.00000988649916352376" calcext:value-type="float">
            <text:p>9.88649916352376E-06</text:p>
          </table:table-cell>
          <table:table-cell office:value-type="float" office:value="0.00000991661319413973" calcext:value-type="float">
            <text:p>9.91661319413973E-06</text:p>
          </table:table-cell>
          <table:table-cell office:value-type="float" office:value="0.00000984900253798661" calcext:value-type="float">
            <text:p>9.84900253798661E-06</text:p>
          </table:table-cell>
          <table:table-cell office:value-type="float" office:value="0.00000986632068039664" calcext:value-type="float">
            <text:p>9.86632068039664E-06</text:p>
          </table:table-cell>
          <table:table-cell office:value-type="float" office:value="0.00000989017436124645" calcext:value-type="float">
            <text:p>9.89017436124645E-06</text:p>
          </table:table-cell>
          <table:table-cell office:value-type="float" office:value="0.00000983586887023011" calcext:value-type="float">
            <text:p>9.83586887023011E-06</text:p>
          </table:table-cell>
          <table:table-cell office:value-type="float" office:value="0.00000986758392877286" calcext:value-type="float">
            <text:p>9.86758392877286E-06</text:p>
          </table:table-cell>
          <table:table-cell office:value-type="float" office:value="0.00000987330405875943" calcext:value-type="float">
            <text:p>9.87330405875943E-06</text:p>
          </table:table-cell>
          <table:table-cell office:value-type="float" office:value="0.00000977347683526428" calcext:value-type="float">
            <text:p>9.77347683526428E-06</text:p>
          </table:table-cell>
          <table:table-cell office:value-type="float" office:value="0.00000979777180324364" calcext:value-type="float">
            <text:p>9.79777180324364E-06</text:p>
          </table:table-cell>
          <table:table-cell office:value-type="float" office:value="0.00000970739761860692" calcext:value-type="float">
            <text:p>9.70739761860692E-06</text:p>
          </table:table-cell>
          <table:table-cell office:value-type="float" office:value="0.00000940372038305595" calcext:value-type="float">
            <text:p>9.40372038305595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800156932686368" calcext:value-type="float">
            <text:p>8.00156932686368E-06</text:p>
          </table:table-cell>
          <table:table-cell office:value-type="float" office:value="0.00000812512054397877" calcext:value-type="float">
            <text:p>8.12512054397877E-06</text:p>
          </table:table-cell>
          <table:table-cell office:value-type="float" office:value="0.00000827622468574536" calcext:value-type="float">
            <text:p>8.27622468574536E-06</text:p>
          </table:table-cell>
          <table:table-cell office:value-type="float" office:value="0.00000847916779723398" calcext:value-type="float">
            <text:p>8.47916779723398E-06</text:p>
          </table:table-cell>
          <table:table-cell office:value-type="float" office:value="0.00000842892774529982" calcext:value-type="float">
            <text:p>8.42892774529982E-06</text:p>
          </table:table-cell>
          <table:table-cell office:value-type="float" office:value="0.00000867666365331657" calcext:value-type="float">
            <text:p>8.67666365331657E-06</text:p>
          </table:table-cell>
          <table:table-cell office:value-type="float" office:value="0.00000885999238987726" calcext:value-type="float">
            <text:p>8.85999238987726E-06</text:p>
          </table:table-cell>
          <table:table-cell office:value-type="float" office:value="0.00000898854509500283" calcext:value-type="float">
            <text:p>8.98854509500283E-06</text:p>
          </table:table-cell>
          <table:table-cell office:value-type="float" office:value="0.00000911379656472496" calcext:value-type="float">
            <text:p>9.11379656472496E-06</text:p>
          </table:table-cell>
          <table:table-cell office:value-type="float" office:value="0.00000922485806211472" calcext:value-type="float">
            <text:p>9.22485806211472E-06</text:p>
          </table:table-cell>
          <table:table-cell office:value-type="float" office:value="0.00000928608282353359" calcext:value-type="float">
            <text:p>9.28608282353359E-06</text:p>
          </table:table-cell>
          <table:table-cell office:value-type="float" office:value="0.00000933988732026841" calcext:value-type="float">
            <text:p>9.33988732026841E-06</text:p>
          </table:table-cell>
          <table:table-cell office:value-type="float" office:value="0.0000093735014017428" calcext:value-type="float">
            <text:p>9.3735014017428E-06</text:p>
          </table:table-cell>
          <table:table-cell office:value-type="float" office:value="0.00000941947630449544" calcext:value-type="float">
            <text:p>9.41947630449544E-06</text:p>
          </table:table-cell>
          <table:table-cell office:value-type="float" office:value="0.00000945080871845448" calcext:value-type="float">
            <text:p>9.45080871845448E-06</text:p>
          </table:table-cell>
          <table:table-cell office:value-type="float" office:value="0.00000947425699949473" calcext:value-type="float">
            <text:p>9.47425699949473E-06</text:p>
          </table:table-cell>
          <table:table-cell office:value-type="float" office:value="0.00000949529806881588" calcext:value-type="float">
            <text:p>9.49529806881588E-06</text:p>
          </table:table-cell>
          <table:table-cell office:value-type="float" office:value="0.00000951927374659145" calcext:value-type="float">
            <text:p>9.51927374659145E-06</text:p>
          </table:table-cell>
          <table:table-cell office:value-type="float" office:value="0.00000955135935101992" calcext:value-type="float">
            <text:p>9.55135935101992E-06</text:p>
          </table:table-cell>
          <table:table-cell office:value-type="float" office:value="0.00000955159071508407" calcext:value-type="float">
            <text:p>9.55159071508407E-06</text:p>
          </table:table-cell>
          <table:table-cell office:value-type="float" office:value="0.00000958206249323217" calcext:value-type="float">
            <text:p>9.58206249323217E-06</text:p>
          </table:table-cell>
          <table:table-cell office:value-type="float" office:value="0.0000095171285702872" calcext:value-type="float">
            <text:p>9.5171285702872E-06</text:p>
          </table:table-cell>
          <table:table-cell office:value-type="float" office:value="0.00000953374139124947" calcext:value-type="float">
            <text:p>9.53374139124947E-06</text:p>
          </table:table-cell>
          <table:table-cell office:value-type="float" office:value="0.00000955814230597823" calcext:value-type="float">
            <text:p>9.55814230597823E-06</text:p>
          </table:table-cell>
          <table:table-cell office:value-type="float" office:value="0.00000950648368945771" calcext:value-type="float">
            <text:p>9.50648368945771E-06</text:p>
          </table:table-cell>
          <table:table-cell office:value-type="float" office:value="0.00000953755947613552" calcext:value-type="float">
            <text:p>9.53755947613552E-06</text:p>
          </table:table-cell>
          <table:table-cell office:value-type="float" office:value="0.00000954364793086294" calcext:value-type="float">
            <text:p>9.54364793086294E-06</text:p>
          </table:table-cell>
          <table:table-cell office:value-type="float" office:value="0.00000944678581197582" calcext:value-type="float">
            <text:p>9.44678581197582E-06</text:p>
          </table:table-cell>
          <table:table-cell office:value-type="float" office:value="0.00000947056732895633" calcext:value-type="float">
            <text:p>9.47056732895633E-06</text:p>
          </table:table-cell>
          <table:table-cell office:value-type="float" office:value="0.00000938347194581722" calcext:value-type="float">
            <text:p>9.38347194581722E-06</text:p>
          </table:table-cell>
          <table:table-cell office:value-type="float" office:value="0.00000909003447766253" calcext:value-type="float">
            <text:p>9.09003447766253E-0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768907183538527" calcext:value-type="float">
            <text:p>7.68907183538527E-06</text:p>
          </table:table-cell>
          <table:table-cell office:value-type="float" office:value="0.00000781084871429687" calcext:value-type="float">
            <text:p>7.81084871429687E-06</text:p>
          </table:table-cell>
          <table:table-cell office:value-type="float" office:value="0.0000079604240786378" calcext:value-type="float">
            <text:p>7.9604240786378E-06</text:p>
          </table:table-cell>
          <table:table-cell office:value-type="float" office:value="0.00000815902671281847" calcext:value-type="float">
            <text:p>8.15902671281847E-06</text:p>
          </table:table-cell>
          <table:table-cell office:value-type="float" office:value="0.00000811740668194116" calcext:value-type="float">
            <text:p>8.11740668194116E-06</text:p>
          </table:table-cell>
          <table:table-cell office:value-type="float" office:value="0.00000836078707683821" calcext:value-type="float">
            <text:p>8.36078707683821E-06</text:p>
          </table:table-cell>
          <table:table-cell office:value-type="float" office:value="0.00000854146444478236" calcext:value-type="float">
            <text:p>8.54146444478236E-06</text:p>
          </table:table-cell>
          <table:table-cell office:value-type="float" office:value="0.00000866923442199652" calcext:value-type="float">
            <text:p>8.66923442199652E-06</text:p>
          </table:table-cell>
          <table:table-cell office:value-type="float" office:value="0.00000879292821355394" calcext:value-type="float">
            <text:p>8.79292821355394E-06</text:p>
          </table:table-cell>
          <table:table-cell office:value-type="float" office:value="0.00000890245797500833" calcext:value-type="float">
            <text:p>8.90245797500833E-06</text:p>
          </table:table-cell>
          <table:table-cell office:value-type="float" office:value="0.00000896375019622049" calcext:value-type="float">
            <text:p>8.96375019622049E-06</text:p>
          </table:table-cell>
          <table:table-cell office:value-type="float" office:value="0.0000090179574113315" calcext:value-type="float">
            <text:p>9.0179574113315E-06</text:p>
          </table:table-cell>
          <table:table-cell office:value-type="float" office:value="0.0000090521008341732" calcext:value-type="float">
            <text:p>9.0521008341732E-06</text:p>
          </table:table-cell>
          <table:table-cell office:value-type="float" office:value="0.0000090986459966755" calcext:value-type="float">
            <text:p>9.0986459966755E-06</text:p>
          </table:table-cell>
          <table:table-cell office:value-type="float" office:value="0.00000913060284111211" calcext:value-type="float">
            <text:p>9.13060284111211E-06</text:p>
          </table:table-cell>
          <table:table-cell office:value-type="float" office:value="0.00000915484651592368" calcext:value-type="float">
            <text:p>9.15484651592368E-06</text:p>
          </table:table-cell>
          <table:table-cell office:value-type="float" office:value="0.00000917633080370225" calcext:value-type="float">
            <text:p>9.17633080370225E-06</text:p>
          </table:table-cell>
          <table:table-cell office:value-type="float" office:value="0.00000920004759357358" calcext:value-type="float">
            <text:p>9.20004759357358E-06</text:p>
          </table:table-cell>
          <table:table-cell office:value-type="float" office:value="0.00000923224333151458" calcext:value-type="float">
            <text:p>9.23224333151458E-06</text:p>
          </table:table-cell>
          <table:table-cell office:value-type="float" office:value="0.0000092331239307848" calcext:value-type="float">
            <text:p>9.2331239307848E-06</text:p>
          </table:table-cell>
          <table:table-cell office:value-type="float" office:value="0.00000926386313988032" calcext:value-type="float">
            <text:p>9.26386313988032E-06</text:p>
          </table:table-cell>
          <table:table-cell office:value-type="float" office:value="0.00000920146423918367" calcext:value-type="float">
            <text:p>9.20146423918367E-06</text:p>
          </table:table-cell>
          <table:table-cell office:value-type="float" office:value="0.00000921739181730223" calcext:value-type="float">
            <text:p>9.21739181730223E-06</text:p>
          </table:table-cell>
          <table:table-cell office:value-type="float" office:value="0.00000924225881399472" calcext:value-type="float">
            <text:p>9.24225881399472E-06</text:p>
          </table:table-cell>
          <table:table-cell office:value-type="float" office:value="0.00000919307912907147" calcext:value-type="float">
            <text:p>9.19307912907147E-06</text:p>
          </table:table-cell>
          <table:table-cell office:value-type="float" office:value="0.00000922352208187385" calcext:value-type="float">
            <text:p>9.22352208187385E-06</text:p>
          </table:table-cell>
          <table:table-cell office:value-type="float" office:value="0.00000922993782070756" calcext:value-type="float">
            <text:p>9.22993782070756E-06</text:p>
          </table:table-cell>
          <table:table-cell office:value-type="float" office:value="0.0000091358942794482" calcext:value-type="float">
            <text:p>9.1358942794482E-06</text:p>
          </table:table-cell>
          <table:table-cell office:value-type="float" office:value="0.00000915918088084615" calcext:value-type="float">
            <text:p>9.15918088084615E-06</text:p>
          </table:table-cell>
          <table:table-cell office:value-type="float" office:value="0.00000907518408118232" calcext:value-type="float">
            <text:p>9.07518408118232E-06</text:p>
          </table:table-cell>
          <table:table-cell office:value-type="float" office:value="0.0000087914791641835" calcext:value-type="float">
            <text:p>8.7914791641835E-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739443896660318" calcext:value-type="float">
            <text:p>7.39443896660318E-06</text:p>
          </table:table-cell>
          <table:table-cell office:value-type="float" office:value="0.00000751435947371274" calcext:value-type="float">
            <text:p>7.51435947371274E-06</text:p>
          </table:table-cell>
          <table:table-cell office:value-type="float" office:value="0.00000766223817440454" calcext:value-type="float">
            <text:p>7.66223817440454E-06</text:p>
          </table:table-cell>
          <table:table-cell office:value-type="float" office:value="0.00000785654464407124" calcext:value-type="float">
            <text:p>7.85654464407124E-06</text:p>
          </table:table-cell>
          <table:table-cell office:value-type="float" office:value="0.00000782267698977213" calcext:value-type="float">
            <text:p>7.82267698977213E-06</text:p>
          </table:table-cell>
          <table:table-cell office:value-type="float" office:value="0.00000806166628473572" calcext:value-type="float">
            <text:p>8.06166628473572E-06</text:p>
          </table:table-cell>
          <table:table-cell office:value-type="float" office:value="0.00000823960598978413" calcext:value-type="float">
            <text:p>8.23960598978413E-06</text:p>
          </table:table-cell>
          <table:table-cell office:value-type="float" office:value="0.0000083664179473174" calcext:value-type="float">
            <text:p>8.3664179473174E-06</text:p>
          </table:table-cell>
          <table:table-cell office:value-type="float" office:value="0.00000848847541907812" calcext:value-type="float">
            <text:p>8.48847541907812E-06</text:p>
          </table:table-cell>
          <table:table-cell office:value-type="float" office:value="0.00000859641600719056" calcext:value-type="float">
            <text:p>8.59641600719056E-06</text:p>
          </table:table-cell>
          <table:table-cell office:value-type="float" office:value="0.00000865765905548981" calcext:value-type="float">
            <text:p>8.65765905548981E-06</text:p>
          </table:table-cell>
          <table:table-cell office:value-type="float" office:value="0.00000871212706390463" calcext:value-type="float">
            <text:p>8.71212706390463E-06</text:p>
          </table:table-cell>
          <table:table-cell office:value-type="float" office:value="0.00000874667986408206" calcext:value-type="float">
            <text:p>8.74667986408206E-06</text:p>
          </table:table-cell>
          <table:table-cell office:value-type="float" office:value="0.00000879365149881036" calcext:value-type="float">
            <text:p>8.79365149881036E-06</text:p>
          </table:table-cell>
          <table:table-cell office:value-type="float" office:value="0.00000882611124258504" calcext:value-type="float">
            <text:p>8.82611124258504E-06</text:p>
          </table:table-cell>
          <table:table-cell office:value-type="float" office:value="0.00000885102499396795" calcext:value-type="float">
            <text:p>8.85102499396795E-06</text:p>
          </table:table-cell>
          <table:table-cell office:value-type="float" office:value="0.00000887287105386374" calcext:value-type="float">
            <text:p>8.87287105386374E-06</text:p>
          </table:table-cell>
          <table:table-cell office:value-type="float" office:value="0.00000889631039637859" calcext:value-type="float">
            <text:p>8.89631039637859E-06</text:p>
          </table:table-cell>
          <table:table-cell office:value-type="float" office:value="0.00000892855051875298" calcext:value-type="float">
            <text:p>8.92855051875298E-06</text:p>
          </table:table-cell>
          <table:table-cell office:value-type="float" office:value="0.00000893001403999013" calcext:value-type="float">
            <text:p>8.93001403999013E-06</text:p>
          </table:table-cell>
          <table:table-cell office:value-type="float" office:value="0.00000896094093166385" calcext:value-type="float">
            <text:p>8.96094093166385E-06</text:p>
          </table:table-cell>
          <table:table-cell office:value-type="float" office:value="0.00000890094537026095" calcext:value-type="float">
            <text:p>8.90094537026095E-06</text:p>
          </table:table-cell>
          <table:table-cell office:value-type="float" office:value="0.0000089162082190743" calcext:value-type="float">
            <text:p>8.9162082190743E-06</text:p>
          </table:table-cell>
          <table:table-cell office:value-type="float" office:value="0.00000894146856438402" calcext:value-type="float">
            <text:p>8.94146856438402E-06</text:p>
          </table:table-cell>
          <table:table-cell office:value-type="float" office:value="0.00000889461319461695" calcext:value-type="float">
            <text:p>8.89461319461695E-06</text:p>
          </table:table-cell>
          <table:table-cell office:value-type="float" office:value="0.00000892443104460594" calcext:value-type="float">
            <text:p>8.92443104460594E-06</text:p>
          </table:table-cell>
          <table:table-cell office:value-type="float" office:value="0.00000893113697704329" calcext:value-type="float">
            <text:p>8.93113697704329E-06</text:p>
          </table:table-cell>
          <table:table-cell office:value-type="float" office:value="0.00000883977647257746" calcext:value-type="float">
            <text:p>8.83977647257746E-06</text:p>
          </table:table-cell>
          <table:table-cell office:value-type="float" office:value="0.00000886258548705574" calcext:value-type="float">
            <text:p>8.86258548705574E-06</text:p>
          </table:table-cell>
          <table:table-cell office:value-type="float" office:value="0.00000878152017431949" calcext:value-type="float">
            <text:p>8.78152017431949E-06</text:p>
          </table:table-cell>
          <table:table-cell office:value-type="float" office:value="0.00000850707520211762" calcext:value-type="float">
            <text:p>8.50707520211762E-0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711630027277435" calcext:value-type="float">
            <text:p>7.11630027277435E-06</text:p>
          </table:table-cell>
          <table:table-cell office:value-type="float" office:value="0.0000072343026222015" calcext:value-type="float">
            <text:p>7.2343026222015E-06</text:p>
          </table:table-cell>
          <table:table-cell office:value-type="float" office:value="0.00000738034808158749" calcext:value-type="float">
            <text:p>7.38034808158749E-06</text:p>
          </table:table-cell>
          <table:table-cell office:value-type="float" office:value="0.0000075704136390799" calcext:value-type="float">
            <text:p>7.5704136390799E-06</text:p>
          </table:table-cell>
          <table:table-cell office:value-type="float" office:value="0.00000754352336777969" calcext:value-type="float">
            <text:p>7.54352336777969E-06</text:p>
          </table:table-cell>
          <table:table-cell office:value-type="float" office:value="0.00000777810745186726" calcext:value-type="float">
            <text:p>7.77810745186726E-06</text:p>
          </table:table-cell>
          <table:table-cell office:value-type="float" office:value="0.00000795324527110223" calcext:value-type="float">
            <text:p>7.95324527110223E-06</text:p>
          </table:table-cell>
          <table:table-cell office:value-type="float" office:value="0.00000807895136858547" calcext:value-type="float">
            <text:p>8.07895136858547E-06</text:p>
          </table:table-cell>
          <table:table-cell office:value-type="float" office:value="0.000008199310284932" calcext:value-type="float">
            <text:p>8.199310284932E-06</text:p>
          </table:table-cell>
          <table:table-cell office:value-type="float" office:value="0.00000830561769469177" calcext:value-type="float">
            <text:p>8.30561769469177E-06</text:p>
          </table:table-cell>
          <table:table-cell office:value-type="float" office:value="0.0000083667103893426" calcext:value-type="float">
            <text:p>8.3667103893426E-06</text:p>
          </table:table-cell>
          <table:table-cell office:value-type="float" office:value="0.00000842131499360783" calcext:value-type="float">
            <text:p>8.42131499360783E-06</text:p>
          </table:table-cell>
          <table:table-cell office:value-type="float" office:value="0.00000845617180552558" calcext:value-type="float">
            <text:p>8.45617180552558E-06</text:p>
          </table:table-cell>
          <table:table-cell office:value-type="float" office:value="0.00000850344328422422" calcext:value-type="float">
            <text:p>8.50344328422422E-06</text:p>
          </table:table-cell>
          <table:table-cell office:value-type="float" office:value="0.00000853629844478702" calcext:value-type="float">
            <text:p>8.53629844478702E-06</text:p>
          </table:table-cell>
          <table:table-cell office:value-type="float" office:value="0.00000856177092710599" calcext:value-type="float">
            <text:p>8.56177092710599E-06</text:p>
          </table:table-cell>
          <table:table-cell office:value-type="float" office:value="0.00000858390650522215" calcext:value-type="float">
            <text:p>8.58390650522215E-06</text:p>
          </table:table-cell>
          <table:table-cell office:value-type="float" office:value="0.00000860705335940659" calcext:value-type="float">
            <text:p>8.60705335940659E-06</text:p>
          </table:table-cell>
          <table:table-cell office:value-type="float" office:value="0.00000863928017601677" calcext:value-type="float">
            <text:p>8.63928017601677E-06</text:p>
          </table:table-cell>
          <table:table-cell office:value-type="float" office:value="0.00000864126699085835" calcext:value-type="float">
            <text:p>8.64126699085835E-06</text:p>
          </table:table-cell>
          <table:table-cell office:value-type="float" office:value="0.00000867231114687354" calcext:value-type="float">
            <text:p>8.67231114687354E-06</text:p>
          </table:table-cell>
          <table:table-cell office:value-type="float" office:value="0.00000861459635298005" calcext:value-type="float">
            <text:p>8.61459635298005E-06</text:p>
          </table:table-cell>
          <table:table-cell office:value-type="float" office:value="0.00000862921520815501" calcext:value-type="float">
            <text:p>8.62921520815501E-06</text:p>
          </table:table-cell>
          <table:table-cell office:value-type="float" office:value="0.00000865480364995948" calcext:value-type="float">
            <text:p>8.65480364995948E-06</text:p>
          </table:table-cell>
          <table:table-cell office:value-type="float" office:value="0.00000861013002358311" calcext:value-type="float">
            <text:p>8.61013002358311E-06</text:p>
          </table:table-cell>
          <table:table-cell office:value-type="float" office:value="0.00000863933154459855" calcext:value-type="float">
            <text:p>8.63933154459855E-06</text:p>
          </table:table-cell>
          <table:table-cell office:value-type="float" office:value="0.00000864629410795271" calcext:value-type="float">
            <text:p>8.64629410795271E-06</text:p>
          </table:table-cell>
          <table:table-cell office:value-type="float" office:value="0.00000855749099185774" calcext:value-type="float">
            <text:p>8.55749099185774E-06</text:p>
          </table:table-cell>
          <table:table-cell office:value-type="float" office:value="0.00000857983865776926" calcext:value-type="float">
            <text:p>8.57983865776926E-06</text:p>
          </table:table-cell>
          <table:table-cell office:value-type="float" office:value="0.00000850154967747115" calcext:value-type="float">
            <text:p>8.50154967747115E-06</text:p>
          </table:table-cell>
          <table:table-cell office:value-type="float" office:value="0.0000082359236196397" calcext:value-type="float">
            <text:p>8.2359236196397E-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685341761098522" calcext:value-type="float">
            <text:p>6.85341761098522E-06</text:p>
          </table:table-cell>
          <table:table-cell office:value-type="float" office:value="0.00000696945699304437" calcext:value-type="float">
            <text:p>6.96945699304437E-06</text:p>
          </table:table-cell>
          <table:table-cell office:value-type="float" office:value="0.00000711355930425581" calcext:value-type="float">
            <text:p>7.11355930425581E-06</text:p>
          </table:table-cell>
          <table:table-cell office:value-type="float" office:value="0.00000729944785992624" calcext:value-type="float">
            <text:p>7.29944785992624E-06</text:p>
          </table:table-cell>
          <table:table-cell office:value-type="float" office:value="0.00000727884148229133" calcext:value-type="float">
            <text:p>7.27884148229133E-06</text:p>
          </table:table-cell>
          <table:table-cell office:value-type="float" office:value="0.00000750902415414997" calcext:value-type="float">
            <text:p>7.50902415414997E-06</text:p>
          </table:table-cell>
          <table:table-cell office:value-type="float" office:value="0.00000768131459212055" calcext:value-type="float">
            <text:p>7.68131459212055E-06</text:p>
          </table:table-cell>
          <table:table-cell office:value-type="float" office:value="0.00000780579072168661" calcext:value-type="float">
            <text:p>7.80579072168661E-06</text:p>
          </table:table-cell>
          <table:table-cell office:value-type="float" office:value="0.0000079244028958171" calcext:value-type="float">
            <text:p>7.9244028958171E-06</text:p>
          </table:table-cell>
          <table:table-cell office:value-type="float" office:value="0.00000802904459081683" calcext:value-type="float">
            <text:p>8.02904459081683E-06</text:p>
          </table:table-cell>
          <table:table-cell office:value-type="float" office:value="0.00000808989925176333" calcext:value-type="float">
            <text:p>8.08989925176333E-06</text:p>
          </table:table-cell>
          <table:table-cell office:value-type="float" office:value="0.00000814453179992353" calcext:value-type="float">
            <text:p>8.14453179992353E-06</text:p>
          </table:table-cell>
          <table:table-cell office:value-type="float" office:value="0.00000817960005764021" calcext:value-type="float">
            <text:p>8.17960005764021E-06</text:p>
          </table:table-cell>
          <table:table-cell office:value-type="float" office:value="0.00000822705986736142" calcext:value-type="float">
            <text:p>8.22705986736142E-06</text:p>
          </table:table-cell>
          <table:table-cell office:value-type="float" office:value="0.00000826021535614488" calcext:value-type="float">
            <text:p>8.26021535614488E-06</text:p>
          </table:table-cell>
          <table:table-cell office:value-type="float" office:value="0.00000828614757833726" calcext:value-type="float">
            <text:p>8.28614757833726E-06</text:p>
          </table:table-cell>
          <table:table-cell office:value-type="float" office:value="0.00000830850854891787" calcext:value-type="float">
            <text:p>8.30850854891787E-06</text:p>
          </table:table-cell>
          <table:table-cell office:value-type="float" office:value="0.00000833135089396706" calcext:value-type="float">
            <text:p>8.33135089396706E-06</text:p>
          </table:table-cell>
          <table:table-cell office:value-type="float" office:value="0.00000836351382187888" calcext:value-type="float">
            <text:p>8.36351382187888E-06</text:p>
          </table:table-cell>
          <table:table-cell office:value-type="float" office:value="0.00000836597024090301" calcext:value-type="float">
            <text:p>8.36597024090301E-06</text:p>
          </table:table-cell>
          <table:table-cell office:value-type="float" office:value="0.00000839706949346939" calcext:value-type="float">
            <text:p>8.39706949346939E-06</text:p>
          </table:table-cell>
          <table:table-cell office:value-type="float" office:value="0.0000083415211931101" calcext:value-type="float">
            <text:p>8.3415211931101E-06</text:p>
          </table:table-cell>
          <table:table-cell office:value-type="float" office:value="0.0000083555168397581" calcext:value-type="float">
            <text:p>8.3555168397581E-06</text:p>
          </table:table-cell>
          <table:table-cell office:value-type="float" office:value="0.00000838137478736846" calcext:value-type="float">
            <text:p>8.38137478736846E-06</text:p>
          </table:table-cell>
          <table:table-cell office:value-type="float" office:value="0.00000833875124106667" calcext:value-type="float">
            <text:p>8.33875124106667E-06</text:p>
          </table:table-cell>
          <table:table-cell office:value-type="float" office:value="0.00000836734603876714" calcext:value-type="float">
            <text:p>8.36734603876714E-06</text:p>
          </table:table-cell>
          <table:table-cell office:value-type="float" office:value="0.00000837453482778393" calcext:value-type="float">
            <text:p>8.37453482778393E-06</text:p>
          </table:table-cell>
          <table:table-cell office:value-type="float" office:value="0.00000828817238167583" calcext:value-type="float">
            <text:p>8.28817238167583E-06</text:p>
          </table:table-cell>
          <table:table-cell office:value-type="float" office:value="0.0000083100739499175" calcext:value-type="float">
            <text:p>8.3100739499175E-06</text:p>
          </table:table-cell>
          <table:table-cell office:value-type="float" office:value="0.00000823441703635991" calcext:value-type="float">
            <text:p>8.23441703635991E-06</text:p>
          </table:table-cell>
          <table:table-cell office:value-type="float" office:value="0.00000797719772652222" calcext:value-type="float">
            <text:p>7.97719772652222E-0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0000660466977900316" calcext:value-type="float">
            <text:p>6.60466977900316E-06</text:p>
          </table:table-cell>
          <table:table-cell office:value-type="float" office:value="0.00000671871561893357" calcext:value-type="float">
            <text:p>6.71871561893357E-06</text:p>
          </table:table-cell>
          <table:table-cell office:value-type="float" office:value="0.00000686078761514461" calcext:value-type="float">
            <text:p>6.86078761514461E-06</text:p>
          </table:table-cell>
          <table:table-cell office:value-type="float" office:value="0.00000704256984545862" calcext:value-type="float">
            <text:p>7.04256984545862E-06</text:p>
          </table:table-cell>
          <table:table-cell office:value-type="float" office:value="0.00000702762574483781" calcext:value-type="float">
            <text:p>7.02762574483781E-06</text:p>
          </table:table-cell>
          <table:table-cell office:value-type="float" office:value="0.00000725342570138469" calcext:value-type="float">
            <text:p>7.25342570138469E-06</text:p>
          </table:table-cell>
          <table:table-cell office:value-type="float" office:value="0.00000742283914719796" calcext:value-type="float">
            <text:p>7.42283914719796E-06</text:p>
          </table:table-cell>
          <table:table-cell office:value-type="float" office:value="0.00000754598174192263" calcext:value-type="float">
            <text:p>7.54598174192263E-06</text:p>
          </table:table-cell>
          <table:table-cell office:value-type="float" office:value="0.00000766281102023742" calcext:value-type="float">
            <text:p>7.66281102023742E-06</text:p>
          </table:table-cell>
          <table:table-cell office:value-type="float" office:value="0.00000776576425430373" calcext:value-type="float">
            <text:p>7.76576425430373E-06</text:p>
          </table:table-cell>
          <table:table-cell office:value-type="float" office:value="0.00000782630501606191" calcext:value-type="float">
            <text:p>7.82630501606191E-06</text:p>
          </table:table-cell>
          <table:table-cell office:value-type="float" office:value="0.0000078808705108124" calcext:value-type="float">
            <text:p>7.8808705108124E-06</text:p>
          </table:table-cell>
          <table:table-cell office:value-type="float" office:value="0.00000791606889084586" calcext:value-type="float">
            <text:p>7.91606889084586E-06</text:p>
          </table:table-cell>
          <table:table-cell office:value-type="float" office:value="0.00000796361885431249" calcext:value-type="float">
            <text:p>7.96361885431249E-06</text:p>
          </table:table-cell>
          <table:table-cell office:value-type="float" office:value="0.00000799699053476462" calcext:value-type="float">
            <text:p>7.99699053476462E-06</text:p>
          </table:table-cell>
          <table:table-cell office:value-type="float" office:value="0.00000802329444853895" calcext:value-type="float">
            <text:p>8.02329444853895E-06</text:p>
          </table:table-cell>
          <table:table-cell office:value-type="float" office:value="0.00000804582388468465" calcext:value-type="float">
            <text:p>8.04582388468465E-06</text:p>
          </table:table-cell>
          <table:table-cell office:value-type="float" office:value="0.0000080683522933677" calcext:value-type="float">
            <text:p>8.0683522933677E-06</text:p>
          </table:table-cell>
          <table:table-cell office:value-type="float" office:value="0.00000810040702651362" calcext:value-type="float">
            <text:p>8.10040702651362E-06</text:p>
          </table:table-cell>
          <table:table-cell office:value-type="float" office:value="0.00000810328464659842" calcext:value-type="float">
            <text:p>8.10328464659842E-06</text:p>
          </table:table-cell>
          <table:table-cell office:value-type="float" office:value="0.0000081343841346306" calcext:value-type="float">
            <text:p>8.1343841346306E-06</text:p>
          </table:table-cell>
          <table:table-cell office:value-type="float" office:value="0.00000808089562792791" calcext:value-type="float">
            <text:p>8.08089562792791E-06</text:p>
          </table:table-cell>
          <table:table-cell office:value-type="float" office:value="0.00000809428876112768" calcext:value-type="float">
            <text:p>8.09428876112768E-06</text:p>
          </table:table-cell>
          <table:table-cell office:value-type="float" office:value="0.00000812036356646211" calcext:value-type="float">
            <text:p>8.12036356646211E-06</text:p>
          </table:table-cell>
          <table:table-cell office:value-type="float" office:value="0.00000807966833562056" calcext:value-type="float">
            <text:p>8.07966833562056E-06</text:p>
          </table:table-cell>
          <table:table-cell office:value-type="float" office:value="0.0000081076666695835" calcext:value-type="float">
            <text:p>8.1076666695835E-06</text:p>
          </table:table-cell>
          <table:table-cell office:value-type="float" office:value="0.00000811505411067494" calcext:value-type="float">
            <text:p>8.11505411067494E-06</text:p>
          </table:table-cell>
          <table:table-cell office:value-type="float" office:value="0.000008031023697136" calcext:value-type="float">
            <text:p>8.031023697136E-06</text:p>
          </table:table-cell>
          <table:table-cell office:value-type="float" office:value="0.00000805249352216317" calcext:value-type="float">
            <text:p>8.05249352216317E-06</text:p>
          </table:table-cell>
          <table:table-cell office:value-type="float" office:value="0.0000079793343556333" calcext:value-type="float">
            <text:p>7.9793343556333E-06</text:p>
          </table:table-cell>
          <table:table-cell office:value-type="float" office:value="0.00000773013606197114" calcext:value-type="float">
            <text:p>7.73013606197114E-0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636903922952467" calcext:value-type="float">
            <text:p>6.36903922952467E-06</text:p>
          </table:table-cell>
          <table:table-cell office:value-type="float" office:value="0.00000648107288450653" calcext:value-type="float">
            <text:p>6.48107288450653E-06</text:p>
          </table:table-cell>
          <table:table-cell office:value-type="float" office:value="0.0000066210467990785" calcext:value-type="float">
            <text:p>6.6210467990785E-06</text:p>
          </table:table-cell>
          <table:table-cell office:value-type="float" office:value="0.00000679879857683508" calcext:value-type="float">
            <text:p>6.79879857683508E-06</text:p>
          </table:table-cell>
          <table:table-cell office:value-type="float" office:value="0.00000678895866210973" calcext:value-type="float">
            <text:p>6.78895866210973E-06</text:p>
          </table:table-cell>
          <table:table-cell office:value-type="float" office:value="0.00000701040695169465" calcext:value-type="float">
            <text:p>7.01040695169465E-06</text:p>
          </table:table-cell>
          <table:table-cell office:value-type="float" office:value="0.00000717692725721022" calcext:value-type="float">
            <text:p>7.17692725721022E-06</text:p>
          </table:table-cell>
          <table:table-cell office:value-type="float" office:value="0.00000729865054580938" calcext:value-type="float">
            <text:p>7.29865054580938E-06</text:p>
          </table:table-cell>
          <table:table-cell office:value-type="float" office:value="0.0000074136710808436" calcext:value-type="float">
            <text:p>7.4136710808436E-06</text:p>
          </table:table-cell>
          <table:table-cell office:value-type="float" office:value="0.00000751492146086696" calcext:value-type="float">
            <text:p>7.51492146086696E-06</text:p>
          </table:table-cell>
          <table:table-cell office:value-type="float" office:value="0.00000757508281199408" calcext:value-type="float">
            <text:p>7.57508281199408E-06</text:p>
          </table:table-cell>
          <table:table-cell office:value-type="float" office:value="0.00000762949826825155" calcext:value-type="float">
            <text:p>7.62949826825155E-06</text:p>
          </table:table-cell>
          <table:table-cell office:value-type="float" office:value="0.00000766475533820026" calcext:value-type="float">
            <text:p>7.66475533820026E-06</text:p>
          </table:table-cell>
          <table:table-cell office:value-type="float" office:value="0.00000771230906082295" calcext:value-type="float">
            <text:p>7.71230906082295E-06</text:p>
          </table:table-cell>
          <table:table-cell office:value-type="float" office:value="0.00000774582248893647" calcext:value-type="float">
            <text:p>7.74582248893647E-06</text:p>
          </table:table-cell>
          <table:table-cell office:value-type="float" office:value="0.00000777241975339283" calcext:value-type="float">
            <text:p>7.77241975339283E-06</text:p>
          </table:table-cell>
          <table:table-cell office:value-type="float" office:value="0.00000779506711384702" calcext:value-type="float">
            <text:p>7.79506711384702E-06</text:p>
          </table:table-cell>
          <table:table-cell office:value-type="float" office:value="0.00000781727438658619" calcext:value-type="float">
            <text:p>7.81727438658619E-06</text:p>
          </table:table-cell>
          <table:table-cell office:value-type="float" office:value="0.00000784918216958616" calcext:value-type="float">
            <text:p>7.84918216958616E-06</text:p>
          </table:table-cell>
          <table:table-cell office:value-type="float" office:value="0.00000785243730155784" calcext:value-type="float">
            <text:p>7.85243730155784E-06</text:p>
          </table:table-cell>
          <table:table-cell office:value-type="float" office:value="0.00000788348864394006" calcext:value-type="float">
            <text:p>7.88348864394006E-06</text:p>
          </table:table-cell>
          <table:table-cell office:value-type="float" office:value="0.00000783196015934349" calcext:value-type="float">
            <text:p>7.83196015934349E-06</text:p>
          </table:table-cell>
          <table:table-cell office:value-type="float" office:value="0.00000784477127217079" calcext:value-type="float">
            <text:p>7.84477127217079E-06</text:p>
          </table:table-cell>
          <table:table-cell office:value-type="float" office:value="0.00000787101559790907" calcext:value-type="float">
            <text:p>7.87101559790907E-06</text:p>
          </table:table-cell>
          <table:table-cell office:value-type="float" office:value="0.00000783213591709966" calcext:value-type="float">
            <text:p>7.83213591709966E-06</text:p>
          </table:table-cell>
          <table:table-cell office:value-type="float" office:value="0.00000785954855076861" calcext:value-type="float">
            <text:p>7.85954855076861E-06</text:p>
          </table:table-cell>
          <table:table-cell office:value-type="float" office:value="0.00000786710961474519" calcext:value-type="float">
            <text:p>7.86710961474519E-06</text:p>
          </table:table-cell>
          <table:table-cell office:value-type="float" office:value="0.00000778530992622064" calcext:value-type="float">
            <text:p>7.78530992622064E-06</text:p>
          </table:table-cell>
          <table:table-cell office:value-type="float" office:value="0.0000078063615467337" calcext:value-type="float">
            <text:p>7.8063615467337E-06</text:p>
          </table:table-cell>
          <table:table-cell office:value-type="float" office:value="0.0000077355749077078" calcext:value-type="float">
            <text:p>7.7355749077078E-06</text:p>
          </table:table-cell>
          <table:table-cell office:value-type="float" office:value="0.00000749403615168365" calcext:value-type="float">
            <text:p>7.49403615168365E-0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0000614560054289811" calcext:value-type="float">
            <text:p>6.14560054289811E-06</text:p>
          </table:table-cell>
          <table:table-cell office:value-type="float" office:value="0.00000625561336268167" calcext:value-type="float">
            <text:p>6.25561336268167E-06</text:p>
          </table:table-cell>
          <table:table-cell office:value-type="float" office:value="0.00000639343798478824" calcext:value-type="float">
            <text:p>6.39343798478824E-06</text:p>
          </table:table-cell>
          <table:table-cell office:value-type="float" office:value="0.00000656723907635353" calcext:value-type="float">
            <text:p>6.56723907635353E-06</text:p>
          </table:table-cell>
          <table:table-cell office:value-type="float" office:value="0.00000656200152745546" calcext:value-type="float">
            <text:p>6.56200152745546E-06</text:p>
          </table:table-cell>
          <table:table-cell office:value-type="float" office:value="0.00000677913939287212" calcext:value-type="float">
            <text:p>6.77913939287212E-06</text:p>
          </table:table-cell>
          <table:table-cell office:value-type="float" office:value="0.00000694276180589083" calcext:value-type="float">
            <text:p>6.94276180589083E-06</text:p>
          </table:table-cell>
          <table:table-cell office:value-type="float" office:value="0.00000706299544618262" calcext:value-type="float">
            <text:p>7.06299544618262E-06</text:p>
          </table:table-cell>
          <table:table-cell office:value-type="float" office:value="0.00000717619021397818" calcext:value-type="float">
            <text:p>7.17619021397818E-06</text:p>
          </table:table-cell>
          <table:table-cell office:value-type="float" office:value="0.00000727573046713447" calcext:value-type="float">
            <text:p>7.27573046713447E-06</text:p>
          </table:table-cell>
          <table:table-cell office:value-type="float" office:value="0.00000733545598217025" calcext:value-type="float">
            <text:p>7.33545598217025E-06</text:p>
          </table:table-cell>
          <table:table-cell office:value-type="float" office:value="0.00000738964899714619" calcext:value-type="float">
            <text:p>7.38964899714619E-06</text:p>
          </table:table-cell>
          <table:table-cell office:value-type="float" office:value="0.00000742490204017585" calcext:value-type="float">
            <text:p>7.42490204017585E-06</text:p>
          </table:table-cell>
          <table:table-cell office:value-type="float" office:value="0.00000747238355196511" calcext:value-type="float">
            <text:p>7.47238355196511E-06</text:p>
          </table:table-cell>
          <table:table-cell office:value-type="float" office:value="0.00000750597287385886" calcext:value-type="float">
            <text:p>7.50597287385886E-06</text:p>
          </table:table-cell>
          <table:table-cell office:value-type="float" office:value="0.0000075327937722025" calcext:value-type="float">
            <text:p>7.5327937722025E-06</text:p>
          </table:table-cell>
          <table:table-cell office:value-type="float" office:value="0.00000755551418819359" calcext:value-type="float">
            <text:p>7.55551418819359E-06</text:p>
          </table:table-cell>
          <table:table-cell office:value-type="float" office:value="0.00000757739503861044" calcext:value-type="float">
            <text:p>7.57739503861044E-06</text:p>
          </table:table-cell>
          <table:table-cell office:value-type="float" office:value="0.00000760912203043568" calcext:value-type="float">
            <text:p>7.60912203043568E-06</text:p>
          </table:table-cell>
          <table:table-cell office:value-type="float" office:value="0.00000761271519599807" calcext:value-type="float">
            <text:p>7.61271519599807E-06</text:p>
          </table:table-cell>
          <table:table-cell office:value-type="float" office:value="0.00000764367576583469" calcext:value-type="float">
            <text:p>7.64367576583469E-06</text:p>
          </table:table-cell>
          <table:table-cell office:value-type="float" office:value="0.00000759401388233803" calcext:value-type="float">
            <text:p>7.59401388233803E-06</text:p>
          </table:table-cell>
          <table:table-cell office:value-type="float" office:value="0.00000760626317669406" calcext:value-type="float">
            <text:p>7.60626317669406E-06</text:p>
          </table:table-cell>
          <table:table-cell office:value-type="float" office:value="0.00000763263443958336" calcext:value-type="float">
            <text:p>7.63263443958336E-06</text:p>
          </table:table-cell>
          <table:table-cell office:value-type="float" office:value="0.00000759546573939803" calcext:value-type="float">
            <text:p>7.59546573939803E-06</text:p>
          </table:table-cell>
          <table:table-cell office:value-type="float" office:value="0.00000762230381353469" calcext:value-type="float">
            <text:p>7.62230381353469E-06</text:p>
          </table:table-cell>
          <table:table-cell office:value-type="float" office:value="0.0000076300157616031" calcext:value-type="float">
            <text:p>7.6300157616031E-06</text:p>
          </table:table-cell>
          <table:table-cell office:value-type="float" office:value="0.00000755035215431293" calcext:value-type="float">
            <text:p>7.55035215431293E-06</text:p>
          </table:table-cell>
          <table:table-cell office:value-type="float" office:value="0.00000757099836491833" calcext:value-type="float">
            <text:p>7.57099836491833E-06</text:p>
          </table:table-cell>
          <table:table-cell office:value-type="float" office:value="0.00000750246737367712" calcext:value-type="float">
            <text:p>7.50246737367712E-06</text:p>
          </table:table-cell>
          <table:table-cell office:value-type="float" office:value="0.00000726824896748313" calcext:value-type="float">
            <text:p>7.26824896748313E-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59335103934493" calcext:value-type="float">
            <text:p>5.9335103934493E-06</text:p>
          </table:table-cell>
          <table:table-cell office:value-type="float" office:value="0.00000604150208369105" calcext:value-type="float">
            <text:p>6.04150208369105E-06</text:p>
          </table:table-cell>
          <table:table-cell office:value-type="float" office:value="0.00000617714033073607" calcext:value-type="float">
            <text:p>6.17714033073607E-06</text:p>
          </table:table-cell>
          <table:table-cell office:value-type="float" office:value="0.00000634707331514636" calcext:value-type="float">
            <text:p>6.34707331514636E-06</text:p>
          </table:table-cell>
          <table:table-cell office:value-type="float" office:value="0.00000634598626121978" calcext:value-type="float">
            <text:p>6.34598626121978E-06</text:p>
          </table:table-cell>
          <table:table-cell office:value-type="float" office:value="0.00000655886331078419" calcext:value-type="float">
            <text:p>6.55886331078419E-06</text:p>
          </table:table-cell>
          <table:table-cell office:value-type="float" office:value="0.00000671959270832284" calcext:value-type="float">
            <text:p>6.71959270832284E-06</text:p>
          </table:table-cell>
          <table:table-cell office:value-type="float" office:value="0.000006838279743079" calcext:value-type="float">
            <text:p>6.838279743079E-06</text:p>
          </table:table-cell>
          <table:table-cell office:value-type="float" office:value="0.00000694963926819301" calcext:value-type="float">
            <text:p>6.94963926819301E-06</text:p>
          </table:table-cell>
          <table:table-cell office:value-type="float" office:value="0.00000704746818281862" calcext:value-type="float">
            <text:p>7.04746818281862E-06</text:p>
          </table:table-cell>
          <table:table-cell office:value-type="float" office:value="0.0000071067094189255" calcext:value-type="float">
            <text:p>7.1067094189255E-06</text:p>
          </table:table-cell>
          <table:table-cell office:value-type="float" office:value="0.00000716061692449605" calcext:value-type="float">
            <text:p>7.16061692449605E-06</text:p>
          </table:table-cell>
          <table:table-cell office:value-type="float" office:value="0.00000719581091453165" calcext:value-type="float">
            <text:p>7.19581091453165E-06</text:p>
          </table:table-cell>
          <table:table-cell office:value-type="float" office:value="0.00000724315348003859" calcext:value-type="float">
            <text:p>7.24315348003859E-06</text:p>
          </table:table-cell>
          <table:table-cell office:value-type="float" office:value="0.00000727676046504858" calcext:value-type="float">
            <text:p>7.27676046504858E-06</text:p>
          </table:table-cell>
          <table:table-cell office:value-type="float" office:value="0.00000730374295275679" calcext:value-type="float">
            <text:p>7.30374295275679E-06</text:p>
          </table:table-cell>
          <table:table-cell office:value-type="float" office:value="0.00000732649660130187" calcext:value-type="float">
            <text:p>7.32649660130187E-06</text:p>
          </table:table-cell>
          <table:table-cell office:value-type="float" office:value="0.00000734804738554924" calcext:value-type="float">
            <text:p>7.34804738554924E-06</text:p>
          </table:table-cell>
          <table:table-cell office:value-type="float" office:value="0.00000737956410082715" calcext:value-type="float">
            <text:p>7.37956410082715E-06</text:p>
          </table:table-cell>
          <table:table-cell office:value-type="float" office:value="0.00000738345958944757" calcext:value-type="float">
            <text:p>7.38345958944757E-06</text:p>
          </table:table-cell>
          <table:table-cell office:value-type="float" office:value="0.00000741429187568456" calcext:value-type="float">
            <text:p>7.41429187568456E-06</text:p>
          </table:table-cell>
          <table:table-cell office:value-type="float" office:value="0.00000736640900453422" calcext:value-type="float">
            <text:p>7.36640900453422E-06</text:p>
          </table:table-cell>
          <table:table-cell office:value-type="float" office:value="0.00000737811632087262" calcext:value-type="float">
            <text:p>7.37811632087262E-06</text:p>
          </table:table-cell>
          <table:table-cell office:value-type="float" office:value="0.00000740457620015598" calcext:value-type="float">
            <text:p>7.40457620015598E-06</text:p>
          </table:table-cell>
          <table:table-cell office:value-type="float" office:value="0.0000073690213884805" calcext:value-type="float">
            <text:p>7.3690213884805E-06</text:p>
          </table:table-cell>
          <table:table-cell office:value-type="float" office:value="0.00000739529631449595" calcext:value-type="float">
            <text:p>7.39529631449595E-06</text:p>
          </table:table-cell>
          <table:table-cell office:value-type="float" office:value="0.00000740313847315066" calcext:value-type="float">
            <text:p>7.40313847315066E-06</text:p>
          </table:table-cell>
          <table:table-cell office:value-type="float" office:value="0.00000732552237491344" calcext:value-type="float">
            <text:p>7.32552237491344E-06</text:p>
          </table:table-cell>
          <table:table-cell office:value-type="float" office:value="0.0000073457752898882" calcext:value-type="float">
            <text:p>7.3457752898882E-06</text:p>
          </table:table-cell>
          <table:table-cell office:value-type="float" office:value="0.00000727939072154423" calcext:value-type="float">
            <text:p>7.27939072154423E-06</text:p>
          </table:table-cell>
          <table:table-cell office:value-type="float" office:value="0.00000705217399872907" calcext:value-type="float">
            <text:p>7.05217399872907E-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000573199878914227" calcext:value-type="float">
            <text:p>5.73199878914227E-06</text:p>
          </table:table-cell>
          <table:table-cell office:value-type="float" office:value="0.0000058379760275629" calcext:value-type="float">
            <text:p>5.8379760275629E-06</text:p>
          </table:table-cell>
          <table:table-cell office:value-type="float" office:value="0.00000597140286924351" calcext:value-type="float">
            <text:p>5.97140286924351E-06</text:p>
          </table:table-cell>
          <table:table-cell office:value-type="float" office:value="0.00000613755224206915" calcext:value-type="float">
            <text:p>6.13755224206915E-06</text:p>
          </table:table-cell>
          <table:table-cell office:value-type="float" office:value="0.0000061402082382137" calcext:value-type="float">
            <text:p>6.1402082382137E-06</text:p>
          </table:table-cell>
          <table:table-cell office:value-type="float" office:value="0.00000634888089359448" calcext:value-type="float">
            <text:p>6.34888089359448E-06</text:p>
          </table:table-cell>
          <table:table-cell office:value-type="float" office:value="0.00000650673026948964" calcext:value-type="float">
            <text:p>6.50673026948964E-06</text:p>
          </table:table-cell>
          <table:table-cell office:value-type="float" office:value="0.00000662382535742644" calcext:value-type="float">
            <text:p>6.62382535742644E-06</text:p>
          </table:table-cell>
          <table:table-cell office:value-type="float" office:value="0.00000673334661476425" calcext:value-type="float">
            <text:p>6.73334661476425E-06</text:p>
          </table:table-cell>
          <table:table-cell office:value-type="float" office:value="0.00000682946812913143" calcext:value-type="float">
            <text:p>6.82946812913143E-06</text:p>
          </table:table-cell>
          <table:table-cell office:value-type="float" office:value="0.00000688818366405826" calcext:value-type="float">
            <text:p>6.88818366405826E-06</text:p>
          </table:table-cell>
          <table:table-cell office:value-type="float" office:value="0.00000694175083594477" calcext:value-type="float">
            <text:p>6.94175083594477E-06</text:p>
          </table:table-cell>
          <table:table-cell office:value-type="float" office:value="0.00000697683754235527" calcext:value-type="float">
            <text:p>6.97683754235527E-06</text:p>
          </table:table-cell>
          <table:table-cell office:value-type="float" office:value="0.00000702398261584474" calcext:value-type="float">
            <text:p>7.02398261584474E-06</text:p>
          </table:table-cell>
          <table:table-cell office:value-type="float" office:value="0.00000705755580682352" calcext:value-type="float">
            <text:p>7.05755580682352E-06</text:p>
          </table:table-cell>
          <table:table-cell office:value-type="float" office:value="0.00000708464467371345" calcext:value-type="float">
            <text:p>7.08464467371345E-06</text:p>
          </table:table-cell>
          <table:table-cell office:value-type="float" office:value="0.0000071073962258589" calcext:value-type="float">
            <text:p>7.1073962258589E-06</text:p>
          </table:table-cell>
          <table:table-cell office:value-type="float" office:value="0.00000712861470924291" calcext:value-type="float">
            <text:p>7.12861470924291E-06</text:p>
          </table:table-cell>
          <table:table-cell office:value-type="float" office:value="0.00000715989552683947" calcext:value-type="float">
            <text:p>7.15989552683947E-06</text:p>
          </table:table-cell>
          <table:table-cell office:value-type="float" office:value="0.00000716406100461526" calcext:value-type="float">
            <text:p>7.16406100461526E-06</text:p>
          </table:table-cell>
          <table:table-cell office:value-type="float" office:value="0.00000719473204947457" calcext:value-type="float">
            <text:p>7.19473204947457E-06</text:p>
          </table:table-cell>
          <table:table-cell office:value-type="float" office:value="0.00000714854596809593" calcext:value-type="float">
            <text:p>7.14854596809593E-06</text:p>
          </table:table-cell>
          <table:table-cell office:value-type="float" office:value="0.00000715973073082467" calcext:value-type="float">
            <text:p>7.15973073082467E-06</text:p>
          </table:table-cell>
          <table:table-cell office:value-type="float" office:value="0.00000718624473323269" calcext:value-type="float">
            <text:p>7.18624473323269E-06</text:p>
          </table:table-cell>
          <table:table-cell office:value-type="float" office:value="0.00000715221355072982" calcext:value-type="float">
            <text:p>7.15221355072982E-06</text:p>
          </table:table-cell>
          <table:table-cell office:value-type="float" office:value="0.00000717793692085042" calcext:value-type="float">
            <text:p>7.17793692085042E-06</text:p>
          </table:table-cell>
          <table:table-cell office:value-type="float" office:value="0.00000718589048189862" calcext:value-type="float">
            <text:p>7.18589048189862E-06</text:p>
          </table:table-cell>
          <table:table-cell office:value-type="float" office:value="0.00000711023886441947" calcext:value-type="float">
            <text:p>7.11023886441947E-06</text:p>
          </table:table-cell>
          <table:table-cell office:value-type="float" office:value="0.00000713010997455875" calcext:value-type="float">
            <text:p>7.13010997455875E-06</text:p>
          </table:table-cell>
          <table:table-cell office:value-type="float" office:value="0.00000706576964082031" calcext:value-type="float">
            <text:p>7.06576964082031E-06</text:p>
          </table:table-cell>
          <table:table-cell office:value-type="float" office:value="0.00000684525485793026" calcext:value-type="float">
            <text:p>6.84525485793026E-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554036140063135" calcext:value-type="float">
            <text:p>5.54036140063135E-06</text:p>
          </table:table-cell>
          <table:table-cell office:value-type="float" office:value="0.00000564433666497112" calcext:value-type="float">
            <text:p>5.64433666497112E-06</text:p>
          </table:table-cell>
          <table:table-cell office:value-type="float" office:value="0.0000057755373448559" calcext:value-type="float">
            <text:p>5.7755373448559E-06</text:p>
          </table:table-cell>
          <table:table-cell office:value-type="float" office:value="0.00000593798877622481" calcext:value-type="float">
            <text:p>5.93798877622481E-06</text:p>
          </table:table-cell>
          <table:table-cell office:value-type="float" office:value="0.00000594401996609847" calcext:value-type="float">
            <text:p>5.94401996609847E-06</text:p>
          </table:table-cell>
          <table:table-cell office:value-type="float" office:value="0.00000614855014414261" calcext:value-type="float">
            <text:p>6.14855014414261E-06</text:p>
          </table:table-cell>
          <table:table-cell office:value-type="float" office:value="0.00000630353931272713" calcext:value-type="float">
            <text:p>6.30353931272713E-06</text:p>
          </table:table-cell>
          <table:table-cell office:value-type="float" office:value="0.00000641900719490721" calcext:value-type="float">
            <text:p>6.41900719490721E-06</text:p>
          </table:table-cell>
          <table:table-cell office:value-type="float" office:value="0.00000652669266250554" calcext:value-type="float">
            <text:p>6.52669266250554E-06</text:p>
          </table:table-cell>
          <table:table-cell office:value-type="float" office:value="0.0000066211150798594" calcext:value-type="float">
            <text:p>6.6211150798594E-06</text:p>
          </table:table-cell>
          <table:table-cell office:value-type="float" office:value="0.00000667926967148809" calcext:value-type="float">
            <text:p>6.67926967148809E-06</text:p>
          </table:table-cell>
          <table:table-cell office:value-type="float" office:value="0.00000673244897366791" calcext:value-type="float">
            <text:p>6.73244897366791E-06</text:p>
          </table:table-cell>
          <table:table-cell office:value-type="float" office:value="0.00000676738617751701" calcext:value-type="float">
            <text:p>6.76738617751701E-06</text:p>
          </table:table-cell>
          <table:table-cell office:value-type="float" office:value="0.00000681428248396836" calcext:value-type="float">
            <text:p>6.81428248396836E-06</text:p>
          </table:table-cell>
          <table:table-cell office:value-type="float" office:value="0.0000068477764492133" calcext:value-type="float">
            <text:p>6.8477764492133E-06</text:p>
          </table:table-cell>
          <table:table-cell office:value-type="float" office:value="0.00000687492258041465" calcext:value-type="float">
            <text:p>6.87492258041465E-06</text:p>
          </table:table-cell>
          <table:table-cell office:value-type="float" office:value="0.0000068976407145223" calcext:value-type="float">
            <text:p>6.8976407145223E-06</text:p>
          </table:table-cell>
          <table:table-cell office:value-type="float" office:value="0.00000691852587003646" calcext:value-type="float">
            <text:p>6.91852587003646E-06</text:p>
          </table:table-cell>
          <table:table-cell office:value-type="float" office:value="0.00000694954860004749" calcext:value-type="float">
            <text:p>6.94954860004749E-06</text:p>
          </table:table-cell>
          <table:table-cell office:value-type="float" office:value="0.00000695395476380129" calcext:value-type="float">
            <text:p>6.95395476380129E-06</text:p>
          </table:table-cell>
          <table:table-cell office:value-type="float" office:value="0.00000698443566610689" calcext:value-type="float">
            <text:p>6.98443566610689E-06</text:p>
          </table:table-cell>
          <table:table-cell office:value-type="float" office:value="0.00000693986909799701" calcext:value-type="float">
            <text:p>6.93986909799701E-06</text:p>
          </table:table-cell>
          <table:table-cell office:value-type="float" office:value="0.00000695055027385447" calcext:value-type="float">
            <text:p>6.95055027385447E-06</text:p>
          </table:table-cell>
          <table:table-cell office:value-type="float" office:value="0.00000697708734787955" calcext:value-type="float">
            <text:p>6.97708734787955E-06</text:p>
          </table:table-cell>
          <table:table-cell office:value-type="float" office:value="0.00000694449578884097" calcext:value-type="float">
            <text:p>6.94449578884097E-06</text:p>
          </table:table-cell>
          <table:table-cell office:value-type="float" office:value="0.00000696967930056177" calcext:value-type="float">
            <text:p>6.96967930056177E-06</text:p>
          </table:table-cell>
          <table:table-cell office:value-type="float" office:value="0.00000697772714308677" calcext:value-type="float">
            <text:p>6.97772714308677E-06</text:p>
          </table:table-cell>
          <table:table-cell office:value-type="float" office:value="0.00000690396205060343" calcext:value-type="float">
            <text:p>6.90396205060343E-06</text:p>
          </table:table-cell>
          <table:table-cell office:value-type="float" office:value="0.00000692346227398957" calcext:value-type="float">
            <text:p>6.92346227398957E-06</text:p>
          </table:table-cell>
          <table:table-cell office:value-type="float" office:value="0.00000686107046413032" calcext:value-type="float">
            <text:p>6.86107046413032E-06</text:p>
          </table:table-cell>
          <table:table-cell office:value-type="float" office:value="0.00000664697535407512" calcext:value-type="float">
            <text:p>6.64697535407512E-06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nverted in dpm/kg</text:p>
          </table:table-cell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*60000" office:value-type="float" office:value="3.70053924839487" calcext:value-type="float">
            <text:p>3.70053924839487</text:p>
          </table:table-cell>
          <table:table-cell table:formula="of:=[.C5]*60000" office:value-type="float" office:value="3.5404142558532" calcext:value-type="float">
            <text:p>3.5404142558532</text:p>
          </table:table-cell>
          <table:table-cell table:formula="of:=[.D5]*60000" office:value-type="float" office:value="3.40634311617017" calcext:value-type="float">
            <text:p>3.40634311617017</text:p>
          </table:table-cell>
          <table:table-cell table:formula="of:=[.E5]*60000" office:value-type="float" office:value="3.34962697105524" calcext:value-type="float">
            <text:p>3.34962697105524</text:p>
          </table:table-cell>
          <table:table-cell table:formula="of:=[.F5]*60000" office:value-type="float" office:value="3.06124671447295" calcext:value-type="float">
            <text:p>3.06124671447295</text:p>
          </table:table-cell>
          <table:table-cell table:formula="of:=[.G5]*60000" office:value-type="float" office:value="2.99282844437348" calcext:value-type="float">
            <text:p>2.99282844437348</text:p>
          </table:table-cell>
          <table:table-cell table:formula="of:=[.H5]*60000" office:value-type="float" office:value="2.92846372259754" calcext:value-type="float">
            <text:p>2.92846372259754</text:p>
          </table:table-cell>
          <table:table-cell table:formula="of:=[.I5]*60000" office:value-type="float" office:value="2.85709555388032" calcext:value-type="float">
            <text:p>2.85709555388032</text:p>
          </table:table-cell>
          <table:table-cell table:formula="of:=[.J5]*60000" office:value-type="float" office:value="2.81654244379348" calcext:value-type="float">
            <text:p>2.81654244379348</text:p>
          </table:table-cell>
          <table:table-cell table:formula="of:=[.K5]*60000" office:value-type="float" office:value="2.784539801931" calcext:value-type="float">
            <text:p>2.784539801931</text:p>
          </table:table-cell>
          <table:table-cell table:formula="of:=[.L5]*60000" office:value-type="float" office:value="2.74835656635283" calcext:value-type="float">
            <text:p>2.74835656635283</text:p>
          </table:table-cell>
          <table:table-cell table:formula="of:=[.M5]*60000" office:value-type="float" office:value="2.7080894504249" calcext:value-type="float">
            <text:p>2.7080894504249</text:p>
          </table:table-cell>
          <table:table-cell table:formula="of:=[.N5]*60000" office:value-type="float" office:value="2.673443613672" calcext:value-type="float">
            <text:p>2.673443613672</text:p>
          </table:table-cell>
          <table:table-cell table:formula="of:=[.O5]*60000" office:value-type="float" office:value="2.63844859889992" calcext:value-type="float">
            <text:p>2.63844859889992</text:p>
          </table:table-cell>
          <table:table-cell table:formula="of:=[.P5]*60000" office:value-type="float" office:value="2.61005100836174" calcext:value-type="float">
            <text:p>2.61005100836174</text:p>
          </table:table-cell>
          <table:table-cell table:formula="of:=[.Q5]*60000" office:value-type="float" office:value="2.58213923107717" calcext:value-type="float">
            <text:p>2.58213923107717</text:p>
          </table:table-cell>
          <table:table-cell table:formula="of:=[.R5]*60000" office:value-type="float" office:value="2.56419399463231" calcext:value-type="float">
            <text:p>2.56419399463231</text:p>
          </table:table-cell>
          <table:table-cell table:formula="of:=[.S5]*60000" office:value-type="float" office:value="2.5561738990054" calcext:value-type="float">
            <text:p>2.5561738990054</text:p>
          </table:table-cell>
          <table:table-cell table:formula="of:=[.T5]*60000" office:value-type="float" office:value="2.54167458453339" calcext:value-type="float">
            <text:p>2.54167458453339</text:p>
          </table:table-cell>
          <table:table-cell table:formula="of:=[.U5]*60000" office:value-type="float" office:value="2.52750062731178" calcext:value-type="float">
            <text:p>2.52750062731178</text:p>
          </table:table-cell>
          <table:table-cell table:formula="of:=[.V5]*60000" office:value-type="float" office:value="2.51047328099868" calcext:value-type="float">
            <text:p>2.51047328099868</text:p>
          </table:table-cell>
          <table:table-cell table:formula="of:=[.W5]*60000" office:value-type="float" office:value="2.4868817217607" calcext:value-type="float">
            <text:p>2.4868817217607</text:p>
          </table:table-cell>
          <table:table-cell table:formula="of:=[.X5]*60000" office:value-type="float" office:value="2.48551544478872" calcext:value-type="float">
            <text:p>2.48551544478872</text:p>
          </table:table-cell>
          <table:table-cell table:formula="of:=[.Y5]*60000" office:value-type="float" office:value="2.47177104522937" calcext:value-type="float">
            <text:p>2.47177104522937</text:p>
          </table:table-cell>
          <table:table-cell table:formula="of:=[.Z5]*60000" office:value-type="float" office:value="2.44489696391194" calcext:value-type="float">
            <text:p>2.44489696391194</text:p>
          </table:table-cell>
          <table:table-cell table:formula="of:=[.AA5]*60000" office:value-type="float" office:value="2.44393171425027" calcext:value-type="float">
            <text:p>2.44393171425027</text:p>
          </table:table-cell>
          <table:table-cell table:formula="of:=[.AB5]*60000" office:value-type="float" office:value="2.43701954520967" calcext:value-type="float">
            <text:p>2.43701954520967</text:p>
          </table:table-cell>
          <table:table-cell table:formula="of:=[.AC5]*60000" office:value-type="float" office:value="2.40878484392716" calcext:value-type="float">
            <text:p>2.40878484392716</text:p>
          </table:table-cell>
          <table:table-cell table:formula="of:=[.AD5]*60000" office:value-type="float" office:value="2.41271232109356" calcext:value-type="float">
            <text:p>2.41271232109356</text:p>
          </table:table-cell>
          <table:table-cell table:formula="of:=[.AE5]*60000" office:value-type="float" office:value="2.38421812912429" calcext:value-type="float">
            <text:p>2.38421812912429</text:p>
          </table:table-cell>
          <table:table-cell table:formula="of:=[.AF5]*60000" office:value-type="float" office:value="2.30411137703344" calcext:value-type="float">
            <text:p>2.30411137703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6]*60000" office:value-type="float" office:value="3.19787079197934" calcext:value-type="float">
            <text:p>3.19787079197934</text:p>
          </table:table-cell>
          <table:table-cell table:formula="of:=[.C6]*60000" office:value-type="float" office:value="3.10136521978036" calcext:value-type="float">
            <text:p>3.10136521978036</text:p>
          </table:table-cell>
          <table:table-cell table:formula="of:=[.D6]*60000" office:value-type="float" office:value="3.00739196149556" calcext:value-type="float">
            <text:p>3.00739196149556</text:p>
          </table:table-cell>
          <table:table-cell table:formula="of:=[.E6]*60000" office:value-type="float" office:value="2.97190656342832" calcext:value-type="float">
            <text:p>2.97190656342832</text:p>
          </table:table-cell>
          <table:table-cell table:formula="of:=[.F6]*60000" office:value-type="float" office:value="2.74403904578921" calcext:value-type="float">
            <text:p>2.74403904578921</text:p>
          </table:table-cell>
          <table:table-cell table:formula="of:=[.G6]*60000" office:value-type="float" office:value="2.69731235768433" calcext:value-type="float">
            <text:p>2.69731235768433</text:p>
          </table:table-cell>
          <table:table-cell table:formula="of:=[.H6]*60000" office:value-type="float" office:value="2.65112937783462" calcext:value-type="float">
            <text:p>2.65112937783462</text:p>
          </table:table-cell>
          <table:table-cell table:formula="of:=[.I6]*60000" office:value-type="float" office:value="2.59656833243003" calcext:value-type="float">
            <text:p>2.59656833243003</text:p>
          </table:table-cell>
          <table:table-cell table:formula="of:=[.J6]*60000" office:value-type="float" office:value="2.56673537528161" calcext:value-type="float">
            <text:p>2.56673537528161</text:p>
          </table:table-cell>
          <table:table-cell table:formula="of:=[.K6]*60000" office:value-type="float" office:value="2.54338540007828" calcext:value-type="float">
            <text:p>2.54338540007828</text:p>
          </table:table-cell>
          <table:table-cell table:formula="of:=[.L6]*60000" office:value-type="float" office:value="2.51507981819065" calcext:value-type="float">
            <text:p>2.51507981819065</text:p>
          </table:table-cell>
          <table:table-cell table:formula="of:=[.M6]*60000" office:value-type="float" office:value="2.48302655907285" calcext:value-type="float">
            <text:p>2.48302655907285</text:p>
          </table:table-cell>
          <table:table-cell table:formula="of:=[.N6]*60000" office:value-type="float" office:value="2.45525168481083" calcext:value-type="float">
            <text:p>2.45525168481083</text:p>
          </table:table-cell>
          <table:table-cell table:formula="of:=[.O6]*60000" office:value-type="float" office:value="2.42684206733986" calcext:value-type="float">
            <text:p>2.42684206733986</text:p>
          </table:table-cell>
          <table:table-cell table:formula="of:=[.P6]*60000" office:value-type="float" office:value="2.40353837883887" calcext:value-type="float">
            <text:p>2.40353837883887</text:p>
          </table:table-cell>
          <table:table-cell table:formula="of:=[.Q6]*60000" office:value-type="float" office:value="2.38038724921622" calcext:value-type="float">
            <text:p>2.38038724921622</text:p>
          </table:table-cell>
          <table:table-cell table:formula="of:=[.R6]*60000" office:value-type="float" office:value="2.36559536248514" calcext:value-type="float">
            <text:p>2.36559536248514</text:p>
          </table:table-cell>
          <table:table-cell table:formula="of:=[.S6]*60000" office:value-type="float" office:value="2.35951803238452" calcext:value-type="float">
            <text:p>2.35951803238452</text:p>
          </table:table-cell>
          <table:table-cell table:formula="of:=[.T6]*60000" office:value-type="float" office:value="2.3478040823824" calcext:value-type="float">
            <text:p>2.3478040823824</text:p>
          </table:table-cell>
          <table:table-cell table:formula="of:=[.U6]*60000" office:value-type="float" office:value="2.33582857642964" calcext:value-type="float">
            <text:p>2.33582857642964</text:p>
          </table:table-cell>
          <table:table-cell table:formula="of:=[.V6]*60000" office:value-type="float" office:value="2.32192660405709" calcext:value-type="float">
            <text:p>2.32192660405709</text:p>
          </table:table-cell>
          <table:table-cell table:formula="of:=[.W6]*60000" office:value-type="float" office:value="2.30073079640165" calcext:value-type="float">
            <text:p>2.30073079640165</text:p>
          </table:table-cell>
          <table:table-cell table:formula="of:=[.X6]*60000" office:value-type="float" office:value="2.30020749418685" calcext:value-type="float">
            <text:p>2.30020749418685</text:p>
          </table:table-cell>
          <table:table-cell table:formula="of:=[.Y6]*60000" office:value-type="float" office:value="2.28889535539619" calcext:value-type="float">
            <text:p>2.28889535539619</text:p>
          </table:table-cell>
          <table:table-cell table:formula="of:=[.Z6]*60000" office:value-type="float" office:value="2.2649729075482" calcext:value-type="float">
            <text:p>2.2649729075482</text:p>
          </table:table-cell>
          <table:table-cell table:formula="of:=[.AA6]*60000" office:value-type="float" office:value="2.26484348918762" calcext:value-type="float">
            <text:p>2.26484348918762</text:p>
          </table:table-cell>
          <table:table-cell table:formula="of:=[.AB6]*60000" office:value-type="float" office:value="2.25906752108175" calcext:value-type="float">
            <text:p>2.25906752108175</text:p>
          </table:table-cell>
          <table:table-cell table:formula="of:=[.AC6]*60000" office:value-type="float" office:value="2.23359840777751" calcext:value-type="float">
            <text:p>2.23359840777751</text:p>
          </table:table-cell>
          <table:table-cell table:formula="of:=[.AD6]*60000" office:value-type="float" office:value="2.23731468137722" calcext:value-type="float">
            <text:p>2.23731468137722</text:p>
          </table:table-cell>
          <table:table-cell table:formula="of:=[.AE6]*60000" office:value-type="float" office:value="2.21141109984508" calcext:value-type="float">
            <text:p>2.21141109984508</text:p>
          </table:table-cell>
          <table:table-cell table:formula="of:=[.AF6]*60000" office:value-type="float" office:value="2.13753392875414" calcext:value-type="float">
            <text:p>2.13753392875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7]*60000" office:value-type="float" office:value="2.81850236765197" calcext:value-type="float">
            <text:p>2.81850236765197</text:p>
          </table:table-cell>
          <table:table-cell table:formula="of:=[.C7]*60000" office:value-type="float" office:value="2.75476443648482" calcext:value-type="float">
            <text:p>2.75476443648482</text:p>
          </table:table-cell>
          <table:table-cell table:formula="of:=[.D7]*60000" office:value-type="float" office:value="2.68672916203195" calcext:value-type="float">
            <text:p>2.68672916203195</text:p>
          </table:table-cell>
          <table:table-cell table:formula="of:=[.E7]*60000" office:value-type="float" office:value="2.66540418661832" calcext:value-type="float">
            <text:p>2.66540418661832</text:p>
          </table:table-cell>
          <table:table-cell table:formula="of:=[.F7]*60000" office:value-type="float" office:value="2.48111204806022" calcext:value-type="float">
            <text:p>2.48111204806022</text:p>
          </table:table-cell>
          <table:table-cell table:formula="of:=[.G7]*60000" office:value-type="float" office:value="2.44989916292916" calcext:value-type="float">
            <text:p>2.44989916292916</text:p>
          </table:table-cell>
          <table:table-cell table:formula="of:=[.H7]*60000" office:value-type="float" office:value="2.41696988762161" calcext:value-type="float">
            <text:p>2.41696988762161</text:p>
          </table:table-cell>
          <table:table-cell table:formula="of:=[.I7]*60000" office:value-type="float" office:value="2.37507155220028" calcext:value-type="float">
            <text:p>2.37507155220028</text:p>
          </table:table-cell>
          <table:table-cell table:formula="of:=[.J7]*60000" office:value-type="float" office:value="2.35330377891217" calcext:value-type="float">
            <text:p>2.35330377891217</text:p>
          </table:table-cell>
          <table:table-cell table:formula="of:=[.K7]*60000" office:value-type="float" office:value="2.33648820030115" calcext:value-type="float">
            <text:p>2.33648820030115</text:p>
          </table:table-cell>
          <table:table-cell table:formula="of:=[.L7]*60000" office:value-type="float" office:value="2.31422358206673" calcext:value-type="float">
            <text:p>2.31422358206673</text:p>
          </table:table-cell>
          <table:table-cell table:formula="of:=[.M7]*60000" office:value-type="float" office:value="2.2885426063119" calcext:value-type="float">
            <text:p>2.2885426063119</text:p>
          </table:table-cell>
          <table:table-cell table:formula="of:=[.N7]*60000" office:value-type="float" office:value="2.26610548237674" calcext:value-type="float">
            <text:p>2.26610548237674</text:p>
          </table:table-cell>
          <table:table-cell table:formula="of:=[.O7]*60000" office:value-type="float" office:value="2.24293018111973" calcext:value-type="float">
            <text:p>2.24293018111973</text:p>
          </table:table-cell>
          <table:table-cell table:formula="of:=[.P7]*60000" office:value-type="float" office:value="2.2237217871307" calcext:value-type="float">
            <text:p>2.2237217871307</text:p>
          </table:table-cell>
          <table:table-cell table:formula="of:=[.Q7]*60000" office:value-type="float" office:value="2.2044299409623" calcext:value-type="float">
            <text:p>2.2044299409623</text:p>
          </table:table-cell>
          <table:table-cell table:formula="of:=[.R7]*60000" office:value-type="float" office:value="2.19218964278428" calcext:value-type="float">
            <text:p>2.19218964278428</text:p>
          </table:table-cell>
          <table:table-cell table:formula="of:=[.S7]*60000" office:value-type="float" office:value="2.18762462920213" calcext:value-type="float">
            <text:p>2.18762462920213</text:p>
          </table:table-cell>
          <table:table-cell table:formula="of:=[.T7]*60000" office:value-type="float" office:value="2.17815936132889" calcext:value-type="float">
            <text:p>2.17815936132889</text:p>
          </table:table-cell>
          <table:table-cell table:formula="of:=[.U7]*60000" office:value-type="float" office:value="2.1679747788616" calcext:value-type="float">
            <text:p>2.1679747788616</text:p>
          </table:table-cell>
          <table:table-cell table:formula="of:=[.V7]*60000" office:value-type="float" office:value="2.15660376028295" calcext:value-type="float">
            <text:p>2.15660376028295</text:p>
          </table:table-cell>
          <table:table-cell table:formula="of:=[.W7]*60000" office:value-type="float" office:value="2.13740761615231" calcext:value-type="float">
            <text:p>2.13740761615231</text:p>
          </table:table-cell>
          <table:table-cell table:formula="of:=[.X7]*60000" office:value-type="float" office:value="2.13751537381052" calcext:value-type="float">
            <text:p>2.13751537381052</text:p>
          </table:table-cell>
          <table:table-cell table:formula="of:=[.Y7]*60000" office:value-type="float" office:value="2.12817361287693" calcext:value-type="float">
            <text:p>2.12817361287693</text:p>
          </table:table-cell>
          <table:table-cell table:formula="of:=[.Z7]*60000" office:value-type="float" office:value="2.10673853206637" calcext:value-type="float">
            <text:p>2.10673853206637</text:p>
          </table:table-cell>
          <table:table-cell table:formula="of:=[.AA7]*60000" office:value-type="float" office:value="2.10724018079851" calcext:value-type="float">
            <text:p>2.10724018079851</text:p>
          </table:table-cell>
          <table:table-cell table:formula="of:=[.AB7]*60000" office:value-type="float" office:value="2.10238388309847" calcext:value-type="float">
            <text:p>2.10238388309847</text:p>
          </table:table-cell>
          <table:table-cell table:formula="of:=[.AC7]*60000" office:value-type="float" office:value="2.07923435846736" calcext:value-type="float">
            <text:p>2.07923435846736</text:p>
          </table:table-cell>
          <table:table-cell table:formula="of:=[.AD7]*60000" office:value-type="float" office:value="2.08275510238759" calcext:value-type="float">
            <text:p>2.08275510238759</text:p>
          </table:table-cell>
          <table:table-cell table:formula="of:=[.AE7]*60000" office:value-type="float" office:value="2.05906795315224" calcext:value-type="float">
            <text:p>2.05906795315224</text:p>
          </table:table-cell>
          <table:table-cell table:formula="of:=[.AF7]*60000" office:value-type="float" office:value="1.99066784812379" calcext:value-type="float">
            <text:p>1.99066784812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]*60000" office:value-type="float" office:value="2.51565070270773" calcext:value-type="float">
            <text:p>2.51565070270773</text:p>
          </table:table-cell>
          <table:table-cell table:formula="of:=[.C8]*60000" office:value-type="float" office:value="2.47205429927799" calcext:value-type="float">
            <text:p>2.47205429927799</text:p>
          </table:table-cell>
          <table:table-cell table:formula="of:=[.D8]*60000" office:value-type="float" office:value="2.4221494503066" calcext:value-type="float">
            <text:p>2.4221494503066</text:p>
          </table:table-cell>
          <table:table-cell table:formula="of:=[.E8]*60000" office:value-type="float" office:value="2.41071271968849" calcext:value-type="float">
            <text:p>2.41071271968849</text:p>
          </table:table-cell>
          <table:table-cell table:formula="of:=[.F8]*60000" office:value-type="float" office:value="2.25917381070931" calcext:value-type="float">
            <text:p>2.25917381070931</text:p>
          </table:table-cell>
          <table:table-cell table:formula="of:=[.G8]*60000" office:value-type="float" office:value="2.2393919392497" calcext:value-type="float">
            <text:p>2.2393919392497</text:p>
          </table:table-cell>
          <table:table-cell table:formula="of:=[.H8]*60000" office:value-type="float" office:value="2.21639053828801" calcext:value-type="float">
            <text:p>2.21639053828801</text:p>
          </table:table-cell>
          <table:table-cell table:formula="of:=[.I8]*60000" office:value-type="float" office:value="2.1842464395722" calcext:value-type="float">
            <text:p>2.1842464395722</text:p>
          </table:table-cell>
          <table:table-cell table:formula="of:=[.J8]*60000" office:value-type="float" office:value="2.16866826895009" calcext:value-type="float">
            <text:p>2.16866826895009</text:p>
          </table:table-cell>
          <table:table-cell table:formula="of:=[.K8]*60000" office:value-type="float" office:value="2.15688071175919" calcext:value-type="float">
            <text:p>2.15688071175919</text:p>
          </table:table-cell>
          <table:table-cell table:formula="of:=[.L8]*60000" office:value-type="float" office:value="2.13934282327294" calcext:value-type="float">
            <text:p>2.13934282327294</text:p>
          </table:table-cell>
          <table:table-cell table:formula="of:=[.M8]*60000" office:value-type="float" office:value="2.11869912481045" calcext:value-type="float">
            <text:p>2.11869912481045</text:p>
          </table:table-cell>
          <table:table-cell table:formula="of:=[.N8]*60000" office:value-type="float" office:value="2.10048466113927" calcext:value-type="float">
            <text:p>2.10048466113927</text:p>
          </table:table-cell>
          <table:table-cell table:formula="of:=[.O8]*60000" office:value-type="float" office:value="2.08153327366514" calcext:value-type="float">
            <text:p>2.08153327366514</text:p>
          </table:table-cell>
          <table:table-cell table:formula="of:=[.P8]*60000" office:value-type="float" office:value="2.06565891016701" calcext:value-type="float">
            <text:p>2.06565891016701</text:p>
          </table:table-cell>
          <table:table-cell table:formula="of:=[.Q8]*60000" office:value-type="float" office:value="2.04953196572693" calcext:value-type="float">
            <text:p>2.04953196572693</text:p>
          </table:table-cell>
          <table:table-cell table:formula="of:=[.R8]*60000" office:value-type="float" office:value="2.03938056985522" calcext:value-type="float">
            <text:p>2.03938056985522</text:p>
          </table:table-cell>
          <table:table-cell table:formula="of:=[.S8]*60000" office:value-type="float" office:value="2.03600682347733" calcext:value-type="float">
            <text:p>2.03600682347733</text:p>
          </table:table-cell>
          <table:table-cell table:formula="of:=[.T8]*60000" office:value-type="float" office:value="2.02837748012376" calcext:value-type="float">
            <text:p>2.02837748012376</text:p>
          </table:table-cell>
          <table:table-cell table:formula="of:=[.U8]*60000" office:value-type="float" office:value="2.01966916739458" calcext:value-type="float">
            <text:p>2.01966916739458</text:p>
          </table:table-cell>
          <table:table-cell table:formula="of:=[.V8]*60000" office:value-type="float" office:value="2.01037080441069" calcext:value-type="float">
            <text:p>2.01037080441069</text:p>
          </table:table-cell>
          <table:table-cell table:formula="of:=[.W8]*60000" office:value-type="float" office:value="1.99286853000083" calcext:value-type="float">
            <text:p>1.99286853000083</text:p>
          </table:table-cell>
          <table:table-cell table:formula="of:=[.X8]*60000" office:value-type="float" office:value="1.99344941529799" calcext:value-type="float">
            <text:p>1.99344941529799</text:p>
          </table:table-cell>
          <table:table-cell table:formula="of:=[.Y8]*60000" office:value-type="float" office:value="1.98572400960852" calcext:value-type="float">
            <text:p>1.98572400960852</text:p>
          </table:table-cell>
          <table:table-cell table:formula="of:=[.Z8]*60000" office:value-type="float" office:value="1.9664080062287" calcext:value-type="float">
            <text:p>1.9664080062287</text:p>
          </table:table-cell>
          <table:table-cell table:formula="of:=[.AA8]*60000" office:value-type="float" office:value="1.96739051120433" calcext:value-type="float">
            <text:p>1.96739051120433</text:p>
          </table:table-cell>
          <table:table-cell table:formula="of:=[.AB8]*60000" office:value-type="float" office:value="1.9632886167113" calcext:value-type="float">
            <text:p>1.9632886167113</text:p>
          </table:table-cell>
          <table:table-cell table:formula="of:=[.AC8]*60000" office:value-type="float" office:value="1.94210776756105" calcext:value-type="float">
            <text:p>1.94210776756105</text:p>
          </table:table-cell>
          <table:table-cell table:formula="of:=[.AD8]*60000" office:value-type="float" office:value="1.9454491996759" calcext:value-type="float">
            <text:p>1.9454491996759</text:p>
          </table:table-cell>
          <table:table-cell table:formula="of:=[.AE8]*60000" office:value-type="float" office:value="1.9236800709002" calcext:value-type="float">
            <text:p>1.9236800709002</text:p>
          </table:table-cell>
          <table:table-cell table:formula="of:=[.AF8]*60000" office:value-type="float" office:value="1.86012507199318" calcext:value-type="float">
            <text:p>1.860125071993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9]*60000" office:value-type="float" office:value="2.26652283399403" calcext:value-type="float">
            <text:p>2.26652283399403</text:p>
          </table:table-cell>
          <table:table-cell table:formula="of:=[.C9]*60000" office:value-type="float" office:value="2.23638271260731" calcext:value-type="float">
            <text:p>2.23638271260731</text:p>
          </table:table-cell>
          <table:table-cell table:formula="of:=[.D9]*60000" office:value-type="float" office:value="2.1997031584091" calcext:value-type="float">
            <text:p>2.1997031584091</text:p>
          </table:table-cell>
          <table:table-cell table:formula="of:=[.E9]*60000" office:value-type="float" office:value="2.19537142752094" calcext:value-type="float">
            <text:p>2.19537142752094</text:p>
          </table:table-cell>
          <table:table-cell table:formula="of:=[.F9]*60000" office:value-type="float" office:value="2.06918328843523" calcext:value-type="float">
            <text:p>2.06918328843523</text:p>
          </table:table-cell>
          <table:table-cell table:formula="of:=[.G9]*60000" office:value-type="float" office:value="2.05799743766901" calcext:value-type="float">
            <text:p>2.05799743766901</text:p>
          </table:table-cell>
          <table:table-cell table:formula="of:=[.H9]*60000" office:value-type="float" office:value="2.04257727926169" calcext:value-type="float">
            <text:p>2.04257727926169</text:p>
          </table:table-cell>
          <table:table-cell table:formula="of:=[.I9]*60000" office:value-type="float" office:value="2.0180735111311" calcext:value-type="float">
            <text:p>2.0180735111311</text:p>
          </table:table-cell>
          <table:table-cell table:formula="of:=[.J9]*60000" office:value-type="float" office:value="2.00731704158946" calcext:value-type="float">
            <text:p>2.00731704158946</text:p>
          </table:table-cell>
          <table:table-cell table:formula="of:=[.K9]*60000" office:value-type="float" office:value="1.99945285161817" calcext:value-type="float">
            <text:p>1.99945285161817</text:p>
          </table:table-cell>
          <table:table-cell table:formula="of:=[.L9]*60000" office:value-type="float" office:value="1.98567140639629" calcext:value-type="float">
            <text:p>1.98567140639629</text:p>
          </table:table-cell>
          <table:table-cell table:formula="of:=[.M9]*60000" office:value-type="float" office:value="1.96906828211959" calcext:value-type="float">
            <text:p>1.96906828211959</text:p>
          </table:table-cell>
          <table:table-cell table:formula="of:=[.N9]*60000" office:value-type="float" office:value="1.95424253892447" calcext:value-type="float">
            <text:p>1.95424253892447</text:p>
          </table:table-cell>
          <table:table-cell table:formula="of:=[.O9]*60000" office:value-type="float" office:value="1.93874061048962" calcext:value-type="float">
            <text:p>1.93874061048962</text:p>
          </table:table-cell>
          <table:table-cell table:formula="of:=[.P9]*60000" office:value-type="float" office:value="1.92560845926041" calcext:value-type="float">
            <text:p>1.92560845926041</text:p>
          </table:table-cell>
          <table:table-cell table:formula="of:=[.Q9]*60000" office:value-type="float" office:value="1.91210178100758" calcext:value-type="float">
            <text:p>1.91210178100758</text:p>
          </table:table-cell>
          <table:table-cell table:formula="of:=[.R9]*60000" office:value-type="float" office:value="1.90367701275148" calcext:value-type="float">
            <text:p>1.90367701275148</text:p>
          </table:table-cell>
          <table:table-cell table:formula="of:=[.S9]*60000" office:value-type="float" office:value="1.90125059569799" calcext:value-type="float">
            <text:p>1.90125059569799</text:p>
          </table:table-cell>
          <table:table-cell table:formula="of:=[.T9]*60000" office:value-type="float" office:value="1.89513398683373" calcext:value-type="float">
            <text:p>1.89513398683373</text:p>
          </table:table-cell>
          <table:table-cell table:formula="of:=[.U9]*60000" office:value-type="float" office:value="1.88765464091279" calcext:value-type="float">
            <text:p>1.88765464091279</text:p>
          </table:table-cell>
          <table:table-cell table:formula="of:=[.V9]*60000" office:value-type="float" office:value="1.8800693721448" calcext:value-type="float">
            <text:p>1.8800693721448</text:p>
          </table:table-cell>
          <table:table-cell table:formula="of:=[.W9]*60000" office:value-type="float" office:value="1.8640198479795" calcext:value-type="float">
            <text:p>1.8640198479795</text:p>
          </table:table-cell>
          <table:table-cell table:formula="of:=[.X9]*60000" office:value-type="float" office:value="1.86495451190641" calcext:value-type="float">
            <text:p>1.86495451190641</text:p>
          </table:table-cell>
          <table:table-cell table:formula="of:=[.Y9]*60000" office:value-type="float" office:value="1.85856895412884" calcext:value-type="float">
            <text:p>1.85856895412884</text:p>
          </table:table-cell>
          <table:table-cell table:formula="of:=[.Z9]*60000" office:value-type="float" office:value="1.84107530892963" calcext:value-type="float">
            <text:p>1.84107530892963</text:p>
          </table:table-cell>
          <table:table-cell table:formula="of:=[.AA9]*60000" office:value-type="float" office:value="1.84242594281228" calcext:value-type="float">
            <text:p>1.84242594281228</text:p>
          </table:table-cell>
          <table:table-cell table:formula="of:=[.AB9]*60000" office:value-type="float" office:value="1.83894993822617" calcext:value-type="float">
            <text:p>1.83894993822617</text:p>
          </table:table-cell>
          <table:table-cell table:formula="of:=[.AC9]*60000" office:value-type="float" office:value="1.81945700141529" calcext:value-type="float">
            <text:p>1.81945700141529</text:p>
          </table:table-cell>
          <table:table-cell table:formula="of:=[.AD9]*60000" office:value-type="float" office:value="1.82263474244318" calcext:value-type="float">
            <text:p>1.82263474244318</text:p>
          </table:table-cell>
          <table:table-cell table:formula="of:=[.AE9]*60000" office:value-type="float" office:value="1.80254117260983" calcext:value-type="float">
            <text:p>1.80254117260983</text:p>
          </table:table-cell>
          <table:table-cell table:formula="of:=[.AF9]*60000" office:value-type="float" office:value="1.74329599032292" calcext:value-type="float">
            <text:p>1.74329599032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10]*60000" office:value-type="float" office:value="2.05739423582278" calcext:value-type="float">
            <text:p>2.05739423582278</text:p>
          </table:table-cell>
          <table:table-cell table:formula="of:=[.C10]*60000" office:value-type="float" office:value="2.03670321032509" calcext:value-type="float">
            <text:p>2.03670321032509</text:p>
          </table:table-cell>
          <table:table-cell table:formula="of:=[.D10]*60000" office:value-type="float" office:value="2.00994621493752" calcext:value-type="float">
            <text:p>2.00994621493752</text:p>
          </table:table-cell>
          <table:table-cell table:formula="of:=[.E10]*60000" office:value-type="float" office:value="2.0108166391753" calcext:value-type="float">
            <text:p>2.0108166391753</text:p>
          </table:table-cell>
          <table:table-cell table:formula="of:=[.F10]*60000" office:value-type="float" office:value="1.90468296657563" calcext:value-type="float">
            <text:p>1.90468296657563</text:p>
          </table:table-cell>
          <table:table-cell table:formula="of:=[.G10]*60000" office:value-type="float" office:value="1.90005536252451" calcext:value-type="float">
            <text:p>1.90005536252451</text:p>
          </table:table-cell>
          <table:table-cell table:formula="of:=[.H10]*60000" office:value-type="float" office:value="1.89050737657382" calcext:value-type="float">
            <text:p>1.89050737657382</text:p>
          </table:table-cell>
          <table:table-cell table:formula="of:=[.I10]*60000" office:value-type="float" office:value="1.87206663028001" calcext:value-type="float">
            <text:p>1.87206663028001</text:p>
          </table:table-cell>
          <table:table-cell table:formula="of:=[.J10]*60000" office:value-type="float" office:value="1.86510964649785" calcext:value-type="float">
            <text:p>1.86510964649785</text:p>
          </table:table-cell>
          <table:table-cell table:formula="of:=[.K10]*60000" office:value-type="float" office:value="1.86033956964932" calcext:value-type="float">
            <text:p>1.86033956964932</text:p>
          </table:table-cell>
          <table:table-cell table:formula="of:=[.L10]*60000" office:value-type="float" office:value="1.84958077786282" calcext:value-type="float">
            <text:p>1.84958077786282</text:p>
          </table:table-cell>
          <table:table-cell table:formula="of:=[.M10]*60000" office:value-type="float" office:value="1.83625703883473" calcext:value-type="float">
            <text:p>1.83625703883473</text:p>
          </table:table-cell>
          <table:table-cell table:formula="of:=[.N10]*60000" office:value-type="float" office:value="1.82418264108205" calcext:value-type="float">
            <text:p>1.82418264108205</text:p>
          </table:table-cell>
          <table:table-cell table:formula="of:=[.O10]*60000" office:value-type="float" office:value="1.81152514025192" calcext:value-type="float">
            <text:p>1.81152514025192</text:p>
          </table:table-cell>
          <table:table-cell table:formula="of:=[.P10]*60000" office:value-type="float" office:value="1.80066781229365" calcext:value-type="float">
            <text:p>1.80066781229365</text:p>
          </table:table-cell>
          <table:table-cell table:formula="of:=[.Q10]*60000" office:value-type="float" office:value="1.78934796685618" calcext:value-type="float">
            <text:p>1.78934796685618</text:p>
          </table:table-cell>
          <table:table-cell table:formula="of:=[.R10]*60000" office:value-type="float" office:value="1.78236196874137" calcext:value-type="float">
            <text:p>1.78236196874137</text:p>
          </table:table-cell>
          <table:table-cell table:formula="of:=[.S10]*60000" office:value-type="float" office:value="1.7806947063527" calcext:value-type="float">
            <text:p>1.7806947063527</text:p>
          </table:table-cell>
          <table:table-cell table:formula="of:=[.T10]*60000" office:value-type="float" office:value="1.77583407350448" calcext:value-type="float">
            <text:p>1.77583407350448</text:p>
          </table:table-cell>
          <table:table-cell table:formula="of:=[.U10]*60000" office:value-type="float" office:value="1.76938649360495" calcext:value-type="float">
            <text:p>1.76938649360495</text:p>
          </table:table-cell>
          <table:table-cell table:formula="of:=[.V10]*60000" office:value-type="float" office:value="1.76322815489518" calcext:value-type="float">
            <text:p>1.76322815489518</text:p>
          </table:table-cell>
          <table:table-cell table:formula="of:=[.W10]*60000" office:value-type="float" office:value="1.74843791480786" calcext:value-type="float">
            <text:p>1.74843791480786</text:p>
          </table:table-cell>
          <table:table-cell table:formula="of:=[.X10]*60000" office:value-type="float" office:value="1.74963517616883" calcext:value-type="float">
            <text:p>1.74963517616883</text:p>
          </table:table-cell>
          <table:table-cell table:formula="of:=[.Y10]*60000" office:value-type="float" office:value="1.74437012320948" calcext:value-type="float">
            <text:p>1.74437012320948</text:p>
          </table:table-cell>
          <table:table-cell table:formula="of:=[.Z10]*60000" office:value-type="float" office:value="1.72845657509289" calcext:value-type="float">
            <text:p>1.72845657509289</text:p>
          </table:table-cell>
          <table:table-cell table:formula="of:=[.AA10]*60000" office:value-type="float" office:value="1.73008927620087" calcext:value-type="float">
            <text:p>1.73008927620087</text:p>
          </table:table-cell>
          <table:table-cell table:formula="of:=[.AB10]*60000" office:value-type="float" office:value="1.72713764488309" calcext:value-type="float">
            <text:p>1.72713764488309</text:p>
          </table:table-cell>
          <table:table-cell table:formula="of:=[.AC10]*60000" office:value-type="float" office:value="1.70910487993603" calcext:value-type="float">
            <text:p>1.70910487993603</text:p>
          </table:table-cell>
          <table:table-cell table:formula="of:=[.AD10]*60000" office:value-type="float" office:value="1.71213344225772" calcext:value-type="float">
            <text:p>1.71213344225772</text:p>
          </table:table-cell>
          <table:table-cell table:formula="of:=[.AE10]*60000" office:value-type="float" office:value="1.69351541070719" calcext:value-type="float">
            <text:p>1.69351541070719</text:p>
          </table:table-cell>
          <table:table-cell table:formula="of:=[.AF10]*60000" office:value-type="float" office:value="1.63812340390129" calcext:value-type="float">
            <text:p>1.638123403901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11]*60000" office:value-type="float" office:value="1.87915758766976" calcext:value-type="float">
            <text:p>1.87915758766976</text:p>
          </table:table-cell>
          <table:table-cell table:formula="of:=[.C11]*60000" office:value-type="float" office:value="1.86532649692642" calcext:value-type="float">
            <text:p>1.86532649692642</text:p>
          </table:table-cell>
          <table:table-cell table:formula="of:=[.D11]*60000" office:value-type="float" office:value="1.84616569618974" calcext:value-type="float">
            <text:p>1.84616569618974</text:p>
          </table:table-cell>
          <table:table-cell table:formula="of:=[.E11]*60000" office:value-type="float" office:value="1.85089191585581" calcext:value-type="float">
            <text:p>1.85089191585581</text:p>
          </table:table-cell>
          <table:table-cell table:formula="of:=[.F11]*60000" office:value-type="float" office:value="1.7608969636548" calcext:value-type="float">
            <text:p>1.7608969636548</text:p>
          </table:table-cell>
          <table:table-cell table:formula="of:=[.G11]*60000" office:value-type="float" office:value="1.76132452734636" calcext:value-type="float">
            <text:p>1.76132452734636</text:p>
          </table:table-cell>
          <table:table-cell table:formula="of:=[.H11]*60000" office:value-type="float" office:value="1.75637364647453" calcext:value-type="float">
            <text:p>1.75637364647453</text:p>
          </table:table-cell>
          <table:table-cell table:formula="of:=[.I11]*60000" office:value-type="float" office:value="1.74279442286682" calcext:value-type="float">
            <text:p>1.74279442286682</text:p>
          </table:table-cell>
          <table:table-cell table:formula="of:=[.J11]*60000" office:value-type="float" office:value="1.73885812287376" calcext:value-type="float">
            <text:p>1.73885812287376</text:p>
          </table:table-cell>
          <table:table-cell table:formula="of:=[.K11]*60000" office:value-type="float" office:value="1.73654797644612" calcext:value-type="float">
            <text:p>1.73654797644612</text:p>
          </table:table-cell>
          <table:table-cell table:formula="of:=[.L11]*60000" office:value-type="float" office:value="1.72824611733324" calcext:value-type="float">
            <text:p>1.72824611733324</text:p>
          </table:table-cell>
          <table:table-cell table:formula="of:=[.M11]*60000" office:value-type="float" office:value="1.71760977307111" calcext:value-type="float">
            <text:p>1.71760977307111</text:p>
          </table:table-cell>
          <table:table-cell table:formula="of:=[.N11]*60000" office:value-type="float" office:value="1.70779094419977" calcext:value-type="float">
            <text:p>1.70779094419977</text:p>
          </table:table-cell>
          <table:table-cell table:formula="of:=[.O11]*60000" office:value-type="float" office:value="1.69749786776488" calcext:value-type="float">
            <text:p>1.69749786776488</text:p>
          </table:table-cell>
          <table:table-cell table:formula="of:=[.P11]*60000" office:value-type="float" office:value="1.68854137970386" calcext:value-type="float">
            <text:p>1.68854137970386</text:p>
          </table:table-cell>
          <table:table-cell table:formula="of:=[.Q11]*60000" office:value-type="float" office:value="1.67905921378604" calcext:value-type="float">
            <text:p>1.67905921378604</text:p>
          </table:table-cell>
          <table:table-cell table:formula="of:=[.R11]*60000" office:value-type="float" office:value="1.67328042376322" calcext:value-type="float">
            <text:p>1.67328042376322</text:p>
          </table:table-cell>
          <table:table-cell table:formula="of:=[.S11]*60000" office:value-type="float" office:value="1.67222529891136" calcext:value-type="float">
            <text:p>1.67222529891136</text:p>
          </table:table-cell>
          <table:table-cell table:formula="of:=[.T11]*60000" office:value-type="float" office:value="1.66841416574209" calcext:value-type="float">
            <text:p>1.66841416574209</text:p>
          </table:table-cell>
          <table:table-cell table:formula="of:=[.U11]*60000" office:value-type="float" office:value="1.66283917539216" calcext:value-type="float">
            <text:p>1.66283917539216</text:p>
          </table:table-cell>
          <table:table-cell table:formula="of:=[.V11]*60000" office:value-type="float" office:value="1.65787724839407" calcext:value-type="float">
            <text:p>1.65787724839407</text:p>
          </table:table-cell>
          <table:table-cell table:formula="of:=[.W11]*60000" office:value-type="float" office:value="1.64418873426949" calcext:value-type="float">
            <text:p>1.64418873426949</text:p>
          </table:table-cell>
          <table:table-cell table:formula="of:=[.X11]*60000" office:value-type="float" office:value="1.64557833052717" calcext:value-type="float">
            <text:p>1.64557833052717</text:p>
          </table:table-cell>
          <table:table-cell table:formula="of:=[.Y11]*60000" office:value-type="float" office:value="1.64125748283452" calcext:value-type="float">
            <text:p>1.64125748283452</text:p>
          </table:table-cell>
          <table:table-cell table:formula="of:=[.Z11]*60000" office:value-type="float" office:value="1.62672392514051" calcext:value-type="float">
            <text:p>1.62672392514051</text:p>
          </table:table-cell>
          <table:table-cell table:formula="of:=[.AA11]*60000" office:value-type="float" office:value="1.62857210132782" calcext:value-type="float">
            <text:p>1.62857210132782</text:p>
          </table:table-cell>
          <table:table-cell table:formula="of:=[.AB11]*60000" office:value-type="float" office:value="1.62606355257496" calcext:value-type="float">
            <text:p>1.62606355257496</text:p>
          </table:table-cell>
          <table:table-cell table:formula="of:=[.AC11]*60000" office:value-type="float" office:value="1.60930406376759" calcext:value-type="float">
            <text:p>1.60930406376759</text:p>
          </table:table-cell>
          <table:table-cell table:formula="of:=[.AD11]*60000" office:value-type="float" office:value="1.61219666098615" calcext:value-type="float">
            <text:p>1.61219666098615</text:p>
          </table:table-cell>
          <table:table-cell table:formula="of:=[.AE11]*60000" office:value-type="float" office:value="1.59488704189332" calcext:value-type="float">
            <text:p>1.59488704189332</text:p>
          </table:table-cell>
          <table:table-cell table:formula="of:=[.AF11]*60000" office:value-type="float" office:value="1.5429561743464" calcext:value-type="float">
            <text:p>1.54295617434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2]*60000" office:value-type="float" office:value="1.72540758900239" calcext:value-type="float">
            <text:p>1.72540758900239</text:p>
          </table:table-cell>
          <table:table-cell table:formula="of:=[.C12]*60000" office:value-type="float" office:value="1.71667594253991" calcext:value-type="float">
            <text:p>1.71667594253991</text:p>
          </table:table-cell>
          <table:table-cell table:formula="of:=[.D12]*60000" office:value-type="float" office:value="1.70341875884252" calcext:value-type="float">
            <text:p>1.70341875884252</text:p>
          </table:table-cell>
          <table:table-cell table:formula="of:=[.E12]*60000" office:value-type="float" office:value="1.71102323166751" calcext:value-type="float">
            <text:p>1.71102323166751</text:p>
          </table:table-cell>
          <table:table-cell table:formula="of:=[.F12]*60000" office:value-type="float" office:value="1.63419772593564" calcext:value-type="float">
            <text:p>1.63419772593564</text:p>
          </table:table-cell>
          <table:table-cell table:formula="of:=[.G12]*60000" office:value-type="float" office:value="1.63854919565911" calcext:value-type="float">
            <text:p>1.63854919565911</text:p>
          </table:table-cell>
          <table:table-cell table:formula="of:=[.H12]*60000" office:value-type="float" office:value="1.63722585235588" calcext:value-type="float">
            <text:p>1.63722585235588</text:p>
          </table:table-cell>
          <table:table-cell table:formula="of:=[.I12]*60000" office:value-type="float" office:value="1.62757742609039" calcext:value-type="float">
            <text:p>1.62757742609039</text:p>
          </table:table-cell>
          <table:table-cell table:formula="of:=[.J12]*60000" office:value-type="float" office:value="1.62605901422348" calcext:value-type="float">
            <text:p>1.62605901422348</text:p>
          </table:table-cell>
          <table:table-cell table:formula="of:=[.K12]*60000" office:value-type="float" office:value="1.62571639873259" calcext:value-type="float">
            <text:p>1.62571639873259</text:p>
          </table:table-cell>
          <table:table-cell table:formula="of:=[.L12]*60000" office:value-type="float" office:value="1.61942835818443" calcext:value-type="float">
            <text:p>1.61942835818443</text:p>
          </table:table-cell>
          <table:table-cell table:formula="of:=[.M12]*60000" office:value-type="float" office:value="1.61101204505138" calcext:value-type="float">
            <text:p>1.61101204505138</text:p>
          </table:table-cell>
          <table:table-cell table:formula="of:=[.N12]*60000" office:value-type="float" office:value="1.60305747631684" calcext:value-type="float">
            <text:p>1.60305747631684</text:p>
          </table:table-cell>
          <table:table-cell table:formula="of:=[.O12]*60000" office:value-type="float" office:value="1.59474311363884" calcext:value-type="float">
            <text:p>1.59474311363884</text:p>
          </table:table-cell>
          <table:table-cell table:formula="of:=[.P12]*60000" office:value-type="float" office:value="1.58738487143061" calcext:value-type="float">
            <text:p>1.58738487143061</text:p>
          </table:table-cell>
          <table:table-cell table:formula="of:=[.Q12]*60000" office:value-type="float" office:value="1.57945618407757" calcext:value-type="float">
            <text:p>1.57945618407757</text:p>
          </table:table-cell>
          <table:table-cell table:formula="of:=[.R12]*60000" office:value-type="float" office:value="1.57469635082964" calcext:value-type="float">
            <text:p>1.57469635082964</text:p>
          </table:table-cell>
          <table:table-cell table:formula="of:=[.S12]*60000" office:value-type="float" office:value="1.5741372441989" calcext:value-type="float">
            <text:p>1.5741372441989</text:p>
          </table:table-cell>
          <table:table-cell table:formula="of:=[.T12]*60000" office:value-type="float" office:value="1.57120783430879" calcext:value-type="float">
            <text:p>1.57120783430879</text:p>
          </table:table-cell>
          <table:table-cell table:formula="of:=[.U12]*60000" office:value-type="float" office:value="1.56637559480751" calcext:value-type="float">
            <text:p>1.56637559480751</text:p>
          </table:table-cell>
          <table:table-cell table:formula="of:=[.V12]*60000" office:value-type="float" office:value="1.56242244642953" calcext:value-type="float">
            <text:p>1.56242244642953</text:p>
          </table:table-cell>
          <table:table-cell table:formula="of:=[.W12]*60000" office:value-type="float" office:value="1.54970566968966" calcext:value-type="float">
            <text:p>1.54970566968966</text:p>
          </table:table-cell>
          <table:table-cell table:formula="of:=[.X12]*60000" office:value-type="float" office:value="1.55123309476014" calcext:value-type="float">
            <text:p>1.55123309476014</text:p>
          </table:table-cell>
          <table:table-cell table:formula="of:=[.Y12]*60000" office:value-type="float" office:value="1.54771313265424" calcext:value-type="float">
            <text:p>1.54771313265424</text:p>
          </table:table-cell>
          <table:table-cell table:formula="of:=[.Z12]*60000" office:value-type="float" office:value="1.53439257911794" calcext:value-type="float">
            <text:p>1.53439257911794</text:p>
          </table:table-cell>
          <table:table-cell table:formula="of:=[.AA12]*60000" office:value-type="float" office:value="1.53640414688322" calcext:value-type="float">
            <text:p>1.53640414688322</text:p>
          </table:table-cell>
          <table:table-cell table:formula="of:=[.AB12]*60000" office:value-type="float" office:value="1.53427280161248" calcext:value-type="float">
            <text:p>1.53427280161248</text:p>
          </table:table-cell>
          <table:table-cell table:formula="of:=[.AC12]*60000" office:value-type="float" office:value="1.5186316500607" calcext:value-type="float">
            <text:p>1.5186316500607</text:p>
          </table:table-cell>
          <table:table-cell table:formula="of:=[.AD12]*60000" office:value-type="float" office:value="1.52140017284446" calcext:value-type="float">
            <text:p>1.52140017284446</text:p>
          </table:table-cell>
          <table:table-cell table:formula="of:=[.AE12]*60000" office:value-type="float" office:value="1.50525779719585" calcext:value-type="float">
            <text:p>1.50525779719585</text:p>
          </table:table-cell>
          <table:table-cell table:formula="of:=[.AF12]*60000" office:value-type="float" office:value="1.45644951820962" calcext:value-type="float">
            <text:p>1.456449518209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13]*60000" office:value-type="float" office:value="1.59145629647778" calcext:value-type="float">
            <text:p>1.59145629647778</text:p>
          </table:table-cell>
          <table:table-cell table:formula="of:=[.C13]*60000" office:value-type="float" office:value="1.58658166811825" calcext:value-type="float">
            <text:p>1.58658166811825</text:p>
          </table:table-cell>
          <table:table-cell table:formula="of:=[.D13]*60000" office:value-type="float" office:value="1.57796587497955" calcext:value-type="float">
            <text:p>1.57796587497955</text:p>
          </table:table-cell>
          <table:table-cell table:formula="of:=[.E13]*60000" office:value-type="float" office:value="1.58772442066422" calcext:value-type="float">
            <text:p>1.58772442066422</text:p>
          </table:table-cell>
          <table:table-cell table:formula="of:=[.F13]*60000" office:value-type="float" office:value="1.52177061063566" calcext:value-type="float">
            <text:p>1.52177061063566</text:p>
          </table:table-cell>
          <table:table-cell table:formula="of:=[.G13]*60000" office:value-type="float" office:value="1.52918067161306" calcext:value-type="float">
            <text:p>1.52918067161306</text:p>
          </table:table-cell>
          <table:table-cell table:formula="of:=[.H13]*60000" office:value-type="float" office:value="1.53073609493162" calcext:value-type="float">
            <text:p>1.53073609493162</text:p>
          </table:table-cell>
          <table:table-cell table:formula="of:=[.I13]*60000" office:value-type="float" office:value="1.52428735877333" calcext:value-type="float">
            <text:p>1.52428735877333</text:p>
          </table:table-cell>
          <table:table-cell table:formula="of:=[.J13]*60000" office:value-type="float" office:value="1.52471408923542" calcext:value-type="float">
            <text:p>1.52471408923542</text:p>
          </table:table-cell>
          <table:table-cell table:formula="of:=[.K13]*60000" office:value-type="float" office:value="1.52595184499147" calcext:value-type="float">
            <text:p>1.52595184499147</text:p>
          </table:table-cell>
          <table:table-cell table:formula="of:=[.L13]*60000" office:value-type="float" office:value="1.52132588627906" calcext:value-type="float">
            <text:p>1.52132588627906</text:p>
          </table:table-cell>
          <table:table-cell table:formula="of:=[.M13]*60000" office:value-type="float" office:value="1.51475593148675" calcext:value-type="float">
            <text:p>1.51475593148675</text:p>
          </table:table-cell>
          <table:table-cell table:formula="of:=[.N13]*60000" office:value-type="float" office:value="1.50835291828524" calcext:value-type="float">
            <text:p>1.50835291828524</text:p>
          </table:table-cell>
          <table:table-cell table:formula="of:=[.O13]*60000" office:value-type="float" office:value="1.50170395085806" calcext:value-type="float">
            <text:p>1.50170395085806</text:p>
          </table:table-cell>
          <table:table-cell table:formula="of:=[.P13]*60000" office:value-type="float" office:value="1.49569675423126" calcext:value-type="float">
            <text:p>1.49569675423126</text:p>
          </table:table-cell>
          <table:table-cell table:formula="of:=[.Q13]*60000" office:value-type="float" office:value="1.48908811292123" calcext:value-type="float">
            <text:p>1.48908811292123</text:p>
          </table:table-cell>
          <table:table-cell table:formula="of:=[.R13]*60000" office:value-type="float" office:value="1.48519278471295" calcext:value-type="float">
            <text:p>1.48519278471295</text:p>
          </table:table-cell>
          <table:table-cell table:formula="of:=[.S13]*60000" office:value-type="float" office:value="1.48503711107805" calcext:value-type="float">
            <text:p>1.48503711107805</text:p>
          </table:table-cell>
          <table:table-cell table:formula="of:=[.T13]*60000" office:value-type="float" office:value="1.48285185832037" calcext:value-type="float">
            <text:p>1.48285185832037</text:p>
          </table:table-cell>
          <table:table-cell table:formula="of:=[.U13]*60000" office:value-type="float" office:value="1.47865548534742" calcext:value-type="float">
            <text:p>1.47865548534742</text:p>
          </table:table-cell>
          <table:table-cell table:formula="of:=[.V13]*60000" office:value-type="float" office:value="1.47555699918717" calcext:value-type="float">
            <text:p>1.47555699918717</text:p>
          </table:table-cell>
          <table:table-cell table:formula="of:=[.W13]*60000" office:value-type="float" office:value="1.4637034827907" calcext:value-type="float">
            <text:p>1.4637034827907</text:p>
          </table:table-cell>
          <table:table-cell table:formula="of:=[.X13]*60000" office:value-type="float" office:value="1.46532624088162" calcext:value-type="float">
            <text:p>1.46532624088162</text:p>
          </table:table-cell>
          <table:table-cell table:formula="of:=[.Y13]*60000" office:value-type="float" office:value="1.46248949272028" calcext:value-type="float">
            <text:p>1.46248949272028</text:p>
          </table:table-cell>
          <table:table-cell table:formula="of:=[.Z13]*60000" office:value-type="float" office:value="1.45024132298151" calcext:value-type="float">
            <text:p>1.45024132298151</text:p>
          </table:table-cell>
          <table:table-cell table:formula="of:=[.AA13]*60000" office:value-type="float" office:value="1.45237519149832" calcext:value-type="float">
            <text:p>1.45237519149832</text:p>
          </table:table-cell>
          <table:table-cell table:formula="of:=[.AB13]*60000" office:value-type="float" office:value="1.45056708880021" calcext:value-type="float">
            <text:p>1.45056708880021</text:p>
          </table:table-cell>
          <table:table-cell table:formula="of:=[.AC13]*60000" office:value-type="float" office:value="1.43591466937674" calcext:value-type="float">
            <text:p>1.43591466937674</text:p>
          </table:table-cell>
          <table:table-cell table:formula="of:=[.AD13]*60000" office:value-type="float" office:value="1.438569745034" calcext:value-type="float">
            <text:p>1.438569745034</text:p>
          </table:table-cell>
          <table:table-cell table:formula="of:=[.AE13]*60000" office:value-type="float" office:value="1.42347424017594" calcext:value-type="float">
            <text:p>1.42347424017594</text:p>
          </table:table-cell>
          <table:table-cell table:formula="of:=[.AF13]*60000" office:value-type="float" office:value="1.37749458586983" calcext:value-type="float">
            <text:p>1.377494585869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14]*60000" office:value-type="float" office:value="1.47376978475865" calcext:value-type="float">
            <text:p>1.47376978475865</text:p>
          </table:table-cell>
          <table:table-cell table:formula="of:=[.C14]*60000" office:value-type="float" office:value="1.4718500496285" calcext:value-type="float">
            <text:p>1.4718500496285</text:p>
          </table:table-cell>
          <table:table-cell table:formula="of:=[.D14]*60000" office:value-type="float" office:value="1.46691577005629" calcext:value-type="float">
            <text:p>1.46691577005629</text:p>
          </table:table-cell>
          <table:table-cell table:formula="of:=[.E14]*60000" office:value-type="float" office:value="1.47828324336715" calcext:value-type="float">
            <text:p>1.47828324336715</text:p>
          </table:table-cell>
          <table:table-cell table:formula="of:=[.F14]*60000" office:value-type="float" office:value="1.42139300721195" calcext:value-type="float">
            <text:p>1.42139300721195</text:p>
          </table:table-cell>
          <table:table-cell table:formula="of:=[.G14]*60000" office:value-type="float" office:value="1.43119094017737" calcext:value-type="float">
            <text:p>1.43119094017737</text:p>
          </table:table-cell>
          <table:table-cell table:formula="of:=[.H14]*60000" office:value-type="float" office:value="1.43503940049285" calcext:value-type="float">
            <text:p>1.43503940049285</text:p>
          </table:table-cell>
          <table:table-cell table:formula="of:=[.I14]*60000" office:value-type="float" office:value="1.43120923225191" calcext:value-type="float">
            <text:p>1.43120923225191</text:p>
          </table:table-cell>
          <table:table-cell table:formula="of:=[.J14]*60000" office:value-type="float" office:value="1.43320620378074" calcext:value-type="float">
            <text:p>1.43320620378074</text:p>
          </table:table-cell>
          <table:table-cell table:formula="of:=[.K14]*60000" office:value-type="float" office:value="1.4357166665975" calcext:value-type="float">
            <text:p>1.4357166665975</text:p>
          </table:table-cell>
          <table:table-cell table:formula="of:=[.L14]*60000" office:value-type="float" office:value="1.43247038810374" calcext:value-type="float">
            <text:p>1.43247038810374</text:p>
          </table:table-cell>
          <table:table-cell table:formula="of:=[.M14]*60000" office:value-type="float" office:value="1.42744476950495" calcext:value-type="float">
            <text:p>1.42744476950495</text:p>
          </table:table-cell>
          <table:table-cell table:formula="of:=[.N14]*60000" office:value-type="float" office:value="1.42234073896413" calcext:value-type="float">
            <text:p>1.42234073896413</text:p>
          </table:table-cell>
          <table:table-cell table:formula="of:=[.O14]*60000" office:value-type="float" office:value="1.4171002663102" calcext:value-type="float">
            <text:p>1.4171002663102</text:p>
          </table:table-cell>
          <table:table-cell table:formula="of:=[.P14]*60000" office:value-type="float" office:value="1.41224045873376" calcext:value-type="float">
            <text:p>1.41224045873376</text:p>
          </table:table-cell>
          <table:table-cell table:formula="of:=[.Q14]*60000" office:value-type="float" office:value="1.40675859851669" calcext:value-type="float">
            <text:p>1.40675859851669</text:p>
          </table:table-cell>
          <table:table-cell table:formula="of:=[.R14]*60000" office:value-type="float" office:value="1.40360002731119" calcext:value-type="float">
            <text:p>1.40360002731119</text:p>
          </table:table-cell>
          <table:table-cell table:formula="of:=[.S14]*60000" office:value-type="float" office:value="1.40377335358151" calcext:value-type="float">
            <text:p>1.40377335358151</text:p>
          </table:table-cell>
          <table:table-cell table:formula="of:=[.T14]*60000" office:value-type="float" office:value="1.40221856492909" calcext:value-type="float">
            <text:p>1.40221856492909</text:p>
          </table:table-cell>
          <table:table-cell table:formula="of:=[.U14]*60000" office:value-type="float" office:value="1.39856935269464" calcext:value-type="float">
            <text:p>1.39856935269464</text:p>
          </table:table-cell>
          <table:table-cell table:formula="of:=[.V14]*60000" office:value-type="float" office:value="1.39619792733538" calcext:value-type="float">
            <text:p>1.39619792733538</text:p>
          </table:table-cell>
          <table:table-cell table:formula="of:=[.W14]*60000" office:value-type="float" office:value="1.38511621808052" calcext:value-type="float">
            <text:p>1.38511621808052</text:p>
          </table:table-cell>
          <table:table-cell table:formula="of:=[.X14]*60000" office:value-type="float" office:value="1.38680106141507" calcext:value-type="float">
            <text:p>1.38680106141507</text:p>
          </table:table-cell>
          <table:table-cell table:formula="of:=[.Y14]*60000" office:value-type="float" office:value="1.38455006176427" calcext:value-type="float">
            <text:p>1.38455006176427</text:p>
          </table:table-cell>
          <table:table-cell table:formula="of:=[.Z14]*60000" office:value-type="float" office:value="1.37325489039095" calcext:value-type="float">
            <text:p>1.37325489039095</text:p>
          </table:table-cell>
          <table:table-cell table:formula="of:=[.AA14]*60000" office:value-type="float" office:value="1.37547841341473" calcext:value-type="float">
            <text:p>1.37547841341473</text:p>
          </table:table-cell>
          <table:table-cell table:formula="of:=[.AB14]*60000" office:value-type="float" office:value="1.37394893080677" calcext:value-type="float">
            <text:p>1.37394893080677</text:p>
          </table:table-cell>
          <table:table-cell table:formula="of:=[.AC14]*60000" office:value-type="float" office:value="1.36017595127902" calcext:value-type="float">
            <text:p>1.36017595127902</text:p>
          </table:table-cell>
          <table:table-cell table:formula="of:=[.AD14]*60000" office:value-type="float" office:value="1.36272704211066" calcext:value-type="float">
            <text:p>1.36272704211066</text:p>
          </table:table-cell>
          <table:table-cell table:formula="of:=[.AE14]*60000" office:value-type="float" office:value="1.34857491777166" calcext:value-type="float">
            <text:p>1.34857491777166</text:p>
          </table:table-cell>
          <table:table-cell table:formula="of:=[.AF14]*60000" office:value-type="float" office:value="1.30516732887524" calcext:value-type="float">
            <text:p>1.30516732887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15]*60000" office:value-type="float" office:value="1.36962177706654" calcext:value-type="float">
            <text:p>1.36962177706654</text:p>
          </table:table-cell>
          <table:table-cell table:formula="of:=[.C15]*60000" office:value-type="float" office:value="1.36998700278618" calcext:value-type="float">
            <text:p>1.36998700278618</text:p>
          </table:table-cell>
          <table:table-cell table:formula="of:=[.D15]*60000" office:value-type="float" office:value="1.36799257684877" calcext:value-type="float">
            <text:p>1.36799257684877</text:p>
          </table:table-cell>
          <table:table-cell table:formula="of:=[.E15]*60000" office:value-type="float" office:value="1.38055327540375" calcext:value-type="float">
            <text:p>1.38055327540375</text:p>
          </table:table-cell>
          <table:table-cell table:formula="of:=[.F15]*60000" office:value-type="float" office:value="1.33128356477559" calcext:value-type="float">
            <text:p>1.33128356477559</text:p>
          </table:table-cell>
          <table:table-cell table:formula="of:=[.G15]*60000" office:value-type="float" office:value="1.34294373817786" calcext:value-type="float">
            <text:p>1.34294373817786</text:p>
          </table:table-cell>
          <table:table-cell table:formula="of:=[.H15]*60000" office:value-type="float" office:value="1.34862207151944" calcext:value-type="float">
            <text:p>1.34862207151944</text:p>
          </table:table-cell>
          <table:table-cell table:formula="of:=[.I15]*60000" office:value-type="float" office:value="1.34694386803197" calcext:value-type="float">
            <text:p>1.34694386803197</text:p>
          </table:table-cell>
          <table:table-cell table:formula="of:=[.J15]*60000" office:value-type="float" office:value="1.35021093263496" calcext:value-type="float">
            <text:p>1.35021093263496</text:p>
          </table:table-cell>
          <table:table-cell table:formula="of:=[.K15]*60000" office:value-type="float" office:value="1.35374738693352" calcext:value-type="float">
            <text:p>1.35374738693352</text:p>
          </table:table-cell>
          <table:table-cell table:formula="of:=[.L15]*60000" office:value-type="float" office:value="1.35165180829903" calcext:value-type="float">
            <text:p>1.35165180829903</text:p>
          </table:table-cell>
          <table:table-cell table:formula="of:=[.M15]*60000" office:value-type="float" office:value="1.34792410638515" calcext:value-type="float">
            <text:p>1.34792410638515</text:p>
          </table:table-cell>
          <table:table-cell table:formula="of:=[.N15]*60000" office:value-type="float" office:value="1.34391314463198" calcext:value-type="float">
            <text:p>1.34391314463198</text:p>
          </table:table-cell>
          <table:table-cell table:formula="of:=[.O15]*60000" office:value-type="float" office:value="1.33986880352261" calcext:value-type="float">
            <text:p>1.33986880352261</text:p>
          </table:table-cell>
          <table:table-cell table:formula="of:=[.P15]*60000" office:value-type="float" office:value="1.33598734664997" calcext:value-type="float">
            <text:p>1.33598734664997</text:p>
          </table:table-cell>
          <table:table-cell table:formula="of:=[.Q15]*60000" office:value-type="float" office:value="1.3314711229504" calcext:value-type="float">
            <text:p>1.3314711229504</text:p>
          </table:table-cell>
          <table:table-cell table:formula="of:=[.R15]*60000" office:value-type="float" office:value="1.3289428868641" calcext:value-type="float">
            <text:p>1.3289428868641</text:p>
          </table:table-cell>
          <table:table-cell table:formula="of:=[.S15]*60000" office:value-type="float" office:value="1.32938493656876" calcext:value-type="float">
            <text:p>1.32938493656876</text:p>
          </table:table-cell>
          <table:table-cell table:formula="of:=[.T15]*60000" office:value-type="float" office:value="1.3283659875793" calcext:value-type="float">
            <text:p>1.3283659875793</text:p>
          </table:table-cell>
          <table:table-cell table:formula="of:=[.U15]*60000" office:value-type="float" office:value="1.32518978044085" calcext:value-type="float">
            <text:p>1.32518978044085</text:p>
          </table:table-cell>
          <table:table-cell table:formula="of:=[.V15]*60000" office:value-type="float" office:value="1.32343901587673" calcext:value-type="float">
            <text:p>1.32343901587673</text:p>
          </table:table-cell>
          <table:table-cell table:formula="of:=[.W15]*60000" office:value-type="float" office:value="1.31305130347004" calcext:value-type="float">
            <text:p>1.31305130347004</text:p>
          </table:table-cell>
          <table:table-cell table:formula="of:=[.X15]*60000" office:value-type="float" office:value="1.31477216738715" calcext:value-type="float">
            <text:p>1.31477216738715</text:p>
          </table:table-cell>
          <table:table-cell table:formula="of:=[.Y15]*60000" office:value-type="float" office:value="1.31302555267519" calcext:value-type="float">
            <text:p>1.31302555267519</text:p>
          </table:table-cell>
          <table:table-cell table:formula="of:=[.Z15]*60000" office:value-type="float" office:value="1.30258127618003" calcext:value-type="float">
            <text:p>1.30258127618003</text:p>
          </table:table-cell>
          <table:table-cell table:formula="of:=[.AA15]*60000" office:value-type="float" office:value="1.3048683709692" calcext:value-type="float">
            <text:p>1.3048683709692</text:p>
          </table:table-cell>
          <table:table-cell table:formula="of:=[.AB15]*60000" office:value-type="float" office:value="1.30358028979235" calcext:value-type="float">
            <text:p>1.30358028979235</text:p>
          </table:table-cell>
          <table:table-cell table:formula="of:=[.AC15]*60000" office:value-type="float" office:value="1.29059390877402" calcext:value-type="float">
            <text:p>1.29059390877402</text:p>
          </table:table-cell>
          <table:table-cell table:formula="of:=[.AD15]*60000" office:value-type="float" office:value="1.29304942469229" calcext:value-type="float">
            <text:p>1.29304942469229</text:p>
          </table:table-cell>
          <table:table-cell table:formula="of:=[.AE15]*60000" office:value-type="float" office:value="1.27975105407953" calcext:value-type="float">
            <text:p>1.27975105407953</text:p>
          </table:table-cell>
          <table:table-cell table:formula="of:=[.AF15]*60000" office:value-type="float" office:value="1.23869053620324" calcext:value-type="float">
            <text:p>1.238690536203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16]*60000" office:value-type="float" office:value="1.27686923048153" calcext:value-type="float">
            <text:p>1.27686923048153</text:p>
          </table:table-cell>
          <table:table-cell table:formula="of:=[.C16]*60000" office:value-type="float" office:value="1.27901277402744" calcext:value-type="float">
            <text:p>1.27901277402744</text:p>
          </table:table-cell>
          <table:table-cell table:formula="of:=[.D16]*60000" office:value-type="float" office:value="1.27937752707171" calcext:value-type="float">
            <text:p>1.27937752707171</text:p>
          </table:table-cell>
          <table:table-cell table:formula="of:=[.E16]*60000" office:value-type="float" office:value="1.29281112692236" calcext:value-type="float">
            <text:p>1.29281112692236</text:p>
          </table:table-cell>
          <table:table-cell table:formula="of:=[.F16]*60000" office:value-type="float" office:value="1.24999624021667" calcext:value-type="float">
            <text:p>1.24999624021667</text:p>
          </table:table-cell>
          <table:table-cell table:formula="of:=[.G16]*60000" office:value-type="float" office:value="1.26310292329178" calcext:value-type="float">
            <text:p>1.26310292329178</text:p>
          </table:table-cell>
          <table:table-cell table:formula="of:=[.H16]*60000" office:value-type="float" office:value="1.27024151180452" calcext:value-type="float">
            <text:p>1.27024151180452</text:p>
          </table:table-cell>
          <table:table-cell table:formula="of:=[.I16]*60000" office:value-type="float" office:value="1.27033732521489" calcext:value-type="float">
            <text:p>1.27033732521489</text:p>
          </table:table-cell>
          <table:table-cell table:formula="of:=[.J16]*60000" office:value-type="float" office:value="1.27463220716682" calcext:value-type="float">
            <text:p>1.27463220716682</text:p>
          </table:table-cell>
          <table:table-cell table:formula="of:=[.K16]*60000" office:value-type="float" office:value="1.27899526853112" calcext:value-type="float">
            <text:p>1.27899526853112</text:p>
          </table:table-cell>
          <table:table-cell table:formula="of:=[.L16]*60000" office:value-type="float" office:value="1.27786311829944" calcext:value-type="float">
            <text:p>1.27786311829944</text:p>
          </table:table-cell>
          <table:table-cell table:formula="of:=[.M16]*60000" office:value-type="float" office:value="1.27523061309779" calcext:value-type="float">
            <text:p>1.27523061309779</text:p>
          </table:table-cell>
          <table:table-cell table:formula="of:=[.N16]*60000" office:value-type="float" office:value="1.27214346183477" calcext:value-type="float">
            <text:p>1.27214346183477</text:p>
          </table:table-cell>
          <table:table-cell table:formula="of:=[.O16]*60000" office:value-type="float" office:value="1.26911844219405" calcext:value-type="float">
            <text:p>1.26911844219405</text:p>
          </table:table-cell>
          <table:table-cell table:formula="of:=[.P16]*60000" office:value-type="float" office:value="1.26607409595851" calcext:value-type="float">
            <text:p>1.26607409595851</text:p>
          </table:table-cell>
          <table:table-cell table:formula="of:=[.Q16]*60000" office:value-type="float" office:value="1.26238829282465" calcext:value-type="float">
            <text:p>1.26238829282465</text:p>
          </table:table-cell>
          <table:table-cell table:formula="of:=[.R16]*60000" office:value-type="float" office:value="1.26040116495174" calcext:value-type="float">
            <text:p>1.26040116495174</text:p>
          </table:table-cell>
          <table:table-cell table:formula="of:=[.S16]*60000" office:value-type="float" office:value="1.26106281113294" calcext:value-type="float">
            <text:p>1.26106281113294</text:p>
          </table:table-cell>
          <table:table-cell table:formula="of:=[.T16]*60000" office:value-type="float" office:value="1.26050045369768" calcext:value-type="float">
            <text:p>1.26050045369768</text:p>
          </table:table-cell>
          <table:table-cell table:formula="of:=[.U16]*60000" office:value-type="float" office:value="1.25773485249578" calcext:value-type="float">
            <text:p>1.25773485249578</text:p>
          </table:table-cell>
          <table:table-cell table:formula="of:=[.V16]*60000" office:value-type="float" office:value="1.25651546328272" calcext:value-type="float">
            <text:p>1.25651546328272</text:p>
          </table:table-cell>
          <table:table-cell table:formula="of:=[.W16]*60000" office:value-type="float" office:value="1.24675499512056" calcext:value-type="float">
            <text:p>1.24675499512056</text:p>
          </table:table-cell>
          <table:table-cell table:formula="of:=[.X16]*60000" office:value-type="float" office:value="1.24849143598231" calcext:value-type="float">
            <text:p>1.24849143598231</text:p>
          </table:table-cell>
          <table:table-cell table:formula="of:=[.Y16]*60000" office:value-type="float" office:value="1.24718080509884" calcext:value-type="float">
            <text:p>1.24718080509884</text:p>
          </table:table-cell>
          <table:table-cell table:formula="of:=[.Z16]*60000" office:value-type="float" office:value="1.23749951786688" calcext:value-type="float">
            <text:p>1.23749951786688</text:p>
          </table:table-cell>
          <table:table-cell table:formula="of:=[.AA16]*60000" office:value-type="float" office:value="1.23982925463702" calcext:value-type="float">
            <text:p>1.23982925463702</text:p>
          </table:table-cell>
          <table:table-cell table:formula="of:=[.AB16]*60000" office:value-type="float" office:value="1.23875128916209" calcext:value-type="float">
            <text:p>1.23875128916209</text:p>
          </table:table-cell>
          <table:table-cell table:formula="of:=[.AC16]*60000" office:value-type="float" office:value="1.22647210779226" calcext:value-type="float">
            <text:p>1.22647210779226</text:p>
          </table:table-cell>
          <table:table-cell table:formula="of:=[.AD16]*60000" office:value-type="float" office:value="1.22883952005021" calcext:value-type="float">
            <text:p>1.22883952005021</text:p>
          </table:table-cell>
          <table:table-cell table:formula="of:=[.AE16]*60000" office:value-type="float" office:value="1.21631677688516" calcext:value-type="float">
            <text:p>1.21631677688516</text:p>
          </table:table-cell>
          <table:table-cell table:formula="of:=[.AF16]*60000" office:value-type="float" office:value="1.17740512041774" calcext:value-type="float">
            <text:p>1.177405120417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B17]*60000" office:value-type="float" office:value="1.19380098679745" calcext:value-type="float">
            <text:p>1.19380098679745</text:p>
          </table:table-cell>
          <table:table-cell table:formula="of:=[.C17]*60000" office:value-type="float" office:value="1.19733390580117" calcext:value-type="float">
            <text:p>1.19733390580117</text:p>
          </table:table-cell>
          <table:table-cell table:formula="of:=[.D17]*60000" office:value-type="float" office:value="1.19959811424571" calcext:value-type="float">
            <text:p>1.19959811424571</text:p>
          </table:table-cell>
          <table:table-cell table:formula="of:=[.E17]*60000" office:value-type="float" office:value="1.21365569957146" calcext:value-type="float">
            <text:p>1.21365569957146</text:p>
          </table:table-cell>
          <table:table-cell table:formula="of:=[.F17]*60000" office:value-type="float" office:value="1.17634402522037" calcext:value-type="float">
            <text:p>1.17634402522037</text:p>
          </table:table-cell>
          <table:table-cell table:formula="of:=[.G17]*60000" office:value-type="float" office:value="1.19056586805014" calcext:value-type="float">
            <text:p>1.19056586805014</text:p>
          </table:table-cell>
          <table:table-cell table:formula="of:=[.H17]*60000" office:value-type="float" office:value="1.19886742876981" calcext:value-type="float">
            <text:p>1.19886742876981</text:p>
          </table:table-cell>
          <table:table-cell table:formula="of:=[.I17]*60000" office:value-type="float" office:value="1.20042877344906" calcext:value-type="float">
            <text:p>1.20042877344906</text:p>
          </table:table-cell>
          <table:table-cell table:formula="of:=[.J17]*60000" office:value-type="float" office:value="1.20555452028069" calcext:value-type="float">
            <text:p>1.20555452028069</text:p>
          </table:table-cell>
          <table:table-cell table:formula="of:=[.K17]*60000" office:value-type="float" office:value="1.21058197285972" calcext:value-type="float">
            <text:p>1.21058197285972</text:p>
          </table:table-cell>
          <table:table-cell table:formula="of:=[.L17]*60000" office:value-type="float" office:value="1.21025892412171" calcext:value-type="float">
            <text:p>1.21025892412171</text:p>
          </table:table-cell>
          <table:table-cell table:formula="of:=[.M17]*60000" office:value-type="float" office:value="1.20855362431305" calcext:value-type="float">
            <text:p>1.20855362431305</text:p>
          </table:table-cell>
          <table:table-cell table:formula="of:=[.N17]*60000" office:value-type="float" office:value="1.20625013746067" calcext:value-type="float">
            <text:p>1.20625013746067</text:p>
          </table:table-cell>
          <table:table-cell table:formula="of:=[.O17]*60000" office:value-type="float" office:value="1.20409629063018" calcext:value-type="float">
            <text:p>1.20409629063018</text:p>
          </table:table-cell>
          <table:table-cell table:formula="of:=[.P17]*60000" office:value-type="float" office:value="1.20177033625729" calcext:value-type="float">
            <text:p>1.20177033625729</text:p>
          </table:table-cell>
          <table:table-cell table:formula="of:=[.Q17]*60000" office:value-type="float" office:value="1.19880084528446" calcext:value-type="float">
            <text:p>1.19880084528446</text:p>
          </table:table-cell>
          <table:table-cell table:formula="of:=[.R17]*60000" office:value-type="float" office:value="1.1972795817315" calcext:value-type="float">
            <text:p>1.1972795817315</text:p>
          </table:table-cell>
          <table:table-cell table:formula="of:=[.S17]*60000" office:value-type="float" office:value="1.19812055612335" calcext:value-type="float">
            <text:p>1.19812055612335</text:p>
          </table:table-cell>
          <table:table-cell table:formula="of:=[.T17]*60000" office:value-type="float" office:value="1.19794804689525" calcext:value-type="float">
            <text:p>1.19794804689525</text:p>
          </table:table-cell>
          <table:table-cell table:formula="of:=[.U17]*60000" office:value-type="float" office:value="1.19554023248663" calcext:value-type="float">
            <text:p>1.19554023248663</text:p>
          </table:table-cell>
          <table:table-cell table:formula="of:=[.V17]*60000" office:value-type="float" office:value="1.19477686690536" calcext:value-type="float">
            <text:p>1.19477686690536</text:p>
          </table:table-cell>
          <table:table-cell table:formula="of:=[.W17]*60000" office:value-type="float" office:value="1.1855859449174" calcext:value-type="float">
            <text:p>1.1855859449174</text:p>
          </table:table-cell>
          <table:table-cell table:formula="of:=[.X17]*60000" office:value-type="float" office:value="1.18732194596178" calcext:value-type="float">
            <text:p>1.18732194596178</text:p>
          </table:table-cell>
          <table:table-cell table:formula="of:=[.Y17]*60000" office:value-type="float" office:value="1.18638942881987" calcext:value-type="float">
            <text:p>1.18638942881987</text:p>
          </table:table-cell>
          <table:table-cell table:formula="of:=[.Z17]*60000" office:value-type="float" office:value="1.17739498944806" calcext:value-type="float">
            <text:p>1.17739498944806</text:p>
          </table:table-cell>
          <table:table-cell table:formula="of:=[.AA17]*60000" office:value-type="float" office:value="1.17975051934268" calcext:value-type="float">
            <text:p>1.17975051934268</text:p>
          </table:table-cell>
          <table:table-cell table:formula="of:=[.AB17]*60000" office:value-type="float" office:value="1.17885618447194" calcext:value-type="float">
            <text:p>1.17885618447194</text:p>
          </table:table-cell>
          <table:table-cell table:formula="of:=[.AC17]*60000" office:value-type="float" office:value="1.16721587703462" calcext:value-type="float">
            <text:p>1.16721587703462</text:p>
          </table:table-cell>
          <table:table-cell table:formula="of:=[.AD17]*60000" office:value-type="float" office:value="1.16950182629949" calcext:value-type="float">
            <text:p>1.16950182629949</text:p>
          </table:table-cell>
          <table:table-cell table:formula="of:=[.AE17]*60000" office:value-type="float" office:value="1.15768621113137" calcext:value-type="float">
            <text:p>1.15768621113137</text:p>
          </table:table-cell>
          <table:table-cell table:formula="of:=[.AF17]*60000" office:value-type="float" office:value="1.12074805408338" calcext:value-type="float">
            <text:p>1.120748054083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B18]*60000" office:value-type="float" office:value="1.11903239056147" calcext:value-type="float">
            <text:p>1.11903239056147</text:p>
          </table:table-cell>
          <table:table-cell table:formula="of:=[.C18]*60000" office:value-type="float" office:value="1.12365234283433" calcext:value-type="float">
            <text:p>1.12365234283433</text:p>
          </table:table-cell>
          <table:table-cell table:formula="of:=[.D18]*60000" office:value-type="float" office:value="1.12744857252152" calcext:value-type="float">
            <text:p>1.12744857252152</text:p>
          </table:table-cell>
          <table:table-cell table:formula="of:=[.E18]*60000" office:value-type="float" office:value="1.14193542041832" calcext:value-type="float">
            <text:p>1.14193542041832</text:p>
          </table:table-cell>
          <table:table-cell table:formula="of:=[.F18]*60000" office:value-type="float" office:value="1.10934290466843" calcext:value-type="float">
            <text:p>1.10934290466843</text:p>
          </table:table-cell>
          <table:table-cell table:formula="of:=[.G18]*60000" office:value-type="float" office:value="1.12441410596796" calcext:value-type="float">
            <text:p>1.12441410596796</text:p>
          </table:table-cell>
          <table:table-cell table:formula="of:=[.H18]*60000" office:value-type="float" office:value="1.13363792751987" calcext:value-type="float">
            <text:p>1.13363792751987</text:p>
          </table:table-cell>
          <table:table-cell table:formula="of:=[.I18]*60000" office:value-type="float" office:value="1.13641131970394" calcext:value-type="float">
            <text:p>1.13641131970394</text:p>
          </table:table-cell>
          <table:table-cell table:formula="of:=[.J18]*60000" office:value-type="float" office:value="1.14220683650984" calcext:value-type="float">
            <text:p>1.14220683650984</text:p>
          </table:table-cell>
          <table:table-cell table:formula="of:=[.K18]*60000" office:value-type="float" office:value="1.14776594017042" calcext:value-type="float">
            <text:p>1.14776594017042</text:p>
          </table:table-cell>
          <table:table-cell table:formula="of:=[.L18]*60000" office:value-type="float" office:value="1.14812395636917" calcext:value-type="float">
            <text:p>1.14812395636917</text:p>
          </table:table-cell>
          <table:table-cell table:formula="of:=[.M18]*60000" office:value-type="float" office:value="1.14720574321291" calcext:value-type="float">
            <text:p>1.14720574321291</text:p>
          </table:table-cell>
          <table:table-cell table:formula="of:=[.N18]*60000" office:value-type="float" office:value="1.14556912085548" calcext:value-type="float">
            <text:p>1.14556912085548</text:p>
          </table:table-cell>
          <table:table-cell table:formula="of:=[.O18]*60000" office:value-type="float" office:value="1.14416160614682" calcext:value-type="float">
            <text:p>1.14416160614682</text:p>
          </table:table-cell>
          <table:table-cell table:formula="of:=[.P18]*60000" office:value-type="float" office:value="1.14245371717167" calcext:value-type="float">
            <text:p>1.14245371717167</text:p>
          </table:table-cell>
          <table:table-cell table:formula="of:=[.Q18]*60000" office:value-type="float" office:value="1.14010374376646" calcext:value-type="float">
            <text:p>1.14010374376646</text:p>
          </table:table-cell>
          <table:table-cell table:formula="of:=[.R18]*60000" office:value-type="float" office:value="1.13898455955861" calcext:value-type="float">
            <text:p>1.13898455955861</text:p>
          </table:table-cell>
          <table:table-cell table:formula="of:=[.S18]*60000" office:value-type="float" office:value="1.13997168840061" calcext:value-type="float">
            <text:p>1.13997168840061</text:p>
          </table:table-cell>
          <table:table-cell table:formula="of:=[.T18]*60000" office:value-type="float" office:value="1.14013253157953" calcext:value-type="float">
            <text:p>1.14013253157953</text:p>
          </table:table-cell>
          <table:table-cell table:formula="of:=[.U18]*60000" office:value-type="float" office:value="1.1380375513065" calcext:value-type="float">
            <text:p>1.1380375513065</text:p>
          </table:table-cell>
          <table:table-cell table:formula="of:=[.V18]*60000" office:value-type="float" office:value="1.13766628927964" calcext:value-type="float">
            <text:p>1.13766628927964</text:p>
          </table:table-cell>
          <table:table-cell table:formula="of:=[.W18]*60000" office:value-type="float" office:value="1.12899469912136" calcext:value-type="float">
            <text:p>1.12899469912136</text:p>
          </table:table-cell>
          <table:table-cell table:formula="of:=[.X18]*60000" office:value-type="float" office:value="1.13071774910599" calcext:value-type="float">
            <text:p>1.13071774910599</text:p>
          </table:table-cell>
          <table:table-cell table:formula="of:=[.Y18]*60000" office:value-type="float" office:value="1.13011410237512" calcext:value-type="float">
            <text:p>1.13011410237512</text:p>
          </table:table-cell>
          <table:table-cell table:formula="of:=[.Z18]*60000" office:value-type="float" office:value="1.12174019335293" calcext:value-type="float">
            <text:p>1.12174019335293</text:p>
          </table:table-cell>
          <table:table-cell table:formula="of:=[.AA18]*60000" office:value-type="float" office:value="1.12410792408344" calcext:value-type="float">
            <text:p>1.12410792408344</text:p>
          </table:table-cell>
          <table:table-cell table:formula="of:=[.AB18]*60000" office:value-type="float" office:value="1.12337465380888" calcext:value-type="float">
            <text:p>1.12337465380888</text:p>
          </table:table-cell>
          <table:table-cell table:formula="of:=[.AC18]*60000" office:value-type="float" office:value="1.11231408312452" calcext:value-type="float">
            <text:p>1.11231408312452</text:p>
          </table:table-cell>
          <table:table-cell table:formula="of:=[.AD18]*60000" office:value-type="float" office:value="1.11452447872686" calcext:value-type="float">
            <text:p>1.11452447872686</text:p>
          </table:table-cell>
          <table:table-cell table:formula="of:=[.AE18]*60000" office:value-type="float" office:value="1.10335561595355" calcext:value-type="float">
            <text:p>1.10335561595355</text:p>
          </table:table-cell>
          <table:table-cell table:formula="of:=[.AF18]*60000" office:value-type="float" office:value="1.06823518211044" calcext:value-type="float">
            <text:p>1.068235182110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19]*60000" office:value-type="float" office:value="1.05142997036105" calcext:value-type="float">
            <text:p>1.05142997036105</text:p>
          </table:table-cell>
          <table:table-cell table:formula="of:=[.C19]*60000" office:value-type="float" office:value="1.05689944797122" calcext:value-type="float">
            <text:p>1.05689944797122</text:p>
          </table:table-cell>
          <table:table-cell table:formula="of:=[.D19]*60000" office:value-type="float" office:value="1.06193162730296" calcext:value-type="float">
            <text:p>1.06193162730296</text:p>
          </table:table-cell>
          <table:table-cell table:formula="of:=[.E19]*60000" office:value-type="float" office:value="1.07669462563793" calcext:value-type="float">
            <text:p>1.07669462563793</text:p>
          </table:table-cell>
          <table:table-cell table:formula="of:=[.F19]*60000" office:value-type="float" office:value="1.04816994844675" calcext:value-type="float">
            <text:p>1.04816994844675</text:p>
          </table:table-cell>
          <table:table-cell table:formula="of:=[.G19]*60000" office:value-type="float" office:value="1.06387614820197" calcext:value-type="float">
            <text:p>1.06387614820197</text:p>
          </table:table-cell>
          <table:table-cell table:formula="of:=[.H19]*60000" office:value-type="float" office:value="1.07382620565457" calcext:value-type="float">
            <text:p>1.07382620565457</text:p>
          </table:table-cell>
          <table:table-cell table:formula="of:=[.I19]*60000" office:value-type="float" office:value="1.0776021228166" calcext:value-type="float">
            <text:p>1.0776021228166</text:p>
          </table:table-cell>
          <table:table-cell table:formula="of:=[.J19]*60000" office:value-type="float" office:value="1.08393493999842" calcext:value-type="float">
            <text:p>1.08393493999842</text:p>
          </table:table-cell>
          <table:table-cell table:formula="of:=[.K19]*60000" office:value-type="float" office:value="1.08991653367963" calcext:value-type="float">
            <text:p>1.08991653367963</text:p>
          </table:table-cell>
          <table:table-cell table:formula="of:=[.L19]*60000" office:value-type="float" office:value="1.09084875136793" calcext:value-type="float">
            <text:p>1.09084875136793</text:p>
          </table:table-cell>
          <table:table-cell table:formula="of:=[.M19]*60000" office:value-type="float" office:value="1.09060007381115" calcext:value-type="float">
            <text:p>1.09060007381115</text:p>
          </table:table-cell>
          <table:table-cell table:formula="of:=[.N19]*60000" office:value-type="float" office:value="1.08953240130363" calcext:value-type="float">
            <text:p>1.08953240130363</text:p>
          </table:table-cell>
          <table:table-cell table:formula="of:=[.O19]*60000" office:value-type="float" office:value="1.08876548102762" calcext:value-type="float">
            <text:p>1.08876548102762</text:p>
          </table:table-cell>
          <table:table-cell table:formula="of:=[.P19]*60000" office:value-type="float" office:value="1.08759046010989" calcext:value-type="float">
            <text:p>1.08759046010989</text:p>
          </table:table-cell>
          <table:table-cell table:formula="of:=[.Q19]*60000" office:value-type="float" office:value="1.08577750969892" calcext:value-type="float">
            <text:p>1.08577750969892</text:p>
          </table:table-cell>
          <table:table-cell table:formula="of:=[.R19]*60000" office:value-type="float" office:value="1.0850060761242" calcext:value-type="float">
            <text:p>1.0850060761242</text:p>
          </table:table-cell>
          <table:table-cell table:formula="of:=[.S19]*60000" office:value-type="float" office:value="1.08611190818931" calcext:value-type="float">
            <text:p>1.08611190818931</text:p>
          </table:table-cell>
          <table:table-cell table:formula="of:=[.T19]*60000" office:value-type="float" office:value="1.08655806415412" calcext:value-type="float">
            <text:p>1.08655806415412</text:p>
          </table:table-cell>
          <table:table-cell table:formula="of:=[.U19]*60000" office:value-type="float" office:value="1.08473746996494" calcext:value-type="float">
            <text:p>1.08473746996494</text:p>
          </table:table-cell>
          <table:table-cell table:formula="of:=[.V19]*60000" office:value-type="float" office:value="1.08470383598868" calcext:value-type="float">
            <text:p>1.08470383598868</text:p>
          </table:table-cell>
          <table:table-cell table:formula="of:=[.W19]*60000" office:value-type="float" office:value="1.07650760180885" calcext:value-type="float">
            <text:p>1.07650760180885</text:p>
          </table:table-cell>
          <table:table-cell table:formula="of:=[.X19]*60000" office:value-type="float" office:value="1.07820797825975" calcext:value-type="float">
            <text:p>1.07820797825975</text:p>
          </table:table-cell>
          <table:table-cell table:formula="of:=[.Y19]*60000" office:value-type="float" office:value="1.07789107886267" calcext:value-type="float">
            <text:p>1.07789107886267</text:p>
          </table:table-cell>
          <table:table-cell table:formula="of:=[.Z19]*60000" office:value-type="float" office:value="1.07007964496796" calcext:value-type="float">
            <text:p>1.07007964496796</text:p>
          </table:table-cell>
          <table:table-cell table:formula="of:=[.AA19]*60000" office:value-type="float" office:value="1.07244860032668" calcext:value-type="float">
            <text:p>1.07244860032668</text:p>
          </table:table-cell>
          <table:table-cell table:formula="of:=[.AB19]*60000" office:value-type="float" office:value="1.07185705428273" calcext:value-type="float">
            <text:p>1.07185705428273</text:p>
          </table:table-cell>
          <table:table-cell table:formula="of:=[.AC19]*60000" office:value-type="float" office:value="1.06132475935407" calcext:value-type="float">
            <text:p>1.06132475935407</text:p>
          </table:table-cell>
          <table:table-cell table:formula="of:=[.AD19]*60000" office:value-type="float" office:value="1.06346486856118" calcext:value-type="float">
            <text:p>1.06346486856118</text:p>
          </table:table-cell>
          <table:table-cell table:formula="of:=[.AE19]*60000" office:value-type="float" office:value="1.05288928825354" calcext:value-type="float">
            <text:p>1.05288928825354</text:p>
          </table:table-cell>
          <table:table-cell table:formula="of:=[.AF19]*60000" office:value-type="float" office:value="1.01944766986832" calcext:value-type="float">
            <text:p>1.019447669868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20]*60000" office:value-type="float" office:value="0.990056415092034" calcext:value-type="float">
            <text:p>0.990056415092034</text:p>
          </table:table-cell>
          <table:table-cell table:formula="of:=[.C20]*60000" office:value-type="float" office:value="0.996187177195122" calcext:value-type="float">
            <text:p>0.996187177195122</text:p>
          </table:table-cell>
          <table:table-cell table:formula="of:=[.D20]*60000" office:value-type="float" office:value="1.00221505744283" calcext:value-type="float">
            <text:p>1.00221505744283</text:p>
          </table:table-cell>
          <table:table-cell table:formula="of:=[.E20]*60000" office:value-type="float" office:value="1.01713336816527" calcext:value-type="float">
            <text:p>1.01713336816527</text:p>
          </table:table-cell>
          <table:table-cell table:formula="of:=[.F20]*60000" office:value-type="float" office:value="0.992131486546037" calcext:value-type="float">
            <text:p>0.992131486546037</text:p>
          </table:table-cell>
          <table:table-cell table:formula="of:=[.G20]*60000" office:value-type="float" office:value="1.00829905806604" calcext:value-type="float">
            <text:p>1.00829905806604</text:p>
          </table:table-cell>
          <table:table-cell table:formula="of:=[.H20]*60000" office:value-type="float" office:value="1.01881493713639" calcext:value-type="float">
            <text:p>1.01881493713639</text:p>
          </table:table-cell>
          <table:table-cell table:formula="of:=[.I20]*60000" office:value-type="float" office:value="1.02341928830746" calcext:value-type="float">
            <text:p>1.02341928830746</text:p>
          </table:table-cell>
          <table:table-cell table:formula="of:=[.J20]*60000" office:value-type="float" office:value="1.03017997232854" calcext:value-type="float">
            <text:p>1.03017997232854</text:p>
          </table:table-cell>
          <table:table-cell table:formula="of:=[.K20]*60000" office:value-type="float" office:value="1.036493903677" calcext:value-type="float">
            <text:p>1.036493903677</text:p>
          </table:table-cell>
          <table:table-cell table:formula="of:=[.L20]*60000" office:value-type="float" office:value="1.03791065202865" calcext:value-type="float">
            <text:p>1.03791065202865</text:p>
          </table:table-cell>
          <table:table-cell table:formula="of:=[.M20]*60000" office:value-type="float" office:value="1.0382323766029" calcext:value-type="float">
            <text:p>1.0382323766029</text:p>
          </table:table-cell>
          <table:table-cell table:formula="of:=[.N20]*60000" office:value-type="float" office:value="1.03765113605763" calcext:value-type="float">
            <text:p>1.03765113605763</text:p>
          </table:table-cell>
          <table:table-cell table:formula="of:=[.O20]*60000" office:value-type="float" office:value="1.03743483972068" calcext:value-type="float">
            <text:p>1.03743483972068</text:p>
          </table:table-cell>
          <table:table-cell table:formula="of:=[.P20]*60000" office:value-type="float" office:value="1.03672001634318" calcext:value-type="float">
            <text:p>1.03672001634318</text:p>
          </table:table-cell>
          <table:table-cell table:formula="of:=[.Q20]*60000" office:value-type="float" office:value="1.03537347953571" calcext:value-type="float">
            <text:p>1.03537347953571</text:p>
          </table:table-cell>
          <table:table-cell table:formula="of:=[.R20]*60000" office:value-type="float" office:value="1.03490332135068" calcext:value-type="float">
            <text:p>1.03490332135068</text:p>
          </table:table-cell>
          <table:table-cell table:formula="of:=[.S20]*60000" office:value-type="float" office:value="1.0361050514799" calcext:value-type="float">
            <text:p>1.0361050514799</text:p>
          </table:table-cell>
          <table:table-cell table:formula="of:=[.T20]*60000" office:value-type="float" office:value="1.03679550274716" calcext:value-type="float">
            <text:p>1.03679550274716</text:p>
          </table:table-cell>
          <table:table-cell table:formula="of:=[.U20]*60000" office:value-type="float" office:value="1.03521625948604" calcext:value-type="float">
            <text:p>1.03521625948604</text:p>
          </table:table-cell>
          <table:table-cell table:formula="of:=[.V20]*60000" office:value-type="float" office:value="1.03547363081814" calcext:value-type="float">
            <text:p>1.03547363081814</text:p>
          </table:table-cell>
          <table:table-cell table:formula="of:=[.W20]*60000" office:value-type="float" office:value="1.02771401825742" calcext:value-type="float">
            <text:p>1.02771401825742</text:p>
          </table:table-cell>
          <table:table-cell table:formula="of:=[.X20]*60000" office:value-type="float" office:value="1.02938422577848" calcext:value-type="float">
            <text:p>1.02938422577848</text:p>
          </table:table-cell>
          <table:table-cell table:formula="of:=[.Y20]*60000" office:value-type="float" office:value="1.02931786809734" calcext:value-type="float">
            <text:p>1.02931786809734</text:p>
          </table:table-cell>
          <table:table-cell table:formula="of:=[.Z20]*60000" office:value-type="float" office:value="1.02201784870996" calcext:value-type="float">
            <text:p>1.02201784870996</text:p>
          </table:table-cell>
          <table:table-cell table:formula="of:=[.AA20]*60000" office:value-type="float" office:value="1.02437916635892" calcext:value-type="float">
            <text:p>1.02437916635892</text:p>
          </table:table-cell>
          <table:table-cell table:formula="of:=[.AB20]*60000" office:value-type="float" office:value="1.02391267912281" calcext:value-type="float">
            <text:p>1.02391267912281</text:p>
          </table:table-cell>
          <table:table-cell table:formula="of:=[.AC20]*60000" office:value-type="float" office:value="1.01386365171376" calcext:value-type="float">
            <text:p>1.01386365171376</text:p>
          </table:table-cell>
          <table:table-cell table:formula="of:=[.AD20]*60000" office:value-type="float" office:value="1.01593817897809" calcext:value-type="float">
            <text:p>1.01593817897809</text:p>
          </table:table-cell>
          <table:table-cell table:formula="of:=[.AE20]*60000" office:value-type="float" office:value="1.0059083202612" calcext:value-type="float">
            <text:p>1.0059083202612</text:p>
          </table:table-cell>
          <table:table-cell table:formula="of:=[.AF20]*60000" office:value-type="float" office:value="0.974021202520777" calcext:value-type="float">
            <text:p>0.9740212025207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B21]*60000" office:value-type="float" office:value="0.93412961838014" calcext:value-type="float">
            <text:p>0.93412961838014</text:p>
          </table:table-cell>
          <table:table-cell table:formula="of:=[.C21]*60000" office:value-type="float" office:value="0.940771347686634" calcext:value-type="float">
            <text:p>0.940771347686634</text:p>
          </table:table-cell>
          <table:table-cell table:formula="of:=[.D21]*60000" office:value-type="float" office:value="0.947598792798783" calcext:value-type="float">
            <text:p>0.947598792798783</text:p>
          </table:table-cell>
          <table:table-cell table:formula="of:=[.E21]*60000" office:value-type="float" office:value="0.962576830812789" calcext:value-type="float">
            <text:p>0.962576830812789</text:p>
          </table:table-cell>
          <table:table-cell table:formula="of:=[.F21]*60000" office:value-type="float" office:value="0.940638610817453" calcext:value-type="float">
            <text:p>0.940638610817453</text:p>
          </table:table-cell>
          <table:table-cell table:formula="of:=[.G21]*60000" office:value-type="float" office:value="0.957126437926485" calcext:value-type="float">
            <text:p>0.957126437926485</text:p>
          </table:table-cell>
          <table:table-cell table:formula="of:=[.H21]*60000" office:value-type="float" office:value="0.968076325800757" calcext:value-type="float">
            <text:p>0.968076325800757</text:p>
          </table:table-cell>
          <table:table-cell table:formula="of:=[.I21]*60000" office:value-type="float" office:value="0.973363791933613" calcext:value-type="float">
            <text:p>0.973363791933613</text:p>
          </table:table-cell>
          <table:table-cell table:formula="of:=[.J21]*60000" office:value-type="float" office:value="0.980461581449448" calcext:value-type="float">
            <text:p>0.980461581449448</text:p>
          </table:table-cell>
          <table:table-cell table:formula="of:=[.K21]*60000" office:value-type="float" office:value="0.987033129009168" calcext:value-type="float">
            <text:p>0.987033129009168</text:p>
          </table:table-cell>
          <table:table-cell table:formula="of:=[.L21]*60000" office:value-type="float" office:value="0.988858801652907" calcext:value-type="float">
            <text:p>0.988858801652907</text:p>
          </table:table-cell>
          <table:table-cell table:formula="of:=[.M21]*60000" office:value-type="float" office:value="0.989666933506907" calcext:value-type="float">
            <text:p>0.989666933506907</text:p>
          </table:table-cell>
          <table:table-cell table:formula="of:=[.N21]*60000" office:value-type="float" office:value="0.989502249105028" calcext:value-type="float">
            <text:p>0.989502249105028</text:p>
          </table:table-cell>
          <table:table-cell table:formula="of:=[.O21]*60000" office:value-type="float" office:value="0.989759703389575" calcext:value-type="float">
            <text:p>0.989759703389575</text:p>
          </table:table-cell>
          <table:table-cell table:formula="of:=[.P21]*60000" office:value-type="float" office:value="0.98944284152885" calcext:value-type="float">
            <text:p>0.98944284152885</text:p>
          </table:table-cell>
          <table:table-cell table:formula="of:=[.Q21]*60000" office:value-type="float" office:value="0.988502044019512" calcext:value-type="float">
            <text:p>0.988502044019512</text:p>
          </table:table-cell>
          <table:table-cell table:formula="of:=[.R21]*60000" office:value-type="float" office:value="0.988293246494746" calcext:value-type="float">
            <text:p>0.988293246494746</text:p>
          </table:table-cell>
          <table:table-cell table:formula="of:=[.S21]*60000" office:value-type="float" office:value="0.989571864124109" calcext:value-type="float">
            <text:p>0.989571864124109</text:p>
          </table:table-cell>
          <table:table-cell table:formula="of:=[.T21]*60000" office:value-type="float" office:value="0.990471458255639" calcext:value-type="float">
            <text:p>0.990471458255639</text:p>
          </table:table-cell>
          <table:table-cell table:formula="of:=[.U21]*60000" office:value-type="float" office:value="0.989105061657212" calcext:value-type="float">
            <text:p>0.989105061657212</text:p>
          </table:table-cell>
          <table:table-cell table:formula="of:=[.V21]*60000" office:value-type="float" office:value="0.989613383004751" calcext:value-type="float">
            <text:p>0.989613383004751</text:p>
          </table:table-cell>
          <table:table-cell table:formula="of:=[.W21]*60000" office:value-type="float" office:value="0.982256093605474" calcext:value-type="float">
            <text:p>0.982256093605474</text:p>
          </table:table-cell>
          <table:table-cell table:formula="of:=[.X21]*60000" office:value-type="float" office:value="0.983890420803709" calcext:value-type="float">
            <text:p>0.983890420803709</text:p>
          </table:table-cell>
          <table:table-cell table:formula="of:=[.Y21]*60000" office:value-type="float" office:value="0.984043348291333" calcext:value-type="float">
            <text:p>0.984043348291333</text:p>
          </table:table-cell>
          <table:table-cell table:formula="of:=[.Z21]*60000" office:value-type="float" office:value="0.977209640109873" calcext:value-type="float">
            <text:p>0.977209640109873</text:p>
          </table:table-cell>
          <table:table-cell table:formula="of:=[.AA21]*60000" office:value-type="float" office:value="0.979556174549932" calcext:value-type="float">
            <text:p>0.979556174549932</text:p>
          </table:table-cell>
          <table:table-cell table:formula="of:=[.AB21]*60000" office:value-type="float" office:value="0.979200314442553" calcext:value-type="float">
            <text:p>0.979200314442553</text:p>
          </table:table-cell>
          <table:table-cell table:formula="of:=[.AC21]*60000" office:value-type="float" office:value="0.969595002090834" calcext:value-type="float">
            <text:p>0.969595002090834</text:p>
          </table:table-cell>
          <table:table-cell table:formula="of:=[.AD21]*60000" office:value-type="float" office:value="0.971608158799475" calcext:value-type="float">
            <text:p>0.971608158799475</text:p>
          </table:table-cell>
          <table:table-cell table:formula="of:=[.AE21]*60000" office:value-type="float" office:value="0.962081547546339" calcext:value-type="float">
            <text:p>0.962081547546339</text:p>
          </table:table-cell>
          <table:table-cell table:formula="of:=[.AF21]*60000" office:value-type="float" office:value="0.931637293505628" calcext:value-type="float">
            <text:p>0.9316372935056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B22]*60000" office:value-type="float" office:value="0.882991696812761" calcext:value-type="float">
            <text:p>0.882991696812761</text:p>
          </table:table-cell>
          <table:table-cell table:formula="of:=[.C22]*60000" office:value-type="float" office:value="0.890023598435384" calcext:value-type="float">
            <text:p>0.890023598435384</text:p>
          </table:table-cell>
          <table:table-cell table:formula="of:=[.D22]*60000" office:value-type="float" office:value="0.897489645844762" calcext:value-type="float">
            <text:p>0.897489645844762</text:p>
          </table:table-cell>
          <table:table-cell table:formula="of:=[.E22]*60000" office:value-type="float" office:value="0.912451736837086" calcext:value-type="float">
            <text:p>0.912451736837086</text:p>
          </table:table-cell>
          <table:table-cell table:formula="of:=[.F22]*60000" office:value-type="float" office:value="0.893188086822133" calcext:value-type="float">
            <text:p>0.893188086822133</text:p>
          </table:table-cell>
          <table:table-cell table:formula="of:=[.G22]*60000" office:value-type="float" office:value="0.909881183644107" calcext:value-type="float">
            <text:p>0.909881183644107</text:p>
          </table:table-cell>
          <table:table-cell table:formula="of:=[.H22]*60000" office:value-type="float" office:value="0.921156400917998" calcext:value-type="float">
            <text:p>0.921156400917998</text:p>
          </table:table-cell>
          <table:table-cell table:formula="of:=[.I22]*60000" office:value-type="float" office:value="0.927005185750468" calcext:value-type="float">
            <text:p>0.927005185750468</text:p>
          </table:table-cell>
          <table:table-cell table:formula="of:=[.J22]*60000" office:value-type="float" office:value="0.934364552945463" calcext:value-type="float">
            <text:p>0.934364552945463</text:p>
          </table:table-cell>
          <table:table-cell table:formula="of:=[.K22]*60000" office:value-type="float" office:value="0.941131600144797" calcext:value-type="float">
            <text:p>0.941131600144797</text:p>
          </table:table-cell>
          <table:table-cell table:formula="of:=[.L22]*60000" office:value-type="float" office:value="0.943302173925066" calcext:value-type="float">
            <text:p>0.943302173925066</text:p>
          </table:table-cell>
          <table:table-cell table:formula="of:=[.M22]*60000" office:value-type="float" office:value="0.944525242848541" calcext:value-type="float">
            <text:p>0.944525242848541</text:p>
          </table:table-cell>
          <table:table-cell table:formula="of:=[.N22]*60000" office:value-type="float" office:value="0.944717686396747" calcext:value-type="float">
            <text:p>0.944717686396747</text:p>
          </table:table-cell>
          <table:table-cell table:formula="of:=[.O22]*60000" office:value-type="float" office:value="0.945382960697493" calcext:value-type="float">
            <text:p>0.945382960697493</text:p>
          </table:table-cell>
          <table:table-cell table:formula="of:=[.P22]*60000" office:value-type="float" office:value="0.945410563902144" calcext:value-type="float">
            <text:p>0.945410563902144</text:p>
          </table:table-cell>
          <table:table-cell table:formula="of:=[.Q22]*60000" office:value-type="float" office:value="0.944823180373638" calcext:value-type="float">
            <text:p>0.944823180373638</text:p>
          </table:table-cell>
          <table:table-cell table:formula="of:=[.R22]*60000" office:value-type="float" office:value="0.944841338705008" calcext:value-type="float">
            <text:p>0.944841338705008</text:p>
          </table:table-cell>
          <table:table-cell table:formula="of:=[.S22]*60000" office:value-type="float" office:value="0.946180949343003" calcext:value-type="float">
            <text:p>0.946180949343003</text:p>
          </table:table-cell>
          <table:table-cell table:formula="of:=[.T22]*60000" office:value-type="float" office:value="0.947259458542657" calcext:value-type="float">
            <text:p>0.947259458542657</text:p>
          </table:table-cell>
          <table:table-cell table:formula="of:=[.U22]*60000" office:value-type="float" office:value="0.946081217521839" calcext:value-type="float">
            <text:p>0.946081217521839</text:p>
          </table:table-cell>
          <table:table-cell table:formula="of:=[.V22]*60000" office:value-type="float" office:value="0.946805955651145" calcext:value-type="float">
            <text:p>0.946805955651145</text:p>
          </table:table-cell>
          <table:table-cell table:formula="of:=[.W22]*60000" office:value-type="float" office:value="0.939820470402801" calcext:value-type="float">
            <text:p>0.939820470402801</text:p>
          </table:table-cell>
          <table:table-cell table:formula="of:=[.X22]*60000" office:value-type="float" office:value="0.941414638319547" calcext:value-type="float">
            <text:p>0.941414638319547</text:p>
          </table:table-cell>
          <table:table-cell table:formula="of:=[.Y22]*60000" office:value-type="float" office:value="0.941759757811803" calcext:value-type="float">
            <text:p>0.941759757811803</text:p>
          </table:table-cell>
          <table:table-cell table:formula="of:=[.Z22]*60000" office:value-type="float" office:value="0.93535235985707" calcext:value-type="float">
            <text:p>0.93535235985707</text:p>
          </table:table-cell>
          <table:table-cell table:formula="of:=[.AA22]*60000" office:value-type="float" office:value="0.937678366225339" calcext:value-type="float">
            <text:p>0.937678366225339</text:p>
          </table:table-cell>
          <table:table-cell table:formula="of:=[.AB22]*60000" office:value-type="float" office:value="0.937420578944161" calcext:value-type="float">
            <text:p>0.937420578944161</text:p>
          </table:table-cell>
          <table:table-cell table:formula="of:=[.AC22]*60000" office:value-type="float" office:value="0.928224066986315" calcext:value-type="float">
            <text:p>0.928224066986315</text:p>
          </table:table-cell>
          <table:table-cell table:formula="of:=[.AD22]*60000" office:value-type="float" office:value="0.930179632508872" calcext:value-type="float">
            <text:p>0.930179632508872</text:p>
          </table:table-cell>
          <table:table-cell table:formula="of:=[.AE22]*60000" office:value-type="float" office:value="0.921118197591327" calcext:value-type="float">
            <text:p>0.921118197591327</text:p>
          </table:table-cell>
          <table:table-cell table:formula="of:=[.AF22]*60000" office:value-type="float" office:value="0.892016228841082" calcext:value-type="float">
            <text:p>0.8920162288410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B23]*60000" office:value-type="float" office:value="0.836085217965325" calcext:value-type="float">
            <text:p>0.836085217965325</text:p>
          </table:table-cell>
          <table:table-cell table:formula="of:=[.C23]*60000" office:value-type="float" office:value="0.843409708071193" calcext:value-type="float">
            <text:p>0.843409708071193</text:p>
          </table:table-cell>
          <table:table-cell table:formula="of:=[.D23]*60000" office:value-type="float" office:value="0.851381666129802" calcext:value-type="float">
            <text:p>0.851381666129802</text:p>
          </table:table-cell>
          <table:table-cell table:formula="of:=[.E23]*60000" office:value-type="float" office:value="0.866267939274147" calcext:value-type="float">
            <text:p>0.866267939274147</text:p>
          </table:table-cell>
          <table:table-cell table:formula="of:=[.F23]*60000" office:value-type="float" office:value="0.849347318171477" calcext:value-type="float">
            <text:p>0.849347318171477</text:p>
          </table:table-cell>
          <table:table-cell table:formula="of:=[.G23]*60000" office:value-type="float" office:value="0.866151832410226" calcext:value-type="float">
            <text:p>0.866151832410226</text:p>
          </table:table-cell>
          <table:table-cell table:formula="of:=[.H23]*60000" office:value-type="float" office:value="0.877662528380703" calcext:value-type="float">
            <text:p>0.877662528380703</text:p>
          </table:table-cell>
          <table:table-cell table:formula="of:=[.I23]*60000" office:value-type="float" office:value="0.883970185389603" calcext:value-type="float">
            <text:p>0.883970185389603</text:p>
          </table:table-cell>
          <table:table-cell table:formula="of:=[.J23]*60000" office:value-type="float" office:value="0.891528103661292" calcext:value-type="float">
            <text:p>0.891528103661292</text:p>
          </table:table-cell>
          <table:table-cell table:formula="of:=[.K23]*60000" office:value-type="float" office:value="0.898438888443977" calcext:value-type="float">
            <text:p>0.898438888443977</text:p>
          </table:table-cell>
          <table:table-cell table:formula="of:=[.L23]*60000" office:value-type="float" office:value="0.900899938672851" calcext:value-type="float">
            <text:p>0.900899938672851</text:p>
          </table:table-cell>
          <table:table-cell table:formula="of:=[.M23]*60000" office:value-type="float" office:value="0.902476898216976" calcext:value-type="float">
            <text:p>0.902476898216976</text:p>
          </table:table-cell>
          <table:table-cell table:formula="of:=[.N23]*60000" office:value-type="float" office:value="0.902975726931477" calcext:value-type="float">
            <text:p>0.902975726931477</text:p>
          </table:table-cell>
          <table:table-cell table:formula="of:=[.O23]*60000" office:value-type="float" office:value="0.90399208205187" calcext:value-type="float">
            <text:p>0.90399208205187</text:p>
          </table:table-cell>
          <table:table-cell table:formula="of:=[.P23]*60000" office:value-type="float" office:value="0.904318010997036" calcext:value-type="float">
            <text:p>0.904318010997036</text:p>
          </table:table-cell>
          <table:table-cell table:formula="of:=[.Q23]*60000" office:value-type="float" office:value="0.9040387665719" calcext:value-type="float">
            <text:p>0.9040387665719</text:p>
          </table:table-cell>
          <table:table-cell table:formula="of:=[.R23]*60000" office:value-type="float" office:value="0.904254126522393" calcext:value-type="float">
            <text:p>0.904254126522393</text:p>
          </table:table-cell>
          <table:table-cell table:formula="of:=[.S23]*60000" office:value-type="float" office:value="0.905641407344487" calcext:value-type="float">
            <text:p>0.905641407344487</text:p>
          </table:table-cell>
          <table:table-cell table:formula="of:=[.T23]*60000" office:value-type="float" office:value="0.906872759067203" calcext:value-type="float">
            <text:p>0.906872759067203</text:p>
          </table:table-cell>
          <table:table-cell table:formula="of:=[.U23]*60000" office:value-type="float" office:value="0.90586120782888" calcext:value-type="float">
            <text:p>0.90586120782888</text:p>
          </table:table-cell>
          <table:table-cell table:formula="of:=[.V23]*60000" office:value-type="float" office:value="0.906772495609508" calcext:value-type="float">
            <text:p>0.906772495609508</text:p>
          </table:table-cell>
          <table:table-cell table:formula="of:=[.W23]*60000" office:value-type="float" office:value="0.900131535807421" calcext:value-type="float">
            <text:p>0.900131535807421</text:p>
          </table:table-cell>
          <table:table-cell table:formula="of:=[.X23]*60000" office:value-type="float" office:value="0.901682417485197" calcext:value-type="float">
            <text:p>0.901682417485197</text:p>
          </table:table-cell>
          <table:table-cell table:formula="of:=[.Y23]*60000" office:value-type="float" office:value="0.902196157204009" calcext:value-type="float">
            <text:p>0.902196157204009</text:p>
          </table:table-cell>
          <table:table-cell table:formula="of:=[.Z23]*60000" office:value-type="float" office:value="0.896179461274555" calcext:value-type="float">
            <text:p>0.896179461274555</text:p>
          </table:table-cell>
          <table:table-cell table:formula="of:=[.AA23]*60000" office:value-type="float" office:value="0.898480341831735" calcext:value-type="float">
            <text:p>0.898480341831735</text:p>
          </table:table-cell>
          <table:table-cell table:formula="of:=[.AB23]*60000" office:value-type="float" office:value="0.89830966041074" calcext:value-type="float">
            <text:p>0.89830966041074</text:p>
          </table:table-cell>
          <table:table-cell table:formula="of:=[.AC23]*60000" office:value-type="float" office:value="0.88949099666386" calcext:value-type="float">
            <text:p>0.88949099666386</text:p>
          </table:table-cell>
          <table:table-cell table:formula="of:=[.AD23]*60000" office:value-type="float" office:value="0.891392371594263" calcext:value-type="float">
            <text:p>0.891392371594263</text:p>
          </table:table-cell>
          <table:table-cell table:formula="of:=[.AE23]*60000" office:value-type="float" office:value="0.882761872306994" calcext:value-type="float">
            <text:p>0.882761872306994</text:p>
          </table:table-cell>
          <table:table-cell table:formula="of:=[.AF23]*60000" office:value-type="float" office:value="0.85491129352823" calcext:value-type="float">
            <text:p>0.854911293528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B24]*60000" office:value-type="float" office:value="0.792934729447007" calcext:value-type="float">
            <text:p>0.792934729447007</text:p>
          </table:table-cell>
          <table:table-cell table:formula="of:=[.C24]*60000" office:value-type="float" office:value="0.800472633642633" calcext:value-type="float">
            <text:p>0.800472633642633</text:p>
          </table:table-cell>
          <table:table-cell table:formula="of:=[.D24]*60000" office:value-type="float" office:value="0.808840696811159" calcext:value-type="float">
            <text:p>0.808840696811159</text:p>
          </table:table-cell>
          <table:table-cell table:formula="of:=[.E24]*60000" office:value-type="float" office:value="0.82360389737219" calcext:value-type="float">
            <text:p>0.82360389737219</text:p>
          </table:table-cell>
          <table:table-cell table:formula="of:=[.F24]*60000" office:value-type="float" office:value="0.80874238564465" calcext:value-type="float">
            <text:p>0.80874238564465</text:p>
          </table:table-cell>
          <table:table-cell table:formula="of:=[.G24]*60000" office:value-type="float" office:value="0.825581652464867" calcext:value-type="float">
            <text:p>0.825581652464867</text:p>
          </table:table-cell>
          <table:table-cell table:formula="of:=[.H24]*60000" office:value-type="float" office:value="0.837253388309355" calcext:value-type="float">
            <text:p>0.837253388309355</text:p>
          </table:table-cell>
          <table:table-cell table:formula="of:=[.I24]*60000" office:value-type="float" office:value="0.843933477146265" calcext:value-type="float">
            <text:p>0.843933477146265</text:p>
          </table:table-cell>
          <table:table-cell table:formula="of:=[.J24]*60000" office:value-type="float" office:value="0.85163723349575" calcext:value-type="float">
            <text:p>0.85163723349575</text:p>
          </table:table-cell>
          <table:table-cell table:formula="of:=[.K24]*60000" office:value-type="float" office:value="0.858648543069535" calcext:value-type="float">
            <text:p>0.858648543069535</text:p>
          </table:table-cell>
          <table:table-cell table:formula="of:=[.L24]*60000" office:value-type="float" office:value="0.861353643661945" calcext:value-type="float">
            <text:p>0.861353643661945</text:p>
          </table:table-cell>
          <table:table-cell table:formula="of:=[.M24]*60000" office:value-type="float" office:value="0.86323217002948" calcext:value-type="float">
            <text:p>0.86323217002948</text:p>
          </table:table-cell>
          <table:table-cell table:formula="of:=[.N24]*60000" office:value-type="float" office:value="0.863993900978735" calcext:value-type="float">
            <text:p>0.863993900978735</text:p>
          </table:table-cell>
          <table:table-cell table:formula="of:=[.O24]*60000" office:value-type="float" office:value="0.865312355919298" calcext:value-type="float">
            <text:p>0.865312355919298</text:p>
          </table:table-cell>
          <table:table-cell table:formula="of:=[.P24]*60000" office:value-type="float" office:value="0.865896693682003" calcext:value-type="float">
            <text:p>0.865896693682003</text:p>
          </table:table-cell>
          <table:table-cell table:formula="of:=[.Q24]*60000" office:value-type="float" office:value="0.865886294322202" calcext:value-type="float">
            <text:p>0.865886294322202</text:p>
          </table:table-cell>
          <table:table-cell table:formula="of:=[.R24]*60000" office:value-type="float" office:value="0.866273044949586" calcext:value-type="float">
            <text:p>0.866273044949586</text:p>
          </table:table-cell>
          <table:table-cell table:formula="of:=[.S24]*60000" office:value-type="float" office:value="0.867696805238362" calcext:value-type="float">
            <text:p>0.867696805238362</text:p>
          </table:table-cell>
          <table:table-cell table:formula="of:=[.T24]*60000" office:value-type="float" office:value="0.869058448838536" calcext:value-type="float">
            <text:p>0.869058448838536</text:p>
          </table:table-cell>
          <table:table-cell table:formula="of:=[.U24]*60000" office:value-type="float" office:value="0.868194862372759" calcext:value-type="float">
            <text:p>0.868194862372759</text:p>
          </table:table-cell>
          <table:table-cell table:formula="of:=[.V24]*60000" office:value-type="float" office:value="0.869266793583654" calcext:value-type="float">
            <text:p>0.869266793583654</text:p>
          </table:table-cell>
          <table:table-cell table:formula="of:=[.W24]*60000" office:value-type="float" office:value="0.862945874790014" calcext:value-type="float">
            <text:p>0.862945874790014</text:p>
          </table:table-cell>
          <table:table-cell table:formula="of:=[.X24]*60000" office:value-type="float" office:value="0.86445127052718" calcext:value-type="float">
            <text:p>0.86445127052718</text:p>
          </table:table-cell>
          <table:table-cell table:formula="of:=[.Y24]*60000" office:value-type="float" office:value="0.865113052035322" calcext:value-type="float">
            <text:p>0.865113052035322</text:p>
          </table:table-cell>
          <table:table-cell table:formula="of:=[.Z24]*60000" office:value-type="float" office:value="0.859455250144108" calcext:value-type="float">
            <text:p>0.859455250144108</text:p>
          </table:table-cell>
          <table:table-cell table:formula="of:=[.AA24]*60000" office:value-type="float" office:value="0.861727349791813" calcext:value-type="float">
            <text:p>0.861727349791813</text:p>
          </table:table-cell>
          <table:table-cell table:formula="of:=[.AB24]*60000" office:value-type="float" office:value="0.861634156865131" calcext:value-type="float">
            <text:p>0.861634156865131</text:p>
          </table:table-cell>
          <table:table-cell table:formula="of:=[.AC24]*60000" office:value-type="float" office:value="0.853165790830637" calcext:value-type="float">
            <text:p>0.853165790830637</text:p>
          </table:table-cell>
          <table:table-cell table:formula="of:=[.AD24]*60000" office:value-type="float" office:value="0.855016043320634" calcext:value-type="float">
            <text:p>0.855016043320634</text:p>
          </table:table-cell>
          <table:table-cell table:formula="of:=[.AE24]*60000" office:value-type="float" office:value="0.846785586776337" calcext:value-type="float">
            <text:p>0.846785586776337</text:p>
          </table:table-cell>
          <table:table-cell table:formula="of:=[.AF24]*60000" office:value-type="float" office:value="0.820104012420474" calcext:value-type="float">
            <text:p>0.8201040124204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25]*60000" office:value-type="float" office:value="0.753132244442192" calcext:value-type="float">
            <text:p>0.753132244442192</text:p>
          </table:table-cell>
          <table:table-cell table:formula="of:=[.C25]*60000" office:value-type="float" office:value="0.760819103418804" calcext:value-type="float">
            <text:p>0.760819103418804</text:p>
          </table:table-cell>
          <table:table-cell table:formula="of:=[.D25]*60000" office:value-type="float" office:value="0.769492112615592" calcext:value-type="float">
            <text:p>0.769492112615592</text:p>
          </table:table-cell>
          <table:table-cell table:formula="of:=[.E25]*60000" office:value-type="float" office:value="0.78409510769733" calcext:value-type="float">
            <text:p>0.78409510769733</text:p>
          </table:table-cell>
          <table:table-cell table:formula="of:=[.F25]*60000" office:value-type="float" office:value="0.77104844644916" calcext:value-type="float">
            <text:p>0.77104844644916</text:p>
          </table:table-cell>
          <table:table-cell table:formula="of:=[.G25]*60000" office:value-type="float" office:value="0.787859848359122" calcext:value-type="float">
            <text:p>0.787859848359122</text:p>
          </table:table-cell>
          <table:table-cell table:formula="of:=[.H25]*60000" office:value-type="float" office:value="0.79963086474195" calcext:value-type="float">
            <text:p>0.79963086474195</text:p>
          </table:table-cell>
          <table:table-cell table:formula="of:=[.I25]*60000" office:value-type="float" office:value="0.806610253091013" calcext:value-type="float">
            <text:p>0.806610253091013</text:p>
          </table:table-cell>
          <table:table-cell table:formula="of:=[.J25]*60000" office:value-type="float" office:value="0.814415684431734" calcext:value-type="float">
            <text:p>0.814415684431734</text:p>
          </table:table-cell>
          <table:table-cell table:formula="of:=[.K25]*60000" office:value-type="float" office:value="0.821491397299436" calcext:value-type="float">
            <text:p>0.821491397299436</text:p>
          </table:table-cell>
          <table:table-cell table:formula="of:=[.L25]*60000" office:value-type="float" office:value="0.824400822022367" calcext:value-type="float">
            <text:p>0.824400822022367</text:p>
          </table:table-cell>
          <table:table-cell table:formula="of:=[.M25]*60000" office:value-type="float" office:value="0.826535927213457" calcext:value-type="float">
            <text:p>0.826535927213457</text:p>
          </table:table-cell>
          <table:table-cell table:formula="of:=[.N25]*60000" office:value-type="float" office:value="0.827523176281956" calcext:value-type="float">
            <text:p>0.827523176281956</text:p>
          </table:table-cell>
          <table:table-cell table:formula="of:=[.O25]*60000" office:value-type="float" office:value="0.829101328056538" calcext:value-type="float">
            <text:p>0.829101328056538</text:p>
          </table:table-cell>
          <table:table-cell table:formula="of:=[.P25]*60000" office:value-type="float" office:value="0.829909443264953" calcext:value-type="float">
            <text:p>0.829909443264953</text:p>
          </table:table-cell>
          <table:table-cell table:formula="of:=[.Q25]*60000" office:value-type="float" office:value="0.830133689786574" calcext:value-type="float">
            <text:p>0.830133689786574</text:p>
          </table:table-cell>
          <table:table-cell table:formula="of:=[.R25]*60000" office:value-type="float" office:value="0.830669378013613" calcext:value-type="float">
            <text:p>0.830669378013613</text:p>
          </table:table-cell>
          <table:table-cell table:formula="of:=[.S25]*60000" office:value-type="float" office:value="0.832120202175481" calcext:value-type="float">
            <text:p>0.832120202175481</text:p>
          </table:table-cell>
          <table:table-cell table:formula="of:=[.T25]*60000" office:value-type="float" office:value="0.83359258456953" calcext:value-type="float">
            <text:p>0.83359258456953</text:p>
          </table:table-cell>
          <table:table-cell table:formula="of:=[.U25]*60000" office:value-type="float" office:value="0.832860577077926" calcext:value-type="float">
            <text:p>0.832860577077926</text:p>
          </table:table-cell>
          <table:table-cell table:formula="of:=[.V25]*60000" office:value-type="float" office:value="0.834070622082433" calcext:value-type="float">
            <text:p>0.834070622082433</text:p>
          </table:table-cell>
          <table:table-cell table:formula="of:=[.W25]*60000" office:value-type="float" office:value="0.828047682586673" calcext:value-type="float">
            <text:p>0.828047682586673</text:p>
          </table:table-cell>
          <table:table-cell table:formula="of:=[.X25]*60000" office:value-type="float" office:value="0.829506139066053" calcext:value-type="float">
            <text:p>0.829506139066053</text:p>
          </table:table-cell>
          <table:table-cell table:formula="of:=[.Y25]*60000" office:value-type="float" office:value="0.830297940286868" calcext:value-type="float">
            <text:p>0.830297940286868</text:p>
          </table:table-cell>
          <table:table-cell table:formula="of:=[.Z25]*60000" office:value-type="float" office:value="0.824970526874531" calcext:value-type="float">
            <text:p>0.824970526874531</text:p>
          </table:table-cell>
          <table:table-cell table:formula="of:=[.AA25]*60000" office:value-type="float" office:value="0.827210967312671" calcext:value-type="float">
            <text:p>0.827210967312671</text:p>
          </table:table-cell>
          <table:table-cell table:formula="of:=[.AB25]*60000" office:value-type="float" office:value="0.827186798954052" calcext:value-type="float">
            <text:p>0.827186798954052</text:p>
          </table:table-cell>
          <table:table-cell table:formula="of:=[.AC25]*60000" office:value-type="float" office:value="0.819044113583" calcext:value-type="float">
            <text:p>0.819044113583</text:p>
          </table:table-cell>
          <table:table-cell table:formula="of:=[.AD25]*60000" office:value-type="float" office:value="0.820846019616607" calcext:value-type="float">
            <text:p>0.820846019616607</text:p>
          </table:table-cell>
          <table:table-cell table:formula="of:=[.AE25]*60000" office:value-type="float" office:value="0.812987651531868" calcext:value-type="float">
            <text:p>0.812987651531868</text:p>
          </table:table-cell>
          <table:table-cell table:formula="of:=[.AF25]*60000" office:value-type="float" office:value="0.787400200808924" calcext:value-type="float">
            <text:p>0.78740020080892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26]*60000" office:value-type="float" office:value="0.716325719993704" calcext:value-type="float">
            <text:p>0.716325719993704</text:p>
          </table:table-cell>
          <table:table-cell table:formula="of:=[.C26]*60000" office:value-type="float" office:value="0.724108918279612" calcext:value-type="float">
            <text:p>0.724108918279612</text:p>
          </table:table-cell>
          <table:table-cell table:formula="of:=[.D26]*60000" office:value-type="float" office:value="0.733010994942113" calcext:value-type="float">
            <text:p>0.733010994942113</text:p>
          </table:table-cell>
          <table:table-cell table:formula="of:=[.E26]*60000" office:value-type="float" office:value="0.747424806938515" calcext:value-type="float">
            <text:p>0.747424806938515</text:p>
          </table:table-cell>
          <table:table-cell table:formula="of:=[.F26]*60000" office:value-type="float" office:value="0.735981964266166" calcext:value-type="float">
            <text:p>0.735981964266166</text:p>
          </table:table-cell>
          <table:table-cell table:formula="of:=[.G26]*60000" office:value-type="float" office:value="0.752714415114962" calcext:value-type="float">
            <text:p>0.752714415114962</text:p>
          </table:table-cell>
          <table:table-cell table:formula="of:=[.H26]*60000" office:value-type="float" office:value="0.764533432187848" calcext:value-type="float">
            <text:p>0.764533432187848</text:p>
          </table:table-cell>
          <table:table-cell table:formula="of:=[.I26]*60000" office:value-type="float" office:value="0.771750104158447" calcext:value-type="float">
            <text:p>0.771750104158447</text:p>
          </table:table-cell>
          <table:table-cell table:formula="of:=[.J26]*60000" office:value-type="float" office:value="0.779620166317029" calcext:value-type="float">
            <text:p>0.779620166317029</text:p>
          </table:table-cell>
          <table:table-cell table:formula="of:=[.K26]*60000" office:value-type="float" office:value="0.786730067487264" calcext:value-type="float">
            <text:p>0.786730067487264</text:p>
          </table:table-cell>
          <table:table-cell table:formula="of:=[.L26]*60000" office:value-type="float" office:value="0.789809728776749" calcext:value-type="float">
            <text:p>0.789809728776749</text:p>
          </table:table-cell>
          <table:table-cell table:formula="of:=[.M26]*60000" office:value-type="float" office:value="0.792162622793294" calcext:value-type="float">
            <text:p>0.792162622793294</text:p>
          </table:table-cell>
          <table:table-cell table:formula="of:=[.N26]*60000" office:value-type="float" office:value="0.793343153161871" calcext:value-type="float">
            <text:p>0.793343153161871</text:p>
          </table:table-cell>
          <table:table-cell table:formula="of:=[.O26]*60000" office:value-type="float" office:value="0.795144199399017" calcext:value-type="float">
            <text:p>0.795144199399017</text:p>
          </table:table-cell>
          <table:table-cell table:formula="of:=[.P26]*60000" office:value-type="float" office:value="0.796145968546304" calcext:value-type="float">
            <text:p>0.796145968546304</text:p>
          </table:table-cell>
          <table:table-cell table:formula="of:=[.Q26]*60000" office:value-type="float" office:value="0.796575018883776" calcext:value-type="float">
            <text:p>0.796575018883776</text:p>
          </table:table-cell>
          <table:table-cell table:formula="of:=[.R26]*60000" office:value-type="float" office:value="0.797240062345667" calcext:value-type="float">
            <text:p>0.797240062345667</text:p>
          </table:table-cell>
          <table:table-cell table:formula="of:=[.S26]*60000" office:value-type="float" office:value="0.798710018416443" calcext:value-type="float">
            <text:p>0.798710018416443</text:p>
          </table:table-cell>
          <table:table-cell table:formula="of:=[.T26]*60000" office:value-type="float" office:value="0.800276147697967" calcext:value-type="float">
            <text:p>0.800276147697967</text:p>
          </table:table-cell>
          <table:table-cell table:formula="of:=[.U26]*60000" office:value-type="float" office:value="0.799661337991362" calcext:value-type="float">
            <text:p>0.799661337991362</text:p>
          </table:table-cell>
          <table:table-cell table:formula="of:=[.V26]*60000" office:value-type="float" office:value="0.800989856976641" calcext:value-type="float">
            <text:p>0.800989856976641</text:p>
          </table:table-cell>
          <table:table-cell table:formula="of:=[.W26]*60000" office:value-type="float" office:value="0.795244946329737" calcext:value-type="float">
            <text:p>0.795244946329737</text:p>
          </table:table-cell>
          <table:table-cell table:formula="of:=[.X26]*60000" office:value-type="float" office:value="0.796655610516295" calcext:value-type="float">
            <text:p>0.796655610516295</text:p>
          </table:table-cell>
          <table:table-cell table:formula="of:=[.Y26]*60000" office:value-type="float" office:value="0.797561602049406" calcext:value-type="float">
            <text:p>0.797561602049406</text:p>
          </table:table-cell>
          <table:table-cell table:formula="of:=[.Z26]*60000" office:value-type="float" office:value="0.792538953512351" calcext:value-type="float">
            <text:p>0.792538953512351</text:p>
          </table:table-cell>
          <table:table-cell table:formula="of:=[.AA26]*60000" office:value-type="float" office:value="0.794745498061482" calcext:value-type="float">
            <text:p>0.794745498061482</text:p>
          </table:table-cell>
          <table:table-cell table:formula="of:=[.AB26]*60000" office:value-type="float" office:value="0.794782880920329" calcext:value-type="float">
            <text:p>0.794782880920329</text:p>
          </table:table-cell>
          <table:table-cell table:formula="of:=[.AC26]*60000" office:value-type="float" office:value="0.786943799663153" calcext:value-type="float">
            <text:p>0.786943799663153</text:p>
          </table:table-cell>
          <table:table-cell table:formula="of:=[.AD26]*60000" office:value-type="float" office:value="0.788699878048874" calcext:value-type="float">
            <text:p>0.788699878048874</text:p>
          </table:table-cell>
          <table:table-cell table:formula="of:=[.AE26]*60000" office:value-type="float" office:value="0.781188233834666" calcext:value-type="float">
            <text:p>0.781188233834666</text:p>
          </table:table-cell>
          <table:table-cell table:formula="of:=[.AF26]*60000" office:value-type="float" office:value="0.756626666483287" calcext:value-type="float">
            <text:p>0.7566266664832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B27]*60000" office:value-type="float" office:value="0.682209826399543" calcext:value-type="float">
            <text:p>0.682209826399543</text:p>
          </table:table-cell>
          <table:table-cell table:formula="of:=[.C27]*60000" office:value-type="float" office:value="0.690046340453142" calcext:value-type="float">
            <text:p>0.690046340453142</text:p>
          </table:table-cell>
          <table:table-cell table:formula="of:=[.D27]*60000" office:value-type="float" office:value="0.699114193961438" calcext:value-type="float">
            <text:p>0.699114193961438</text:p>
          </table:table-cell>
          <table:table-cell table:formula="of:=[.E27]*60000" office:value-type="float" office:value="0.713316439532061" calcext:value-type="float">
            <text:p>0.713316439532061</text:p>
          </table:table-cell>
          <table:table-cell table:formula="of:=[.F27]*60000" office:value-type="float" office:value="0.703294373187356" calcext:value-type="float">
            <text:p>0.703294373187356</text:p>
          </table:table-cell>
          <table:table-cell table:formula="of:=[.G27]*60000" office:value-type="float" office:value="0.719906289544127" calcext:value-type="float">
            <text:p>0.719906289544127</text:p>
          </table:table-cell>
          <table:table-cell table:formula="of:=[.H27]*60000" office:value-type="float" office:value="0.731730724526113" calcext:value-type="float">
            <text:p>0.731730724526113</text:p>
          </table:table-cell>
          <table:table-cell table:formula="of:=[.I27]*60000" office:value-type="float" office:value="0.739131989726428" calcext:value-type="float">
            <text:p>0.739131989726428</text:p>
          </table:table-cell>
          <table:table-cell table:formula="of:=[.J27]*60000" office:value-type="float" office:value="0.747035589560403" calcext:value-type="float">
            <text:p>0.747035589560403</text:p>
          </table:table-cell>
          <table:table-cell table:formula="of:=[.K27]*60000" office:value-type="float" office:value="0.754154402270598" calcext:value-type="float">
            <text:p>0.754154402270598</text:p>
          </table:table-cell>
          <table:table-cell table:formula="of:=[.L27]*60000" office:value-type="float" office:value="0.757374978939644" calcext:value-type="float">
            <text:p>0.757374978939644</text:p>
          </table:table-cell>
          <table:table-cell table:formula="of:=[.M27]*60000" office:value-type="float" office:value="0.759912130868154" calcext:value-type="float">
            <text:p>0.759912130868154</text:p>
          </table:table-cell>
          <table:table-cell table:formula="of:=[.N27]*60000" office:value-type="float" office:value="0.761258068678772" calcext:value-type="float">
            <text:p>0.761258068678772</text:p>
          </table:table-cell>
          <table:table-cell table:formula="of:=[.O27]*60000" office:value-type="float" office:value="0.763249993868192" calcext:value-type="float">
            <text:p>0.763249993868192</text:p>
          </table:table-cell>
          <table:table-cell table:formula="of:=[.P27]*60000" office:value-type="float" office:value="0.764419152485628" calcext:value-type="float">
            <text:p>0.764419152485628</text:p>
          </table:table-cell>
          <table:table-cell table:formula="of:=[.Q27]*60000" office:value-type="float" office:value="0.765026904399597" calcext:value-type="float">
            <text:p>0.765026904399597</text:p>
          </table:table-cell>
          <table:table-cell table:formula="of:=[.R27]*60000" office:value-type="float" office:value="0.765804184061963" calcext:value-type="float">
            <text:p>0.765804184061963</text:p>
          </table:table-cell>
          <table:table-cell table:formula="of:=[.S27]*60000" office:value-type="float" office:value="0.767286584484978" calcext:value-type="float">
            <text:p>0.767286584484978</text:p>
          </table:table-cell>
          <table:table-cell table:formula="of:=[.T27]*60000" office:value-type="float" office:value="0.768931664948877" calcext:value-type="float">
            <text:p>0.768931664948877</text:p>
          </table:table-cell>
          <table:table-cell table:formula="of:=[.U27]*60000" office:value-type="float" office:value="0.76842139626605" calcext:value-type="float">
            <text:p>0.76842139626605</text:p>
          </table:table-cell>
          <table:table-cell table:formula="of:=[.V27]*60000" office:value-type="float" office:value="0.769851231736123" calcext:value-type="float">
            <text:p>0.769851231736123</text:p>
          </table:table-cell>
          <table:table-cell table:formula="of:=[.W27]*60000" office:value-type="float" office:value="0.764366248076777" calcext:value-type="float">
            <text:p>0.764366248076777</text:p>
          </table:table-cell>
          <table:table-cell table:formula="of:=[.X27]*60000" office:value-type="float" office:value="0.765728748816973" calcext:value-type="float">
            <text:p>0.765728748816973</text:p>
          </table:table-cell>
          <table:table-cell table:formula="of:=[.Y27]*60000" office:value-type="float" office:value="0.76673498964184" calcext:value-type="float">
            <text:p>0.76673498964184</text:p>
          </table:table-cell>
          <table:table-cell table:formula="of:=[.Z27]*60000" office:value-type="float" office:value="0.761994007335982" calcext:value-type="float">
            <text:p>0.761994007335982</text:p>
          </table:table-cell>
          <table:table-cell table:formula="of:=[.AA27]*60000" office:value-type="float" office:value="0.764164950252075" calcext:value-type="float">
            <text:p>0.764164950252075</text:p>
          </table:table-cell>
          <table:table-cell table:formula="of:=[.AB27]*60000" office:value-type="float" office:value="0.76425726554342" calcext:value-type="float">
            <text:p>0.76425726554342</text:p>
          </table:table-cell>
          <table:table-cell table:formula="of:=[.AC27]*60000" office:value-type="float" office:value="0.756701920992366" calcext:value-type="float">
            <text:p>0.756701920992366</text:p>
          </table:table-cell>
          <table:table-cell table:formula="of:=[.AD27]*60000" office:value-type="float" office:value="0.758414463768758" calcext:value-type="float">
            <text:p>0.758414463768758</text:p>
          </table:table-cell>
          <table:table-cell table:formula="of:=[.AE27]*60000" office:value-type="float" office:value="0.751226469508874" calcext:value-type="float">
            <text:p>0.751226469508874</text:p>
          </table:table-cell>
          <table:table-cell table:formula="of:=[.AF27]*60000" office:value-type="float" office:value="0.727628439832992" calcext:value-type="float">
            <text:p>0.72762843983299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B28]*60000" office:value-type="float" office:value="0.650518489758867" calcext:value-type="float">
            <text:p>0.650518489758867</text:p>
          </table:table-cell>
          <table:table-cell table:formula="of:=[.C28]*60000" office:value-type="float" office:value="0.658373107217" calcext:value-type="float">
            <text:p>0.658373107217</text:p>
          </table:table-cell>
          <table:table-cell table:formula="of:=[.D28]*60000" office:value-type="float" office:value="0.667553866053273" calcext:value-type="float">
            <text:p>0.667553866053273</text:p>
          </table:table-cell>
          <table:table-cell table:formula="of:=[.E28]*60000" office:value-type="float" office:value="0.681527509399853" calcext:value-type="float">
            <text:p>0.681527509399853</text:p>
          </table:table-cell>
          <table:table-cell table:formula="of:=[.F28]*60000" office:value-type="float" office:value="0.672766874663932" calcext:value-type="float">
            <text:p>0.672766874663932</text:p>
          </table:table-cell>
          <table:table-cell table:formula="of:=[.G28]*60000" office:value-type="float" office:value="0.68922453076507" calcext:value-type="float">
            <text:p>0.68922453076507</text:p>
          </table:table-cell>
          <table:table-cell table:formula="of:=[.H28]*60000" office:value-type="float" office:value="0.70101904555093" calcext:value-type="float">
            <text:p>0.70101904555093</text:p>
          </table:table-cell>
          <table:table-cell table:formula="of:=[.I28]*60000" office:value-type="float" office:value="0.708560067420652" calcext:value-type="float">
            <text:p>0.708560067420652</text:p>
          </table:table-cell>
          <table:table-cell table:formula="of:=[.J28]*60000" office:value-type="float" office:value="0.716471104512098" calcext:value-type="float">
            <text:p>0.716471104512098</text:p>
          </table:table-cell>
          <table:table-cell table:formula="of:=[.K28]*60000" office:value-type="float" office:value="0.723577694746424" calcext:value-type="float">
            <text:p>0.723577694746424</text:p>
          </table:table-cell>
          <table:table-cell table:formula="of:=[.L28]*60000" office:value-type="float" office:value="0.726913910961108" calcext:value-type="float">
            <text:p>0.726913910961108</text:p>
          </table:table-cell>
          <table:table-cell table:formula="of:=[.M28]*60000" office:value-type="float" office:value="0.729606269973338" calcext:value-type="float">
            <text:p>0.729606269973338</text:p>
          </table:table-cell>
          <table:table-cell table:formula="of:=[.N28]*60000" office:value-type="float" office:value="0.731093454319061" calcext:value-type="float">
            <text:p>0.731093454319061</text:p>
          </table:table-cell>
          <table:table-cell table:formula="of:=[.O28]*60000" office:value-type="float" office:value="0.733248348964543" calcext:value-type="float">
            <text:p>0.733248348964543</text:p>
          </table:table-cell>
          <table:table-cell table:formula="of:=[.P28]*60000" office:value-type="float" office:value="0.734561947748977" calcext:value-type="float">
            <text:p>0.734561947748977</text:p>
          </table:table-cell>
          <table:table-cell table:formula="of:=[.Q28]*60000" office:value-type="float" office:value="0.735325519957005" calcext:value-type="float">
            <text:p>0.735325519957005</text:p>
          </table:table-cell>
          <table:table-cell table:formula="of:=[.R28]*60000" office:value-type="float" office:value="0.736200037864184" calcext:value-type="float">
            <text:p>0.736200037864184</text:p>
          </table:table-cell>
          <table:table-cell table:formula="of:=[.S28]*60000" office:value-type="float" office:value="0.737689242242977" calcext:value-type="float">
            <text:p>0.737689242242977</text:p>
          </table:table-cell>
          <table:table-cell table:formula="of:=[.T28]*60000" office:value-type="float" office:value="0.739400367728543" calcext:value-type="float">
            <text:p>0.739400367728543</text:p>
          </table:table-cell>
          <table:table-cell table:formula="of:=[.U28]*60000" office:value-type="float" office:value="0.738983472036" calcext:value-type="float">
            <text:p>0.738983472036</text:p>
          </table:table-cell>
          <table:table-cell table:formula="of:=[.V28]*60000" office:value-type="float" office:value="0.74049960606578" calcext:value-type="float">
            <text:p>0.74049960606578</text:p>
          </table:table-cell>
          <table:table-cell table:formula="of:=[.W28]*60000" office:value-type="float" office:value="0.7352580733442" calcext:value-type="float">
            <text:p>0.7352580733442</text:p>
          </table:table-cell>
          <table:table-cell table:formula="of:=[.X28]*60000" office:value-type="float" office:value="0.736572425145098" calcext:value-type="float">
            <text:p>0.736572425145098</text:p>
          </table:table-cell>
          <table:table-cell table:formula="of:=[.Y28]*60000" office:value-type="float" office:value="0.737666606743364" calcext:value-type="float">
            <text:p>0.737666606743364</text:p>
          </table:table-cell>
          <table:table-cell table:formula="of:=[.Z28]*60000" office:value-type="float" office:value="0.733186412415427" calcext:value-type="float">
            <text:p>0.733186412415427</text:p>
          </table:table-cell>
          <table:table-cell table:formula="of:=[.AA28]*60000" office:value-type="float" office:value="0.735320487882871" calcext:value-type="float">
            <text:p>0.735320487882871</text:p>
          </table:table-cell>
          <table:table-cell table:formula="of:=[.AB28]*60000" office:value-type="float" office:value="0.735461857179011" calcext:value-type="float">
            <text:p>0.735461857179011</text:p>
          </table:table-cell>
          <table:table-cell table:formula="of:=[.AC28]*60000" office:value-type="float" office:value="0.728172310379019" calcext:value-type="float">
            <text:p>0.728172310379019</text:p>
          </table:table-cell>
          <table:table-cell table:formula="of:=[.AD28]*60000" office:value-type="float" office:value="0.729843409247804" calcext:value-type="float">
            <text:p>0.729843409247804</text:p>
          </table:table-cell>
          <table:table-cell table:formula="of:=[.AE28]*60000" office:value-type="float" office:value="0.722958024207742" calcext:value-type="float">
            <text:p>0.722958024207742</text:p>
          </table:table-cell>
          <table:table-cell table:formula="of:=[.AF28]*60000" office:value-type="float" office:value="0.700266434876907" calcext:value-type="float">
            <text:p>0.700266434876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B29]*60000" office:value-type="float" office:value="0.621018820451159" calcext:value-type="float">
            <text:p>0.621018820451159</text:p>
          </table:table-cell>
          <table:table-cell table:formula="of:=[.C29]*60000" office:value-type="float" office:value="0.628862721390288" calcext:value-type="float">
            <text:p>0.628862721390288</text:p>
          </table:table-cell>
          <table:table-cell table:formula="of:=[.D29]*60000" office:value-type="float" office:value="0.638112175085555" calcext:value-type="float">
            <text:p>0.638112175085555</text:p>
          </table:table-cell>
          <table:table-cell table:formula="of:=[.E29]*60000" office:value-type="float" office:value="0.651844526729149" calcext:value-type="float">
            <text:p>0.651844526729149</text:p>
          </table:table-cell>
          <table:table-cell table:formula="of:=[.F29]*60000" office:value-type="float" office:value="0.644206137053897" calcext:value-type="float">
            <text:p>0.644206137053897</text:p>
          </table:table-cell>
          <table:table-cell table:formula="of:=[.G29]*60000" office:value-type="float" office:value="0.660482323776145" calcext:value-type="float">
            <text:p>0.660482323776145</text:p>
          </table:table-cell>
          <table:table-cell table:formula="of:=[.H29]*60000" office:value-type="float" office:value="0.672217635214735" calcext:value-type="float">
            <text:p>0.672217635214735</text:p>
          </table:table-cell>
          <table:table-cell table:formula="of:=[.I29]*60000" office:value-type="float" office:value="0.679860215455921" calcext:value-type="float">
            <text:p>0.679860215455921</text:p>
          </table:table-cell>
          <table:table-cell table:formula="of:=[.J29]*60000" office:value-type="float" office:value="0.687756791836554" calcext:value-type="float">
            <text:p>0.687756791836554</text:p>
          </table:table-cell>
          <table:table-cell table:formula="of:=[.K29]*60000" office:value-type="float" office:value="0.694833511636867" calcext:value-type="float">
            <text:p>0.694833511636867</text:p>
          </table:table-cell>
          <table:table-cell table:formula="of:=[.L29]*60000" office:value-type="float" office:value="0.69826353783949" calcext:value-type="float">
            <text:p>0.69826353783949</text:p>
          </table:table-cell>
          <table:table-cell table:formula="of:=[.M29]*60000" office:value-type="float" office:value="0.701085883616142" calcext:value-type="float">
            <text:p>0.701085883616142</text:p>
          </table:table-cell>
          <table:table-cell table:formula="of:=[.N29]*60000" office:value-type="float" office:value="0.702693325146694" calcext:value-type="float">
            <text:p>0.702693325146694</text:p>
          </table:table-cell>
          <table:table-cell table:formula="of:=[.O29]*60000" office:value-type="float" office:value="0.704986813503407" calcext:value-type="float">
            <text:p>0.704986813503407</text:p>
          </table:table-cell>
          <table:table-cell table:formula="of:=[.P29]*60000" office:value-type="float" office:value="0.706424760410612" calcext:value-type="float">
            <text:p>0.706424760410612</text:p>
          </table:table-cell>
          <table:table-cell table:formula="of:=[.Q29]*60000" office:value-type="float" office:value="0.707324054583411" calcext:value-type="float">
            <text:p>0.707324054583411</text:p>
          </table:table-cell>
          <table:table-cell table:formula="of:=[.R29]*60000" office:value-type="float" office:value="0.708282645076497" calcext:value-type="float">
            <text:p>0.708282645076497</text:p>
          </table:table-cell>
          <table:table-cell table:formula="of:=[.S29]*60000" office:value-type="float" office:value="0.709773896822606" calcext:value-type="float">
            <text:p>0.709773896822606</text:p>
          </table:table-cell>
          <table:table-cell table:formula="of:=[.T29]*60000" office:value-type="float" office:value="0.711539791947514" calcext:value-type="float">
            <text:p>0.711539791947514</text:p>
          </table:table-cell>
          <table:table-cell table:formula="of:=[.U29]*60000" office:value-type="float" office:value="0.711206390794461" calcext:value-type="float">
            <text:p>0.711206390794461</text:p>
          </table:table-cell>
          <table:table-cell table:formula="of:=[.V29]*60000" office:value-type="float" office:value="0.712795655495745" calcext:value-type="float">
            <text:p>0.712795655495745</text:p>
          </table:table-cell>
          <table:table-cell table:formula="of:=[.W29]*60000" office:value-type="float" office:value="0.707782533530418" calcext:value-type="float">
            <text:p>0.707782533530418</text:p>
          </table:table-cell>
          <table:table-cell table:formula="of:=[.X29]*60000" office:value-type="float" office:value="0.709049058177519" calcext:value-type="float">
            <text:p>0.709049058177519</text:p>
          </table:table-cell>
          <table:table-cell table:formula="of:=[.Y29]*60000" office:value-type="float" office:value="0.710220288361638" calcext:value-type="float">
            <text:p>0.710220288361638</text:p>
          </table:table-cell>
          <table:table-cell table:formula="of:=[.Z29]*60000" office:value-type="float" office:value="0.7059819631279" calcext:value-type="float">
            <text:p>0.7059819631279</text:p>
          </table:table-cell>
          <table:table-cell table:formula="of:=[.AA29]*60000" office:value-type="float" office:value="0.70807827014932" calcext:value-type="float">
            <text:p>0.70807827014932</text:p>
          </table:table-cell>
          <table:table-cell table:formula="of:=[.AB29]*60000" office:value-type="float" office:value="0.708263458982146" calcext:value-type="float">
            <text:p>0.708263458982146</text:p>
          </table:table-cell>
          <table:table-cell table:formula="of:=[.AC29]*60000" office:value-type="float" office:value="0.701223460639017" calcext:value-type="float">
            <text:p>0.701223460639017</text:p>
          </table:table-cell>
          <table:table-cell table:formula="of:=[.AD29]*60000" office:value-type="float" office:value="0.702855029963071" calcext:value-type="float">
            <text:p>0.702855029963071</text:p>
          </table:table-cell>
          <table:table-cell table:formula="of:=[.AE29]*60000" office:value-type="float" office:value="0.696253023874526" calcext:value-type="float">
            <text:p>0.696253023874526</text:p>
          </table:table-cell>
          <table:table-cell table:formula="of:=[.AF29]*60000" office:value-type="float" office:value="0.674415464213601" calcext:value-type="float">
            <text:p>0.6744154642136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B30]*60000" office:value-type="float" office:value="0.593506134748747" calcext:value-type="float">
            <text:p>0.593506134748747</text:p>
          </table:table-cell>
          <table:table-cell table:formula="of:=[.C30]*60000" office:value-type="float" office:value="0.601315753637967" calcext:value-type="float">
            <text:p>0.601315753637967</text:p>
          </table:table-cell>
          <table:table-cell table:formula="of:=[.D30]*60000" office:value-type="float" office:value="0.610596919404445" calcext:value-type="float">
            <text:p>0.610596919404445</text:p>
          </table:table-cell>
          <table:table-cell table:formula="of:=[.E30]*60000" office:value-type="float" office:value="0.624078828094845" calcext:value-type="float">
            <text:p>0.624078828094845</text:p>
          </table:table-cell>
          <table:table-cell table:formula="of:=[.F30]*60000" office:value-type="float" office:value="0.617440719663178" calcext:value-type="float">
            <text:p>0.617440719663178</text:p>
          </table:table-cell>
          <table:table-cell table:formula="of:=[.G30]*60000" office:value-type="float" office:value="0.633513646064329" calcext:value-type="float">
            <text:p>0.633513646064329</text:p>
          </table:table-cell>
          <table:table-cell table:formula="of:=[.H30]*60000" office:value-type="float" office:value="0.6451655466564" calcext:value-type="float">
            <text:p>0.6451655466564</text:p>
          </table:table-cell>
          <table:table-cell table:formula="of:=[.I30]*60000" office:value-type="float" office:value="0.652877116381784" calcext:value-type="float">
            <text:p>0.652877116381784</text:p>
          </table:table-cell>
          <table:table-cell table:formula="of:=[.J30]*60000" office:value-type="float" office:value="0.66074088180516" calcext:value-type="float">
            <text:p>0.66074088180516</text:p>
          </table:table-cell>
          <table:table-cell table:formula="of:=[.K30]*60000" office:value-type="float" office:value="0.667773024729797" calcext:value-type="float">
            <text:p>0.667773024729797</text:p>
          </table:table-cell>
          <table:table-cell table:formula="of:=[.L30]*60000" office:value-type="float" office:value="0.671277977481431" calcext:value-type="float">
            <text:p>0.671277977481431</text:p>
          </table:table-cell>
          <table:table-cell table:formula="of:=[.M30]*60000" office:value-type="float" office:value="0.674208376011144" calcext:value-type="float">
            <text:p>0.674208376011144</text:p>
          </table:table-cell>
          <table:table-cell table:formula="of:=[.N30]*60000" office:value-type="float" office:value="0.675917803889707" calcext:value-type="float">
            <text:p>0.675917803889707</text:p>
          </table:table-cell>
          <table:table-cell table:formula="of:=[.O30]*60000" office:value-type="float" office:value="0.67832856090683" calcext:value-type="float">
            <text:p>0.67832856090683</text:p>
          </table:table-cell>
          <table:table-cell table:formula="of:=[.P30]*60000" office:value-type="float" office:value="0.679873234028765" calcext:value-type="float">
            <text:p>0.679873234028765</text:p>
          </table:table-cell>
          <table:table-cell table:formula="of:=[.Q30]*60000" office:value-type="float" office:value="0.680890563565256" calcext:value-type="float">
            <text:p>0.680890563565256</text:p>
          </table:table-cell>
          <table:table-cell table:formula="of:=[.R30]*60000" office:value-type="float" office:value="0.681921648623481" calcext:value-type="float">
            <text:p>0.681921648623481</text:p>
          </table:table-cell>
          <table:table-cell table:formula="of:=[.S30]*60000" office:value-type="float" office:value="0.683410939119373" calcext:value-type="float">
            <text:p>0.683410939119373</text:p>
          </table:table-cell>
          <table:table-cell table:formula="of:=[.T30]*60000" office:value-type="float" office:value="0.685221740044115" calcext:value-type="float">
            <text:p>0.685221740044115</text:p>
          </table:table-cell>
          <table:table-cell table:formula="of:=[.U30]*60000" office:value-type="float" office:value="0.684963075613022" calcext:value-type="float">
            <text:p>0.684963075613022</text:p>
          </table:table-cell>
          <table:table-cell table:formula="of:=[.V30]*60000" office:value-type="float" office:value="0.686613907550452" calcext:value-type="float">
            <text:p>0.686613907550452</text:p>
          </table:table-cell>
          <table:table-cell table:formula="of:=[.W30]*60000" office:value-type="float" office:value="0.681815429266835" calcext:value-type="float">
            <text:p>0.681815429266835</text:p>
          </table:table-cell>
          <table:table-cell table:formula="of:=[.X30]*60000" office:value-type="float" office:value="0.683034691848823" calcext:value-type="float">
            <text:p>0.683034691848823</text:p>
          </table:table-cell>
          <table:table-cell table:formula="of:=[.Y30]*60000" office:value-type="float" office:value="0.684273311330754" calcext:value-type="float">
            <text:p>0.684273311330754</text:p>
          </table:table-cell>
          <table:table-cell table:formula="of:=[.Z30]*60000" office:value-type="float" office:value="0.680259671019729" calcext:value-type="float">
            <text:p>0.680259671019729</text:p>
          </table:table-cell>
          <table:table-cell table:formula="of:=[.AA30]*60000" office:value-type="float" office:value="0.68231761121299" calcext:value-type="float">
            <text:p>0.68231761121299</text:p>
          </table:table-cell>
          <table:table-cell table:formula="of:=[.AB30]*60000" office:value-type="float" office:value="0.682541947312552" calcext:value-type="float">
            <text:p>0.682541947312552</text:p>
          </table:table-cell>
          <table:table-cell table:formula="of:=[.AC30]*60000" office:value-type="float" office:value="0.675736733814358" calcext:value-type="float">
            <text:p>0.675736733814358</text:p>
          </table:table-cell>
          <table:table-cell table:formula="of:=[.AD30]*60000" office:value-type="float" office:value="0.677330530647592" calcext:value-type="float">
            <text:p>0.677330530647592</text:p>
          </table:table-cell>
          <table:table-cell table:formula="of:=[.AE30]*60000" office:value-type="float" office:value="0.670994290271371" calcext:value-type="float">
            <text:p>0.670994290271371</text:p>
          </table:table-cell>
          <table:table-cell table:formula="of:=[.AF30]*60000" office:value-type="float" office:value="0.649962546376266" calcext:value-type="float">
            <text:p>0.64996254637626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B31]*60000" office:value-type="float" office:value="0.567799845833789" calcext:value-type="float">
            <text:p>0.567799845833789</text:p>
          </table:table-cell>
          <table:table-cell table:formula="of:=[.C31]*60000" office:value-type="float" office:value="0.575555952944841" calcext:value-type="float">
            <text:p>0.575555952944841</text:p>
          </table:table-cell>
          <table:table-cell table:formula="of:=[.D31]*60000" office:value-type="float" office:value="0.58483790076454" calcext:value-type="float">
            <text:p>0.58483790076454</text:p>
          </table:table-cell>
          <table:table-cell table:formula="of:=[.E31]*60000" office:value-type="float" office:value="0.598063098322306" calcext:value-type="float">
            <text:p>0.598063098322306</text:p>
          </table:table-cell>
          <table:table-cell table:formula="of:=[.F31]*60000" office:value-type="float" office:value="0.592318082417407" calcext:value-type="float">
            <text:p>0.592318082417407</text:p>
          </table:table-cell>
          <table:table-cell table:formula="of:=[.G31]*60000" office:value-type="float" office:value="0.608170471989275" calcext:value-type="float">
            <text:p>0.608170471989275</text:p>
          </table:table-cell>
          <table:table-cell table:formula="of:=[.H31]*60000" office:value-type="float" office:value="0.619719020164532" calcext:value-type="float">
            <text:p>0.619719020164532</text:p>
          </table:table-cell>
          <table:table-cell table:formula="of:=[.I31]*60000" office:value-type="float" office:value="0.627471798874706" calcext:value-type="float">
            <text:p>0.627471798874706</text:p>
          </table:table-cell>
          <table:table-cell table:formula="of:=[.J31]*60000" office:value-type="float" office:value="0.635287406053988" calcext:value-type="float">
            <text:p>0.635287406053988</text:p>
          </table:table-cell>
          <table:table-cell table:formula="of:=[.K31]*60000" office:value-type="float" office:value="0.642262753757831" calcext:value-type="float">
            <text:p>0.642262753757831</text:p>
          </table:table-cell>
          <table:table-cell table:formula="of:=[.L31]*60000" office:value-type="float" office:value="0.645826276285352" calcext:value-type="float">
            <text:p>0.645826276285352</text:p>
          </table:table-cell>
          <table:table-cell table:formula="of:=[.M31]*60000" office:value-type="float" office:value="0.648845621942507" calcext:value-type="float">
            <text:p>0.648845621942507</text:p>
          </table:table-cell>
          <table:table-cell table:formula="of:=[.N31]*60000" office:value-type="float" office:value="0.650641103071228" calcext:value-type="float">
            <text:p>0.650641103071228</text:p>
          </table:table-cell>
          <table:table-cell table:formula="of:=[.O31]*60000" office:value-type="float" office:value="0.653150444999023" calcext:value-type="float">
            <text:p>0.653150444999023</text:p>
          </table:table-cell>
          <table:table-cell table:formula="of:=[.P31]*60000" office:value-type="float" office:value="0.654786364012385" calcext:value-type="float">
            <text:p>0.654786364012385</text:p>
          </table:table-cell>
          <table:table-cell table:formula="of:=[.Q31]*60000" office:value-type="float" office:value="0.655906138224506" calcext:value-type="float">
            <text:p>0.655906138224506</text:p>
          </table:table-cell>
          <table:table-cell table:formula="of:=[.R31]*60000" office:value-type="float" office:value="0.656999519393785" calcext:value-type="float">
            <text:p>0.656999519393785</text:p>
          </table:table-cell>
          <table:table-cell table:formula="of:=[.S31]*60000" office:value-type="float" office:value="0.658483474602417" calcext:value-type="float">
            <text:p>0.658483474602417</text:p>
          </table:table-cell>
          <table:table-cell table:formula="of:=[.T31]*60000" office:value-type="float" office:value="0.660330542582346" calcext:value-type="float">
            <text:p>0.660330542582346</text:p>
          </table:table-cell>
          <table:table-cell table:formula="of:=[.U31]*60000" office:value-type="float" office:value="0.660138833802183" calcext:value-type="float">
            <text:p>0.660138833802183</text:p>
          </table:table-cell>
          <table:table-cell table:formula="of:=[.V31]*60000" office:value-type="float" office:value="0.661841064886566" calcext:value-type="float">
            <text:p>0.661841064886566</text:p>
          </table:table-cell>
          <table:table-cell table:formula="of:=[.W31]*60000" office:value-type="float" office:value="0.657244596187359" calcext:value-type="float">
            <text:p>0.657244596187359</text:p>
          </table:table-cell>
          <table:table-cell table:formula="of:=[.X31]*60000" office:value-type="float" office:value="0.658417352800206" calcext:value-type="float">
            <text:p>0.658417352800206</text:p>
          </table:table-cell>
          <table:table-cell table:formula="of:=[.Y31]*60000" office:value-type="float" office:value="0.659714778895504" calcext:value-type="float">
            <text:p>0.659714778895504</text:p>
          </table:table-cell>
          <table:table-cell table:formula="of:=[.Z31]*60000" office:value-type="float" office:value="0.655910179908469" calcext:value-type="float">
            <text:p>0.655910179908469</text:p>
          </table:table-cell>
          <table:table-cell table:formula="of:=[.AA31]*60000" office:value-type="float" office:value="0.65792940583265" calcext:value-type="float">
            <text:p>0.65792940583265</text:p>
          </table:table-cell>
          <table:table-cell table:formula="of:=[.AB31]*60000" office:value-type="float" office:value="0.658188709460626" calcext:value-type="float">
            <text:p>0.658188709460626</text:p>
          </table:table-cell>
          <table:table-cell table:formula="of:=[.AC31]*60000" office:value-type="float" office:value="0.651604827959111" calcext:value-type="float">
            <text:p>0.651604827959111</text:p>
          </table:table-cell>
          <table:table-cell table:formula="of:=[.AD31]*60000" office:value-type="float" office:value="0.653162469512388" calcext:value-type="float">
            <text:p>0.653162469512388</text:p>
          </table:table-cell>
          <table:table-cell table:formula="of:=[.AE31]*60000" office:value-type="float" office:value="0.647075829977504" calcext:value-type="float">
            <text:p>0.647075829977504</text:p>
          </table:table-cell>
          <table:table-cell table:formula="of:=[.AF31]*60000" office:value-type="float" office:value="0.626805456114656" calcext:value-type="float">
            <text:p>0.62680545611465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B32]*60000" office:value-type="float" office:value="0.543740051621648" calcext:value-type="float">
            <text:p>0.543740051621648</text:p>
          </table:table-cell>
          <table:table-cell table:formula="of:=[.C32]*60000" office:value-type="float" office:value="0.551427007336854" calcext:value-type="float">
            <text:p>0.551427007336854</text:p>
          </table:table-cell>
          <table:table-cell table:formula="of:=[.D32]*60000" office:value-type="float" office:value="0.560683892138353" calcext:value-type="float">
            <text:p>0.560683892138353</text:p>
          </table:table-cell>
          <table:table-cell table:formula="of:=[.E32]*60000" office:value-type="float" office:value="0.573648460128958" calcext:value-type="float">
            <text:p>0.573648460128958</text:p>
          </table:table-cell>
          <table:table-cell table:formula="of:=[.F32]*60000" office:value-type="float" office:value="0.568702072026243" calcext:value-type="float">
            <text:p>0.568702072026243</text:p>
          </table:table-cell>
          <table:table-cell table:formula="of:=[.G32]*60000" office:value-type="float" office:value="0.584320416128187" calcext:value-type="float">
            <text:p>0.584320416128187</text:p>
          </table:table-cell>
          <table:table-cell table:formula="of:=[.H32]*60000" office:value-type="float" office:value="0.595749263953697" calcext:value-type="float">
            <text:p>0.595749263953697</text:p>
          </table:table-cell>
          <table:table-cell table:formula="of:=[.I32]*60000" office:value-type="float" office:value="0.603519555509691" calcext:value-type="float">
            <text:p>0.603519555509691</text:p>
          </table:table-cell>
          <table:table-cell table:formula="of:=[.J32]*60000" office:value-type="float" office:value="0.611274205041046" calcext:value-type="float">
            <text:p>0.611274205041046</text:p>
          </table:table-cell>
          <table:table-cell table:formula="of:=[.K32]*60000" office:value-type="float" office:value="0.618182648275828" calcext:value-type="float">
            <text:p>0.618182648275828</text:p>
          </table:table-cell>
          <table:table-cell table:formula="of:=[.L32]*60000" office:value-type="float" office:value="0.621790557218819" calcext:value-type="float">
            <text:p>0.621790557218819</text:p>
          </table:table-cell>
          <table:table-cell table:formula="of:=[.M32]*60000" office:value-type="float" office:value="0.624882185856645" calcext:value-type="float">
            <text:p>0.624882185856645</text:p>
          </table:table-cell>
          <table:table-cell table:formula="of:=[.N32]*60000" office:value-type="float" office:value="0.626749803524834" calcext:value-type="float">
            <text:p>0.626749803524834</text:p>
          </table:table-cell>
          <table:table-cell table:formula="of:=[.O32]*60000" office:value-type="float" office:value="0.629341339647757" calcext:value-type="float">
            <text:p>0.629341339647757</text:p>
          </table:table-cell>
          <table:table-cell table:formula="of:=[.P32]*60000" office:value-type="float" office:value="0.631054885953335" calcext:value-type="float">
            <text:p>0.631054885953335</text:p>
          </table:table-cell>
          <table:table-cell table:formula="of:=[.Q32]*60000" office:value-type="float" office:value="0.632263340434161" calcext:value-type="float">
            <text:p>0.632263340434161</text:p>
          </table:table-cell>
          <table:table-cell table:formula="of:=[.R32]*60000" office:value-type="float" office:value="0.633410021232214" calcext:value-type="float">
            <text:p>0.633410021232214</text:p>
          </table:table-cell>
          <table:table-cell table:formula="of:=[.S32]*60000" office:value-type="float" office:value="0.634885806703607" calcext:value-type="float">
            <text:p>0.634885806703607</text:p>
          </table:table-cell>
          <table:table-cell table:formula="of:=[.T32]*60000" office:value-type="float" office:value="0.636761568959833" calcext:value-type="float">
            <text:p>0.636761568959833</text:p>
          </table:table-cell>
          <table:table-cell table:formula="of:=[.U32]*60000" office:value-type="float" office:value="0.636629888516119" calcext:value-type="float">
            <text:p>0.636629888516119</text:p>
          </table:table-cell>
          <table:table-cell table:formula="of:=[.V32]*60000" office:value-type="float" office:value="0.638374567312463" calcext:value-type="float">
            <text:p>0.638374567312463</text:p>
          </table:table-cell>
          <table:table-cell table:formula="of:=[.W32]*60000" office:value-type="float" office:value="0.633968485892212" calcext:value-type="float">
            <text:p>0.633968485892212</text:p>
          </table:table-cell>
          <table:table-cell table:formula="of:=[.X32]*60000" office:value-type="float" office:value="0.635095640844404" calcext:value-type="float">
            <text:p>0.635095640844404</text:p>
          </table:table-cell>
          <table:table-cell table:formula="of:=[.Y32]*60000" office:value-type="float" office:value="0.63644423377586" calcext:value-type="float">
            <text:p>0.63644423377586</text:p>
          </table:table-cell>
          <table:table-cell table:formula="of:=[.Z32]*60000" office:value-type="float" office:value="0.632834404680343" calcext:value-type="float">
            <text:p>0.632834404680343</text:p>
          </table:table-cell>
          <table:table-cell table:formula="of:=[.AA32]*60000" office:value-type="float" office:value="0.634814776788196" calcext:value-type="float">
            <text:p>0.634814776788196</text:p>
          </table:table-cell>
          <table:table-cell table:formula="of:=[.AB32]*60000" office:value-type="float" office:value="0.635105301119047" calcext:value-type="float">
            <text:p>0.635105301119047</text:p>
          </table:table-cell>
          <table:table-cell table:formula="of:=[.AC32]*60000" office:value-type="float" office:value="0.628730458974297" calcext:value-type="float">
            <text:p>0.628730458974297</text:p>
          </table:table-cell>
          <table:table-cell table:formula="of:=[.AD32]*60000" office:value-type="float" office:value="0.630253437866173" calcext:value-type="float">
            <text:p>0.630253437866173</text:p>
          </table:table-cell>
          <table:table-cell table:formula="of:=[.AE32]*60000" office:value-type="float" office:value="0.624401535075318" calcext:value-type="float">
            <text:p>0.624401535075318</text:p>
          </table:table-cell>
          <table:table-cell table:formula="of:=[.AF32]*60000" office:value-type="float" office:value="0.60485147755354" calcext:value-type="float">
            <text:p>0.604851477553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B33]*60000" office:value-type="float" office:value="0.521184685055899" calcext:value-type="float">
            <text:p>0.521184685055899</text:p>
          </table:table-cell>
          <table:table-cell table:formula="of:=[.C33]*60000" office:value-type="float" office:value="0.52878983135621" calcext:value-type="float">
            <text:p>0.52878983135621</text:p>
          </table:table-cell>
          <table:table-cell table:formula="of:=[.D33]*60000" office:value-type="float" office:value="0.538000092131151" calcext:value-type="float">
            <text:p>0.538000092131151</text:p>
          </table:table-cell>
          <table:table-cell table:formula="of:=[.E33]*60000" office:value-type="float" office:value="0.550702026135825" calcext:value-type="float">
            <text:p>0.550702026135825</text:p>
          </table:table-cell>
          <table:table-cell table:formula="of:=[.F33]*60000" office:value-type="float" office:value="0.546470798221921" calcext:value-type="float">
            <text:p>0.546470798221921</text:p>
          </table:table-cell>
          <table:table-cell table:formula="of:=[.G33]*60000" office:value-type="float" office:value="0.561844737062649" calcext:value-type="float">
            <text:p>0.561844737062649</text:p>
          </table:table-cell>
          <table:table-cell table:formula="of:=[.H33]*60000" office:value-type="float" office:value="0.573140569910315" calcext:value-type="float">
            <text:p>0.573140569910315</text:p>
          </table:table-cell>
          <table:table-cell table:formula="of:=[.I33]*60000" office:value-type="float" office:value="0.580908170899778" calcext:value-type="float">
            <text:p>0.580908170899778</text:p>
          </table:table-cell>
          <table:table-cell table:formula="of:=[.J33]*60000" office:value-type="float" office:value="0.588591229694514" calcext:value-type="float">
            <text:p>0.588591229694514</text:p>
          </table:table-cell>
          <table:table-cell table:formula="of:=[.K33]*60000" office:value-type="float" office:value="0.595424450383174" calcext:value-type="float">
            <text:p>0.595424450383174</text:p>
          </table:table-cell>
          <table:table-cell table:formula="of:=[.L33]*60000" office:value-type="float" office:value="0.599064437118264" calcext:value-type="float">
            <text:p>0.599064437118264</text:p>
          </table:table-cell>
          <table:table-cell table:formula="of:=[.M33]*60000" office:value-type="float" office:value="0.602213797902704" calcext:value-type="float">
            <text:p>0.602213797902704</text:p>
          </table:table-cell>
          <table:table-cell table:formula="of:=[.N33]*60000" office:value-type="float" office:value="0.604141379535102" calcext:value-type="float">
            <text:p>0.604141379535102</text:p>
          </table:table-cell>
          <table:table-cell table:formula="of:=[.O33]*60000" office:value-type="float" office:value="0.606800714857515" calcext:value-type="float">
            <text:p>0.606800714857515</text:p>
          </table:table-cell>
          <table:table-cell table:formula="of:=[.P33]*60000" office:value-type="float" office:value="0.608579892373696" calcext:value-type="float">
            <text:p>0.608579892373696</text:p>
          </table:table-cell>
          <table:table-cell table:formula="of:=[.Q33]*60000" office:value-type="float" office:value="0.609864858022118" calcext:value-type="float">
            <text:p>0.609864858022118</text:p>
          </table:table-cell>
          <table:table-cell table:formula="of:=[.R33]*60000" office:value-type="float" office:value="0.611056891839388" calcext:value-type="float">
            <text:p>0.611056891839388</text:p>
          </table:table-cell>
          <table:table-cell table:formula="of:=[.S33]*60000" office:value-type="float" office:value="0.612522132861246" calcext:value-type="float">
            <text:p>0.612522132861246</text:p>
          </table:table-cell>
          <table:table-cell table:formula="of:=[.T33]*60000" office:value-type="float" office:value="0.614419946311618" calcext:value-type="float">
            <text:p>0.614419946311618</text:p>
          </table:table-cell>
          <table:table-cell table:formula="of:=[.U33]*60000" office:value-type="float" office:value="0.614342115154668" calcext:value-type="float">
            <text:p>0.614342115154668</text:p>
          </table:table-cell>
          <table:table-cell table:formula="of:=[.V33]*60000" office:value-type="float" office:value="0.616121353659919" calcext:value-type="float">
            <text:p>0.616121353659919</text:p>
          </table:table-cell>
          <table:table-cell table:formula="of:=[.W33]*60000" office:value-type="float" office:value="0.611894943758439" calcext:value-type="float">
            <text:p>0.611894943758439</text:p>
          </table:table-cell>
          <table:table-cell table:formula="of:=[.X33]*60000" office:value-type="float" office:value="0.612977514529556" calcext:value-type="float">
            <text:p>0.612977514529556</text:p>
          </table:table-cell>
          <table:table-cell table:formula="of:=[.Y33]*60000" office:value-type="float" office:value="0.614370462639364" calcext:value-type="float">
            <text:p>0.614370462639364</text:p>
          </table:table-cell>
          <table:table-cell table:formula="of:=[.Z33]*60000" office:value-type="float" office:value="0.610942357558136" calcext:value-type="float">
            <text:p>0.610942357558136</text:p>
          </table:table-cell>
          <table:table-cell table:formula="of:=[.AA33]*60000" office:value-type="float" office:value="0.612883908245009" calcext:value-type="float">
            <text:p>0.612883908245009</text:p>
          </table:table-cell>
          <table:table-cell table:formula="of:=[.AB33]*60000" office:value-type="float" office:value="0.613202288136103" calcext:value-type="float">
            <text:p>0.613202288136103</text:p>
          </table:table-cell>
          <table:table-cell table:formula="of:=[.AC33]*60000" office:value-type="float" office:value="0.607025222871275" calcext:value-type="float">
            <text:p>0.607025222871275</text:p>
          </table:table-cell>
          <table:table-cell table:formula="of:=[.AD33]*60000" office:value-type="float" office:value="0.608514920463922" calcext:value-type="float">
            <text:p>0.608514920463922</text:p>
          </table:table-cell>
          <table:table-cell table:formula="of:=[.AE33]*60000" office:value-type="float" office:value="0.602884061491446" calcext:value-type="float">
            <text:p>0.602884061491446</text:p>
          </table:table-cell>
          <table:table-cell table:formula="of:=[.AF33]*60000" office:value-type="float" office:value="0.584016327613266" calcext:value-type="float">
            <text:p>0.58401632761326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B34]*60000" office:value-type="float" office:value="0.500007121462188" calcext:value-type="float">
            <text:p>0.500007121462188</text:p>
          </table:table-cell>
          <table:table-cell table:formula="of:=[.C34]*60000" office:value-type="float" office:value="0.507520282967382" calcext:value-type="float">
            <text:p>0.507520282967382</text:p>
          </table:table-cell>
          <table:table-cell table:formula="of:=[.D34]*60000" office:value-type="float" office:value="0.516665977223163" calcext:value-type="float">
            <text:p>0.516665977223163</text:p>
          </table:table-cell>
          <table:table-cell table:formula="of:=[.E34]*60000" office:value-type="float" office:value="0.529104829693762" calcext:value-type="float">
            <text:p>0.529104829693762</text:p>
          </table:table-cell>
          <table:table-cell table:formula="of:=[.F34]*60000" office:value-type="float" office:value="0.525514831165574" calcext:value-type="float">
            <text:p>0.525514831165574</text:p>
          </table:table-cell>
          <table:table-cell table:formula="of:=[.G34]*60000" office:value-type="float" office:value="0.54063663879185" calcext:value-type="float">
            <text:p>0.54063663879185</text:p>
          </table:table-cell>
          <table:table-cell table:formula="of:=[.H34]*60000" office:value-type="float" office:value="0.551788706657824" calcext:value-type="float">
            <text:p>0.551788706657824</text:p>
          </table:table-cell>
          <table:table-cell table:formula="of:=[.I34]*60000" office:value-type="float" office:value="0.559536407409055" calcext:value-type="float">
            <text:p>0.559536407409055</text:p>
          </table:table-cell>
          <table:table-cell table:formula="of:=[.J34]*60000" office:value-type="float" office:value="0.567139087655273" calcext:value-type="float">
            <text:p>0.567139087655273</text:p>
          </table:table-cell>
          <table:table-cell table:formula="of:=[.K34]*60000" office:value-type="float" office:value="0.573890291314307" calcext:value-type="float">
            <text:p>0.573890291314307</text:p>
          </table:table-cell>
          <table:table-cell table:formula="of:=[.L34]*60000" office:value-type="float" office:value="0.577551668489203" calcext:value-type="float">
            <text:p>0.577551668489203</text:p>
          </table:table-cell>
          <table:table-cell table:formula="of:=[.M34]*60000" office:value-type="float" office:value="0.580746044546228" calcext:value-type="float">
            <text:p>0.580746044546228</text:p>
          </table:table-cell>
          <table:table-cell table:formula="of:=[.N34]*60000" office:value-type="float" office:value="0.58272293020924" calcext:value-type="float">
            <text:p>0.58272293020924</text:p>
          </table:table-cell>
          <table:table-cell table:formula="of:=[.O34]*60000" office:value-type="float" office:value="0.585437410795356" calcext:value-type="float">
            <text:p>0.585437410795356</text:p>
          </table:table-cell>
          <table:table-cell table:formula="of:=[.P34]*60000" office:value-type="float" office:value="0.587271640835621" calcext:value-type="float">
            <text:p>0.587271640835621</text:p>
          </table:table-cell>
          <table:table-cell table:formula="of:=[.Q34]*60000" office:value-type="float" office:value="0.588622345367245" calcext:value-type="float">
            <text:p>0.588622345367245</text:p>
          </table:table-cell>
          <table:table-cell table:formula="of:=[.R34]*60000" office:value-type="float" office:value="0.589852704783584" calcext:value-type="float">
            <text:p>0.589852704783584</text:p>
          </table:table-cell>
          <table:table-cell table:formula="of:=[.S34]*60000" office:value-type="float" office:value="0.591305419049791" calcext:value-type="float">
            <text:p>0.591305419049791</text:p>
          </table:table-cell>
          <table:table-cell table:formula="of:=[.T34]*60000" office:value-type="float" office:value="0.593219453246428" calcext:value-type="float">
            <text:p>0.593219453246428</text:p>
          </table:table-cell>
          <table:table-cell table:formula="of:=[.U34]*60000" office:value-type="float" office:value="0.593189949811426" calcext:value-type="float">
            <text:p>0.593189949811426</text:p>
          </table:table-cell>
          <table:table-cell table:formula="of:=[.V34]*60000" office:value-type="float" office:value="0.594996791648384" calcext:value-type="float">
            <text:p>0.594996791648384</text:p>
          </table:table-cell>
          <table:table-cell table:formula="of:=[.W34]*60000" office:value-type="float" office:value="0.590940152279196" calcext:value-type="float">
            <text:p>0.590940152279196</text:p>
          </table:table-cell>
          <table:table-cell table:formula="of:=[.X34]*60000" office:value-type="float" office:value="0.591979240823798" calcext:value-type="float">
            <text:p>0.591979240823798</text:p>
          </table:table-cell>
          <table:table-cell table:formula="of:=[.Y34]*60000" office:value-type="float" office:value="0.593410461674787" calcext:value-type="float">
            <text:p>0.593410461674787</text:p>
          </table:table-cell>
          <table:table-cell table:formula="of:=[.Z34]*60000" office:value-type="float" office:value="0.590152132213807" calcext:value-type="float">
            <text:p>0.590152132213807</text:p>
          </table:table-cell>
          <table:table-cell table:formula="of:=[.AA34]*60000" office:value-type="float" office:value="0.592055035726371" calcext:value-type="float">
            <text:p>0.592055035726371</text:p>
          </table:table-cell>
          <table:table-cell table:formula="of:=[.AB34]*60000" office:value-type="float" office:value="0.592398243525566" calcext:value-type="float">
            <text:p>0.592398243525566</text:p>
          </table:table-cell>
          <table:table-cell table:formula="of:=[.AC34]*60000" office:value-type="float" office:value="0.586408610115856" calcext:value-type="float">
            <text:p>0.586408610115856</text:p>
          </table:table-cell>
          <table:table-cell table:formula="of:=[.AD34]*60000" office:value-type="float" office:value="0.587866308194618" calcext:value-type="float">
            <text:p>0.587866308194618</text:p>
          </table:table-cell>
          <table:table-cell table:formula="of:=[.AE34]*60000" office:value-type="float" office:value="0.582443857116415" calcext:value-type="float">
            <text:p>0.582443857116415</text:p>
          </table:table-cell>
          <table:table-cell table:formula="of:=[.AF34]*60000" office:value-type="float" office:value="0.564223222983357" calcext:value-type="float">
            <text:p>0.5642232229833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35]*60000" office:value-type="float" office:value="0.480094159611821" calcext:value-type="float">
            <text:p>0.480094159611821</text:p>
          </table:table-cell>
          <table:table-cell table:formula="of:=[.C35]*60000" office:value-type="float" office:value="0.487507232638726" calcext:value-type="float">
            <text:p>0.487507232638726</text:p>
          </table:table-cell>
          <table:table-cell table:formula="of:=[.D35]*60000" office:value-type="float" office:value="0.496573481144722" calcext:value-type="float">
            <text:p>0.496573481144722</text:p>
          </table:table-cell>
          <table:table-cell table:formula="of:=[.E35]*60000" office:value-type="float" office:value="0.508750067834039" calcext:value-type="float">
            <text:p>0.508750067834039</text:p>
          </table:table-cell>
          <table:table-cell table:formula="of:=[.F35]*60000" office:value-type="float" office:value="0.505735664717989" calcext:value-type="float">
            <text:p>0.505735664717989</text:p>
          </table:table-cell>
          <table:table-cell table:formula="of:=[.G35]*60000" office:value-type="float" office:value="0.520599819198994" calcext:value-type="float">
            <text:p>0.520599819198994</text:p>
          </table:table-cell>
          <table:table-cell table:formula="of:=[.H35]*60000" office:value-type="float" office:value="0.531599543392636" calcext:value-type="float">
            <text:p>0.531599543392636</text:p>
          </table:table-cell>
          <table:table-cell table:formula="of:=[.I35]*60000" office:value-type="float" office:value="0.53931270570017" calcext:value-type="float">
            <text:p>0.53931270570017</text:p>
          </table:table-cell>
          <table:table-cell table:formula="of:=[.J35]*60000" office:value-type="float" office:value="0.546827793883497" calcext:value-type="float">
            <text:p>0.546827793883497</text:p>
          </table:table-cell>
          <table:table-cell table:formula="of:=[.K35]*60000" office:value-type="float" office:value="0.553491483726883" calcext:value-type="float">
            <text:p>0.553491483726883</text:p>
          </table:table-cell>
          <table:table-cell table:formula="of:=[.L35]*60000" office:value-type="float" office:value="0.557164969412015" calcext:value-type="float">
            <text:p>0.557164969412015</text:p>
          </table:table-cell>
          <table:table-cell table:formula="of:=[.M35]*60000" office:value-type="float" office:value="0.560393239216105" calcext:value-type="float">
            <text:p>0.560393239216105</text:p>
          </table:table-cell>
          <table:table-cell table:formula="of:=[.N35]*60000" office:value-type="float" office:value="0.562410084104568" calcext:value-type="float">
            <text:p>0.562410084104568</text:p>
          </table:table-cell>
          <table:table-cell table:formula="of:=[.O35]*60000" office:value-type="float" office:value="0.565168578269727" calcext:value-type="float">
            <text:p>0.565168578269727</text:p>
          </table:table-cell>
          <table:table-cell table:formula="of:=[.P35]*60000" office:value-type="float" office:value="0.567048523107269" calcext:value-type="float">
            <text:p>0.567048523107269</text:p>
          </table:table-cell>
          <table:table-cell table:formula="of:=[.Q35]*60000" office:value-type="float" office:value="0.568455419969683" calcext:value-type="float">
            <text:p>0.568455419969683</text:p>
          </table:table-cell>
          <table:table-cell table:formula="of:=[.R35]*60000" office:value-type="float" office:value="0.569717884128953" calcext:value-type="float">
            <text:p>0.569717884128953</text:p>
          </table:table-cell>
          <table:table-cell table:formula="of:=[.S35]*60000" office:value-type="float" office:value="0.571156424795487" calcext:value-type="float">
            <text:p>0.571156424795487</text:p>
          </table:table-cell>
          <table:table-cell table:formula="of:=[.T35]*60000" office:value-type="float" office:value="0.573081561061195" calcext:value-type="float">
            <text:p>0.573081561061195</text:p>
          </table:table-cell>
          <table:table-cell table:formula="of:=[.U35]*60000" office:value-type="float" office:value="0.573095442905044" calcext:value-type="float">
            <text:p>0.573095442905044</text:p>
          </table:table-cell>
          <table:table-cell table:formula="of:=[.V35]*60000" office:value-type="float" office:value="0.57492374959393" calcext:value-type="float">
            <text:p>0.57492374959393</text:p>
          </table:table-cell>
          <table:table-cell table:formula="of:=[.W35]*60000" office:value-type="float" office:value="0.571027714217232" calcext:value-type="float">
            <text:p>0.571027714217232</text:p>
          </table:table-cell>
          <table:table-cell table:formula="of:=[.X35]*60000" office:value-type="float" office:value="0.572024483474968" calcext:value-type="float">
            <text:p>0.572024483474968</text:p>
          </table:table-cell>
          <table:table-cell table:formula="of:=[.Y35]*60000" office:value-type="float" office:value="0.573488538358694" calcext:value-type="float">
            <text:p>0.573488538358694</text:p>
          </table:table-cell>
          <table:table-cell table:formula="of:=[.Z35]*60000" office:value-type="float" office:value="0.570389021367463" calcext:value-type="float">
            <text:p>0.570389021367463</text:p>
          </table:table-cell>
          <table:table-cell table:formula="of:=[.AA35]*60000" office:value-type="float" office:value="0.572253568568131" calcext:value-type="float">
            <text:p>0.572253568568131</text:p>
          </table:table-cell>
          <table:table-cell table:formula="of:=[.AB35]*60000" office:value-type="float" office:value="0.572618875851776" calcext:value-type="float">
            <text:p>0.572618875851776</text:p>
          </table:table-cell>
          <table:table-cell table:formula="of:=[.AC35]*60000" office:value-type="float" office:value="0.566807148718549" calcext:value-type="float">
            <text:p>0.566807148718549</text:p>
          </table:table-cell>
          <table:table-cell table:formula="of:=[.AD35]*60000" office:value-type="float" office:value="0.56823403973738" calcext:value-type="float">
            <text:p>0.56823403973738</text:p>
          </table:table-cell>
          <table:table-cell table:formula="of:=[.AE35]*60000" office:value-type="float" office:value="0.563008316749033" calcext:value-type="float">
            <text:p>0.563008316749033</text:p>
          </table:table-cell>
          <table:table-cell table:formula="of:=[.AF35]*60000" office:value-type="float" office:value="0.545402068659752" calcext:value-type="float">
            <text:p>0.54540206865975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B36]*60000" office:value-type="float" office:value="0.461344310123116" calcext:value-type="float">
            <text:p>0.461344310123116</text:p>
          </table:table-cell>
          <table:table-cell table:formula="of:=[.C36]*60000" office:value-type="float" office:value="0.468650922857812" calcext:value-type="float">
            <text:p>0.468650922857812</text:p>
          </table:table-cell>
          <table:table-cell table:formula="of:=[.D36]*60000" office:value-type="float" office:value="0.477625444718268" calcext:value-type="float">
            <text:p>0.477625444718268</text:p>
          </table:table-cell>
          <table:table-cell table:formula="of:=[.E36]*60000" office:value-type="float" office:value="0.489541602769108" calcext:value-type="float">
            <text:p>0.489541602769108</text:p>
          </table:table-cell>
          <table:table-cell table:formula="of:=[.F36]*60000" office:value-type="float" office:value="0.487044400916469" calcext:value-type="float">
            <text:p>0.487044400916469</text:p>
          </table:table-cell>
          <table:table-cell table:formula="of:=[.G36]*60000" office:value-type="float" office:value="0.501647224610293" calcext:value-type="float">
            <text:p>0.501647224610293</text:p>
          </table:table-cell>
          <table:table-cell table:formula="of:=[.H36]*60000" office:value-type="float" office:value="0.512487866686942" calcext:value-type="float">
            <text:p>0.512487866686942</text:p>
          </table:table-cell>
          <table:table-cell table:formula="of:=[.I36]*60000" office:value-type="float" office:value="0.520154065319791" calcext:value-type="float">
            <text:p>0.520154065319791</text:p>
          </table:table-cell>
          <table:table-cell table:formula="of:=[.J36]*60000" office:value-type="float" office:value="0.527575692813236" calcext:value-type="float">
            <text:p>0.527575692813236</text:p>
          </table:table-cell>
          <table:table-cell table:formula="of:=[.K36]*60000" office:value-type="float" office:value="0.5341474785005" calcext:value-type="float">
            <text:p>0.5341474785005</text:p>
          </table:table-cell>
          <table:table-cell table:formula="of:=[.L36]*60000" office:value-type="float" office:value="0.537825011773229" calcext:value-type="float">
            <text:p>0.537825011773229</text:p>
          </table:table-cell>
          <table:table-cell table:formula="of:=[.M36]*60000" office:value-type="float" office:value="0.54107744467989" calcext:value-type="float">
            <text:p>0.54107744467989</text:p>
          </table:table-cell>
          <table:table-cell table:formula="of:=[.N36]*60000" office:value-type="float" office:value="0.543126050050392" calcext:value-type="float">
            <text:p>0.543126050050392</text:p>
          </table:table-cell>
          <table:table-cell table:formula="of:=[.O36]*60000" office:value-type="float" office:value="0.54591875980053" calcext:value-type="float">
            <text:p>0.54591875980053</text:p>
          </table:table-cell>
          <table:table-cell table:formula="of:=[.P36]*60000" office:value-type="float" office:value="0.547836170466726" calcext:value-type="float">
            <text:p>0.547836170466726</text:p>
          </table:table-cell>
          <table:table-cell table:formula="of:=[.Q36]*60000" office:value-type="float" office:value="0.549290790955421" calcext:value-type="float">
            <text:p>0.549290790955421</text:p>
          </table:table-cell>
          <table:table-cell table:formula="of:=[.R36]*60000" office:value-type="float" office:value="0.550579848222135" calcext:value-type="float">
            <text:p>0.550579848222135</text:p>
          </table:table-cell>
          <table:table-cell table:formula="of:=[.S36]*60000" office:value-type="float" office:value="0.552002855614415" calcext:value-type="float">
            <text:p>0.552002855614415</text:p>
          </table:table-cell>
          <table:table-cell table:formula="of:=[.T36]*60000" office:value-type="float" office:value="0.553934599890875" calcext:value-type="float">
            <text:p>0.553934599890875</text:p>
          </table:table-cell>
          <table:table-cell table:formula="of:=[.U36]*60000" office:value-type="float" office:value="0.553987435847088" calcext:value-type="float">
            <text:p>0.553987435847088</text:p>
          </table:table-cell>
          <table:table-cell table:formula="of:=[.V36]*60000" office:value-type="float" office:value="0.555831788392819" calcext:value-type="float">
            <text:p>0.555831788392819</text:p>
          </table:table-cell>
          <table:table-cell table:formula="of:=[.W36]*60000" office:value-type="float" office:value="0.55208785435102" calcext:value-type="float">
            <text:p>0.55208785435102</text:p>
          </table:table-cell>
          <table:table-cell table:formula="of:=[.X36]*60000" office:value-type="float" office:value="0.553043509038134" calcext:value-type="float">
            <text:p>0.553043509038134</text:p>
          </table:table-cell>
          <table:table-cell table:formula="of:=[.Y36]*60000" office:value-type="float" office:value="0.554535528839683" calcext:value-type="float">
            <text:p>0.554535528839683</text:p>
          </table:table-cell>
          <table:table-cell table:formula="of:=[.Z36]*60000" office:value-type="float" office:value="0.551584747744288" calcext:value-type="float">
            <text:p>0.551584747744288</text:p>
          </table:table-cell>
          <table:table-cell table:formula="of:=[.AA36]*60000" office:value-type="float" office:value="0.553411324912431" calcext:value-type="float">
            <text:p>0.553411324912431</text:p>
          </table:table-cell>
          <table:table-cell table:formula="of:=[.AB36]*60000" office:value-type="float" office:value="0.553796269242454" calcext:value-type="float">
            <text:p>0.553796269242454</text:p>
          </table:table-cell>
          <table:table-cell table:formula="of:=[.AC36]*60000" office:value-type="float" office:value="0.548153656766892" calcext:value-type="float">
            <text:p>0.548153656766892</text:p>
          </table:table-cell>
          <table:table-cell table:formula="of:=[.AD36]*60000" office:value-type="float" office:value="0.549550852850769" calcext:value-type="float">
            <text:p>0.549550852850769</text:p>
          </table:table-cell>
          <table:table-cell table:formula="of:=[.AE36]*60000" office:value-type="float" office:value="0.544511044870939" calcext:value-type="float">
            <text:p>0.544511044870939</text:p>
          </table:table-cell>
          <table:table-cell table:formula="of:=[.AF36]*60000" office:value-type="float" office:value="0.52748874985101" calcext:value-type="float">
            <text:p>0.527488749851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B37]*60000" office:value-type="float" office:value="0.443666337996191" calcext:value-type="float">
            <text:p>0.443666337996191</text:p>
          </table:table-cell>
          <table:table-cell table:formula="of:=[.C37]*60000" office:value-type="float" office:value="0.450861568422765" calcext:value-type="float">
            <text:p>0.450861568422765</text:p>
          </table:table-cell>
          <table:table-cell table:formula="of:=[.D37]*60000" office:value-type="float" office:value="0.459734290464273" calcext:value-type="float">
            <text:p>0.459734290464273</text:p>
          </table:table-cell>
          <table:table-cell table:formula="of:=[.E37]*60000" office:value-type="float" office:value="0.471392678644274" calcext:value-type="float">
            <text:p>0.471392678644274</text:p>
          </table:table-cell>
          <table:table-cell table:formula="of:=[.F37]*60000" office:value-type="float" office:value="0.469360619386328" calcext:value-type="float">
            <text:p>0.469360619386328</text:p>
          </table:table-cell>
          <table:table-cell table:formula="of:=[.G37]*60000" office:value-type="float" office:value="0.483699977084143" calcext:value-type="float">
            <text:p>0.483699977084143</text:p>
          </table:table-cell>
          <table:table-cell table:formula="of:=[.H37]*60000" office:value-type="float" office:value="0.494376359387048" calcext:value-type="float">
            <text:p>0.494376359387048</text:p>
          </table:table-cell>
          <table:table-cell table:formula="of:=[.I37]*60000" office:value-type="float" office:value="0.501985076839044" calcext:value-type="float">
            <text:p>0.501985076839044</text:p>
          </table:table-cell>
          <table:table-cell table:formula="of:=[.J37]*60000" office:value-type="float" office:value="0.509308525144687" calcext:value-type="float">
            <text:p>0.509308525144687</text:p>
          </table:table-cell>
          <table:table-cell table:formula="of:=[.K37]*60000" office:value-type="float" office:value="0.515784960431434" calcext:value-type="float">
            <text:p>0.515784960431434</text:p>
          </table:table-cell>
          <table:table-cell table:formula="of:=[.L37]*60000" office:value-type="float" office:value="0.519459543329388" calcext:value-type="float">
            <text:p>0.519459543329388</text:p>
          </table:table-cell>
          <table:table-cell table:formula="of:=[.M37]*60000" office:value-type="float" office:value="0.522727623834278" calcext:value-type="float">
            <text:p>0.522727623834278</text:p>
          </table:table-cell>
          <table:table-cell table:formula="of:=[.N37]*60000" office:value-type="float" office:value="0.524800791844923" calcext:value-type="float">
            <text:p>0.524800791844923</text:p>
          </table:table-cell>
          <table:table-cell table:formula="of:=[.O37]*60000" office:value-type="float" office:value="0.527619089928622" calcext:value-type="float">
            <text:p>0.527619089928622</text:p>
          </table:table-cell>
          <table:table-cell table:formula="of:=[.P37]*60000" office:value-type="float" office:value="0.529566674555103" calcext:value-type="float">
            <text:p>0.529566674555103</text:p>
          </table:table-cell>
          <table:table-cell table:formula="of:=[.Q37]*60000" office:value-type="float" office:value="0.531061499638077" calcext:value-type="float">
            <text:p>0.531061499638077</text:p>
          </table:table-cell>
          <table:table-cell table:formula="of:=[.R37]*60000" office:value-type="float" office:value="0.532372263231824" calcext:value-type="float">
            <text:p>0.532372263231824</text:p>
          </table:table-cell>
          <table:table-cell table:formula="of:=[.S37]*60000" office:value-type="float" office:value="0.533778623782715" calcext:value-type="float">
            <text:p>0.533778623782715</text:p>
          </table:table-cell>
          <table:table-cell table:formula="of:=[.T37]*60000" office:value-type="float" office:value="0.535713031125179" calcext:value-type="float">
            <text:p>0.535713031125179</text:p>
          </table:table-cell>
          <table:table-cell table:formula="of:=[.U37]*60000" office:value-type="float" office:value="0.535800842399408" calcext:value-type="float">
            <text:p>0.535800842399408</text:p>
          </table:table-cell>
          <table:table-cell table:formula="of:=[.V37]*60000" office:value-type="float" office:value="0.537656455899831" calcext:value-type="float">
            <text:p>0.537656455899831</text:p>
          </table:table-cell>
          <table:table-cell table:formula="of:=[.W37]*60000" office:value-type="float" office:value="0.534056722215657" calcext:value-type="float">
            <text:p>0.534056722215657</text:p>
          </table:table-cell>
          <table:table-cell table:formula="of:=[.X37]*60000" office:value-type="float" office:value="0.534972493144458" calcext:value-type="float">
            <text:p>0.534972493144458</text:p>
          </table:table-cell>
          <table:table-cell table:formula="of:=[.Y37]*60000" office:value-type="float" office:value="0.536488113863041" calcext:value-type="float">
            <text:p>0.536488113863041</text:p>
          </table:table-cell>
          <table:table-cell table:formula="of:=[.Z37]*60000" office:value-type="float" office:value="0.533676791677017" calcext:value-type="float">
            <text:p>0.533676791677017</text:p>
          </table:table-cell>
          <table:table-cell table:formula="of:=[.AA37]*60000" office:value-type="float" office:value="0.535465862676356" calcext:value-type="float">
            <text:p>0.535465862676356</text:p>
          </table:table-cell>
          <table:table-cell table:formula="of:=[.AB37]*60000" office:value-type="float" office:value="0.535868218622597" calcext:value-type="float">
            <text:p>0.535868218622597</text:p>
          </table:table-cell>
          <table:table-cell table:formula="of:=[.AC37]*60000" office:value-type="float" office:value="0.530386588354647" calcext:value-type="float">
            <text:p>0.530386588354647</text:p>
          </table:table-cell>
          <table:table-cell table:formula="of:=[.AD37]*60000" office:value-type="float" office:value="0.531755129223344" calcext:value-type="float">
            <text:p>0.531755129223344</text:p>
          </table:table-cell>
          <table:table-cell table:formula="of:=[.AE37]*60000" office:value-type="float" office:value="0.526891210459169" calcext:value-type="float">
            <text:p>0.526891210459169</text:p>
          </table:table-cell>
          <table:table-cell table:formula="of:=[.AF37]*60000" office:value-type="float" office:value="0.510424512127057" calcext:value-type="float">
            <text:p>0.51042451212705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B38]*60000" office:value-type="float" office:value="0.426978016366461" calcext:value-type="float">
            <text:p>0.426978016366461</text:p>
          </table:table-cell>
          <table:table-cell table:formula="of:=[.C38]*60000" office:value-type="float" office:value="0.43405815733209" calcext:value-type="float">
            <text:p>0.43405815733209</text:p>
          </table:table-cell>
          <table:table-cell table:formula="of:=[.D38]*60000" office:value-type="float" office:value="0.44282088489525" calcext:value-type="float">
            <text:p>0.44282088489525</text:p>
          </table:table-cell>
          <table:table-cell table:formula="of:=[.E38]*60000" office:value-type="float" office:value="0.454224818344794" calcext:value-type="float">
            <text:p>0.454224818344794</text:p>
          </table:table-cell>
          <table:table-cell table:formula="of:=[.F38]*60000" office:value-type="float" office:value="0.452611402066781" calcext:value-type="float">
            <text:p>0.452611402066781</text:p>
          </table:table-cell>
          <table:table-cell table:formula="of:=[.G38]*60000" office:value-type="float" office:value="0.466686447112035" calcext:value-type="float">
            <text:p>0.466686447112035</text:p>
          </table:table-cell>
          <table:table-cell table:formula="of:=[.H38]*60000" office:value-type="float" office:value="0.477194716266134" calcext:value-type="float">
            <text:p>0.477194716266134</text:p>
          </table:table-cell>
          <table:table-cell table:formula="of:=[.I38]*60000" office:value-type="float" office:value="0.484737082115128" calcext:value-type="float">
            <text:p>0.484737082115128</text:p>
          </table:table-cell>
          <table:table-cell table:formula="of:=[.J38]*60000" office:value-type="float" office:value="0.49195861709592" calcext:value-type="float">
            <text:p>0.49195861709592</text:p>
          </table:table-cell>
          <table:table-cell table:formula="of:=[.K38]*60000" office:value-type="float" office:value="0.498337061681506" calcext:value-type="float">
            <text:p>0.498337061681506</text:p>
          </table:table-cell>
          <table:table-cell table:formula="of:=[.L38]*60000" office:value-type="float" office:value="0.502002623360556" calcext:value-type="float">
            <text:p>0.502002623360556</text:p>
          </table:table-cell>
          <table:table-cell table:formula="of:=[.M38]*60000" office:value-type="float" office:value="0.50527889961647" calcext:value-type="float">
            <text:p>0.50527889961647</text:p>
          </table:table-cell>
          <table:table-cell table:formula="of:=[.N38]*60000" office:value-type="float" office:value="0.507370308331535" calcext:value-type="float">
            <text:p>0.507370308331535</text:p>
          </table:table-cell>
          <table:table-cell table:formula="of:=[.O38]*60000" office:value-type="float" office:value="0.510206597053453" calcext:value-type="float">
            <text:p>0.510206597053453</text:p>
          </table:table-cell>
          <table:table-cell table:formula="of:=[.P38]*60000" office:value-type="float" office:value="0.512177906687221" calcext:value-type="float">
            <text:p>0.512177906687221</text:p>
          </table:table-cell>
          <table:table-cell table:formula="of:=[.Q38]*60000" office:value-type="float" office:value="0.513706255626359" calcext:value-type="float">
            <text:p>0.513706255626359</text:p>
          </table:table-cell>
          <table:table-cell table:formula="of:=[.R38]*60000" office:value-type="float" office:value="0.515034390313329" calcext:value-type="float">
            <text:p>0.515034390313329</text:p>
          </table:table-cell>
          <table:table-cell table:formula="of:=[.S38]*60000" office:value-type="float" office:value="0.516423201564395" calcext:value-type="float">
            <text:p>0.516423201564395</text:p>
          </table:table-cell>
          <table:table-cell table:formula="of:=[.T38]*60000" office:value-type="float" office:value="0.518356810561006" calcext:value-type="float">
            <text:p>0.518356810561006</text:p>
          </table:table-cell>
          <table:table-cell table:formula="of:=[.U38]*60000" office:value-type="float" office:value="0.518476019451501" calcext:value-type="float">
            <text:p>0.518476019451501</text:p>
          </table:table-cell>
          <table:table-cell table:formula="of:=[.V38]*60000" office:value-type="float" office:value="0.520338668812412" calcext:value-type="float">
            <text:p>0.520338668812412</text:p>
          </table:table-cell>
          <table:table-cell table:formula="of:=[.W38]*60000" office:value-type="float" office:value="0.516875781178803" calcext:value-type="float">
            <text:p>0.516875781178803</text:p>
          </table:table-cell>
          <table:table-cell table:formula="of:=[.X38]*60000" office:value-type="float" office:value="0.517752912489301" calcext:value-type="float">
            <text:p>0.517752912489301</text:p>
          </table:table-cell>
          <table:table-cell table:formula="of:=[.Y38]*60000" office:value-type="float" office:value="0.519288218997569" calcext:value-type="float">
            <text:p>0.519288218997569</text:p>
          </table:table-cell>
          <table:table-cell table:formula="of:=[.Z38]*60000" office:value-type="float" office:value="0.516607801414987" calcext:value-type="float">
            <text:p>0.516607801414987</text:p>
          </table:table-cell>
          <table:table-cell table:formula="of:=[.AA38]*60000" office:value-type="float" office:value="0.518359892675913" calcext:value-type="float">
            <text:p>0.518359892675913</text:p>
          </table:table-cell>
          <table:table-cell table:formula="of:=[.AB38]*60000" office:value-type="float" office:value="0.518777646477162" calcext:value-type="float">
            <text:p>0.518777646477162</text:p>
          </table:table-cell>
          <table:table-cell table:formula="of:=[.AC38]*60000" office:value-type="float" office:value="0.513449459511464" calcext:value-type="float">
            <text:p>0.513449459511464</text:p>
          </table:table-cell>
          <table:table-cell table:formula="of:=[.AD38]*60000" office:value-type="float" office:value="0.514790319466156" calcext:value-type="float">
            <text:p>0.514790319466156</text:p>
          </table:table-cell>
          <table:table-cell table:formula="of:=[.AE38]*60000" office:value-type="float" office:value="0.510092980648269" calcext:value-type="float">
            <text:p>0.510092980648269</text:p>
          </table:table-cell>
          <table:table-cell table:formula="of:=[.AF38]*60000" office:value-type="float" office:value="0.494155417178382" calcext:value-type="float">
            <text:p>0.49415541717838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B39]*60000" office:value-type="float" office:value="0.411205056659113" calcext:value-type="float">
            <text:p>0.411205056659113</text:p>
          </table:table-cell>
          <table:table-cell table:formula="of:=[.C39]*60000" office:value-type="float" office:value="0.418167419582662" calcext:value-type="float">
            <text:p>0.418167419582662</text:p>
          </table:table-cell>
          <table:table-cell table:formula="of:=[.D39]*60000" office:value-type="float" office:value="0.426813558255349" calcext:value-type="float">
            <text:p>0.426813558255349</text:p>
          </table:table-cell>
          <table:table-cell table:formula="of:=[.E39]*60000" office:value-type="float" office:value="0.437966871595574" calcext:value-type="float">
            <text:p>0.437966871595574</text:p>
          </table:table-cell>
          <table:table-cell table:formula="of:=[.F39]*60000" office:value-type="float" office:value="0.43673048893748" calcext:value-type="float">
            <text:p>0.43673048893748</text:p>
          </table:table-cell>
          <table:table-cell table:formula="of:=[.G39]*60000" office:value-type="float" office:value="0.450541449248998" calcext:value-type="float">
            <text:p>0.450541449248998</text:p>
          </table:table-cell>
          <table:table-cell table:formula="of:=[.H39]*60000" office:value-type="float" office:value="0.460878875527233" calcext:value-type="float">
            <text:p>0.460878875527233</text:p>
          </table:table-cell>
          <table:table-cell table:formula="of:=[.I39]*60000" office:value-type="float" office:value="0.468347443301196" calcext:value-type="float">
            <text:p>0.468347443301196</text:p>
          </table:table-cell>
          <table:table-cell table:formula="of:=[.J39]*60000" office:value-type="float" office:value="0.475464173749026" calcext:value-type="float">
            <text:p>0.475464173749026</text:p>
          </table:table-cell>
          <table:table-cell table:formula="of:=[.K39]*60000" office:value-type="float" office:value="0.481742675449009" calcext:value-type="float">
            <text:p>0.481742675449009</text:p>
          </table:table-cell>
          <table:table-cell table:formula="of:=[.L39]*60000" office:value-type="float" office:value="0.4853939551058" calcext:value-type="float">
            <text:p>0.4853939551058</text:p>
          </table:table-cell>
          <table:table-cell table:formula="of:=[.M39]*60000" office:value-type="float" office:value="0.488671907995412" calcext:value-type="float">
            <text:p>0.488671907995412</text:p>
          </table:table-cell>
          <table:table-cell table:formula="of:=[.N39]*60000" office:value-type="float" office:value="0.490776003458413" calcext:value-type="float">
            <text:p>0.490776003458413</text:p>
          </table:table-cell>
          <table:table-cell table:formula="of:=[.O39]*60000" office:value-type="float" office:value="0.493623592041685" calcext:value-type="float">
            <text:p>0.493623592041685</text:p>
          </table:table-cell>
          <table:table-cell table:formula="of:=[.P39]*60000" office:value-type="float" office:value="0.495612921368693" calcext:value-type="float">
            <text:p>0.495612921368693</text:p>
          </table:table-cell>
          <table:table-cell table:formula="of:=[.Q39]*60000" office:value-type="float" office:value="0.497168854700236" calcext:value-type="float">
            <text:p>0.497168854700236</text:p>
          </table:table-cell>
          <table:table-cell table:formula="of:=[.R39]*60000" office:value-type="float" office:value="0.498510512935072" calcext:value-type="float">
            <text:p>0.498510512935072</text:p>
          </table:table-cell>
          <table:table-cell table:formula="of:=[.S39]*60000" office:value-type="float" office:value="0.499881053638024" calcext:value-type="float">
            <text:p>0.499881053638024</text:p>
          </table:table-cell>
          <table:table-cell table:formula="of:=[.T39]*60000" office:value-type="float" office:value="0.501810829312733" calcext:value-type="float">
            <text:p>0.501810829312733</text:p>
          </table:table-cell>
          <table:table-cell table:formula="of:=[.U39]*60000" office:value-type="float" office:value="0.501958214454181" calcext:value-type="float">
            <text:p>0.501958214454181</text:p>
          </table:table-cell>
          <table:table-cell table:formula="of:=[.V39]*60000" office:value-type="float" office:value="0.503824169608164" calcext:value-type="float">
            <text:p>0.503824169608164</text:p>
          </table:table-cell>
          <table:table-cell table:formula="of:=[.W39]*60000" office:value-type="float" office:value="0.500491271586606" calcext:value-type="float">
            <text:p>0.500491271586606</text:p>
          </table:table-cell>
          <table:table-cell table:formula="of:=[.X39]*60000" office:value-type="float" office:value="0.501331010385486" calcext:value-type="float">
            <text:p>0.501331010385486</text:p>
          </table:table-cell>
          <table:table-cell table:formula="of:=[.Y39]*60000" office:value-type="float" office:value="0.502882487242108" calcext:value-type="float">
            <text:p>0.502882487242108</text:p>
          </table:table-cell>
          <table:table-cell table:formula="of:=[.Z39]*60000" office:value-type="float" office:value="0.500325074464" calcext:value-type="float">
            <text:p>0.500325074464</text:p>
          </table:table-cell>
          <table:table-cell table:formula="of:=[.AA39]*60000" office:value-type="float" office:value="0.502040762326028" calcext:value-type="float">
            <text:p>0.502040762326028</text:p>
          </table:table-cell>
          <table:table-cell table:formula="of:=[.AB39]*60000" office:value-type="float" office:value="0.502472089667036" calcext:value-type="float">
            <text:p>0.502472089667036</text:p>
          </table:table-cell>
          <table:table-cell table:formula="of:=[.AC39]*60000" office:value-type="float" office:value="0.49729034290055" calcext:value-type="float">
            <text:p>0.49729034290055</text:p>
          </table:table-cell>
          <table:table-cell table:formula="of:=[.AD39]*60000" office:value-type="float" office:value="0.49860443699505" calcext:value-type="float">
            <text:p>0.49860443699505</text:p>
          </table:table-cell>
          <table:table-cell table:formula="of:=[.AE39]*60000" office:value-type="float" office:value="0.494065022181595" calcext:value-type="float">
            <text:p>0.494065022181595</text:p>
          </table:table-cell>
          <table:table-cell table:formula="of:=[.AF39]*60000" office:value-type="float" office:value="0.478631863591333" calcext:value-type="float">
            <text:p>0.47863186359133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B40]*60000" office:value-type="float" office:value="0.396280186740189" calcext:value-type="float">
            <text:p>0.396280186740189</text:p>
          </table:table-cell>
          <table:table-cell table:formula="of:=[.C40]*60000" office:value-type="float" office:value="0.403122937136014" calcext:value-type="float">
            <text:p>0.403122937136014</text:p>
          </table:table-cell>
          <table:table-cell table:formula="of:=[.D40]*60000" office:value-type="float" office:value="0.411647256908677" calcext:value-type="float">
            <text:p>0.411647256908677</text:p>
          </table:table-cell>
          <table:table-cell table:formula="of:=[.E40]*60000" office:value-type="float" office:value="0.422554190727517" calcext:value-type="float">
            <text:p>0.422554190727517</text:p>
          </table:table-cell>
          <table:table-cell table:formula="of:=[.F40]*60000" office:value-type="float" office:value="0.421657544690269" calcext:value-type="float">
            <text:p>0.421657544690269</text:p>
          </table:table-cell>
          <table:table-cell table:formula="of:=[.G40]*60000" office:value-type="float" office:value="0.435205542083081" calcext:value-type="float">
            <text:p>0.435205542083081</text:p>
          </table:table-cell>
          <table:table-cell table:formula="of:=[.H40]*60000" office:value-type="float" office:value="0.445370348831878" calcext:value-type="float">
            <text:p>0.445370348831878</text:p>
          </table:table-cell>
          <table:table-cell table:formula="of:=[.I40]*60000" office:value-type="float" office:value="0.452758904515358" calcext:value-type="float">
            <text:p>0.452758904515358</text:p>
          </table:table-cell>
          <table:table-cell table:formula="of:=[.J40]*60000" office:value-type="float" office:value="0.459768661214245" calcext:value-type="float">
            <text:p>0.459768661214245</text:p>
          </table:table-cell>
          <table:table-cell table:formula="of:=[.K40]*60000" office:value-type="float" office:value="0.465945855258224" calcext:value-type="float">
            <text:p>0.465945855258224</text:p>
          </table:table-cell>
          <table:table-cell table:formula="of:=[.L40]*60000" office:value-type="float" office:value="0.469578300963715" calcext:value-type="float">
            <text:p>0.469578300963715</text:p>
          </table:table-cell>
          <table:table-cell table:formula="of:=[.M40]*60000" office:value-type="float" office:value="0.472852230648744" calcext:value-type="float">
            <text:p>0.472852230648744</text:p>
          </table:table-cell>
          <table:table-cell table:formula="of:=[.N40]*60000" office:value-type="float" office:value="0.474964133450752" calcext:value-type="float">
            <text:p>0.474964133450752</text:p>
          </table:table-cell>
          <table:table-cell table:formula="of:=[.O40]*60000" office:value-type="float" office:value="0.47781713125875" calcext:value-type="float">
            <text:p>0.47781713125875</text:p>
          </table:table-cell>
          <table:table-cell table:formula="of:=[.P40]*60000" office:value-type="float" office:value="0.479819432085877" calcext:value-type="float">
            <text:p>0.479819432085877</text:p>
          </table:table-cell>
          <table:table-cell table:formula="of:=[.Q40]*60000" office:value-type="float" office:value="0.481397666912337" calcext:value-type="float">
            <text:p>0.481397666912337</text:p>
          </table:table-cell>
          <table:table-cell table:formula="of:=[.R40]*60000" office:value-type="float" office:value="0.482749433081079" calcext:value-type="float">
            <text:p>0.482749433081079</text:p>
          </table:table-cell>
          <table:table-cell table:formula="of:=[.S40]*60000" office:value-type="float" office:value="0.484101137602062" calcext:value-type="float">
            <text:p>0.484101137602062</text:p>
          </table:table-cell>
          <table:table-cell table:formula="of:=[.T40]*60000" office:value-type="float" office:value="0.486024421590817" calcext:value-type="float">
            <text:p>0.486024421590817</text:p>
          </table:table-cell>
          <table:table-cell table:formula="of:=[.U40]*60000" office:value-type="float" office:value="0.486197078795905" calcext:value-type="float">
            <text:p>0.486197078795905</text:p>
          </table:table-cell>
          <table:table-cell table:formula="of:=[.V40]*60000" office:value-type="float" office:value="0.488063048077836" calcext:value-type="float">
            <text:p>0.488063048077836</text:p>
          </table:table-cell>
          <table:table-cell table:formula="of:=[.W40]*60000" office:value-type="float" office:value="0.484853737675674" calcext:value-type="float">
            <text:p>0.484853737675674</text:p>
          </table:table-cell>
          <table:table-cell table:formula="of:=[.X40]*60000" office:value-type="float" office:value="0.485657325667661" calcext:value-type="float">
            <text:p>0.485657325667661</text:p>
          </table:table-cell>
          <table:table-cell table:formula="of:=[.Y40]*60000" office:value-type="float" office:value="0.487221813987726" calcext:value-type="float">
            <text:p>0.487221813987726</text:p>
          </table:table-cell>
          <table:table-cell table:formula="of:=[.Z40]*60000" office:value-type="float" office:value="0.484780100137234" calcext:value-type="float">
            <text:p>0.484780100137234</text:p>
          </table:table-cell>
          <table:table-cell table:formula="of:=[.AA40]*60000" office:value-type="float" office:value="0.48646000017501" calcext:value-type="float">
            <text:p>0.48646000017501</text:p>
          </table:table-cell>
          <table:table-cell table:formula="of:=[.AB40]*60000" office:value-type="float" office:value="0.486903246640496" calcext:value-type="float">
            <text:p>0.486903246640496</text:p>
          </table:table-cell>
          <table:table-cell table:formula="of:=[.AC40]*60000" office:value-type="float" office:value="0.48186142182816" calcext:value-type="float">
            <text:p>0.48186142182816</text:p>
          </table:table-cell>
          <table:table-cell table:formula="of:=[.AD40]*60000" office:value-type="float" office:value="0.48314961132979" calcext:value-type="float">
            <text:p>0.48314961132979</text:p>
          </table:table-cell>
          <table:table-cell table:formula="of:=[.AE40]*60000" office:value-type="float" office:value="0.478760061337998" calcext:value-type="float">
            <text:p>0.478760061337998</text:p>
          </table:table-cell>
          <table:table-cell table:formula="of:=[.AF40]*60000" office:value-type="float" office:value="0.463808163718269" calcext:value-type="float">
            <text:p>0.46380816371826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B41]*60000" office:value-type="float" office:value="0.38214235377148" calcext:value-type="float">
            <text:p>0.38214235377148</text:p>
          </table:table-cell>
          <table:table-cell table:formula="of:=[.C41]*60000" office:value-type="float" office:value="0.388864373070392" calcext:value-type="float">
            <text:p>0.388864373070392</text:p>
          </table:table-cell>
          <table:table-cell table:formula="of:=[.D41]*60000" office:value-type="float" office:value="0.39726280794471" calcext:value-type="float">
            <text:p>0.39726280794471</text:p>
          </table:table-cell>
          <table:table-cell table:formula="of:=[.E41]*60000" office:value-type="float" office:value="0.407927914610105" calcext:value-type="float">
            <text:p>0.407927914610105</text:p>
          </table:table-cell>
          <table:table-cell table:formula="of:=[.F41]*60000" office:value-type="float" office:value="0.407337519726584" calcext:value-type="float">
            <text:p>0.407337519726584</text:p>
          </table:table-cell>
          <table:table-cell table:formula="of:=[.G41]*60000" office:value-type="float" office:value="0.420624417101679" calcext:value-type="float">
            <text:p>0.420624417101679</text:p>
          </table:table-cell>
          <table:table-cell table:formula="of:=[.H41]*60000" office:value-type="float" office:value="0.430615635432613" calcext:value-type="float">
            <text:p>0.430615635432613</text:p>
          </table:table-cell>
          <table:table-cell table:formula="of:=[.I41]*60000" office:value-type="float" office:value="0.437919032748563" calcext:value-type="float">
            <text:p>0.437919032748563</text:p>
          </table:table-cell>
          <table:table-cell table:formula="of:=[.J41]*60000" office:value-type="float" office:value="0.444820264850616" calcext:value-type="float">
            <text:p>0.444820264850616</text:p>
          </table:table-cell>
          <table:table-cell table:formula="of:=[.K41]*60000" office:value-type="float" office:value="0.450895287652017" calcext:value-type="float">
            <text:p>0.450895287652017</text:p>
          </table:table-cell>
          <table:table-cell table:formula="of:=[.L41]*60000" office:value-type="float" office:value="0.454504968719645" calcext:value-type="float">
            <text:p>0.454504968719645</text:p>
          </table:table-cell>
          <table:table-cell table:formula="of:=[.M41]*60000" office:value-type="float" office:value="0.457769896095093" calcext:value-type="float">
            <text:p>0.457769896095093</text:p>
          </table:table-cell>
          <table:table-cell table:formula="of:=[.N41]*60000" office:value-type="float" office:value="0.459885320292016" calcext:value-type="float">
            <text:p>0.459885320292016</text:p>
          </table:table-cell>
          <table:table-cell table:formula="of:=[.O41]*60000" office:value-type="float" office:value="0.462738543649377" calcext:value-type="float">
            <text:p>0.462738543649377</text:p>
          </table:table-cell>
          <table:table-cell table:formula="of:=[.P41]*60000" office:value-type="float" office:value="0.464749349336188" calcext:value-type="float">
            <text:p>0.464749349336188</text:p>
          </table:table-cell>
          <table:table-cell table:formula="of:=[.Q41]*60000" office:value-type="float" office:value="0.46634518520357" calcext:value-type="float">
            <text:p>0.46634518520357</text:p>
          </table:table-cell>
          <table:table-cell table:formula="of:=[.R41]*60000" office:value-type="float" office:value="0.467704026830821" calcext:value-type="float">
            <text:p>0.467704026830821</text:p>
          </table:table-cell>
          <table:table-cell table:formula="of:=[.S41]*60000" office:value-type="float" office:value="0.469036463195171" calcext:value-type="float">
            <text:p>0.469036463195171</text:p>
          </table:table-cell>
          <table:table-cell table:formula="of:=[.T41]*60000" office:value-type="float" office:value="0.47095093017517" calcext:value-type="float">
            <text:p>0.47095093017517</text:p>
          </table:table-cell>
          <table:table-cell table:formula="of:=[.U41]*60000" office:value-type="float" office:value="0.47114623809347" calcext:value-type="float">
            <text:p>0.47114623809347</text:p>
          </table:table-cell>
          <table:table-cell table:formula="of:=[.V41]*60000" office:value-type="float" office:value="0.473009318636403" calcext:value-type="float">
            <text:p>0.473009318636403</text:p>
          </table:table-cell>
          <table:table-cell table:formula="of:=[.W41]*60000" office:value-type="float" office:value="0.469917609560609" calcext:value-type="float">
            <text:p>0.469917609560609</text:p>
          </table:table-cell>
          <table:table-cell table:formula="of:=[.X41]*60000" office:value-type="float" office:value="0.470686276330247" calcext:value-type="float">
            <text:p>0.470686276330247</text:p>
          </table:table-cell>
          <table:table-cell table:formula="of:=[.Y41]*60000" office:value-type="float" office:value="0.472260935874544" calcext:value-type="float">
            <text:p>0.472260935874544</text:p>
          </table:table-cell>
          <table:table-cell table:formula="of:=[.Z41]*60000" office:value-type="float" office:value="0.469928155025979" calcext:value-type="float">
            <text:p>0.469928155025979</text:p>
          </table:table-cell>
          <table:table-cell table:formula="of:=[.AA41]*60000" office:value-type="float" office:value="0.471572913046116" calcext:value-type="float">
            <text:p>0.471572913046116</text:p>
          </table:table-cell>
          <table:table-cell table:formula="of:=[.AB41]*60000" office:value-type="float" office:value="0.472026576884711" calcext:value-type="float">
            <text:p>0.472026576884711</text:p>
          </table:table-cell>
          <table:table-cell table:formula="of:=[.AC41]*60000" office:value-type="float" office:value="0.467118595573239" calcext:value-type="float">
            <text:p>0.467118595573239</text:p>
          </table:table-cell>
          <table:table-cell table:formula="of:=[.AD41]*60000" office:value-type="float" office:value="0.468381692804022" calcext:value-type="float">
            <text:p>0.468381692804022</text:p>
          </table:table-cell>
          <table:table-cell table:formula="of:=[.AE41]*60000" office:value-type="float" office:value="0.464134494462468" calcext:value-type="float">
            <text:p>0.464134494462468</text:p>
          </table:table-cell>
          <table:table-cell table:formula="of:=[.AF41]*60000" office:value-type="float" office:value="0.449642169101019" calcext:value-type="float">
            <text:p>0.44964216910101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B42]*60000" office:value-type="float" office:value="0.368736032573886" calcext:value-type="float">
            <text:p>0.368736032573886</text:p>
          </table:table-cell>
          <table:table-cell table:formula="of:=[.C42]*60000" office:value-type="float" office:value="0.3753368017609" calcext:value-type="float">
            <text:p>0.3753368017609</text:p>
          </table:table-cell>
          <table:table-cell table:formula="of:=[.D42]*60000" office:value-type="float" office:value="0.383606279087294" calcext:value-type="float">
            <text:p>0.383606279087294</text:p>
          </table:table-cell>
          <table:table-cell table:formula="of:=[.E42]*60000" office:value-type="float" office:value="0.394034344581212" calcext:value-type="float">
            <text:p>0.394034344581212</text:p>
          </table:table-cell>
          <table:table-cell table:formula="of:=[.F42]*60000" office:value-type="float" office:value="0.393720091647327" calcext:value-type="float">
            <text:p>0.393720091647327</text:p>
          </table:table-cell>
          <table:table-cell table:formula="of:=[.G42]*60000" office:value-type="float" office:value="0.406748363572327" calcext:value-type="float">
            <text:p>0.406748363572327</text:p>
          </table:table-cell>
          <table:table-cell table:formula="of:=[.H42]*60000" office:value-type="float" office:value="0.41656570835345" calcext:value-type="float">
            <text:p>0.41656570835345</text:p>
          </table:table-cell>
          <table:table-cell table:formula="of:=[.I42]*60000" office:value-type="float" office:value="0.423779726770957" calcext:value-type="float">
            <text:p>0.423779726770957</text:p>
          </table:table-cell>
          <table:table-cell table:formula="of:=[.J42]*60000" office:value-type="float" office:value="0.430571412838691" calcext:value-type="float">
            <text:p>0.430571412838691</text:p>
          </table:table-cell>
          <table:table-cell table:formula="of:=[.K42]*60000" office:value-type="float" office:value="0.436543828028068" calcext:value-type="float">
            <text:p>0.436543828028068</text:p>
          </table:table-cell>
          <table:table-cell table:formula="of:=[.L42]*60000" office:value-type="float" office:value="0.440127358930215" calcext:value-type="float">
            <text:p>0.440127358930215</text:p>
          </table:table-cell>
          <table:table-cell table:formula="of:=[.M42]*60000" office:value-type="float" office:value="0.443378939828772" calcext:value-type="float">
            <text:p>0.443378939828772</text:p>
          </table:table-cell>
          <table:table-cell table:formula="of:=[.N42]*60000" office:value-type="float" office:value="0.445494122410551" calcext:value-type="float">
            <text:p>0.445494122410551</text:p>
          </table:table-cell>
          <table:table-cell table:formula="of:=[.O42]*60000" office:value-type="float" office:value="0.448343013117907" calcext:value-type="float">
            <text:p>0.448343013117907</text:p>
          </table:table-cell>
          <table:table-cell table:formula="of:=[.P42]*60000" office:value-type="float" office:value="0.450358372431532" calcext:value-type="float">
            <text:p>0.450358372431532</text:p>
          </table:table-cell>
          <table:table-cell table:formula="of:=[.Q42]*60000" office:value-type="float" office:value="0.45196762633215" calcext:value-type="float">
            <text:p>0.45196762633215</text:p>
          </table:table-cell>
          <table:table-cell table:formula="of:=[.R42]*60000" office:value-type="float" office:value="0.453330851291615" calcext:value-type="float">
            <text:p>0.453330851291615</text:p>
          </table:table-cell>
          <table:table-cell table:formula="of:=[.S42]*60000" office:value-type="float" office:value="0.454643702316626" calcext:value-type="float">
            <text:p>0.454643702316626</text:p>
          </table:table-cell>
          <table:table-cell table:formula="of:=[.T42]*60000" office:value-type="float" office:value="0.456547321826141" calcext:value-type="float">
            <text:p>0.456547321826141</text:p>
          </table:table-cell>
          <table:table-cell table:formula="of:=[.U42]*60000" office:value-type="float" office:value="0.456762911759884" calcext:value-type="float">
            <text:p>0.456762911759884</text:p>
          </table:table-cell>
          <table:table-cell table:formula="of:=[.V42]*60000" office:value-type="float" office:value="0.458620545950081" calcext:value-type="float">
            <text:p>0.458620545950081</text:p>
          </table:table-cell>
          <table:table-cell table:formula="of:=[.W42]*60000" office:value-type="float" office:value="0.455640832940282" calcext:value-type="float">
            <text:p>0.455640832940282</text:p>
          </table:table-cell>
          <table:table-cell table:formula="of:=[.X42]*60000" office:value-type="float" office:value="0.456375790601643" calcext:value-type="float">
            <text:p>0.456375790601643</text:p>
          </table:table-cell>
          <table:table-cell table:formula="of:=[.Y42]*60000" office:value-type="float" office:value="0.457958066375001" calcext:value-type="float">
            <text:p>0.457958066375001</text:p>
          </table:table-cell>
          <table:table-cell table:formula="of:=[.Z42]*60000" office:value-type="float" office:value="0.455727944363882" calcext:value-type="float">
            <text:p>0.455727944363882</text:p>
          </table:table-cell>
          <table:table-cell table:formula="of:=[.AA42]*60000" office:value-type="float" office:value="0.457338228812081" calcext:value-type="float">
            <text:p>0.457338228812081</text:p>
          </table:table-cell>
          <table:table-cell table:formula="of:=[.AB42]*60000" office:value-type="float" office:value="0.457800945696186" calcext:value-type="float">
            <text:p>0.457800945696186</text:p>
          </table:table-cell>
          <table:table-cell table:formula="of:=[.AC42]*60000" office:value-type="float" office:value="0.453021129258776" calcext:value-type="float">
            <text:p>0.453021129258776</text:p>
          </table:table-cell>
          <table:table-cell table:formula="of:=[.AD42]*60000" office:value-type="float" office:value="0.4542599018951" calcext:value-type="float">
            <text:p>0.4542599018951</text:p>
          </table:table-cell>
          <table:table-cell table:formula="of:=[.AE42]*60000" office:value-type="float" office:value="0.450148042420627" calcext:value-type="float">
            <text:p>0.450148042420627</text:p>
          </table:table-cell>
          <table:table-cell table:formula="of:=[.AF42]*60000" office:value-type="float" office:value="0.436094938048988" calcext:value-type="float">
            <text:p>0.43609493804898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B43]*60000" office:value-type="float" office:value="0.356010623606958" calcext:value-type="float">
            <text:p>0.356010623606958</text:p>
          </table:table-cell>
          <table:table-cell table:formula="of:=[.C43]*60000" office:value-type="float" office:value="0.362490125021463" calcext:value-type="float">
            <text:p>0.362490125021463</text:p>
          </table:table-cell>
          <table:table-cell table:formula="of:=[.D43]*60000" office:value-type="float" office:value="0.370628419844164" calcext:value-type="float">
            <text:p>0.370628419844164</text:p>
          </table:table-cell>
          <table:table-cell table:formula="of:=[.E43]*60000" office:value-type="float" office:value="0.380824398908781" calcext:value-type="float">
            <text:p>0.380824398908781</text:p>
          </table:table-cell>
          <table:table-cell table:formula="of:=[.F43]*60000" office:value-type="float" office:value="0.380759175673187" calcext:value-type="float">
            <text:p>0.380759175673187</text:p>
          </table:table-cell>
          <table:table-cell table:formula="of:=[.G43]*60000" office:value-type="float" office:value="0.393531798647051" calcext:value-type="float">
            <text:p>0.393531798647051</text:p>
          </table:table-cell>
          <table:table-cell table:formula="of:=[.H43]*60000" office:value-type="float" office:value="0.40317556249937" calcext:value-type="float">
            <text:p>0.40317556249937</text:p>
          </table:table-cell>
          <table:table-cell table:formula="of:=[.I43]*60000" office:value-type="float" office:value="0.41029678458474" calcext:value-type="float">
            <text:p>0.41029678458474</text:p>
          </table:table-cell>
          <table:table-cell table:formula="of:=[.J43]*60000" office:value-type="float" office:value="0.416978356091581" calcext:value-type="float">
            <text:p>0.416978356091581</text:p>
          </table:table-cell>
          <table:table-cell table:formula="of:=[.K43]*60000" office:value-type="float" office:value="0.422848090969117" calcext:value-type="float">
            <text:p>0.422848090969117</text:p>
          </table:table-cell>
          <table:table-cell table:formula="of:=[.L43]*60000" office:value-type="float" office:value="0.42640256513553" calcext:value-type="float">
            <text:p>0.42640256513553</text:p>
          </table:table-cell>
          <table:table-cell table:formula="of:=[.M43]*60000" office:value-type="float" office:value="0.429637015469763" calcext:value-type="float">
            <text:p>0.429637015469763</text:p>
          </table:table-cell>
          <table:table-cell table:formula="of:=[.N43]*60000" office:value-type="float" office:value="0.431748654871899" calcext:value-type="float">
            <text:p>0.431748654871899</text:p>
          </table:table-cell>
          <table:table-cell table:formula="of:=[.O43]*60000" office:value-type="float" office:value="0.434589208802316" calcext:value-type="float">
            <text:p>0.434589208802316</text:p>
          </table:table-cell>
          <table:table-cell table:formula="of:=[.P43]*60000" office:value-type="float" office:value="0.436605627902915" calcext:value-type="float">
            <text:p>0.436605627902915</text:p>
          </table:table-cell>
          <table:table-cell table:formula="of:=[.Q43]*60000" office:value-type="float" office:value="0.438224577165407" calcext:value-type="float">
            <text:p>0.438224577165407</text:p>
          </table:table-cell>
          <table:table-cell table:formula="of:=[.R43]*60000" office:value-type="float" office:value="0.439589796078112" calcext:value-type="float">
            <text:p>0.439589796078112</text:p>
          </table:table-cell>
          <table:table-cell table:formula="of:=[.S43]*60000" office:value-type="float" office:value="0.440882843132955" calcext:value-type="float">
            <text:p>0.440882843132955</text:p>
          </table:table-cell>
          <table:table-cell table:formula="of:=[.T43]*60000" office:value-type="float" office:value="0.442773846049629" calcext:value-type="float">
            <text:p>0.442773846049629</text:p>
          </table:table-cell>
          <table:table-cell table:formula="of:=[.U43]*60000" office:value-type="float" office:value="0.443007575366854" calcext:value-type="float">
            <text:p>0.443007575366854</text:p>
          </table:table-cell>
          <table:table-cell table:formula="of:=[.V43]*60000" office:value-type="float" office:value="0.444857512541073" calcext:value-type="float">
            <text:p>0.444857512541073</text:p>
          </table:table-cell>
          <table:table-cell table:formula="of:=[.W43]*60000" office:value-type="float" office:value="0.441984540272053" calcext:value-type="float">
            <text:p>0.441984540272053</text:p>
          </table:table-cell>
          <table:table-cell table:formula="of:=[.X43]*60000" office:value-type="float" office:value="0.442686979252357" calcext:value-type="float">
            <text:p>0.442686979252357</text:p>
          </table:table-cell>
          <table:table-cell table:formula="of:=[.Y43]*60000" office:value-type="float" office:value="0.444274572009359" calcext:value-type="float">
            <text:p>0.444274572009359</text:p>
          </table:table-cell>
          <table:table-cell table:formula="of:=[.Z43]*60000" office:value-type="float" office:value="0.44214128330883" calcext:value-type="float">
            <text:p>0.44214128330883</text:p>
          </table:table-cell>
          <table:table-cell table:formula="of:=[.AA43]*60000" office:value-type="float" office:value="0.443717778869757" calcext:value-type="float">
            <text:p>0.443717778869757</text:p>
          </table:table-cell>
          <table:table-cell table:formula="of:=[.AB43]*60000" office:value-type="float" office:value="0.44418830838904" calcext:value-type="float">
            <text:p>0.44418830838904</text:p>
          </table:table-cell>
          <table:table-cell table:formula="of:=[.AC43]*60000" office:value-type="float" office:value="0.439531342494806" calcext:value-type="float">
            <text:p>0.439531342494806</text:p>
          </table:table-cell>
          <table:table-cell table:formula="of:=[.AD43]*60000" office:value-type="float" office:value="0.440746517393292" calcext:value-type="float">
            <text:p>0.440746517393292</text:p>
          </table:table-cell>
          <table:table-cell table:formula="of:=[.AE43]*60000" office:value-type="float" office:value="0.436763443292654" calcext:value-type="float">
            <text:p>0.436763443292654</text:p>
          </table:table-cell>
          <table:table-cell table:formula="of:=[.AF43]*60000" office:value-type="float" office:value="0.423130439923744" calcext:value-type="float">
            <text:p>0.42313043992374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B44]*60000" office:value-type="float" office:value="0.343919927348536" calcext:value-type="float">
            <text:p>0.343919927348536</text:p>
          </table:table-cell>
          <table:table-cell table:formula="of:=[.C44]*60000" office:value-type="float" office:value="0.350278561653774" calcext:value-type="float">
            <text:p>0.350278561653774</text:p>
          </table:table-cell>
          <table:table-cell table:formula="of:=[.D44]*60000" office:value-type="float" office:value="0.35828417215461" calcext:value-type="float">
            <text:p>0.35828417215461</text:p>
          </table:table-cell>
          <table:table-cell table:formula="of:=[.E44]*60000" office:value-type="float" office:value="0.368253134524149" calcext:value-type="float">
            <text:p>0.368253134524149</text:p>
          </table:table-cell>
          <table:table-cell table:formula="of:=[.F44]*60000" office:value-type="float" office:value="0.368412494292822" calcext:value-type="float">
            <text:p>0.368412494292822</text:p>
          </table:table-cell>
          <table:table-cell table:formula="of:=[.G44]*60000" office:value-type="float" office:value="0.380932853615669" calcext:value-type="float">
            <text:p>0.380932853615669</text:p>
          </table:table-cell>
          <table:table-cell table:formula="of:=[.H44]*60000" office:value-type="float" office:value="0.390403816169379" calcext:value-type="float">
            <text:p>0.390403816169379</text:p>
          </table:table-cell>
          <table:table-cell table:formula="of:=[.I44]*60000" office:value-type="float" office:value="0.397429521445586" calcext:value-type="float">
            <text:p>0.397429521445586</text:p>
          </table:table-cell>
          <table:table-cell table:formula="of:=[.J44]*60000" office:value-type="float" office:value="0.404000796885855" calcext:value-type="float">
            <text:p>0.404000796885855</text:p>
          </table:table-cell>
          <table:table-cell table:formula="of:=[.K44]*60000" office:value-type="float" office:value="0.409768087747886" calcext:value-type="float">
            <text:p>0.409768087747886</text:p>
          </table:table-cell>
          <table:table-cell table:formula="of:=[.L44]*60000" office:value-type="float" office:value="0.413291019843495" calcext:value-type="float">
            <text:p>0.413291019843495</text:p>
          </table:table-cell>
          <table:table-cell table:formula="of:=[.M44]*60000" office:value-type="float" office:value="0.416505050156686" calcext:value-type="float">
            <text:p>0.416505050156686</text:p>
          </table:table-cell>
          <table:table-cell table:formula="of:=[.N44]*60000" office:value-type="float" office:value="0.418610252541316" calcext:value-type="float">
            <text:p>0.418610252541316</text:p>
          </table:table-cell>
          <table:table-cell table:formula="of:=[.O44]*60000" office:value-type="float" office:value="0.421438956950684" calcext:value-type="float">
            <text:p>0.421438956950684</text:p>
          </table:table-cell>
          <table:table-cell table:formula="of:=[.P44]*60000" office:value-type="float" office:value="0.423453348409411" calcext:value-type="float">
            <text:p>0.423453348409411</text:p>
          </table:table-cell>
          <table:table-cell table:formula="of:=[.Q44]*60000" office:value-type="float" office:value="0.425078680422807" calcext:value-type="float">
            <text:p>0.425078680422807</text:p>
          </table:table-cell>
          <table:table-cell table:formula="of:=[.R44]*60000" office:value-type="float" office:value="0.426443773551534" calcext:value-type="float">
            <text:p>0.426443773551534</text:p>
          </table:table-cell>
          <table:table-cell table:formula="of:=[.S44]*60000" office:value-type="float" office:value="0.427716882554574" calcext:value-type="float">
            <text:p>0.427716882554574</text:p>
          </table:table-cell>
          <table:table-cell table:formula="of:=[.T44]*60000" office:value-type="float" office:value="0.429593731610368" calcext:value-type="float">
            <text:p>0.429593731610368</text:p>
          </table:table-cell>
          <table:table-cell table:formula="of:=[.U44]*60000" office:value-type="float" office:value="0.429843660276916" calcext:value-type="float">
            <text:p>0.429843660276916</text:p>
          </table:table-cell>
          <table:table-cell table:formula="of:=[.V44]*60000" office:value-type="float" office:value="0.431683922968474" calcext:value-type="float">
            <text:p>0.431683922968474</text:p>
          </table:table-cell>
          <table:table-cell table:formula="of:=[.W44]*60000" office:value-type="float" office:value="0.428912758085756" calcext:value-type="float">
            <text:p>0.428912758085756</text:p>
          </table:table-cell>
          <table:table-cell table:formula="of:=[.X44]*60000" office:value-type="float" office:value="0.42958384384948" calcext:value-type="float">
            <text:p>0.42958384384948</text:p>
          </table:table-cell>
          <table:table-cell table:formula="of:=[.Y44]*60000" office:value-type="float" office:value="0.431174683993961" calcext:value-type="float">
            <text:p>0.431174683993961</text:p>
          </table:table-cell>
          <table:table-cell table:formula="of:=[.Z44]*60000" office:value-type="float" office:value="0.429132813043789" calcext:value-type="float">
            <text:p>0.429132813043789</text:p>
          </table:table-cell>
          <table:table-cell table:formula="of:=[.AA44]*60000" office:value-type="float" office:value="0.430676215251025" calcext:value-type="float">
            <text:p>0.430676215251025</text:p>
          </table:table-cell>
          <table:table-cell table:formula="of:=[.AB44]*60000" office:value-type="float" office:value="0.431153428913917" calcext:value-type="float">
            <text:p>0.431153428913917</text:p>
          </table:table-cell>
          <table:table-cell table:formula="of:=[.AC44]*60000" office:value-type="float" office:value="0.426614331865168" calcext:value-type="float">
            <text:p>0.426614331865168</text:p>
          </table:table-cell>
          <table:table-cell table:formula="of:=[.AD44]*60000" office:value-type="float" office:value="0.427806598473525" calcext:value-type="float">
            <text:p>0.427806598473525</text:p>
          </table:table-cell>
          <table:table-cell table:formula="of:=[.AE44]*60000" office:value-type="float" office:value="0.423946178449218" calcext:value-type="float">
            <text:p>0.423946178449218</text:p>
          </table:table-cell>
          <table:table-cell table:formula="of:=[.AF44]*60000" office:value-type="float" office:value="0.410715291475816" calcext:value-type="float">
            <text:p>0.4107152914758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45]*60000" office:value-type="float" office:value="0.332421684037881" calcext:value-type="float">
            <text:p>0.332421684037881</text:p>
          </table:table-cell>
          <table:table-cell table:formula="of:=[.C45]*60000" office:value-type="float" office:value="0.338660199898267" calcext:value-type="float">
            <text:p>0.338660199898267</text:p>
          </table:table-cell>
          <table:table-cell table:formula="of:=[.D45]*60000" office:value-type="float" office:value="0.346532240691354" calcext:value-type="float">
            <text:p>0.346532240691354</text:p>
          </table:table-cell>
          <table:table-cell table:formula="of:=[.E45]*60000" office:value-type="float" office:value="0.356279326573488" calcext:value-type="float">
            <text:p>0.356279326573488</text:p>
          </table:table-cell>
          <table:table-cell table:formula="of:=[.F45]*60000" office:value-type="float" office:value="0.356641197965908" calcext:value-type="float">
            <text:p>0.356641197965908</text:p>
          </table:table-cell>
          <table:table-cell table:formula="of:=[.G45]*60000" office:value-type="float" office:value="0.368913008648557" calcext:value-type="float">
            <text:p>0.368913008648557</text:p>
          </table:table-cell>
          <table:table-cell table:formula="of:=[.H45]*60000" office:value-type="float" office:value="0.378212358763628" calcext:value-type="float">
            <text:p>0.378212358763628</text:p>
          </table:table-cell>
          <table:table-cell table:formula="of:=[.I45]*60000" office:value-type="float" office:value="0.385140431694433" calcext:value-type="float">
            <text:p>0.385140431694433</text:p>
          </table:table-cell>
          <table:table-cell table:formula="of:=[.J45]*60000" office:value-type="float" office:value="0.391601559750332" calcext:value-type="float">
            <text:p>0.391601559750332</text:p>
          </table:table-cell>
          <table:table-cell table:formula="of:=[.K45]*60000" office:value-type="float" office:value="0.397266904791564" calcext:value-type="float">
            <text:p>0.397266904791564</text:p>
          </table:table-cell>
          <table:table-cell table:formula="of:=[.L45]*60000" office:value-type="float" office:value="0.400756180289286" calcext:value-type="float">
            <text:p>0.400756180289286</text:p>
          </table:table-cell>
          <table:table-cell table:formula="of:=[.M45]*60000" office:value-type="float" office:value="0.403946938420074" calcext:value-type="float">
            <text:p>0.403946938420074</text:p>
          </table:table-cell>
          <table:table-cell table:formula="of:=[.N45]*60000" office:value-type="float" office:value="0.406043170651021" calcext:value-type="float">
            <text:p>0.406043170651021</text:p>
          </table:table-cell>
          <table:table-cell table:formula="of:=[.O45]*60000" office:value-type="float" office:value="0.408856949038101" calcext:value-type="float">
            <text:p>0.408856949038101</text:p>
          </table:table-cell>
          <table:table-cell table:formula="of:=[.P45]*60000" office:value-type="float" office:value="0.410866586952798" calcext:value-type="float">
            <text:p>0.410866586952798</text:p>
          </table:table-cell>
          <table:table-cell table:formula="of:=[.Q45]*60000" office:value-type="float" office:value="0.412495354824879" calcext:value-type="float">
            <text:p>0.412495354824879</text:p>
          </table:table-cell>
          <table:table-cell table:formula="of:=[.R45]*60000" office:value-type="float" office:value="0.413858442871338" calcext:value-type="float">
            <text:p>0.413858442871338</text:p>
          </table:table-cell>
          <table:table-cell table:formula="of:=[.S45]*60000" office:value-type="float" office:value="0.415111552202188" calcext:value-type="float">
            <text:p>0.415111552202188</text:p>
          </table:table-cell>
          <table:table-cell table:formula="of:=[.T45]*60000" office:value-type="float" office:value="0.416972916002849" calcext:value-type="float">
            <text:p>0.416972916002849</text:p>
          </table:table-cell>
          <table:table-cell table:formula="of:=[.U45]*60000" office:value-type="float" office:value="0.417237285828077" calcext:value-type="float">
            <text:p>0.417237285828077</text:p>
          </table:table-cell>
          <table:table-cell table:formula="of:=[.V45]*60000" office:value-type="float" office:value="0.419066139966413" calcext:value-type="float">
            <text:p>0.419066139966413</text:p>
          </table:table-cell>
          <table:table-cell table:formula="of:=[.W45]*60000" office:value-type="float" office:value="0.416392145879821" calcext:value-type="float">
            <text:p>0.416392145879821</text:p>
          </table:table-cell>
          <table:table-cell table:formula="of:=[.X45]*60000" office:value-type="float" office:value="0.417033016431268" calcext:value-type="float">
            <text:p>0.417033016431268</text:p>
          </table:table-cell>
          <table:table-cell table:formula="of:=[.Y45]*60000" office:value-type="float" office:value="0.418625240872773" calcext:value-type="float">
            <text:p>0.418625240872773</text:p>
          </table:table-cell>
          <table:table-cell table:formula="of:=[.Z45]*60000" office:value-type="float" office:value="0.416669747330458" calcext:value-type="float">
            <text:p>0.416669747330458</text:p>
          </table:table-cell>
          <table:table-cell table:formula="of:=[.AA45]*60000" office:value-type="float" office:value="0.418180758033706" calcext:value-type="float">
            <text:p>0.418180758033706</text:p>
          </table:table-cell>
          <table:table-cell table:formula="of:=[.AB45]*60000" office:value-type="float" office:value="0.418663628585206" calcext:value-type="float">
            <text:p>0.418663628585206</text:p>
          </table:table-cell>
          <table:table-cell table:formula="of:=[.AC45]*60000" office:value-type="float" office:value="0.414237723036206" calcext:value-type="float">
            <text:p>0.414237723036206</text:p>
          </table:table-cell>
          <table:table-cell table:formula="of:=[.AD45]*60000" office:value-type="float" office:value="0.415407736439374" calcext:value-type="float">
            <text:p>0.415407736439374</text:p>
          </table:table-cell>
          <table:table-cell table:formula="of:=[.AE45]*60000" office:value-type="float" office:value="0.411664227847819" calcext:value-type="float">
            <text:p>0.411664227847819</text:p>
          </table:table-cell>
          <table:table-cell table:formula="of:=[.AF45]*60000" office:value-type="float" office:value="0.398818521244507" calcext:value-type="float">
            <text:p>0.398818521244507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MN points</text:p>
          </table:table-cell>
          <table:table-cell table:number-columns-repeated="3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3" calcext:value-type="float">
            <text:p>1.63</text:p>
          </table:table-cell>
          <table:table-cell table:number-columns-repeated="3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27" calcext:value-type="float">
            <text:p>1.27</text:p>
          </table:table-cell>
          <table:table-cell table:number-columns-repeated="3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09" calcext:value-type="float">
            <text:p>1.09</text:p>
          </table:table-cell>
          <table:table-cell table:number-columns-repeated="3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05" calcext:value-type="float">
            <text:p>1.05</text:p>
          </table:table-cell>
          <table:table-cell table:number-columns-repeated="3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2" calcext:value-type="float">
            <text:p>0.92</text:p>
          </table:table-cell>
          <table:table-cell table:number-columns-repeated="30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office:value-type="string" calcext:value-type="string">
            <text:p>in each plot the orange line is made by the MN points, the blue curves is production by our model with MN limitation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lot on the left: took production at second last depth bi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lot on the right: took production at last depth bi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o say something about the “center” of the meteoroid, maybe it’s safer to take the second-last depth bin, because it carries more statistics, but you decide for it please :)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5T23:02:04.137629709</dc:date>
    <meta:editing-duration>PT7M2S</meta:editing-duration>
    <meta:editing-cycles>1</meta:editing-cycles>
    <meta:document-statistic meta:table-count="1" meta:cell-count="2675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legend chart:legend-position="end" svg:x="12.953cm" svg:y="3.954cm" style:legend-expansion="high" chart:style-name="ch2"/>
        <chart:plot-area chart:style-name="ch3" table:cell-range-address="Q_VosAndPotgieter_40cm_H_MNlimitations.A48:Q_VosAndPotgieter_40cm_H_MNlimitations.A88 Q_VosAndPotgieter_40cm_H_MNlimitations.AF48:Q_VosAndPotgieter_40cm_H_MNlimitations.AF88 Q_VosAndPotgieter_40cm_H_MNlimitations.B92:Q_VosAndPotgieter_40cm_H_MNlimitations.B96" svg:x="0.32cm" svg:y="0.18cm" svg:width="12.313cm" svg:height="8.645cm">
          <chartooo:coordinate-region svg:x="1.047cm" svg:y="0.379cm" svg:width="11.21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_VosAndPotgieter_40cm_H_MNlimitations.AF48:Q_VosAndPotgieter_40cm_H_MNlimitations.AF88" chart:class="chart:scatter">
            <chart:domain table:cell-range-address="Q_VosAndPotgieter_40cm_H_MNlimitations.A48:Q_VosAndPotgieter_40cm_H_MNlimitations.A88"/>
            <chart:data-point chart:repeated="41"/>
          </chart:series>
          <chart:series chart:style-name="ch8" chart:values-cell-range-address="Q_VosAndPotgieter_40cm_H_MNlimitations.B92:Q_VosAndPotgieter_40cm_H_MNlimitations.B96" chart:class="chart:scatter">
            <chart:domain table:cell-range-address="Q_VosAndPotgieter_40cm_H_MNlimitations.A92:Q_VosAndPotgieter_40cm_H_MNlimitations.A9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F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Q_VosAndPotgieter_40cm_H_MNlimitations.A48:Q_VosAndPotgieter_40cm_H_MNlimitations.A88</svg:desc>
                </draw:g>
              </table:table-cell>
              <table:table-cell office:value-type="float" office:value="2.30411137703344">
                <text:p>2.30411137703344</text:p>
                <draw:g>
                  <svg:desc>Q_VosAndPotgieter_40cm_H_MNlimitations.AF48:Q_VosAndPotgieter_40cm_H_MNlimitations.AF88</svg:desc>
                </draw:g>
              </table:table-cell>
              <table:table-cell office:value-type="float" office:value="300">
                <text:p>300</text:p>
                <draw:g>
                  <svg:desc>Q_VosAndPotgieter_40cm_H_MNlimitations.A92:Q_VosAndPotgieter_40cm_H_MNlimitations.A96</svg:desc>
                </draw:g>
              </table:table-cell>
              <table:table-cell office:value-type="float" office:value="1.63">
                <text:p>1.63</text:p>
                <draw:g>
                  <svg:desc>Q_VosAndPotgieter_40cm_H_MNlimitations.B92:Q_VosAndPotgieter_40cm_H_MNlimitations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13753392875414">
                <text:p>2.13753392875414</text:p>
              </table:table-cell>
              <table:table-cell office:value-type="float" office:value="450">
                <text:p>4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99066784812379">
                <text:p>1.99066784812379</text:p>
              </table:table-cell>
              <table:table-cell office:value-type="float" office:value="620">
                <text:p>6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86012507199318">
                <text:p>1.86012507199318</text:p>
              </table:table-cell>
              <table:table-cell office:value-type="float" office:value="650">
                <text:p>65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74329599032292">
                <text:p>1.74329599032292</text:p>
              </table:table-cell>
              <table:table-cell office:value-type="float" office:value="900">
                <text:p>9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3812340390129">
                <text:p>1.638123403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5429561743464">
                <text:p>1.5429561743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45644951820962">
                <text:p>1.4564495182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37749458586983">
                <text:p>1.37749458586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30516732887524">
                <text:p>1.30516732887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23869053620324">
                <text:p>1.23869053620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.17740512041774">
                <text:p>1.1774051204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.12074805408338">
                <text:p>1.1207480540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.06823518211044">
                <text:p>1.0682351821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01944766986832">
                <text:p>1.0194476698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974021202520777">
                <text:p>0.97402120252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31637293505628">
                <text:p>0.93163729350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892016228841082">
                <text:p>0.89201622884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5491129352823">
                <text:p>0.8549112935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820104012420474">
                <text:p>0.820104012420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87400200808924">
                <text:p>0.78740020080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756626666483287">
                <text:p>0.75662666648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727628439832992">
                <text:p>0.72762843983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700266434876907">
                <text:p>0.70026643487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674415464213601">
                <text:p>0.67441546421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49962546376266">
                <text:p>0.64996254637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626805456114656">
                <text:p>0.626805456114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60485147755354">
                <text:p>0.6048514775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584016327613266">
                <text:p>0.58401632761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564223222983357">
                <text:p>0.5642232229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545402068659752">
                <text:p>0.545402068659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52748874985101">
                <text:p>0.5274887498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510424512127057">
                <text:p>0.51042451212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494155417178382">
                <text:p>0.494155417178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78631863591333">
                <text:p>0.47863186359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63808163718269">
                <text:p>0.46380816371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49642169101019">
                <text:p>0.44964216910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36094938048988">
                <text:p>0.43609493804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23130439923744">
                <text:p>0.42313043992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10715291475816">
                <text:p>0.410715291475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398818521244507">
                <text:p>0.3988185212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legend chart:legend-position="end" svg:x="12.927cm" svg:y="3.954cm" style:legend-expansion="high" chart:style-name="ch2"/>
        <chart:plot-area chart:style-name="ch3" table:cell-range-address="Q_VosAndPotgieter_40cm_H_MNlimitations.A48:Q_VosAndPotgieter_40cm_H_MNlimitations.A88 Q_VosAndPotgieter_40cm_H_MNlimitations.AE48:Q_VosAndPotgieter_40cm_H_MNlimitations.AE88 Q_VosAndPotgieter_40cm_H_MNlimitations.B92:Q_VosAndPotgieter_40cm_H_MNlimitations.B96" svg:x="0.32cm" svg:y="0.18cm" svg:width="12.287cm" svg:height="8.645cm">
          <chartooo:coordinate-region svg:x="1.047cm" svg:y="0.379cm" svg:width="11.18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_VosAndPotgieter_40cm_H_MNlimitations.AE48:Q_VosAndPotgieter_40cm_H_MNlimitations.AE88" chart:class="chart:scatter">
            <chart:domain table:cell-range-address="Q_VosAndPotgieter_40cm_H_MNlimitations.A48:Q_VosAndPotgieter_40cm_H_MNlimitations.A88"/>
            <chart:data-point chart:repeated="41"/>
          </chart:series>
          <chart:series chart:style-name="ch8" chart:values-cell-range-address="Q_VosAndPotgieter_40cm_H_MNlimitations.B92:Q_VosAndPotgieter_40cm_H_MNlimitations.B96" chart:class="chart:scatter">
            <chart:domain table:cell-range-address="Q_VosAndPotgieter_40cm_H_MNlimitations.A92:Q_VosAndPotgieter_40cm_H_MNlimitations.A9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AE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Q_VosAndPotgieter_40cm_H_MNlimitations.A48:Q_VosAndPotgieter_40cm_H_MNlimitations.A88</svg:desc>
                </draw:g>
              </table:table-cell>
              <table:table-cell office:value-type="float" office:value="2.38421812912429">
                <text:p>2.38421812912429</text:p>
                <draw:g>
                  <svg:desc>Q_VosAndPotgieter_40cm_H_MNlimitations.AE48:Q_VosAndPotgieter_40cm_H_MNlimitations.AE88</svg:desc>
                </draw:g>
              </table:table-cell>
              <table:table-cell office:value-type="float" office:value="300">
                <text:p>300</text:p>
                <draw:g>
                  <svg:desc>Q_VosAndPotgieter_40cm_H_MNlimitations.A92:Q_VosAndPotgieter_40cm_H_MNlimitations.A96</svg:desc>
                </draw:g>
              </table:table-cell>
              <table:table-cell office:value-type="float" office:value="1.63">
                <text:p>1.63</text:p>
                <draw:g>
                  <svg:desc>Q_VosAndPotgieter_40cm_H_MNlimitations.B92:Q_VosAndPotgieter_40cm_H_MNlimitations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21141109984508">
                <text:p>2.21141109984508</text:p>
              </table:table-cell>
              <table:table-cell office:value-type="float" office:value="450">
                <text:p>45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05906795315224">
                <text:p>2.05906795315224</text:p>
              </table:table-cell>
              <table:table-cell office:value-type="float" office:value="620">
                <text:p>6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9236800709002">
                <text:p>1.9236800709002</text:p>
              </table:table-cell>
              <table:table-cell office:value-type="float" office:value="650">
                <text:p>65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80254117260983">
                <text:p>1.80254117260983</text:p>
              </table:table-cell>
              <table:table-cell office:value-type="float" office:value="900">
                <text:p>9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351541070719">
                <text:p>1.6935154107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59488704189332">
                <text:p>1.59488704189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50525779719585">
                <text:p>1.5052577971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42347424017594">
                <text:p>1.4234742401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34857491777166">
                <text:p>1.34857491777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27975105407953">
                <text:p>1.2797510540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.21631677688516">
                <text:p>1.2163167768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.15768621113137">
                <text:p>1.1576862111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.10335561595355">
                <text:p>1.1033556159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05288928825354">
                <text:p>1.0528892882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.0059083202612">
                <text:p>1.005908320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62081547546339">
                <text:p>0.96208154754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921118197591327">
                <text:p>0.92111819759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82761872306994">
                <text:p>0.882761872306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846785586776337">
                <text:p>0.84678558677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812987651531868">
                <text:p>0.81298765153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781188233834666">
                <text:p>0.78118823383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751226469508874">
                <text:p>0.75122646950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722958024207742">
                <text:p>0.72295802420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696253023874526">
                <text:p>0.69625302387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70994290271371">
                <text:p>0.67099429027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647075829977504">
                <text:p>0.64707582997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624401535075318">
                <text:p>0.62440153507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02884061491446">
                <text:p>0.60288406149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582443857116415">
                <text:p>0.582443857116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563008316749033">
                <text:p>0.56300831674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544511044870939">
                <text:p>0.54451104487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526891210459169">
                <text:p>0.52689121045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510092980648269">
                <text:p>0.51009298064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94065022181595">
                <text:p>0.49406502218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78760061337998">
                <text:p>0.47876006133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64134494462468">
                <text:p>0.46413449446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50148042420627">
                <text:p>0.45014804242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36763443292654">
                <text:p>0.43676344329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23946178449218">
                <text:p>0.42394617844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411664227847819">
                <text:p>0.41166422784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